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P3" style:family="paragraph" style:parent-style-name="Footer">
      <style:paragraph-properties fo:text-align="start" style:justify-single-word="false"/>
      <style:text-properties officeooo:paragraph-rsid="0138e402"/>
    </style:style>
    <style:style style:name="P4" style:family="paragraph" style:parent-style-name="Header_20_-_20_Odd">
      <style:text-properties officeooo:rsid="001ff881" officeooo:paragraph-rsid="001ff881"/>
    </style:style>
    <style:style style:name="P5" style:family="paragraph" style:parent-style-name="Header_20_-_20_Odd">
      <style:text-properties officeooo:rsid="004a653c" officeooo:paragraph-rsid="004a653c"/>
    </style:style>
    <style:style style:name="P6" style:family="paragraph" style:parent-style-name="Header_20_-_20_Even">
      <style:text-properties officeooo:rsid="0021de84" officeooo:paragraph-rsid="0021de84"/>
    </style:style>
    <style:style style:name="P7" style:family="paragraph" style:parent-style-name="Header_20_-_20_Even">
      <style:text-properties officeooo:rsid="004a653c" officeooo:paragraph-rsid="004a653c"/>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0" style:family="paragraph" style:parent-style-name="Standard">
      <style:paragraph-properties fo:text-align="center" style:justify-single-word="false"/>
      <style:text-properties fo:color="#000000"/>
    </style:style>
    <style:style style:name="P11" style:family="paragraph" style:parent-style-name="Standard">
      <style:paragraph-properties fo:text-align="center" style:justify-single-word="false"/>
      <style:text-properties fo:color="#000000" fo:font-size="12pt" fo:font-weight="bold" style:font-size-asian="12pt" style:font-weight-asian="bold" style:font-size-complex="12pt"/>
    </style:style>
    <style:style style:name="P12"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13" style:family="paragraph" style:parent-style-name="Paragraph">
      <style:paragraph-properties fo:break-before="page"/>
    </style:style>
    <style:style style:name="P14" style:family="paragraph" style:parent-style-name="Chapter_20_Title">
      <style:paragraph-properties fo:break-before="page"/>
      <style:text-properties officeooo:rsid="000a96af" officeooo:paragraph-rsid="000a96af"/>
    </style:style>
    <style:style style:name="P15" style:family="paragraph" style:parent-style-name="Chapter_20_Title">
      <style:paragraph-properties fo:break-before="page"/>
      <style:text-properties officeooo:rsid="003cedc2" officeooo:paragraph-rsid="003baf82"/>
    </style:style>
    <style:style style:name="P16" style:family="paragraph" style:parent-style-name="Chapter_20_Title">
      <style:paragraph-properties fo:break-before="page"/>
      <style:text-properties officeooo:rsid="0025713b" officeooo:paragraph-rsid="0025713b"/>
    </style:style>
    <style:style style:name="P17" style:family="paragraph" style:parent-style-name="Paragraphs">
      <style:text-properties officeooo:rsid="004eacde" officeooo:paragraph-rsid="004eacde"/>
    </style:style>
    <style:style style:name="P18" style:family="paragraph" style:parent-style-name="Paragraphs">
      <style:text-properties fo:font-style="italic" officeooo:rsid="015b9297" officeooo:paragraph-rsid="015b9297" style:font-style-asian="italic" style:font-style-complex="italic"/>
    </style:style>
    <style:style style:name="P19" style:family="paragraph" style:parent-style-name="Paragraph">
      <style:text-properties officeooo:rsid="000a96af" officeooo:paragraph-rsid="000c6819"/>
    </style:style>
    <style:style style:name="P20" style:family="paragraph" style:parent-style-name="Paragraph">
      <style:text-properties officeooo:rsid="000d279d" officeooo:paragraph-rsid="000d279d"/>
    </style:style>
    <style:style style:name="P21" style:family="paragraph" style:parent-style-name="Paragraph">
      <style:paragraph-properties fo:text-align="center" style:justify-single-word="false"/>
      <style:text-properties fo:font-style="italic" officeooo:rsid="012d313e" officeooo:paragraph-rsid="012d313e" style:font-style-asian="italic" style:font-style-complex="italic"/>
    </style:style>
    <style:style style:name="P22" style:family="paragraph" style:parent-style-name="Paragraph">
      <style:text-properties fo:font-style="italic" officeooo:rsid="0166d2c0" officeooo:paragraph-rsid="0166d2c0" style:font-style-asian="italic" style:font-style-complex="italic"/>
    </style:style>
    <style:style style:name="P23" style:family="paragraph" style:parent-style-name="Paragraph">
      <style:text-properties fo:font-style="italic" officeooo:rsid="018d92da" officeooo:paragraph-rsid="018d92da" style:font-style-asian="italic" style:font-style-complex="italic"/>
    </style:style>
    <style:style style:name="P24" style:family="paragraph" style:parent-style-name="Paragraph">
      <style:text-properties fo:font-style="italic" officeooo:rsid="0193d87b" officeooo:paragraph-rsid="0193d87b" style:font-style-asian="italic" style:font-style-complex="italic"/>
    </style:style>
    <style:style style:name="P25" style:family="paragraph" style:parent-style-name="Paragraph">
      <style:text-properties fo:font-style="italic" officeooo:rsid="01b5ab60" officeooo:paragraph-rsid="01bd084e" style:font-style-asian="italic" style:font-style-complex="italic"/>
    </style:style>
    <style:style style:name="P26" style:family="paragraph" style:parent-style-name="Paragraph">
      <style:text-properties fo:font-style="italic" officeooo:rsid="01c2fde3" officeooo:paragraph-rsid="01c2fde3" style:font-style-asian="italic" style:font-style-complex="italic"/>
    </style:style>
    <style:style style:name="P27" style:family="paragraph" style:parent-style-name="Paragraph">
      <style:text-properties fo:font-style="italic" officeooo:rsid="01d30d60" officeooo:paragraph-rsid="01d30d60" style:font-style-asian="italic" style:font-style-complex="italic"/>
    </style:style>
    <style:style style:name="P28" style:family="paragraph" style:parent-style-name="Paragraph">
      <style:text-properties fo:font-style="italic" officeooo:rsid="01d96aaa" officeooo:paragraph-rsid="01d96aaa" style:font-style-asian="italic" style:font-style-complex="italic"/>
    </style:style>
    <style:style style:name="P29" style:family="paragraph" style:parent-style-name="Paragraph">
      <style:text-properties fo:font-style="italic" officeooo:rsid="0170c4d1" officeooo:paragraph-rsid="0170c4d1" style:font-style-asian="italic" style:font-style-complex="italic"/>
    </style:style>
    <style:style style:name="P30" style:family="paragraph" style:parent-style-name="Paragraph">
      <style:text-properties fo:font-style="italic" officeooo:rsid="01744cb5" officeooo:paragraph-rsid="0213053c" style:font-style-asian="italic" style:font-style-complex="italic"/>
    </style:style>
    <style:style style:name="P31" style:family="paragraph" style:parent-style-name="Paragraph">
      <style:text-properties fo:font-style="italic" officeooo:rsid="01744cb5" officeooo:paragraph-rsid="02c9c786" style:font-style-asian="italic" style:font-style-complex="italic"/>
    </style:style>
    <style:style style:name="P32" style:family="paragraph" style:parent-style-name="Paragraph">
      <style:text-properties fo:font-style="italic" officeooo:rsid="02203e71" officeooo:paragraph-rsid="02203e71" style:font-style-asian="italic" style:font-style-complex="italic"/>
    </style:style>
    <style:style style:name="P33" style:family="paragraph" style:parent-style-name="Paragraph">
      <style:text-properties fo:font-style="italic" officeooo:rsid="02215e56" officeooo:paragraph-rsid="02215e56" style:font-style-asian="italic" style:font-style-complex="italic"/>
    </style:style>
    <style:style style:name="P34" style:family="paragraph" style:parent-style-name="Paragraph">
      <style:text-properties fo:font-style="italic" officeooo:rsid="0238bad0" officeooo:paragraph-rsid="0238bad0" style:font-style-asian="italic" style:font-style-complex="italic"/>
    </style:style>
    <style:style style:name="P35" style:family="paragraph" style:parent-style-name="Paragraph">
      <style:text-properties fo:font-style="italic" officeooo:rsid="0274e856" officeooo:paragraph-rsid="0274e856" style:font-style-asian="italic" style:font-style-complex="italic"/>
    </style:style>
    <style:style style:name="P36" style:family="paragraph" style:parent-style-name="Paragraph">
      <style:text-properties fo:font-style="italic" officeooo:rsid="0245f745" officeooo:paragraph-rsid="0245f745" style:font-style-asian="italic" style:font-style-complex="italic"/>
    </style:style>
    <style:style style:name="P37" style:family="paragraph" style:parent-style-name="Paragraph">
      <style:text-properties fo:font-style="italic" officeooo:rsid="0245f745" officeooo:paragraph-rsid="0288cbb9" style:font-style-asian="italic" style:font-style-complex="italic"/>
    </style:style>
    <style:style style:name="P38" style:family="paragraph" style:parent-style-name="Paragraph">
      <style:text-properties fo:font-style="italic" officeooo:rsid="029170bc" officeooo:paragraph-rsid="029170bc" style:font-style-asian="italic" style:font-style-complex="italic"/>
    </style:style>
    <style:style style:name="P39" style:family="paragraph" style:parent-style-name="Paragraph">
      <style:paragraph-properties fo:line-height="100%"/>
      <style:text-properties fo:font-style="italic" officeooo:paragraph-rsid="011f52eb" style:font-style-asian="italic" style:font-style-complex="italic"/>
    </style:style>
    <style:style style:name="P40" style:family="paragraph" style:parent-style-name="Paragraph">
      <style:text-properties fo:font-style="italic" officeooo:rsid="0294207c" officeooo:paragraph-rsid="0294207c" style:font-style-asian="italic" style:font-style-complex="italic"/>
    </style:style>
    <style:style style:name="P41" style:family="paragraph" style:parent-style-name="Paragraph">
      <style:text-properties fo:font-style="italic" officeooo:rsid="0211d52d" officeooo:paragraph-rsid="02c4c89b" style:font-style-asian="italic" style:font-style-complex="italic"/>
    </style:style>
    <style:style style:name="P42" style:family="paragraph" style:parent-style-name="Paragraph">
      <style:text-properties fo:font-style="italic" officeooo:rsid="02d09d72" officeooo:paragraph-rsid="02d09d72" style:font-style-asian="italic" style:font-style-complex="italic"/>
    </style:style>
    <style:style style:name="P43" style:family="paragraph" style:parent-style-name="Paragraph">
      <style:text-properties fo:font-style="italic" officeooo:rsid="0274f328" officeooo:paragraph-rsid="0274f328" style:font-style-asian="italic" style:font-style-complex="italic"/>
    </style:style>
    <style:style style:name="P44" style:family="paragraph" style:parent-style-name="Paragraph">
      <style:text-properties fo:font-style="italic" officeooo:rsid="01a7bda2" officeooo:paragraph-rsid="02e3209d" style:font-style-asian="italic" style:font-style-complex="italic"/>
    </style:style>
    <style:style style:name="P45" style:family="paragraph" style:parent-style-name="Paragraph">
      <style:text-properties fo:font-style="italic" officeooo:rsid="0306ff8b" officeooo:paragraph-rsid="0306ff8b" style:font-style-asian="italic" style:font-style-complex="italic"/>
    </style:style>
    <style:style style:name="P46" style:family="paragraph" style:parent-style-name="Paragraph">
      <style:text-properties fo:font-style="italic" fo:font-weight="normal" officeooo:rsid="01f99899" officeooo:paragraph-rsid="01f99899" style:font-style-asian="italic" style:font-weight-asian="normal" style:font-style-complex="italic" style:font-weight-complex="normal"/>
    </style:style>
    <style:style style:name="P47" style:family="paragraph" style:parent-style-name="Paragraph">
      <style:text-properties fo:font-style="italic" fo:font-weight="normal" officeooo:rsid="01fc3c1c" officeooo:paragraph-rsid="01fc3c1c" style:font-style-asian="italic" style:font-weight-asian="normal" style:font-style-complex="italic" style:font-weight-complex="normal"/>
    </style:style>
    <style:style style:name="P48" style:family="paragraph" style:parent-style-name="Paragraph">
      <style:text-properties fo:font-style="italic" fo:font-weight="normal" officeooo:rsid="030ae869" officeooo:paragraph-rsid="030ae869" style:font-style-asian="italic" style:font-weight-asian="normal" style:font-style-complex="italic" style:font-weight-complex="normal"/>
    </style:style>
    <style:style style:name="P49" style:family="paragraph" style:parent-style-name="Paragraph">
      <style:text-properties officeooo:rsid="00262887" officeooo:paragraph-rsid="00280495"/>
    </style:style>
    <style:style style:name="P50" style:family="paragraph" style:parent-style-name="Paragraph">
      <style:text-properties officeooo:rsid="00280495" officeooo:paragraph-rsid="00280495"/>
    </style:style>
    <style:style style:name="P51" style:family="paragraph" style:parent-style-name="Paragraph">
      <style:text-properties officeooo:rsid="00295c2e" officeooo:paragraph-rsid="002d193b"/>
    </style:style>
    <style:style style:name="P52" style:family="paragraph" style:parent-style-name="Paragraph">
      <style:text-properties officeooo:rsid="00295c2e" officeooo:paragraph-rsid="02fa7b19"/>
    </style:style>
    <style:style style:name="P53" style:family="paragraph" style:parent-style-name="Paragraph">
      <style:text-properties officeooo:rsid="002efc3a" officeooo:paragraph-rsid="003db748"/>
    </style:style>
    <style:style style:name="P54" style:family="paragraph" style:parent-style-name="Paragraph">
      <style:text-properties officeooo:rsid="002efc3a" officeooo:paragraph-rsid="00da4c7d"/>
    </style:style>
    <style:style style:name="P55" style:family="paragraph" style:parent-style-name="Paragraph">
      <style:text-properties fo:font-style="normal" style:font-style-asian="normal" style:font-style-complex="normal"/>
    </style:style>
    <style:style style:name="P56" style:family="paragraph" style:parent-style-name="Paragraph">
      <style:text-properties fo:font-style="normal" officeooo:rsid="00295c2e" officeooo:paragraph-rsid="002d193b" style:font-style-asian="normal" style:font-style-complex="normal"/>
    </style:style>
    <style:style style:name="P57" style:family="paragraph" style:parent-style-name="Paragraph">
      <style:text-properties fo:font-style="normal" officeooo:rsid="0105b511" officeooo:paragraph-rsid="010c716f" style:font-style-asian="normal" style:font-style-complex="normal"/>
    </style:style>
    <style:style style:name="P58" style:family="paragraph" style:parent-style-name="Paragraph">
      <style:text-properties fo:font-style="normal" officeooo:rsid="0166d2c0" officeooo:paragraph-rsid="0166d2c0" style:font-style-asian="normal" style:font-style-complex="normal"/>
    </style:style>
    <style:style style:name="P59" style:family="paragraph" style:parent-style-name="Paragraph">
      <style:text-properties fo:font-style="normal" officeooo:rsid="01675255" officeooo:paragraph-rsid="01675255" style:font-style-asian="normal" style:font-style-complex="normal"/>
    </style:style>
    <style:style style:name="P60" style:family="paragraph" style:parent-style-name="Paragraph">
      <style:text-properties fo:font-style="normal" officeooo:rsid="02075a8e" officeooo:paragraph-rsid="02075a8e" style:font-style-asian="normal" style:font-style-complex="normal"/>
    </style:style>
    <style:style style:name="P61" style:family="paragraph" style:parent-style-name="Paragraph">
      <style:text-properties fo:font-style="normal" officeooo:rsid="0215ca80" officeooo:paragraph-rsid="0215ca80" style:font-style-asian="normal" style:font-style-complex="normal"/>
    </style:style>
    <style:style style:name="P62" style:family="paragraph" style:parent-style-name="Paragraph">
      <style:text-properties fo:font-style="normal" officeooo:rsid="02203e71" officeooo:paragraph-rsid="02203e71" style:font-style-asian="normal" style:font-style-complex="normal"/>
    </style:style>
    <style:style style:name="P63" style:family="paragraph" style:parent-style-name="Paragraph">
      <style:text-properties fo:font-style="normal" officeooo:rsid="02215e56" officeooo:paragraph-rsid="02215e56" style:font-style-asian="normal" style:font-style-complex="normal"/>
    </style:style>
    <style:style style:name="P64" style:family="paragraph" style:parent-style-name="Paragraph">
      <style:text-properties fo:font-style="normal" officeooo:rsid="0222f8b9" officeooo:paragraph-rsid="0222f8b9" style:font-style-asian="normal" style:font-style-complex="normal"/>
    </style:style>
    <style:style style:name="P65" style:family="paragraph" style:parent-style-name="Paragraph">
      <style:text-properties fo:font-style="normal" officeooo:rsid="0238e24c" officeooo:paragraph-rsid="0238e24c" style:font-style-asian="normal" style:font-style-complex="normal"/>
    </style:style>
    <style:style style:name="P66" style:family="paragraph" style:parent-style-name="Paragraph">
      <style:text-properties fo:font-style="normal" officeooo:rsid="0239c52c" officeooo:paragraph-rsid="0239c52c" style:font-style-asian="normal" style:font-style-complex="normal"/>
    </style:style>
    <style:style style:name="P67" style:family="paragraph" style:parent-style-name="Paragraph">
      <style:text-properties fo:font-style="normal" officeooo:rsid="0029c431" officeooo:paragraph-rsid="02fb9379" style:font-style-asian="normal" style:font-style-complex="normal"/>
    </style:style>
    <style:style style:name="P68" style:family="paragraph" style:parent-style-name="Paragraph">
      <style:text-properties fo:font-style="normal" officeooo:rsid="015dce89" officeooo:paragraph-rsid="0316a158" style:font-style-asian="normal" style:font-style-complex="normal"/>
    </style:style>
    <style:style style:name="P69" style:family="paragraph" style:parent-style-name="Paragraph">
      <style:text-properties fo:font-style="normal" fo:font-weight="normal" officeooo:rsid="02326edd" officeooo:paragraph-rsid="02326edd" style:font-style-asian="normal" style:font-weight-asian="normal" style:font-style-complex="normal" style:font-weight-complex="normal"/>
    </style:style>
    <style:style style:name="P70" style:family="paragraph" style:parent-style-name="Paragraph">
      <style:text-properties fo:font-style="normal" fo:font-weight="normal" officeooo:rsid="02326edd" officeooo:paragraph-rsid="0236215c" style:font-style-asian="normal" style:font-weight-asian="normal" style:font-style-complex="normal" style:font-weight-complex="normal"/>
    </style:style>
    <style:style style:name="P71" style:family="paragraph" style:parent-style-name="Paragraph">
      <style:text-properties fo:font-style="normal" fo:font-weight="normal" officeooo:rsid="023365e3" officeooo:paragraph-rsid="023365e3" style:font-style-asian="normal" style:font-weight-asian="normal" style:font-style-complex="normal" style:font-weight-complex="normal"/>
    </style:style>
    <style:style style:name="P72" style:family="paragraph" style:parent-style-name="Paragraph">
      <style:text-properties fo:font-style="normal" fo:font-weight="normal" officeooo:rsid="023365e3" officeooo:paragraph-rsid="0243f074" style:font-style-asian="normal" style:font-weight-asian="normal" style:font-style-complex="normal" style:font-weight-complex="normal"/>
    </style:style>
    <style:style style:name="P73" style:family="paragraph" style:parent-style-name="Paragraph">
      <style:text-properties fo:font-style="normal" fo:font-weight="normal" officeooo:rsid="023bb981" officeooo:paragraph-rsid="023bb981" style:font-style-asian="normal" style:font-weight-asian="normal" style:font-style-complex="normal" style:font-weight-complex="normal"/>
    </style:style>
    <style:style style:name="P74" style:family="paragraph" style:parent-style-name="Paragraph">
      <style:text-properties fo:font-style="normal" fo:font-weight="normal" officeooo:rsid="03003410" officeooo:paragraph-rsid="03003410" style:font-style-asian="normal" style:font-weight-asian="normal" style:font-style-complex="normal" style:font-weight-complex="normal"/>
    </style:style>
    <style:style style:name="P75" style:family="paragraph" style:parent-style-name="Paragraph">
      <style:text-properties fo:font-style="normal" style:text-underline-style="none" fo:font-weight="normal" officeooo:rsid="019011db" officeooo:paragraph-rsid="0317b948" style:font-style-asian="normal" style:font-weight-asian="normal" style:font-style-complex="normal" style:font-weight-complex="normal"/>
    </style:style>
    <style:style style:name="P76" style:family="paragraph" style:parent-style-name="Paragraph">
      <style:text-properties officeooo:paragraph-rsid="00d897b6"/>
    </style:style>
    <style:style style:name="P77" style:family="paragraph" style:parent-style-name="Paragraph">
      <style:text-properties officeooo:rsid="00289aa7" officeooo:paragraph-rsid="00d897b6"/>
    </style:style>
    <style:style style:name="P78" style:family="paragraph" style:parent-style-name="Paragraph">
      <style:text-properties officeooo:paragraph-rsid="00ed8a22"/>
    </style:style>
    <style:style style:name="P79" style:family="paragraph" style:parent-style-name="Paragraph">
      <style:text-properties officeooo:paragraph-rsid="00f3f518"/>
    </style:style>
    <style:style style:name="P80" style:family="paragraph" style:parent-style-name="Paragraph">
      <style:text-properties officeooo:paragraph-rsid="00f5d669"/>
    </style:style>
    <style:style style:name="P81" style:family="paragraph" style:parent-style-name="Paragraph">
      <style:text-properties officeooo:rsid="00f5d669" officeooo:paragraph-rsid="00f5d669"/>
    </style:style>
    <style:style style:name="P82" style:family="paragraph" style:parent-style-name="Paragraph">
      <style:text-properties officeooo:rsid="00bddc34" officeooo:paragraph-rsid="00bddc34"/>
    </style:style>
    <style:style style:name="P83" style:family="paragraph" style:parent-style-name="Paragraph">
      <style:text-properties officeooo:paragraph-rsid="00f7587f"/>
    </style:style>
    <style:style style:name="P84" style:family="paragraph" style:parent-style-name="Paragraph">
      <style:text-properties officeooo:rsid="00fbd112" officeooo:paragraph-rsid="00ffb647"/>
    </style:style>
    <style:style style:name="P85" style:family="paragraph" style:parent-style-name="Paragraph">
      <style:text-properties officeooo:rsid="00fbd112" officeooo:paragraph-rsid="00fbd112"/>
    </style:style>
    <style:style style:name="P86" style:family="paragraph" style:parent-style-name="Paragraph">
      <style:text-properties officeooo:paragraph-rsid="0108b231"/>
    </style:style>
    <style:style style:name="P87" style:family="paragraph" style:parent-style-name="Paragraph">
      <style:text-properties officeooo:paragraph-rsid="010e8ba0"/>
    </style:style>
    <style:style style:name="P88" style:family="paragraph" style:parent-style-name="Paragraph">
      <style:text-properties officeooo:paragraph-rsid="011f52eb"/>
    </style:style>
    <style:style style:name="P89" style:family="paragraph" style:parent-style-name="Paragraph">
      <style:text-properties officeooo:rsid="01675255" officeooo:paragraph-rsid="01675255"/>
    </style:style>
    <style:style style:name="P90" style:family="paragraph" style:parent-style-name="Paragraph">
      <style:text-properties officeooo:rsid="01689791" officeooo:paragraph-rsid="01689791"/>
    </style:style>
    <style:style style:name="P91" style:family="paragraph" style:parent-style-name="Paragraph">
      <style:text-properties officeooo:rsid="016b639a" officeooo:paragraph-rsid="016b639a"/>
    </style:style>
    <style:style style:name="P92" style:family="paragraph" style:parent-style-name="Paragraph">
      <style:text-properties officeooo:rsid="016d41d7" officeooo:paragraph-rsid="016d41d7"/>
    </style:style>
    <style:style style:name="P93" style:family="paragraph" style:parent-style-name="Paragraph">
      <style:text-properties officeooo:rsid="016d44fb" officeooo:paragraph-rsid="016d44fb"/>
    </style:style>
    <style:style style:name="P94" style:family="paragraph" style:parent-style-name="Paragraph">
      <style:text-properties officeooo:rsid="016fe1c9" officeooo:paragraph-rsid="016fe1c9"/>
    </style:style>
    <style:style style:name="P95" style:family="paragraph" style:parent-style-name="Paragraph">
      <style:text-properties officeooo:rsid="0170c4d1" officeooo:paragraph-rsid="0170c4d1"/>
    </style:style>
    <style:style style:name="P96" style:family="paragraph" style:parent-style-name="Paragraph">
      <style:text-properties officeooo:rsid="0177a38c" officeooo:paragraph-rsid="01869373"/>
    </style:style>
    <style:style style:name="P97" style:family="paragraph" style:parent-style-name="Paragraph">
      <style:text-properties officeooo:rsid="017e9593" officeooo:paragraph-rsid="017e9593"/>
    </style:style>
    <style:style style:name="P98" style:family="paragraph" style:parent-style-name="Paragraph">
      <style:text-properties officeooo:paragraph-rsid="018b3b37"/>
    </style:style>
    <style:style style:name="P99" style:family="paragraph" style:parent-style-name="Paragraph">
      <style:text-properties officeooo:rsid="0191ea2e" officeooo:paragraph-rsid="0191ea2e"/>
    </style:style>
    <style:style style:name="P100" style:family="paragraph" style:parent-style-name="Paragraph">
      <style:text-properties officeooo:rsid="0055e835" officeooo:paragraph-rsid="01972c1b"/>
    </style:style>
    <style:style style:name="P101" style:family="paragraph" style:parent-style-name="Paragraph">
      <style:text-properties officeooo:rsid="009b922d" officeooo:paragraph-rsid="009b922d"/>
    </style:style>
    <style:style style:name="P102" style:family="paragraph" style:parent-style-name="Paragraph">
      <style:text-properties officeooo:rsid="01dd6f07" officeooo:paragraph-rsid="01dd6f07"/>
    </style:style>
    <style:style style:name="P103" style:family="paragraph" style:parent-style-name="Paragraph">
      <style:text-properties officeooo:rsid="0201d1f3" officeooo:paragraph-rsid="0201d1f3"/>
    </style:style>
    <style:style style:name="P104" style:family="paragraph" style:parent-style-name="Paragraph">
      <style:text-properties officeooo:rsid="02075a8e" officeooo:paragraph-rsid="02075a8e"/>
    </style:style>
    <style:style style:name="P105" style:family="paragraph" style:parent-style-name="Paragraph">
      <style:text-properties officeooo:rsid="0221e8b2" officeooo:paragraph-rsid="0221e8b2"/>
    </style:style>
    <style:style style:name="P106" style:family="paragraph" style:parent-style-name="Paragraph">
      <style:text-properties officeooo:rsid="02236d91" officeooo:paragraph-rsid="02236d91"/>
    </style:style>
    <style:style style:name="P107" style:family="paragraph" style:parent-style-name="Paragraph">
      <style:text-properties officeooo:rsid="0157dd30" officeooo:paragraph-rsid="02275a57"/>
    </style:style>
    <style:style style:name="P108" style:family="paragraph" style:parent-style-name="Paragraph">
      <style:text-properties officeooo:rsid="014d5104" officeooo:paragraph-rsid="02275a57"/>
    </style:style>
    <style:style style:name="P109" style:family="paragraph" style:parent-style-name="Paragraph">
      <style:text-properties officeooo:rsid="014d5104" officeooo:paragraph-rsid="02282413"/>
    </style:style>
    <style:style style:name="P110" style:family="paragraph" style:parent-style-name="Paragraph">
      <style:text-properties officeooo:rsid="02282413" officeooo:paragraph-rsid="02282413"/>
    </style:style>
    <style:style style:name="P111" style:family="paragraph" style:parent-style-name="Paragraph">
      <style:text-properties officeooo:paragraph-rsid="025361ba"/>
    </style:style>
    <style:style style:name="P112" style:family="paragraph" style:parent-style-name="Paragraph">
      <style:text-properties officeooo:rsid="02d0ce3c" officeooo:paragraph-rsid="02d0ce3c"/>
    </style:style>
    <style:style style:name="P113" style:family="paragraph" style:parent-style-name="Paragraph">
      <style:text-properties officeooo:rsid="02dac8a3" officeooo:paragraph-rsid="02dac8a3"/>
    </style:style>
    <style:style style:name="P114" style:family="paragraph" style:parent-style-name="Paragraph">
      <style:text-properties officeooo:paragraph-rsid="02dfbcaf"/>
    </style:style>
    <style:style style:name="P115" style:family="paragraph" style:parent-style-name="Paragraph">
      <style:text-properties officeooo:paragraph-rsid="02eb17c6"/>
    </style:style>
    <style:style style:name="P116" style:family="paragraph" style:parent-style-name="Paragraph">
      <style:text-properties officeooo:paragraph-rsid="02ec4dad"/>
    </style:style>
    <style:style style:name="P117" style:family="paragraph" style:parent-style-name="Paragraph">
      <style:text-properties officeooo:rsid="02edaa6b" officeooo:paragraph-rsid="02edaa6b"/>
    </style:style>
    <style:style style:name="P118" style:family="paragraph" style:parent-style-name="Paragraph">
      <style:text-properties officeooo:rsid="0029c431" officeooo:paragraph-rsid="002b6163"/>
    </style:style>
    <style:style style:name="P119" style:family="paragraph" style:parent-style-name="Paragraph">
      <style:text-properties officeooo:rsid="02fd22f7" officeooo:paragraph-rsid="02fd22f7"/>
    </style:style>
    <style:style style:name="P120" style:family="paragraph" style:parent-style-name="Paragraph">
      <style:text-properties officeooo:rsid="02ffa918" officeooo:paragraph-rsid="02ffa918"/>
    </style:style>
    <style:style style:name="P121" style:family="paragraph" style:parent-style-name="Paragraph">
      <style:text-properties officeooo:rsid="00fc9645" officeooo:paragraph-rsid="00fc9645"/>
    </style:style>
    <style:style style:name="P122" style:family="paragraph" style:parent-style-name="Paragraph">
      <style:text-properties officeooo:paragraph-rsid="03035acf"/>
    </style:style>
    <style:style style:name="P123" style:family="paragraph" style:parent-style-name="Paragraph">
      <style:text-properties officeooo:paragraph-rsid="03041a6b"/>
    </style:style>
    <style:style style:name="P124" style:family="paragraph" style:parent-style-name="Paragraph">
      <style:text-properties officeooo:paragraph-rsid="0305984c"/>
    </style:style>
    <style:style style:name="P125" style:family="paragraph" style:parent-style-name="Paragraph">
      <style:text-properties officeooo:paragraph-rsid="0307ae3b"/>
    </style:style>
    <style:style style:name="P126" style:family="paragraph" style:parent-style-name="Paragraph">
      <style:text-properties officeooo:paragraph-rsid="00e74083"/>
    </style:style>
    <style:style style:name="P127" style:family="paragraph" style:parent-style-name="Paragraph">
      <style:text-properties officeooo:rsid="030acf96" officeooo:paragraph-rsid="030acf96"/>
    </style:style>
    <style:style style:name="P128" style:family="paragraph" style:parent-style-name="Paragraph">
      <style:text-properties officeooo:paragraph-rsid="011dbfe9"/>
    </style:style>
    <style:style style:name="P129" style:family="paragraph" style:parent-style-name="Paragraph">
      <style:text-properties officeooo:rsid="00f7587f" officeooo:paragraph-rsid="00f7587f"/>
    </style:style>
    <style:style style:name="P130" style:family="paragraph" style:parent-style-name="Paragraph">
      <style:text-properties officeooo:rsid="015d4747" officeooo:paragraph-rsid="03157628"/>
    </style:style>
    <style:style style:name="P131"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00a96af" officeooo:paragraph-rsid="00324768" fo:hyphenate="false" fo:hyphenation-remain-char-count="2" fo:hyphenation-push-char-count="2"/>
    </style:style>
    <style:style style:name="P132"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style:text-underline-style="none" fo:font-weight="normal" officeooo:rsid="01c2fde3" officeooo:paragraph-rsid="01c2fde3" style:font-style-asian="normal" style:font-weight-asian="normal" style:font-style-complex="normal" style:font-weight-complex="normal" fo:hyphenate="false" fo:hyphenation-remain-char-count="2" fo:hyphenation-push-char-count="2"/>
    </style:style>
    <style:style style:name="P133"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1e530ff" officeooo:paragraph-rsid="01e530ff" style:font-style-asian="italic" style:font-weight-asian="bold" style:font-style-complex="italic" style:font-weight-complex="bold" fo:hyphenate="false" fo:hyphenation-remain-char-count="2" fo:hyphenation-push-char-count="2"/>
    </style:style>
    <style:style style:name="P134"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35"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8eb9" officeooo:paragraph-rsid="020b8eb9" style:font-style-asian="italic" style:font-weight-asian="bold" style:font-style-complex="italic" style:font-weight-complex="bold" fo:hyphenate="false" fo:hyphenation-remain-char-count="2" fo:hyphenation-push-char-count="2"/>
    </style:style>
    <style:style style:name="P136"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1c44038" officeooo:paragraph-rsid="01c44038" style:font-style-asian="italic" style:font-style-complex="italic" fo:hyphenate="false" fo:hyphenation-remain-char-count="2" fo:hyphenation-push-char-count="2"/>
    </style:style>
    <style:style style:name="P137"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72in"/>
        </style:tab-stops>
      </style:paragraph-properties>
      <style:text-properties fo:font-style="italic" officeooo:rsid="0289cc63" officeooo:paragraph-rsid="0289cc63" style:font-style-asian="italic" style:font-style-complex="italic" fo:hyphenate="false" fo:hyphenation-remain-char-count="2" fo:hyphenation-push-char-count="2"/>
    </style:style>
    <style:style style:name="P138"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84in"/>
        </style:tab-stops>
      </style:paragraph-properties>
      <style:text-properties fo:font-style="italic" officeooo:rsid="0238e24c" officeooo:paragraph-rsid="0238e24c" style:font-style-asian="italic" style:font-style-complex="italic" fo:hyphenate="false" fo:hyphenation-remain-char-count="2" fo:hyphenation-push-char-count="2"/>
    </style:style>
    <style:style style:name="P139"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d96aaa" officeooo:paragraph-rsid="01d96aaa" style:font-style-asian="italic" style:font-weight-asian="bold" style:font-style-complex="italic" style:font-weight-complex="bold" fo:hyphenate="false" fo:hyphenation-remain-char-count="2" fo:hyphenation-push-char-count="2"/>
    </style:style>
    <style:style style:name="P140"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41"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d4b41" officeooo:paragraph-rsid="02449c70" style:font-style-asian="italic" style:font-weight-asian="bold" style:font-style-complex="italic" style:font-weight-complex="bold" fo:hyphenate="false" fo:hyphenation-remain-char-count="2" fo:hyphenation-push-char-count="2"/>
    </style:style>
    <style:style style:name="P142"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2.8756in"/>
        </style:tab-stops>
      </style:paragraph-properties>
      <style:text-properties fo:font-style="italic" fo:font-weight="bold" officeooo:rsid="029ac14d" officeooo:paragraph-rsid="029ac14d" style:font-style-asian="italic" style:font-weight-asian="bold" style:font-style-complex="italic" style:font-weight-complex="bold" fo:hyphenate="false" fo:hyphenation-remain-char-count="2" fo:hyphenation-push-char-count="2"/>
    </style:style>
    <style:style style:name="P143"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38e24c" officeooo:paragraph-rsid="0238e24c" fo:background-color="#ffff00" style:font-style-asian="italic" style:font-weight-asian="bold" style:font-style-complex="italic" style:font-weight-complex="bold" fo:hyphenate="false" fo:hyphenation-remain-char-count="2" fo:hyphenation-push-char-count="2"/>
    </style:style>
    <style:style style:name="P144"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normal" officeooo:rsid="01fd4b41" officeooo:paragraph-rsid="02449c70" fo:background-color="transparent" style:font-style-asian="italic" style:font-weight-asian="normal" style:font-style-complex="italic" style:font-weight-complex="normal" fo:hyphenate="false" fo:hyphenation-remain-char-count="2" fo:hyphenation-push-char-count="2"/>
    </style:style>
    <style:style style:name="P145"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146"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officeooo:rsid="02075a8e" officeooo:paragraph-rsid="02423c43" fo:hyphenate="false" fo:hyphenation-remain-char-count="2" fo:hyphenation-push-char-count="2"/>
    </style:style>
    <style:style style:name="P147" style:family="paragraph" style:parent-style-name="Quotations" style:master-page-name="">
      <style:paragraph-properties fo:margin-left="0.5in" fo:margin-right="0.4366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style="italic" style:font-style-asian="italic" style:font-style-complex="italic"/>
    </style:style>
    <style:style style:name="P148" style:family="paragraph" style:parent-style-name="Quotations">
      <style:paragraph-properties fo:margin-left="0.5in" fo:margin-right="0.4366in" fo:margin-top="0in" fo:margin-bottom="0.1965in" loext:contextual-spacing="false" fo:text-align="justify" style:justify-single-word="false" fo:orphans="0" fo:widows="0" fo:text-indent="0in" style:auto-text-indent="false" fo:background-color="#ffffcc" fo:padding="0.1in" fo:border="0.06pt solid #ffff00" style:shadow="none" style:text-autospace="none" style:writing-mode="lr-tb">
        <style:tab-stops/>
        <style:background-image/>
      </style:paragraph-properties>
      <style:text-properties fo:font-style="italic" style:font-style-asian="italic" style:font-style-complex="italic"/>
    </style:style>
    <style:style style:name="P149"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150"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102df76" style:font-style-asian="normal" style:font-style-complex="normal" fo:hyphenate="false" fo:hyphenation-remain-char-count="2" fo:hyphenation-push-char-count="2"/>
    </style:style>
    <style:style style:name="P151"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3012dc9" style:font-style-asian="normal" style:font-style-complex="normal" fo:hyphenate="false" fo:hyphenation-remain-char-count="2" fo:hyphenation-push-char-count="2"/>
    </style:style>
    <style:style style:name="P152"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fo:font-weight="normal" officeooo:rsid="020b74ed" officeooo:paragraph-rsid="020b74ed" style:font-style-asian="normal" style:font-weight-asian="normal" style:font-style-complex="normal" style:font-weight-complex="normal" fo:hyphenate="false" fo:hyphenation-remain-char-count="2" fo:hyphenation-push-char-count="2"/>
    </style:style>
    <style:style style:name="P153"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2075a8e" officeooo:paragraph-rsid="02423c43" fo:hyphenate="false" fo:hyphenation-remain-char-count="2" fo:hyphenation-push-char-count="2"/>
    </style:style>
    <style:style style:name="P154"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e0ad4" officeooo:paragraph-rsid="01fe0ad4" style:font-style-asian="italic" style:font-weight-asian="bold" style:font-style-complex="italic" style:font-weight-complex="bold" fo:hyphenate="false" fo:hyphenation-remain-char-count="2" fo:hyphenation-push-char-count="2"/>
    </style:style>
    <style:style style:name="P155"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156" style:family="paragraph" style:parent-style-name="Paragraph">
      <style:paragraph-properties fo:margin-left="0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0.75in"/>
        </style:tab-stops>
      </style:paragraph-properties>
      <style:text-properties officeooo:rsid="000efeb6" officeooo:paragraph-rsid="000efeb6" fo:hyphenate="false" fo:hyphenation-remain-char-count="2" fo:hyphenation-push-char-count="2"/>
    </style:style>
    <style:style style:name="P157" style:family="paragraph" style:parent-style-name="Paragraph">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158" style:family="paragraph" style:parent-style-name="Paragraph" style:master-page-name="">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159"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160" style:family="paragraph" style:parent-style-name="Paragraph">
      <style:paragraph-properties fo:padding="0.0291in" fo:border-left="none" fo:border-right="none" fo:border-top="none" fo:border-bottom="0.06pt solid #000000" style:join-border="false"/>
      <style:text-properties fo:font-style="normal" fo:font-weight="normal" officeooo:rsid="003cedc2" officeooo:paragraph-rsid="003f5cf2" style:font-style-asian="normal" style:font-weight-asian="normal" style:font-style-complex="normal" style:font-weight-complex="normal"/>
    </style:style>
    <style:style style:name="P161"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162"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P163" style:family="paragraph" style:parent-style-name="Paragraph">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text-autospace="none" style:vertical-align="middle" style:writing-mode="lr-tb">
        <style:tab-stops/>
      </style:paragraph-properties>
      <style:text-properties fo:font-style="italic" officeooo:rsid="002efc3a" officeooo:paragraph-rsid="004054c6" style:font-style-asian="italic" style:font-style-complex="italic" fo:hyphenate="false" fo:hyphenation-remain-char-count="2" fo:hyphenation-push-char-count="2"/>
    </style:style>
    <style:style style:name="P164" style:family="paragraph" style:parent-style-name="Preformatted_20_Text">
      <style:text-properties officeooo:rsid="00502c5e" officeooo:paragraph-rsid="0141d063"/>
    </style:style>
    <style:style style:name="P165" style:family="paragraph" style:parent-style-name="Preformatted_20_Text">
      <style:text-properties officeooo:rsid="00502c5e" officeooo:paragraph-rsid="031bca4c"/>
    </style:style>
    <style:style style:name="P166" style:family="paragraph" style:parent-style-name="Preformatted_20_Text">
      <style:text-properties officeooo:rsid="00570288" officeooo:paragraph-rsid="006f01a0"/>
    </style:style>
    <style:style style:name="P167" style:family="paragraph" style:parent-style-name="Preformatted_20_Text">
      <style:text-properties officeooo:rsid="0067b482" officeooo:paragraph-rsid="006df380"/>
    </style:style>
    <style:style style:name="P168" style:family="paragraph" style:parent-style-name="Preformatted_20_Text">
      <style:text-properties officeooo:rsid="00854207" officeooo:paragraph-rsid="00854207"/>
    </style:style>
    <style:style style:name="P169" style:family="paragraph" style:parent-style-name="Preformatted_20_Text">
      <style:text-properties officeooo:rsid="00bc0048" officeooo:paragraph-rsid="00bc0048"/>
    </style:style>
    <style:style style:name="P170" style:family="paragraph" style:parent-style-name="Preformatted_20_Text">
      <style:text-properties officeooo:rsid="00bc0048" officeooo:paragraph-rsid="0314905a"/>
    </style:style>
    <style:style style:name="P171" style:family="paragraph" style:parent-style-name="Preformatted_20_Text">
      <style:text-properties officeooo:rsid="01129a73" officeooo:paragraph-rsid="0116cacd"/>
    </style:style>
    <style:style style:name="P172" style:family="paragraph" style:parent-style-name="Preformatted_20_Text">
      <style:text-properties officeooo:rsid="005989f9" officeooo:paragraph-rsid="013dbe8d"/>
    </style:style>
    <style:style style:name="P173" style:family="paragraph" style:parent-style-name="Preformatted_20_Text">
      <style:text-properties officeooo:rsid="015d4747" officeooo:paragraph-rsid="0164bf72"/>
    </style:style>
    <style:style style:name="P174" style:family="paragraph" style:parent-style-name="Preformatted_20_Text">
      <style:text-properties officeooo:rsid="01675255" officeooo:paragraph-rsid="01689791"/>
    </style:style>
    <style:style style:name="P175" style:family="paragraph" style:parent-style-name="Preformatted_20_Text">
      <style:text-properties officeooo:rsid="01675255" officeooo:paragraph-rsid="016b639a"/>
    </style:style>
    <style:style style:name="P176" style:family="paragraph" style:parent-style-name="Preformatted_20_Text">
      <style:text-properties officeooo:rsid="01675255" officeooo:paragraph-rsid="0189bb37"/>
    </style:style>
    <style:style style:name="P177" style:family="paragraph" style:parent-style-name="Preformatted_20_Text">
      <style:text-properties officeooo:paragraph-rsid="016fe1c9"/>
    </style:style>
    <style:style style:name="P178" style:family="paragraph" style:parent-style-name="Preformatted_20_Text">
      <style:text-properties officeooo:rsid="019011db" officeooo:paragraph-rsid="019011db"/>
    </style:style>
    <style:style style:name="P179" style:family="paragraph" style:parent-style-name="Preformatted_20_Text">
      <style:text-properties officeooo:rsid="019fb3ab" officeooo:paragraph-rsid="019fb3ab"/>
    </style:style>
    <style:style style:name="P180" style:family="paragraph" style:parent-style-name="Preformatted_20_Text">
      <style:text-properties officeooo:paragraph-rsid="0177e2c2"/>
    </style:style>
    <style:style style:name="P181" style:family="paragraph" style:parent-style-name="Preformatted_20_Text">
      <style:text-properties officeooo:rsid="01c8017a" officeooo:paragraph-rsid="01c8017a"/>
    </style:style>
    <style:style style:name="P182" style:family="paragraph" style:parent-style-name="Preformatted_20_Text">
      <style:text-properties officeooo:rsid="01e053d4" officeooo:paragraph-rsid="01e053d4"/>
    </style:style>
    <style:style style:name="P183" style:family="paragraph" style:parent-style-name="Preformatted_20_Text">
      <style:text-properties officeooo:rsid="01fb930e" officeooo:paragraph-rsid="02001c92"/>
    </style:style>
    <style:style style:name="P184" style:family="paragraph" style:parent-style-name="Preformatted_20_Text">
      <style:text-properties officeooo:rsid="01fb930e" officeooo:paragraph-rsid="020b74ed"/>
    </style:style>
    <style:style style:name="P185" style:family="paragraph" style:parent-style-name="Preformatted_20_Text">
      <style:text-properties officeooo:rsid="01b72131" officeooo:paragraph-rsid="02114701"/>
    </style:style>
    <style:style style:name="P186" style:family="paragraph" style:parent-style-name="Preformatted_20_Text">
      <style:text-properties officeooo:rsid="0211d52d" officeooo:paragraph-rsid="0216bdd7"/>
    </style:style>
    <style:style style:name="P187" style:family="paragraph" style:parent-style-name="Preformatted_20_Text">
      <style:text-properties officeooo:rsid="02145216" officeooo:paragraph-rsid="02145216"/>
    </style:style>
    <style:style style:name="P188" style:family="paragraph" style:parent-style-name="Preformatted_20_Text">
      <style:text-properties officeooo:rsid="0222b78d" officeooo:paragraph-rsid="0222b78d"/>
    </style:style>
    <style:style style:name="P189" style:family="paragraph" style:parent-style-name="Preformatted_20_Text">
      <style:text-properties officeooo:rsid="014ec4ea" officeooo:paragraph-rsid="02264b57"/>
    </style:style>
    <style:style style:name="P190" style:family="paragraph" style:parent-style-name="Preformatted_20_Text">
      <style:text-properties officeooo:rsid="01549ab1" officeooo:paragraph-rsid="02275a57"/>
    </style:style>
    <style:style style:name="P191" style:family="paragraph" style:parent-style-name="Preformatted_20_Text">
      <style:text-properties officeooo:rsid="02285ebf" officeooo:paragraph-rsid="02285ebf"/>
    </style:style>
    <style:style style:name="P192" style:family="paragraph" style:parent-style-name="Preformatted_20_Text">
      <style:text-properties officeooo:rsid="00c536ae" officeooo:paragraph-rsid="00cb4576"/>
    </style:style>
    <style:style style:name="P193" style:family="paragraph" style:parent-style-name="Preformatted_20_Text">
      <style:text-properties fo:font-weight="bold" officeooo:rsid="022b9cf1" officeooo:paragraph-rsid="02823338" style:font-weight-asian="bold" style:font-weight-complex="bold"/>
    </style:style>
    <style:style style:name="P194" style:family="paragraph" style:parent-style-name="Preformatted_20_Text">
      <style:text-properties officeooo:rsid="023cfc81" officeooo:paragraph-rsid="023cfc81"/>
    </style:style>
    <style:style style:name="P195" style:family="paragraph" style:parent-style-name="Preformatted_20_Text">
      <style:text-properties officeooo:rsid="0055e835" officeooo:paragraph-rsid="0055e835"/>
    </style:style>
    <style:style style:name="P196" style:family="paragraph" style:parent-style-name="Preformatted_20_Text">
      <style:text-properties officeooo:paragraph-rsid="02703a73"/>
    </style:style>
    <style:style style:name="P197" style:family="paragraph" style:parent-style-name="Preformatted_20_Text">
      <style:text-properties officeooo:rsid="0295ad79" officeooo:paragraph-rsid="0295ad79"/>
    </style:style>
    <style:style style:name="P198" style:family="paragraph" style:parent-style-name="Preformatted_20_Text">
      <style:text-properties officeooo:rsid="0296e7a4" officeooo:paragraph-rsid="029ba440"/>
    </style:style>
    <style:style style:name="P199" style:family="paragraph" style:parent-style-name="Preformatted_20_Text">
      <style:text-properties fo:font-style="italic" officeooo:rsid="0296e7a4" officeooo:paragraph-rsid="029ba440" style:font-style-asian="italic" style:font-style-complex="italic"/>
    </style:style>
    <style:style style:name="P200" style:family="paragraph" style:parent-style-name="Preformatted_20_Text">
      <style:text-properties officeooo:rsid="02d0ce3c" officeooo:paragraph-rsid="02d0ce3c"/>
    </style:style>
    <style:style style:name="P201" style:family="paragraph" style:parent-style-name="Preformatted_20_Text">
      <style:text-properties officeooo:rsid="02d2bbd8" officeooo:paragraph-rsid="02d2bbd8"/>
    </style:style>
    <style:style style:name="P202" style:family="paragraph" style:parent-style-name="Preformatted_20_Text">
      <style:text-properties officeooo:rsid="0088b0d2" officeooo:paragraph-rsid="02de7908"/>
    </style:style>
    <style:style style:name="P203" style:family="paragraph" style:parent-style-name="Preformatted_20_Text">
      <style:text-properties officeooo:rsid="00a62c04" officeooo:paragraph-rsid="02ec4dad"/>
    </style:style>
    <style:style style:name="P204" style:family="paragraph" style:parent-style-name="Preformatted_20_Text">
      <style:text-properties officeooo:paragraph-rsid="02eb17c6"/>
    </style:style>
    <style:style style:name="P205" style:family="paragraph" style:parent-style-name="Preformatted_20_Text">
      <style:text-properties officeooo:rsid="00716fb6" officeooo:paragraph-rsid="02f14cff"/>
    </style:style>
    <style:style style:name="P206" style:family="paragraph" style:parent-style-name="Preformatted_20_Text">
      <style:text-properties fo:font-style="normal" officeooo:rsid="00f68711" officeooo:paragraph-rsid="00f68711" style:font-style-asian="normal" style:font-style-complex="normal"/>
    </style:style>
    <style:style style:name="P207"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style:font-style-asian="italic" style:font-style-complex="italic" fo:hyphenate="false" fo:hyphenation-remain-char-count="2" fo:hyphenation-push-char-count="2"/>
    </style:style>
    <style:style style:name="P208"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hyphenate="false" fo:hyphenation-remain-char-count="2" fo:hyphenation-push-char-count="2"/>
    </style:style>
    <style:style style:name="P209"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d6f07" fo:hyphenate="false" fo:hyphenation-remain-char-count="2" fo:hyphenation-push-char-count="2"/>
    </style:style>
    <style:style style:name="P210"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f1bfd" fo:hyphenate="false" fo:hyphenation-remain-char-count="2" fo:hyphenation-push-char-count="2"/>
    </style:style>
    <style:style style:name="P211"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fo:font-style="italic" style:font-style-asian="italic" style:font-style-complex="italic" fo:hyphenate="false" fo:hyphenation-remain-char-count="2" fo:hyphenation-push-char-count="2"/>
    </style:style>
    <style:style style:name="P212"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style:font-style-asian="italic" style:font-style-complex="italic" fo:hyphenate="false" fo:hyphenation-remain-char-count="2" fo:hyphenation-push-char-count="2"/>
    </style:style>
    <style:style style:name="P213" style:family="paragraph" style:parent-style-name="Copyright">
      <style:text-properties officeooo:paragraph-rsid="012f11cf"/>
    </style:style>
    <style:style style:name="P214" style:family="paragraph" style:parent-style-name="Copyright_20_Italics">
      <style:text-properties officeooo:paragraph-rsid="012f11cf"/>
    </style:style>
    <style:style style:name="P215" style:family="paragraph" style:parent-style-name="Paragraph" style:master-page-name="">
      <style:paragraph-properties fo:line-height="100%" style:page-number="auto"/>
      <style:text-properties officeooo:paragraph-rsid="014302e6"/>
    </style:style>
    <style:style style:name="P216" style:family="paragraph" style:parent-style-name="Paragraph" style:master-page-name="">
      <style:paragraph-properties fo:orphans="0" fo:widows="0" style:page-number="auto"/>
      <style:text-properties fo:font-style="normal" officeooo:rsid="0105b511" officeooo:paragraph-rsid="010c716f" style:font-style-asian="normal" style:font-style-complex="normal"/>
    </style:style>
    <style:style style:name="P217" style:family="paragraph" style:parent-style-name="Quotations">
      <style:text-properties fo:font-style="italic" style:font-style-asian="italic" style:font-style-complex="italic"/>
    </style:style>
    <style:style style:name="P218" style:family="paragraph" style:parent-style-name="Quotations">
      <style:text-properties fo:font-style="italic" officeooo:paragraph-rsid="02583b16" style:font-style-asian="italic" style:font-style-complex="italic"/>
    </style:style>
    <style:style style:name="P219" style:family="paragraph" style:parent-style-name="Quotations">
      <style:text-properties fo:font-style="italic" fo:font-weight="bold" officeooo:rsid="02dc8ff9" officeooo:paragraph-rsid="02dc8ff9" style:font-style-asian="italic" style:font-weight-asian="bold" style:font-style-complex="italic" style:font-weight-complex="bold"/>
    </style:style>
    <style:style style:name="P220" style:family="paragraph" style:parent-style-name="Quotations">
      <style:text-properties fo:font-style="normal" officeooo:rsid="0222f8b9" officeooo:paragraph-rsid="0222f8b9" style:font-style-asian="normal" style:font-style-complex="normal"/>
    </style:style>
    <style:style style:name="P221" style:family="paragraph" style:parent-style-name="Quotations">
      <style:text-properties fo:font-weight="bold" officeooo:rsid="022d2a5a" officeooo:paragraph-rsid="022d2a5a" style:font-weight-asian="bold" style:font-weight-complex="bold"/>
    </style:style>
    <style:style style:name="P222" style:family="paragraph" style:parent-style-name="Quotations">
      <style:text-properties fo:font-weight="bold" officeooo:rsid="023cfc81" officeooo:paragraph-rsid="023cfc81" style:font-weight-asian="bold" style:font-weight-complex="bold"/>
    </style:style>
    <style:style style:name="P223" style:family="paragraph" style:parent-style-name="Quotations">
      <style:text-properties fo:font-weight="bold" officeooo:rsid="0317b948" officeooo:paragraph-rsid="0317b948" style:font-weight-asian="bold" style:font-weight-complex="bold"/>
    </style:style>
    <style:style style:name="P224" style:family="paragraph" style:parent-style-name="Quotations">
      <style:text-properties officeooo:paragraph-rsid="029ba440"/>
    </style:style>
    <style:style style:name="P225" style:family="paragraph" style:parent-style-name="Quotations">
      <style:text-properties officeooo:paragraph-rsid="0304aa62"/>
    </style:style>
    <style:style style:name="P226" style:family="paragraph" style:parent-style-name="Quotations">
      <style:paragraph-properties fo:margin-top="0in" fo:margin-bottom="0in" loext:contextual-spacing="false"/>
      <style:text-properties fo:font-style="normal" officeooo:rsid="0222f8b9" officeooo:paragraph-rsid="0222f8b9" style:font-style-asian="normal" style:font-style-complex="normal"/>
    </style:style>
    <style:style style:name="P227" style:family="paragraph" style:parent-style-name="Heading">
      <style:text-properties officeooo:paragraph-rsid="02a2e511"/>
    </style:style>
    <style:style style:name="P228" style:family="paragraph" style:parent-style-name="Author_20_Name">
      <style:text-properties fo:color="#666666" officeooo:paragraph-rsid="000a6551"/>
    </style:style>
    <style:style style:name="P229" style:family="paragraph" style:parent-style-name="Book_20_Subtitle">
      <style:text-properties officeooo:paragraph-rsid="02a2e511"/>
    </style:style>
    <style:style style:name="P230"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style="italic" officeooo:rsid="0220f3c5" officeooo:paragraph-rsid="0220f3c5" style:font-style-asian="italic" style:font-style-complex="italic"/>
    </style:style>
    <style:style style:name="P231"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style="italic" fo:font-weight="bold" officeooo:rsid="02d0ce3c" officeooo:paragraph-rsid="02d0ce3c" style:font-style-asian="italic" style:font-weight-asian="bold" style:font-style-complex="italic" style:font-weight-complex="bold"/>
    </style:style>
    <style:style style:name="P232"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style>
    <style:style style:name="P233"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ffff00" style:shadow="none" style:text-autospace="none" style:writing-mode="lr-tb">
        <style:tab-stops/>
        <style:background-image/>
      </style:paragraph-properties>
    </style:style>
    <style:style style:name="P234" style:family="paragraph" style:parent-style-name="Contents_20_3">
      <style:paragraph-properties>
        <style:tab-stops>
          <style:tab-stop style:position="5.9402in" style:type="right" style:leader-style="dotted" style:leader-text="."/>
        </style:tab-stops>
      </style:paragraph-properties>
    </style:style>
    <style:style style:name="P235" style:family="paragraph" style:parent-style-name="Contents_20_1">
      <style:paragraph-properties>
        <style:tab-stops>
          <style:tab-stop style:position="5.9402in" style:type="right" style:leader-style="dotted" style:leader-text="."/>
        </style:tab-stops>
      </style:paragraph-properties>
    </style:style>
    <style:style style:name="P236" style:family="paragraph" style:parent-style-name="Contents_20_4">
      <style:paragraph-properties>
        <style:tab-stops>
          <style:tab-stop style:position="5.9402in" style:type="right" style:leader-style="dotted" style:leader-text="."/>
        </style:tab-stops>
      </style:paragraph-properties>
    </style:style>
    <style:style style:name="P237" style:family="paragraph" style:parent-style-name="Contents_20_2">
      <style:paragraph-properties>
        <style:tab-stops>
          <style:tab-stop style:position="5.9402in" style:type="right" style:leader-style="dotted" style:leader-text="."/>
        </style:tab-stops>
      </style:paragraph-properties>
    </style:style>
    <style:style style:name="P238" style:family="paragraph" style:parent-style-name="Heading_20_1">
      <style:text-properties officeooo:rsid="013282d2" officeooo:paragraph-rsid="013282d2"/>
    </style:style>
    <style:style style:name="P239" style:family="paragraph" style:parent-style-name="Heading_20_1">
      <style:text-properties style:text-underline-style="solid" style:text-underline-width="auto" style:text-underline-color="font-color" fo:font-weight="bold" officeooo:rsid="000a6551" style:font-weight-asian="bold" style:font-weight-complex="bold"/>
    </style:style>
    <style:style style:name="P240" style:family="paragraph" style:parent-style-name="Heading_20_1">
      <style:paragraph-properties fo:line-height="100%"/>
      <style:text-properties officeooo:rsid="00191d87" officeooo:paragraph-rsid="00191d87"/>
    </style:style>
    <style:style style:name="P241" style:family="paragraph" style:parent-style-name="Heading_20_1">
      <style:text-properties officeooo:rsid="000efeb6" officeooo:paragraph-rsid="000efeb6"/>
    </style:style>
    <style:style style:name="P242" style:family="paragraph" style:parent-style-name="Heading_20_1">
      <style:text-properties officeooo:rsid="0011455a" officeooo:paragraph-rsid="0011455a"/>
    </style:style>
    <style:style style:name="P243" style:family="paragraph" style:parent-style-name="Heading_20_1">
      <style:text-properties officeooo:rsid="00157d6d" officeooo:paragraph-rsid="00157d6d"/>
    </style:style>
    <style:style style:name="P244" style:family="paragraph" style:parent-style-name="Heading_20_1">
      <style:text-properties officeooo:rsid="0016e613"/>
    </style:style>
    <style:style style:name="P245" style:family="paragraph" style:parent-style-name="Heading_20_1">
      <style:text-properties officeooo:rsid="0016e613" officeooo:paragraph-rsid="0016e613"/>
    </style:style>
    <style:style style:name="P246" style:family="paragraph" style:parent-style-name="Heading_20_1">
      <style:text-properties officeooo:rsid="0119a701" officeooo:paragraph-rsid="0119a701"/>
    </style:style>
    <style:style style:name="P247" style:family="paragraph" style:parent-style-name="Heading_20_1">
      <style:text-properties fo:font-variant="normal" fo:text-transform="none" fo:font-weight="bold" officeooo:rsid="00490722" officeooo:paragraph-rsid="00490722" style:font-weight-asian="bold" style:font-weight-complex="bold"/>
    </style:style>
    <style:style style:name="P248" style:family="paragraph" style:parent-style-name="Heading_20_1">
      <style:text-properties officeooo:rsid="006482ba" officeooo:paragraph-rsid="00e298f3"/>
    </style:style>
    <style:style style:name="P249" style:family="paragraph" style:parent-style-name="Heading_20_1">
      <style:text-properties fo:font-weight="bold" style:font-weight-asian="bold" style:font-weight-complex="bold"/>
    </style:style>
    <style:style style:name="P250" style:family="paragraph" style:parent-style-name="Heading_20_1">
      <style:text-properties fo:font-weight="bold" officeooo:rsid="01f99899" officeooo:paragraph-rsid="01f99899" style:font-weight-asian="bold" style:font-weight-complex="bold"/>
    </style:style>
    <style:style style:name="P251" style:family="paragraph" style:parent-style-name="Heading_20_1">
      <style:text-properties officeooo:rsid="0061ba5f" officeooo:paragraph-rsid="00e49d5f"/>
    </style:style>
    <style:style style:name="P252" style:family="paragraph" style:parent-style-name="Heading_20_1">
      <style:text-properties officeooo:rsid="00cdb5b8" officeooo:paragraph-rsid="00e49d5f"/>
    </style:style>
    <style:style style:name="P253" style:family="paragraph" style:parent-style-name="Heading_20_1">
      <style:text-properties officeooo:rsid="00baa04a" officeooo:paragraph-rsid="00e49d5f"/>
    </style:style>
    <style:style style:name="P254" style:family="paragraph" style:parent-style-name="Heading_20_1">
      <style:text-properties officeooo:rsid="015b9297" officeooo:paragraph-rsid="015b9297"/>
    </style:style>
    <style:style style:name="P255" style:family="paragraph" style:parent-style-name="Heading_20_1">
      <style:text-properties officeooo:rsid="0193d87b" officeooo:paragraph-rsid="0193d87b"/>
    </style:style>
    <style:style style:name="P256" style:family="paragraph" style:parent-style-name="Heading_20_1">
      <style:text-properties fo:font-style="normal" style:text-underline-style="none" fo:font-weight="bold" officeooo:rsid="018c5549" officeooo:paragraph-rsid="018d92da" style:font-style-asian="normal" style:font-weight-asian="bold" style:font-style-complex="normal" style:font-weight-complex="bold"/>
    </style:style>
    <style:style style:name="P257" style:family="paragraph" style:parent-style-name="Heading_20_1">
      <style:text-properties fo:font-style="normal" fo:font-weight="bold" officeooo:rsid="01d8e096" officeooo:paragraph-rsid="01d8e096" style:font-style-asian="normal" style:font-weight-asian="bold" style:font-style-complex="normal" style:font-weight-complex="bold"/>
    </style:style>
    <style:style style:name="P258" style:family="paragraph" style:parent-style-name="Heading_20_1">
      <style:text-properties fo:font-style="normal" fo:font-weight="bold" officeooo:rsid="0170c4d1" officeooo:paragraph-rsid="0170c4d1" style:font-style-asian="normal" style:font-weight-asian="bold" style:font-style-complex="normal" style:font-weight-complex="bold"/>
    </style:style>
    <style:style style:name="P259" style:family="paragraph" style:parent-style-name="Heading_20_1">
      <style:text-properties officeooo:rsid="00502c5e" officeooo:paragraph-rsid="00502c5e"/>
    </style:style>
    <style:style style:name="P260" style:family="paragraph" style:parent-style-name="Heading_20_1">
      <style:text-properties officeooo:rsid="01d30d60" officeooo:paragraph-rsid="01d30d60"/>
    </style:style>
    <style:style style:name="P261" style:family="paragraph" style:parent-style-name="Heading_20_1">
      <style:text-properties officeooo:rsid="008252b1" officeooo:paragraph-rsid="008252b1"/>
    </style:style>
    <style:style style:name="P262" style:family="paragraph" style:parent-style-name="Heading_20_1">
      <style:text-properties officeooo:rsid="008605f7" officeooo:paragraph-rsid="008605f7"/>
    </style:style>
    <style:style style:name="P263" style:family="paragraph" style:parent-style-name="Heading_20_1">
      <style:text-properties officeooo:rsid="02d09d72" officeooo:paragraph-rsid="02d09d72"/>
    </style:style>
    <style:style style:name="P264" style:family="paragraph" style:parent-style-name="Heading_20_1">
      <style:text-properties officeooo:rsid="032360fe" officeooo:paragraph-rsid="032360fe"/>
    </style:style>
    <style:style style:name="P265" style:family="paragraph" style:parent-style-name="Heading_20_1">
      <style:text-properties officeooo:rsid="01c314b3" officeooo:paragraph-rsid="01c314b3"/>
    </style:style>
    <style:style style:name="P266" style:family="paragraph" style:parent-style-name="Heading_20_1">
      <style:text-properties officeooo:rsid="0274e856" officeooo:paragraph-rsid="0274e856"/>
    </style:style>
    <style:style style:name="P267" style:family="paragraph" style:parent-style-name="Heading_20_1">
      <style:text-properties officeooo:rsid="006fe3ad" officeooo:paragraph-rsid="006fe3ad"/>
    </style:style>
    <style:style style:name="P268" style:family="paragraph" style:parent-style-name="Heading_20_1">
      <style:text-properties officeooo:rsid="014c9db0"/>
    </style:style>
    <style:style style:name="P269" style:family="paragraph" style:parent-style-name="Heading_20_1">
      <style:text-properties officeooo:rsid="01b543df" officeooo:paragraph-rsid="01b543df"/>
    </style:style>
    <style:style style:name="P270" style:family="paragraph" style:parent-style-name="Heading_20_1">
      <style:text-properties officeooo:rsid="0166d2c0" officeooo:paragraph-rsid="0166d2c0"/>
    </style:style>
    <style:style style:name="P271" style:family="paragraph" style:parent-style-name="Heading_20_1">
      <style:text-properties officeooo:rsid="021feb43" officeooo:paragraph-rsid="021feb43"/>
    </style:style>
    <style:style style:name="P272" style:family="paragraph" style:parent-style-name="Heading_20_2">
      <style:text-properties fo:font-style="normal" fo:font-weight="bold" officeooo:rsid="03003410" officeooo:paragraph-rsid="03003410" style:font-style-asian="normal" style:font-weight-asian="bold" style:font-style-complex="normal" style:font-weight-complex="bold"/>
    </style:style>
    <style:style style:name="P273" style:family="paragraph" style:parent-style-name="Heading_20_2">
      <style:text-properties fo:font-style="normal" fo:font-weight="normal" officeooo:rsid="02075a8e" officeooo:paragraph-rsid="0288cbb9" style:font-style-asian="normal" style:font-weight-asian="normal" style:font-style-complex="normal" style:font-weight-complex="normal"/>
    </style:style>
    <style:style style:name="P274" style:family="paragraph" style:parent-style-name="Heading_20_2">
      <style:text-properties officeooo:rsid="010282fa" officeooo:paragraph-rsid="0134b959"/>
    </style:style>
    <style:style style:name="P275" style:family="paragraph" style:parent-style-name="Heading_20_2">
      <style:paragraph-properties fo:line-height="100%"/>
      <style:text-properties officeooo:paragraph-rsid="014302e6"/>
    </style:style>
    <style:style style:name="P276" style:family="paragraph" style:parent-style-name="Heading_20_2">
      <style:text-properties officeooo:rsid="019dcd09" officeooo:paragraph-rsid="019dcd09"/>
    </style:style>
    <style:style style:name="P277" style:family="paragraph" style:parent-style-name="Heading_20_3">
      <style:text-properties officeooo:rsid="022b9cf1" officeooo:paragraph-rsid="022b9cf1"/>
    </style:style>
    <style:style style:name="P278" style:family="paragraph" style:parent-style-name="Heading_20_3">
      <style:text-properties officeooo:rsid="02307608" officeooo:paragraph-rsid="02326edd"/>
    </style:style>
    <style:style style:name="P279" style:family="paragraph" style:parent-style-name="Heading_20_3">
      <style:text-properties fo:font-style="italic" fo:font-weight="bold" officeooo:rsid="0234db07" officeooo:paragraph-rsid="0234db07" style:font-style-asian="italic" style:font-weight-asian="bold" style:font-style-complex="italic" style:font-weight-complex="bold"/>
    </style:style>
    <style:style style:name="P280" style:family="paragraph" style:parent-style-name="Heading_20_3">
      <style:text-properties fo:font-style="italic" fo:font-weight="bold" officeooo:rsid="023365e3" officeooo:paragraph-rsid="0234db07" style:font-style-asian="italic" style:font-weight-asian="bold" style:font-style-complex="italic" style:font-weight-complex="bold"/>
    </style:style>
    <style:style style:name="P281" style:family="paragraph" style:parent-style-name="Heading_20_3">
      <style:text-properties fo:font-style="italic" officeooo:rsid="02282413" officeooo:paragraph-rsid="02282413" style:font-style-asian="italic" style:font-style-complex="italic"/>
    </style:style>
    <style:style style:name="P282" style:family="paragraph" style:parent-style-name="Heading_20_3">
      <style:text-properties officeooo:rsid="0238bad0" officeooo:paragraph-rsid="0238bad0"/>
    </style:style>
    <style:style style:name="P283" style:family="paragraph" style:parent-style-name="Heading_20_3">
      <style:text-properties officeooo:rsid="02423c43" officeooo:paragraph-rsid="02423c43"/>
    </style:style>
    <style:style style:name="P284" style:family="paragraph" style:parent-style-name="Heading_20_3">
      <style:text-properties officeooo:rsid="0245f745" officeooo:paragraph-rsid="0245f745"/>
    </style:style>
    <style:style style:name="P285" style:family="paragraph" style:parent-style-name="Heading_20_3">
      <style:text-properties officeooo:rsid="0245f745" officeooo:paragraph-rsid="0288cbb9"/>
    </style:style>
    <style:style style:name="P286" style:family="paragraph" style:parent-style-name="Chapter_20_Title" style:master-page-name="Convert_20_1">
      <style:paragraph-properties style:page-number="auto"/>
    </style:style>
    <style:style style:name="P287" style:family="paragraph" style:parent-style-name="Paragraph" style:master-page-name="Standard">
      <style:paragraph-properties style:page-number="auto"/>
    </style:style>
    <style:style style:name="P288" style:family="paragraph" style:parent-style-name="Paragraph" style:list-style-name="L2">
      <style:paragraph-properties>
        <style:tab-stops>
          <style:tab-stop style:position="0.6874in"/>
        </style:tab-stops>
      </style:paragraph-properties>
      <style:text-properties officeooo:paragraph-rsid="00d897b6"/>
    </style:style>
    <style:style style:name="P289" style:family="paragraph" style:parent-style-name="Paragraph">
      <style:text-properties fo:font-style="italic" officeooo:rsid="032360fe" officeooo:paragraph-rsid="032e4d37" style:font-style-asian="italic" style:font-style-complex="italic"/>
    </style:style>
    <style:style style:name="P290" style:family="paragraph" style:parent-style-name="Paragraph">
      <style:text-properties fo:font-style="italic" officeooo:rsid="03271eae" officeooo:paragraph-rsid="032e4d37" style:font-style-asian="italic" style:font-style-complex="italic"/>
    </style:style>
    <style:style style:name="P291"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officeooo:paragraph-rsid="000efeb6" fo:hyphenate="false" fo:hyphenation-remain-char-count="2" fo:hyphenation-push-char-count="2"/>
    </style:style>
    <style:style style:name="P292"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d279d" officeooo:paragraph-rsid="000efeb6" fo:hyphenate="false" fo:hyphenation-remain-char-count="2" fo:hyphenation-push-char-count="2"/>
    </style:style>
    <style:style style:name="P293"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efeb6" officeooo:paragraph-rsid="000efeb6" fo:hyphenate="false" fo:hyphenation-remain-char-count="2" fo:hyphenation-push-char-count="2"/>
    </style:style>
    <style:style style:name="P294"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font-style="normal" fo:font-weight="bold" officeooo:rsid="0016e613" officeooo:paragraph-rsid="0016e613" style:font-style-asian="normal" style:font-weight-asian="bold" style:font-style-complex="normal" style:font-weight-complex="bold" fo:hyphenate="false" fo:hyphenation-remain-char-count="2" fo:hyphenation-push-char-count="2"/>
    </style:style>
    <style:style style:name="P295" style:family="paragraph" style:parent-style-name="Preformatted_20_Text">
      <style:text-properties officeooo:rsid="03254a93" officeooo:paragraph-rsid="03313c8d"/>
    </style:style>
    <style:style style:name="T1" style:family="text">
      <style:text-properties officeooo:rsid="000a6551"/>
    </style:style>
    <style:style style:name="T2" style:family="text">
      <style:text-properties fo:font-style="italic" style:font-style-asian="italic" style:font-style-complex="italic"/>
    </style:style>
    <style:style style:name="T3" style:family="text">
      <style:text-properties fo:font-style="italic" officeooo:rsid="000c6819" style:font-style-asian="italic" style:font-style-complex="italic"/>
    </style:style>
    <style:style style:name="T4" style:family="text">
      <style:text-properties fo:font-style="italic" officeooo:rsid="000d279d" style:font-style-asian="italic" style:font-style-complex="italic"/>
    </style:style>
    <style:style style:name="T5" style:family="text">
      <style:text-properties fo:font-style="italic" officeooo:rsid="000efeb6" style:font-style-asian="italic" style:font-style-complex="italic"/>
    </style:style>
    <style:style style:name="T6" style:family="text">
      <style:text-properties fo:font-style="italic" officeooo:rsid="0029c431" style:font-style-asian="italic" style:font-style-complex="italic"/>
    </style:style>
    <style:style style:name="T7" style:family="text">
      <style:text-properties fo:font-style="italic" officeooo:rsid="003baf82" style:font-style-asian="italic" style:font-style-complex="italic"/>
    </style:style>
    <style:style style:name="T8" style:family="text">
      <style:text-properties fo:font-style="italic" officeooo:rsid="005d5455" style:font-style-asian="italic" style:font-style-complex="italic"/>
    </style:style>
    <style:style style:name="T9" style:family="text">
      <style:text-properties fo:font-style="italic" officeooo:rsid="00b118ee" style:font-style-asian="italic" style:font-style-complex="italic"/>
    </style:style>
    <style:style style:name="T10" style:family="text">
      <style:text-properties fo:font-style="italic" officeooo:rsid="005e1bca" style:font-style-asian="italic" style:font-style-complex="italic"/>
    </style:style>
    <style:style style:name="T11" style:family="text">
      <style:text-properties fo:font-style="italic" officeooo:rsid="00d0d081" style:font-style-asian="italic" style:font-style-complex="italic"/>
    </style:style>
    <style:style style:name="T12" style:family="text">
      <style:text-properties fo:font-style="italic" officeooo:rsid="00d244da" style:font-style-asian="italic" style:font-style-complex="italic"/>
    </style:style>
    <style:style style:name="T13" style:family="text">
      <style:text-properties fo:font-style="italic" officeooo:rsid="00295c2e" style:font-style-asian="italic" style:font-style-complex="italic"/>
    </style:style>
    <style:style style:name="T14" style:family="text">
      <style:text-properties fo:font-style="italic" officeooo:rsid="003cedc2" style:font-style-asian="italic" style:font-style-complex="italic"/>
    </style:style>
    <style:style style:name="T15" style:family="text">
      <style:text-properties fo:font-style="italic" officeooo:rsid="00bc0048" style:font-style-asian="italic" style:font-style-complex="italic"/>
    </style:style>
    <style:style style:name="T16" style:family="text">
      <style:text-properties fo:font-style="italic" officeooo:rsid="00e5dd0a" style:font-style-asian="italic" style:font-style-complex="italic"/>
    </style:style>
    <style:style style:name="T17" style:family="text">
      <style:text-properties fo:font-style="italic" officeooo:rsid="00e74083" style:font-style-asian="italic" style:font-style-complex="italic"/>
    </style:style>
    <style:style style:name="T18" style:family="text">
      <style:text-properties fo:font-style="italic" officeooo:rsid="00ea7bf7" style:font-style-asian="italic" style:font-style-complex="italic"/>
    </style:style>
    <style:style style:name="T19" style:family="text">
      <style:text-properties fo:font-style="italic" officeooo:rsid="00ebe726" style:font-style-asian="italic" style:font-style-complex="italic"/>
    </style:style>
    <style:style style:name="T20" style:family="text">
      <style:text-properties fo:font-style="italic" officeooo:rsid="00ed8a22" style:font-style-asian="italic" style:font-style-complex="italic"/>
    </style:style>
    <style:style style:name="T21" style:family="text">
      <style:text-properties fo:font-style="italic" officeooo:rsid="00efcaff" style:font-style-asian="italic" style:font-style-complex="italic"/>
    </style:style>
    <style:style style:name="T22" style:family="text">
      <style:text-properties fo:font-style="italic" officeooo:rsid="00f3f518" style:font-style-asian="italic" style:font-style-complex="italic"/>
    </style:style>
    <style:style style:name="T23" style:family="text">
      <style:text-properties fo:font-style="italic" officeooo:rsid="010c716f" style:font-style-asian="italic" style:font-style-complex="italic"/>
    </style:style>
    <style:style style:name="T24" style:family="text">
      <style:text-properties fo:font-style="italic" officeooo:rsid="01103039" style:font-style-asian="italic" style:font-style-complex="italic"/>
    </style:style>
    <style:style style:name="T25" style:family="text">
      <style:text-properties fo:font-style="italic" officeooo:rsid="011d786f" style:font-style-asian="italic" style:font-style-complex="italic"/>
    </style:style>
    <style:style style:name="T26" style:family="text">
      <style:text-properties fo:font-style="italic" officeooo:rsid="011eff5e" style:font-style-asian="italic" style:font-style-complex="italic"/>
    </style:style>
    <style:style style:name="T27" style:family="text">
      <style:text-properties fo:font-style="italic" officeooo:rsid="000a6551" style:font-style-asian="italic" style:font-style-complex="italic"/>
    </style:style>
    <style:style style:name="T28" style:family="text">
      <style:text-properties fo:font-style="italic" officeooo:rsid="00a486e9" style:font-style-asian="italic" style:font-style-complex="italic"/>
    </style:style>
    <style:style style:name="T29" style:family="text">
      <style:text-properties fo:font-style="italic" officeooo:rsid="014ec4ea" style:font-style-asian="italic" style:font-style-complex="italic"/>
    </style:style>
    <style:style style:name="T30" style:family="text">
      <style:text-properties fo:font-style="italic" officeooo:rsid="015923bc" style:font-style-asian="italic" style:font-style-complex="italic"/>
    </style:style>
    <style:style style:name="T31" style:family="text">
      <style:text-properties fo:font-style="italic" officeooo:rsid="016b639a" style:font-style-asian="italic" style:font-style-complex="italic"/>
    </style:style>
    <style:style style:name="T32" style:family="text">
      <style:text-properties fo:font-style="italic" officeooo:rsid="01845b1b" style:font-style-asian="italic" style:font-style-complex="italic"/>
    </style:style>
    <style:style style:name="T33" style:family="text">
      <style:text-properties fo:font-style="italic" officeooo:rsid="02001c92" style:font-style-asian="italic" style:font-style-complex="italic"/>
    </style:style>
    <style:style style:name="T34" style:family="text">
      <style:text-properties fo:font-style="italic" officeooo:rsid="01ff930f" style:font-style-asian="italic" style:font-style-complex="italic"/>
    </style:style>
    <style:style style:name="T35" style:family="text">
      <style:text-properties fo:font-style="italic" officeooo:rsid="020fd122" style:font-style-asian="italic" style:font-style-complex="italic"/>
    </style:style>
    <style:style style:name="T36" style:family="text">
      <style:text-properties fo:font-style="italic" officeooo:rsid="022530ae" style:font-style-asian="italic" style:font-style-complex="italic"/>
    </style:style>
    <style:style style:name="T37" style:family="text">
      <style:text-properties fo:font-style="italic" officeooo:rsid="02264b57" style:font-style-asian="italic" style:font-style-complex="italic"/>
    </style:style>
    <style:style style:name="T38" style:family="text">
      <style:text-properties fo:font-style="italic" officeooo:rsid="02275a57" style:font-style-asian="italic" style:font-style-complex="italic"/>
    </style:style>
    <style:style style:name="T39" style:family="text">
      <style:text-properties fo:font-style="italic" officeooo:rsid="02282413" style:font-style-asian="italic" style:font-style-complex="italic"/>
    </style:style>
    <style:style style:name="T40" style:family="text">
      <style:text-properties fo:font-style="italic" officeooo:rsid="022d2a5a" style:font-style-asian="italic" style:font-style-complex="italic"/>
    </style:style>
    <style:style style:name="T41" style:family="text">
      <style:text-properties fo:font-style="italic" officeooo:rsid="0234db07" style:font-style-asian="italic" style:font-style-complex="italic"/>
    </style:style>
    <style:style style:name="T42" style:family="text">
      <style:text-properties fo:font-style="italic" officeooo:rsid="0243f074" style:font-style-asian="italic" style:font-style-complex="italic"/>
    </style:style>
    <style:style style:name="T43" style:family="text">
      <style:text-properties fo:font-style="italic" officeooo:rsid="02583b16" style:font-style-asian="italic" style:font-style-complex="italic"/>
    </style:style>
    <style:style style:name="T44" style:family="text">
      <style:text-properties fo:font-style="italic" officeooo:rsid="02a2e511" style:font-style-asian="italic" style:font-style-complex="italic"/>
    </style:style>
    <style:style style:name="T45" style:family="text">
      <style:text-properties fo:font-style="italic" officeooo:rsid="02eb17c6" style:font-style-asian="italic" style:font-style-complex="italic"/>
    </style:style>
    <style:style style:name="T46" style:family="text">
      <style:text-properties fo:font-style="italic" officeooo:rsid="02f369fa" style:font-style-asian="italic" style:font-style-complex="italic"/>
    </style:style>
    <style:style style:name="T47" style:family="text">
      <style:text-properties fo:font-style="italic" officeooo:rsid="02f74a41" style:font-style-asian="italic" style:font-style-complex="italic"/>
    </style:style>
    <style:style style:name="T48" style:family="text">
      <style:text-properties fo:font-style="italic" officeooo:rsid="01031d70" style:font-style-asian="italic" style:font-style-complex="italic"/>
    </style:style>
    <style:style style:name="T49" style:family="text">
      <style:text-properties fo:font-style="italic" officeooo:rsid="03041a6b" style:font-style-asian="italic" style:font-style-complex="italic"/>
    </style:style>
    <style:style style:name="T50" style:family="text">
      <style:text-properties fo:font-style="italic" officeooo:rsid="0304aa62" style:font-style-asian="italic" style:font-style-complex="italic"/>
    </style:style>
    <style:style style:name="T51" style:family="text">
      <style:text-properties fo:font-style="italic" officeooo:rsid="030acf96" style:font-style-asian="italic" style:font-style-complex="italic"/>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bold" officeooo:rsid="000d279d" style:font-style-asian="italic" style:font-weight-asian="bold" style:font-style-complex="italic" style:font-weight-complex="bold"/>
    </style:style>
    <style:style style:name="T54" style:family="text">
      <style:text-properties fo:font-style="italic" fo:font-weight="bold" officeooo:rsid="000fc06c" style:font-style-asian="italic" style:font-weight-asian="bold" style:font-style-complex="italic" style:font-weight-complex="bold"/>
    </style:style>
    <style:style style:name="T55" style:family="text">
      <style:text-properties fo:font-style="italic" fo:font-weight="bold" officeooo:rsid="00304a04" style:font-style-asian="italic" style:font-weight-asian="bold" style:font-style-complex="italic" style:font-weight-complex="bold"/>
    </style:style>
    <style:style style:name="T56" style:family="text">
      <style:text-properties fo:font-style="italic" fo:font-weight="bold" officeooo:rsid="0039ce1a" style:font-style-asian="italic" style:font-weight-asian="bold" style:font-style-complex="italic" style:font-weight-complex="bold"/>
    </style:style>
    <style:style style:name="T57" style:family="text">
      <style:text-properties fo:font-style="italic" fo:font-weight="bold" officeooo:rsid="003baf82" style:font-style-asian="italic" style:font-weight-asian="bold" style:font-style-complex="italic" style:font-weight-complex="bold"/>
    </style:style>
    <style:style style:name="T58" style:family="text">
      <style:text-properties fo:font-style="italic" fo:font-weight="bold" officeooo:rsid="003cedc2" style:font-style-asian="italic" style:font-weight-asian="bold" style:font-style-complex="italic" style:font-weight-complex="bold"/>
    </style:style>
    <style:style style:name="T59" style:family="text">
      <style:text-properties fo:font-style="italic" fo:font-weight="bold" officeooo:rsid="004ca013" style:font-style-asian="italic" style:font-weight-asian="bold" style:font-style-complex="italic" style:font-weight-complex="bold"/>
    </style:style>
    <style:style style:name="T60" style:family="text">
      <style:text-properties fo:font-style="italic" fo:font-weight="bold" officeooo:rsid="004e0038" style:font-style-asian="italic" style:font-weight-asian="bold" style:font-style-complex="italic" style:font-weight-complex="bold"/>
    </style:style>
    <style:style style:name="T61" style:family="text">
      <style:text-properties fo:font-style="italic" fo:font-weight="bold" officeooo:rsid="0067b482" style:font-style-asian="italic" style:font-weight-asian="bold" style:font-style-complex="italic" style:font-weight-complex="bold"/>
    </style:style>
    <style:style style:name="T62" style:family="text">
      <style:text-properties fo:font-style="italic" fo:font-weight="bold" officeooo:rsid="008371d9" style:font-style-asian="italic" style:font-weight-asian="bold" style:font-style-complex="italic" style:font-weight-complex="bold"/>
    </style:style>
    <style:style style:name="T63" style:family="text">
      <style:text-properties fo:font-style="italic" fo:font-weight="bold" officeooo:rsid="00857c25" style:font-style-asian="italic" style:font-weight-asian="bold" style:font-style-complex="italic" style:font-weight-complex="bold"/>
    </style:style>
    <style:style style:name="T64" style:family="text">
      <style:text-properties fo:font-style="italic" fo:font-weight="bold" officeooo:rsid="00b118ee" style:font-style-asian="italic" style:font-weight-asian="bold" style:font-style-complex="italic" style:font-weight-complex="bold"/>
    </style:style>
    <style:style style:name="T65" style:family="text">
      <style:text-properties fo:font-style="italic" fo:font-weight="bold" officeooo:rsid="00bc0048" style:font-style-asian="italic" style:font-weight-asian="bold" style:font-style-complex="italic" style:font-weight-complex="bold"/>
    </style:style>
    <style:style style:name="T66" style:family="text">
      <style:text-properties fo:font-style="italic" fo:font-weight="bold" officeooo:rsid="00e74083" style:font-style-asian="italic" style:font-weight-asian="bold" style:font-style-complex="italic" style:font-weight-complex="bold"/>
    </style:style>
    <style:style style:name="T67" style:family="text">
      <style:text-properties fo:font-style="italic" fo:font-weight="bold" officeooo:rsid="011d786f" style:font-style-asian="italic" style:font-weight-asian="bold" style:font-style-complex="italic" style:font-weight-complex="bold"/>
    </style:style>
    <style:style style:name="T68" style:family="text">
      <style:text-properties fo:font-style="italic" fo:font-weight="bold" officeooo:rsid="00ea7bf7" style:font-style-asian="italic" style:font-weight-asian="bold" style:font-style-complex="italic" style:font-weight-complex="bold"/>
    </style:style>
    <style:style style:name="T69" style:family="text">
      <style:text-properties fo:font-style="italic" fo:font-weight="bold" officeooo:rsid="01a44e01" style:font-style-asian="italic" style:font-weight-asian="bold" style:font-style-complex="italic" style:font-weight-complex="bold"/>
    </style:style>
    <style:style style:name="T70" style:family="text">
      <style:text-properties fo:font-style="italic" fo:font-weight="bold" officeooo:rsid="00a063b5" style:font-style-asian="italic" style:font-weight-asian="bold" style:font-style-complex="italic" style:font-weight-complex="bold"/>
    </style:style>
    <style:style style:name="T71" style:family="text">
      <style:text-properties fo:font-style="italic" fo:font-weight="bold" officeooo:rsid="01a61a9c" style:font-style-asian="italic" style:font-weight-asian="bold" style:font-style-complex="italic" style:font-weight-complex="bold"/>
    </style:style>
    <style:style style:name="T72" style:family="text">
      <style:text-properties fo:font-style="italic" fo:font-weight="bold" officeooo:rsid="0187eb0c" style:font-style-asian="italic" style:font-weight-asian="bold" style:font-style-complex="italic" style:font-weight-complex="bold"/>
    </style:style>
    <style:style style:name="T73" style:family="text">
      <style:text-properties fo:font-style="italic" fo:font-weight="bold" officeooo:rsid="0185980c" style:font-style-asian="italic" style:font-weight-asian="bold" style:font-style-complex="italic" style:font-weight-complex="bold"/>
    </style:style>
    <style:style style:name="T74" style:family="text">
      <style:text-properties fo:font-style="italic" fo:font-weight="bold" officeooo:rsid="020fd122" style:font-style-asian="italic" style:font-weight-asian="bold" style:font-style-complex="italic" style:font-weight-complex="bold"/>
    </style:style>
    <style:style style:name="T75" style:family="text">
      <style:text-properties fo:font-style="italic" fo:font-weight="bold" officeooo:rsid="0211bb6a" style:font-style-asian="italic" style:font-weight-asian="bold" style:font-style-complex="italic" style:font-weight-complex="bold"/>
    </style:style>
    <style:style style:name="T76" style:family="text">
      <style:text-properties fo:font-style="italic" fo:font-weight="bold" officeooo:rsid="02275a57" style:font-style-asian="italic" style:font-weight-asian="bold" style:font-style-complex="italic" style:font-weight-complex="bold"/>
    </style:style>
    <style:style style:name="T77" style:family="text">
      <style:text-properties fo:font-style="italic" fo:font-weight="bold" officeooo:rsid="02282413" style:font-style-asian="italic" style:font-weight-asian="bold" style:font-style-complex="italic" style:font-weight-complex="bold"/>
    </style:style>
    <style:style style:name="T78" style:family="text">
      <style:text-properties fo:font-style="italic" fo:font-weight="bold" officeooo:rsid="020b74ed" style:font-style-asian="italic" style:font-weight-asian="bold" style:font-style-complex="italic" style:font-weight-complex="bold"/>
    </style:style>
    <style:style style:name="T79" style:family="text">
      <style:text-properties fo:font-style="italic" fo:font-weight="bold" officeooo:rsid="02423c43" style:font-style-asian="italic" style:font-weight-asian="bold" style:font-style-complex="italic" style:font-weight-complex="bold"/>
    </style:style>
    <style:style style:name="T80" style:family="text">
      <style:text-properties fo:font-style="italic" fo:font-weight="bold" officeooo:rsid="00af4855" style:font-style-asian="italic" style:font-weight-asian="bold" style:font-style-complex="italic" style:font-weight-complex="bold"/>
    </style:style>
    <style:style style:name="T81" style:family="text">
      <style:text-properties fo:font-style="italic" fo:font-weight="bold" officeooo:rsid="00af324e" style:font-style-asian="italic" style:font-weight-asian="bold" style:font-style-complex="italic" style:font-weight-complex="bold"/>
    </style:style>
    <style:style style:name="T82" style:family="text">
      <style:text-properties fo:font-style="italic" fo:font-weight="bold" officeooo:rsid="0292f8ba" style:font-style-asian="italic" style:font-weight-asian="bold" style:font-style-complex="italic" style:font-weight-complex="bold"/>
    </style:style>
    <style:style style:name="T83" style:family="text">
      <style:text-properties fo:font-style="italic" fo:font-weight="bold" officeooo:rsid="00a486e9" style:font-style-asian="italic" style:font-weight-asian="bold" style:font-style-complex="italic" style:font-weight-complex="bold"/>
    </style:style>
    <style:style style:name="T84" style:family="text">
      <style:text-properties fo:font-style="italic" fo:font-weight="bold" officeooo:rsid="0213053c" style:font-style-asian="italic" style:font-weight-asian="bold" style:font-style-complex="italic" style:font-weight-complex="bold"/>
    </style:style>
    <style:style style:name="T85" style:family="text">
      <style:text-properties fo:font-style="italic" fo:font-weight="bold" officeooo:rsid="02124341" style:font-style-asian="italic" style:font-weight-asian="bold" style:font-style-complex="italic" style:font-weight-complex="bold"/>
    </style:style>
    <style:style style:name="T86" style:family="text">
      <style:text-properties fo:font-style="italic" fo:font-weight="bold" officeooo:rsid="02cf4780" style:font-style-asian="italic" style:font-weight-asian="bold" style:font-style-complex="italic" style:font-weight-complex="bold"/>
    </style:style>
    <style:style style:name="T87" style:family="text">
      <style:text-properties fo:font-style="italic" fo:font-weight="bold" officeooo:rsid="02dab81f" style:font-style-asian="italic" style:font-weight-asian="bold" style:font-style-complex="italic" style:font-weight-complex="bold"/>
    </style:style>
    <style:style style:name="T88" style:family="text">
      <style:text-properties fo:font-style="italic" fo:font-weight="bold" officeooo:rsid="02e15897" style:font-style-asian="italic" style:font-weight-asian="bold" style:font-style-complex="italic" style:font-weight-complex="bold"/>
    </style:style>
    <style:style style:name="T89" style:family="text">
      <style:text-properties fo:font-style="italic" fo:font-weight="bold" officeooo:rsid="03030f71" style:font-style-asian="italic" style:font-weight-asian="bold" style:font-style-complex="italic" style:font-weight-complex="bold"/>
    </style:style>
    <style:style style:name="T90" style:family="text">
      <style:text-properties fo:font-style="italic" fo:font-weight="bold" officeooo:rsid="03041a6b" style:font-style-asian="italic" style:font-weight-asian="bold" style:font-style-complex="italic" style:font-weight-complex="bold"/>
    </style:style>
    <style:style style:name="T91" style:family="text">
      <style:text-properties fo:font-style="italic" fo:font-weight="bold" officeooo:rsid="010e8ba0" style:font-style-asian="italic" style:font-weight-asian="bold" style:font-style-complex="italic" style:font-weight-complex="bold"/>
    </style:style>
    <style:style style:name="T92" style:family="text">
      <style:text-properties fo:font-style="italic" fo:font-weight="bold" officeooo:rsid="010f7252" style:font-style-asian="italic" style:font-weight-asian="bold" style:font-style-complex="italic" style:font-weight-complex="bold"/>
    </style:style>
    <style:style style:name="T93" style:family="text">
      <style:text-properties fo:font-style="italic" fo:font-weight="bold" officeooo:rsid="03142cea" style:font-style-asian="italic" style:font-weight-asian="bold" style:font-style-complex="italic" style:font-weight-complex="bold"/>
    </style:style>
    <style:style style:name="T94" style:family="text">
      <style:text-properties fo:font-style="italic" fo:font-weight="bold" fo:background-color="#ffcc00" loext:char-shading-value="0" style:font-style-asian="italic" style:font-weight-asian="bold" style:font-style-complex="italic" style:font-weight-complex="bold"/>
    </style:style>
    <style:style style:name="T95" style:family="text">
      <style:text-properties fo:font-style="italic" fo:font-weight="bold" officeooo:rsid="02bbac3a" fo:background-color="#ffcc00" loext:char-shading-value="0" style:font-style-asian="italic" style:font-weight-asian="bold" style:font-style-complex="italic" style:font-weight-complex="bold"/>
    </style:style>
    <style:style style:name="T96" style:family="text">
      <style:text-properties fo:font-style="italic" fo:font-weight="normal" style:font-style-asian="italic" style:font-weight-asian="normal" style:font-style-complex="italic" style:font-weight-complex="normal"/>
    </style:style>
    <style:style style:name="T97" style:family="text">
      <style:text-properties fo:font-style="italic" fo:font-weight="normal" officeooo:rsid="000d279d" style:font-style-asian="italic" style:font-weight-asian="normal" style:font-style-complex="italic" style:font-weight-complex="normal"/>
    </style:style>
    <style:style style:name="T98" style:family="text">
      <style:text-properties fo:font-style="italic" fo:font-weight="normal" officeooo:rsid="00324768" style:font-style-asian="italic" style:font-weight-asian="normal" style:font-style-complex="italic" style:font-weight-complex="normal"/>
    </style:style>
    <style:style style:name="T99" style:family="text">
      <style:text-properties fo:font-style="italic" fo:font-weight="normal" officeooo:rsid="003baf82" style:font-style-asian="italic" style:font-weight-asian="normal" style:font-style-complex="italic" style:font-weight-complex="normal"/>
    </style:style>
    <style:style style:name="T100" style:family="text">
      <style:text-properties fo:font-style="italic" fo:font-weight="normal" officeooo:rsid="003cedc2" style:font-style-asian="italic" style:font-weight-asian="normal" style:font-style-complex="italic" style:font-weight-complex="normal"/>
    </style:style>
    <style:style style:name="T101" style:family="text">
      <style:text-properties fo:font-style="italic" fo:font-weight="normal" officeooo:rsid="003f5cf2" style:font-style-asian="italic" style:font-weight-asian="normal" style:font-style-complex="italic" style:font-weight-complex="normal"/>
    </style:style>
    <style:style style:name="T102" style:family="text">
      <style:text-properties fo:font-style="italic" fo:font-weight="normal" officeooo:rsid="00857c25" style:font-style-asian="italic" style:font-weight-asian="normal" style:font-style-complex="italic" style:font-weight-complex="normal"/>
    </style:style>
    <style:style style:name="T103" style:family="text">
      <style:text-properties fo:font-style="italic" fo:font-weight="normal" officeooo:rsid="00b118ee" style:font-style-asian="italic" style:font-weight-asian="normal" style:font-style-complex="italic" style:font-weight-complex="normal"/>
    </style:style>
    <style:style style:name="T104" style:family="text">
      <style:text-properties fo:font-style="italic" fo:font-weight="normal" officeooo:rsid="005e1bca" style:font-style-asian="italic" style:font-weight-asian="normal" style:font-style-complex="italic" style:font-weight-complex="normal"/>
    </style:style>
    <style:style style:name="T105" style:family="text">
      <style:text-properties fo:font-style="italic" fo:font-weight="normal" officeooo:rsid="00b1f3f0" style:font-style-asian="italic" style:font-weight-asian="normal" style:font-style-complex="italic" style:font-weight-complex="normal"/>
    </style:style>
    <style:style style:name="T106" style:family="text">
      <style:text-properties fo:font-style="italic" fo:font-weight="normal" officeooo:rsid="00da4c7d" style:font-style-asian="italic" style:font-weight-asian="normal" style:font-style-complex="italic" style:font-weight-complex="normal"/>
    </style:style>
    <style:style style:name="T107" style:family="text">
      <style:text-properties fo:font-style="italic" fo:font-weight="normal" officeooo:rsid="00dc44be" style:font-style-asian="italic" style:font-weight-asian="normal" style:font-style-complex="italic" style:font-weight-complex="normal"/>
    </style:style>
    <style:style style:name="T108" style:family="text">
      <style:text-properties fo:font-style="italic" fo:font-weight="normal" officeooo:rsid="00e9ade0" style:font-style-asian="italic" style:font-weight-asian="normal" style:font-style-complex="italic" style:font-weight-complex="normal"/>
    </style:style>
    <style:style style:name="T109" style:family="text">
      <style:text-properties fo:font-style="italic" fo:font-weight="normal" officeooo:rsid="00ebe726" style:font-style-asian="italic" style:font-weight-asian="normal" style:font-style-complex="italic" style:font-weight-complex="normal"/>
    </style:style>
    <style:style style:name="T110" style:family="text">
      <style:text-properties fo:font-style="italic" fo:font-weight="normal" officeooo:rsid="00bc0048" style:font-style-asian="italic" style:font-weight-asian="normal" style:font-style-complex="italic" style:font-weight-complex="normal"/>
    </style:style>
    <style:style style:name="T111" style:family="text">
      <style:text-properties fo:font-style="italic" fo:font-weight="normal" officeooo:rsid="010e8ba0" style:font-style-asian="italic" style:font-weight-asian="normal" style:font-style-complex="italic" style:font-weight-complex="normal"/>
    </style:style>
    <style:style style:name="T112" style:family="text">
      <style:text-properties fo:font-style="italic" fo:font-weight="normal" officeooo:rsid="010f7252" style:font-style-asian="italic" style:font-weight-asian="normal" style:font-style-complex="italic" style:font-weight-complex="normal"/>
    </style:style>
    <style:style style:name="T113" style:family="text">
      <style:text-properties fo:font-style="italic" fo:font-weight="normal" officeooo:rsid="014a63a5" style:font-style-asian="italic" style:font-weight-asian="normal" style:font-style-complex="italic" style:font-weight-complex="normal"/>
    </style:style>
    <style:style style:name="T114" style:family="text">
      <style:text-properties fo:font-style="italic" fo:font-weight="normal" officeooo:rsid="01703175" style:font-style-asian="italic" style:font-weight-asian="normal" style:font-style-complex="italic" style:font-weight-complex="normal"/>
    </style:style>
    <style:style style:name="T115" style:family="text">
      <style:text-properties fo:font-style="italic" fo:font-weight="normal" officeooo:rsid="01869373" style:font-style-asian="italic" style:font-weight-asian="normal" style:font-style-complex="italic" style:font-weight-complex="normal"/>
    </style:style>
    <style:style style:name="T116" style:family="text">
      <style:text-properties fo:font-style="italic" fo:font-weight="normal" officeooo:rsid="018b3b37" style:font-style-asian="italic" style:font-weight-asian="normal" style:font-style-complex="italic" style:font-weight-complex="normal"/>
    </style:style>
    <style:style style:name="T117" style:family="text">
      <style:text-properties fo:font-style="italic" fo:font-weight="normal" officeooo:rsid="008371d9" style:font-style-asian="italic" style:font-weight-asian="normal" style:font-style-complex="italic" style:font-weight-complex="normal"/>
    </style:style>
    <style:style style:name="T118" style:family="text">
      <style:text-properties fo:font-style="italic" fo:font-weight="normal" officeooo:rsid="01e163a8" style:font-style-asian="italic" style:font-weight-asian="normal" style:font-style-complex="italic" style:font-weight-complex="normal"/>
    </style:style>
    <style:style style:name="T119" style:family="text">
      <style:text-properties fo:font-style="italic" fo:font-weight="normal" officeooo:rsid="017d71d8" style:font-style-asian="italic" style:font-weight-asian="normal" style:font-style-complex="italic" style:font-weight-complex="normal"/>
    </style:style>
    <style:style style:name="T120" style:family="text">
      <style:text-properties fo:font-style="italic" fo:font-weight="normal" officeooo:rsid="020b74ed" style:font-style-asian="italic" style:font-weight-asian="normal" style:font-style-complex="italic" style:font-weight-complex="normal"/>
    </style:style>
    <style:style style:name="T121" style:family="text">
      <style:text-properties fo:font-style="italic" fo:font-weight="normal" officeooo:rsid="0120ac38" style:font-style-asian="italic" style:font-weight-asian="normal" style:font-style-complex="italic" style:font-weight-complex="normal"/>
    </style:style>
    <style:style style:name="T122" style:family="text">
      <style:text-properties fo:font-style="italic" fo:font-weight="normal" officeooo:rsid="0259e231" style:font-style-asian="italic" style:font-weight-asian="normal" style:font-style-complex="italic" style:font-weight-complex="normal"/>
    </style:style>
    <style:style style:name="T123" style:family="text">
      <style:text-properties fo:font-style="italic" fo:font-weight="normal" officeooo:rsid="02823338" style:font-style-asian="italic" style:font-weight-asian="normal" style:font-style-complex="italic" style:font-weight-complex="normal"/>
    </style:style>
    <style:style style:name="T124" style:family="text">
      <style:text-properties fo:font-style="italic" fo:font-weight="normal" officeooo:rsid="02831179" style:font-style-asian="italic" style:font-weight-asian="normal" style:font-style-complex="italic" style:font-weight-complex="normal"/>
    </style:style>
    <style:style style:name="T125" style:family="text">
      <style:text-properties fo:font-style="italic" fo:font-weight="normal" officeooo:rsid="0278b042" style:font-style-asian="italic" style:font-weight-asian="normal" style:font-style-complex="italic" style:font-weight-complex="normal"/>
    </style:style>
    <style:style style:name="T126" style:family="text">
      <style:text-properties fo:font-style="italic" fo:font-weight="normal" officeooo:rsid="0284add6" style:font-style-asian="italic" style:font-weight-asian="normal" style:font-style-complex="italic" style:font-weight-complex="normal"/>
    </style:style>
    <style:style style:name="T127" style:family="text">
      <style:text-properties fo:font-style="italic" fo:font-weight="normal" officeooo:rsid="02854fd8" style:font-style-asian="italic" style:font-weight-asian="normal" style:font-style-complex="italic" style:font-weight-complex="normal"/>
    </style:style>
    <style:style style:name="T128" style:family="text">
      <style:text-properties fo:font-style="italic" fo:font-weight="normal" officeooo:rsid="028592a7" style:font-style-asian="italic" style:font-weight-asian="normal" style:font-style-complex="italic" style:font-weight-complex="normal"/>
    </style:style>
    <style:style style:name="T129" style:family="text">
      <style:text-properties fo:font-style="italic" fo:font-weight="normal" officeooo:rsid="02d70b49" style:font-style-asian="italic" style:font-weight-asian="normal" style:font-style-complex="italic" style:font-weight-complex="normal"/>
    </style:style>
    <style:style style:name="T130" style:family="text">
      <style:text-properties fo:font-style="italic" fo:font-weight="normal" officeooo:rsid="02d0ce3c" style:font-style-asian="italic" style:font-weight-asian="normal" style:font-style-complex="italic" style:font-weight-complex="normal"/>
    </style:style>
    <style:style style:name="T131" style:family="text">
      <style:text-properties fo:font-style="italic" fo:font-weight="normal" officeooo:rsid="02e15897" style:font-style-asian="italic" style:font-weight-asian="normal" style:font-style-complex="italic" style:font-weight-complex="normal"/>
    </style:style>
    <style:style style:name="T132" style:family="text">
      <style:text-properties fo:font-style="italic" fo:font-weight="normal" officeooo:rsid="00fbd112" style:font-style-asian="italic" style:font-weight-asian="normal" style:font-style-complex="italic" style:font-weight-complex="normal"/>
    </style:style>
    <style:style style:name="T133" style:family="text">
      <style:text-properties fo:font-style="italic" fo:font-weight="normal" officeooo:rsid="02ffa918" style:font-style-asian="italic" style:font-weight-asian="normal" style:font-style-complex="italic" style:font-weight-complex="normal"/>
    </style:style>
    <style:style style:name="T134" style:family="text">
      <style:text-properties fo:font-style="italic" fo:font-weight="normal" officeooo:rsid="0305984c" style:font-style-asian="italic" style:font-weight-asian="normal" style:font-style-complex="italic" style:font-weight-complex="normal"/>
    </style:style>
    <style:style style:name="T135" style:family="text">
      <style:text-properties fo:font-style="italic" fo:font-weight="normal" officeooo:rsid="0306ff8b" style:font-style-asian="italic" style:font-weight-asian="normal" style:font-style-complex="italic" style:font-weight-complex="normal"/>
    </style:style>
    <style:style style:name="T136" style:family="text">
      <style:text-properties fo:font-style="italic" fo:font-weight="normal" officeooo:rsid="0307ae3b" style:font-style-asian="italic" style:font-weight-asian="normal" style:font-style-complex="italic" style:font-weight-complex="normal"/>
    </style:style>
    <style:style style:name="T137" style:family="text">
      <style:text-properties fo:font-style="italic" fo:font-weight="normal" officeooo:rsid="03087058" style:font-style-asian="italic" style:font-weight-asian="normal" style:font-style-complex="italic" style:font-weight-complex="normal"/>
    </style:style>
    <style:style style:name="T138" style:family="text">
      <style:text-properties fo:font-style="italic" fo:font-weight="normal" officeooo:rsid="00ea7bf7" style:font-style-asian="italic" style:font-weight-asian="normal" style:font-style-complex="italic" style:font-weight-complex="normal"/>
    </style:style>
    <style:style style:name="T139" style:family="text">
      <style:text-properties fo:font-style="italic" fo:font-weight="normal" officeooo:rsid="03142cea" style:font-style-asian="italic" style:font-weight-asian="normal" style:font-style-complex="italic" style:font-weight-complex="normal"/>
    </style:style>
    <style:style style:name="T14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1" style:family="text">
      <style:text-properties fo:font-style="italic" style:text-underline-style="none" fo:font-weight="bold" style:font-style-asian="italic" style:font-weight-asian="bold" style:font-style-complex="italic" style:font-weight-complex="bold"/>
    </style:style>
    <style:style style:name="T142" style:family="text">
      <style:text-properties fo:font-style="italic" style:text-underline-style="none" fo:font-weight="bold" officeooo:rsid="000a6551" style:font-style-asian="italic" style:font-weight-asian="bold" style:font-style-complex="italic" style:font-weight-complex="bold"/>
    </style:style>
    <style:style style:name="T143" style:family="text">
      <style:text-properties fo:font-style="italic" style:text-underline-style="none" officeooo:rsid="00ebe726" style:font-style-asian="italic" style:font-style-complex="italic"/>
    </style:style>
    <style:style style:name="T144" style:family="text">
      <style:text-properties fo:font-style="italic" style:text-underline-style="none" officeooo:rsid="00f3f518" style:font-style-asian="italic" style:font-style-complex="italic"/>
    </style:style>
    <style:style style:name="T145" style:family="text">
      <style:text-properties fo:font-style="italic" style:text-underline-style="none" fo:font-weight="normal" style:font-style-asian="italic" style:font-weight-asian="normal" style:font-style-complex="italic" style:font-weight-complex="normal"/>
    </style:style>
    <style:style style:name="T146" style:family="text">
      <style:text-properties fo:font-style="italic" style:text-underline-style="none" fo:font-weight="normal" officeooo:rsid="02dab81f" style:font-style-asian="italic" style:font-weight-asian="normal" style:font-style-complex="italic" style:font-weight-complex="normal"/>
    </style:style>
    <style:style style:name="T147" style:family="text">
      <style:text-properties fo:font-style="italic" style:text-underline-style="none" fo:font-weight="normal" officeooo:rsid="02e15897" style:font-style-asian="italic" style:font-weight-asian="normal" style:font-style-complex="italic" style:font-weight-complex="normal"/>
    </style:style>
    <style:style style:name="T148" style:family="text">
      <style:text-properties fo:font-size="40pt" officeooo:rsid="02a2e511" style:font-size-asian="40pt" style:font-size-complex="40pt"/>
    </style:style>
    <style:style style:name="T149" style:family="text">
      <style:text-properties fo:font-weight="bold" style:font-weight-asian="bold" style:font-weight-complex="bold"/>
    </style:style>
    <style:style style:name="T150" style:family="text">
      <style:text-properties fo:font-weight="bold" officeooo:rsid="000efeb6" style:font-weight-asian="bold" style:font-weight-complex="bold"/>
    </style:style>
    <style:style style:name="T151" style:family="text">
      <style:text-properties fo:font-weight="bold" officeooo:rsid="000fc06c" style:font-weight-asian="bold" style:font-weight-complex="bold"/>
    </style:style>
    <style:style style:name="T152" style:family="text">
      <style:text-properties fo:font-weight="bold" officeooo:rsid="00190df0" style:font-weight-asian="bold" style:font-weight-complex="bold"/>
    </style:style>
    <style:style style:name="T153" style:family="text">
      <style:text-properties fo:font-weight="bold" officeooo:rsid="003c5055" style:font-weight-asian="bold" style:font-weight-complex="bold"/>
    </style:style>
    <style:style style:name="T154" style:family="text">
      <style:text-properties fo:font-weight="bold" officeooo:rsid="0034bc4f" style:font-weight-asian="bold" style:font-weight-complex="bold"/>
    </style:style>
    <style:style style:name="T155" style:family="text">
      <style:text-properties fo:font-weight="bold" officeooo:rsid="010c716f" style:font-weight-asian="bold" style:font-weight-complex="bold"/>
    </style:style>
    <style:style style:name="T156" style:family="text">
      <style:text-properties fo:font-weight="bold" officeooo:rsid="000a6551" style:font-weight-asian="bold" style:font-weight-complex="bold"/>
    </style:style>
    <style:style style:name="T157" style:family="text">
      <style:text-properties fo:font-weight="bold" officeooo:rsid="00f7587f" style:font-weight-asian="bold" style:font-weight-complex="bold"/>
    </style:style>
    <style:style style:name="T158" style:family="text">
      <style:text-properties fo:font-weight="bold" officeooo:rsid="013c683f" style:font-weight-asian="bold" style:font-weight-complex="bold"/>
    </style:style>
    <style:style style:name="T159" style:family="text">
      <style:text-properties fo:font-weight="bold" officeooo:rsid="005c77d9" style:font-weight-asian="bold" style:font-weight-complex="bold"/>
    </style:style>
    <style:style style:name="T160" style:family="text">
      <style:text-properties fo:font-weight="bold" officeooo:rsid="00a668d6" style:font-weight-asian="bold" style:font-weight-complex="bold"/>
    </style:style>
    <style:style style:name="T161" style:family="text">
      <style:text-properties fo:font-weight="bold" officeooo:rsid="01972c1b" style:font-weight-asian="bold" style:font-weight-complex="bold"/>
    </style:style>
    <style:style style:name="T162" style:family="text">
      <style:text-properties fo:font-weight="bold" officeooo:rsid="006e6f99" style:font-weight-asian="bold" style:font-weight-complex="bold"/>
    </style:style>
    <style:style style:name="T163" style:family="text">
      <style:text-properties fo:font-weight="bold" officeooo:rsid="0198f425" style:font-weight-asian="bold" style:font-weight-complex="bold"/>
    </style:style>
    <style:style style:name="T164" style:family="text">
      <style:text-properties fo:font-weight="bold" officeooo:rsid="00c6d5bf" style:font-weight-asian="bold" style:font-weight-complex="bold"/>
    </style:style>
    <style:style style:name="T165" style:family="text">
      <style:text-properties fo:font-weight="bold" officeooo:rsid="01b42ceb" style:font-weight-asian="bold" style:font-weight-complex="bold"/>
    </style:style>
    <style:style style:name="T166" style:family="text">
      <style:text-properties fo:font-weight="bold" officeooo:rsid="01bba535" style:font-weight-asian="bold" style:font-weight-complex="bold"/>
    </style:style>
    <style:style style:name="T167" style:family="text">
      <style:text-properties fo:font-weight="bold" officeooo:rsid="01bd084e" style:font-weight-asian="bold" style:font-weight-complex="bold"/>
    </style:style>
    <style:style style:name="T168" style:family="text">
      <style:text-properties fo:font-weight="bold" officeooo:rsid="01c6bb4c" style:font-weight-asian="bold" style:font-weight-complex="bold"/>
    </style:style>
    <style:style style:name="T169" style:family="text">
      <style:text-properties fo:font-weight="bold" officeooo:rsid="01cc78dc" style:font-weight-asian="bold" style:font-weight-complex="bold"/>
    </style:style>
    <style:style style:name="T170" style:family="text">
      <style:text-properties fo:font-weight="bold" officeooo:rsid="01ce00cd" style:font-weight-asian="bold" style:font-weight-complex="bold"/>
    </style:style>
    <style:style style:name="T171" style:family="text">
      <style:text-properties fo:font-weight="bold" officeooo:rsid="01e21a6d" style:font-weight-asian="bold" style:font-weight-complex="bold"/>
    </style:style>
    <style:style style:name="T172" style:family="text">
      <style:text-properties fo:font-weight="bold" officeooo:rsid="01e530ff" style:font-weight-asian="bold" style:font-weight-complex="bold"/>
    </style:style>
    <style:style style:name="T173" style:family="text">
      <style:text-properties fo:font-weight="bold" officeooo:rsid="021c4342" style:font-weight-asian="bold" style:font-weight-complex="bold"/>
    </style:style>
    <style:style style:name="T174" style:family="text">
      <style:text-properties fo:font-weight="bold" officeooo:rsid="022530ae" style:font-weight-asian="bold" style:font-weight-complex="bold"/>
    </style:style>
    <style:style style:name="T175" style:family="text">
      <style:text-properties fo:font-weight="bold" officeooo:rsid="0236215c" style:font-weight-asian="bold" style:font-weight-complex="bold"/>
    </style:style>
    <style:style style:name="T176" style:family="text">
      <style:text-properties fo:font-weight="bold" officeooo:rsid="0239c52c" style:font-weight-asian="bold" style:font-weight-complex="bold"/>
    </style:style>
    <style:style style:name="T177" style:family="text">
      <style:text-properties fo:font-weight="bold" officeooo:rsid="023df095" style:font-weight-asian="bold" style:font-weight-complex="bold"/>
    </style:style>
    <style:style style:name="T178" style:family="text">
      <style:text-properties fo:font-weight="bold" officeooo:rsid="01942559" style:font-weight-asian="bold" style:font-weight-complex="bold"/>
    </style:style>
    <style:style style:name="T179" style:family="text">
      <style:text-properties fo:font-weight="bold" officeooo:rsid="024ef493" style:font-weight-asian="bold" style:font-weight-complex="bold"/>
    </style:style>
    <style:style style:name="T180" style:family="text">
      <style:text-properties fo:font-weight="bold" officeooo:rsid="0250c466" style:font-weight-asian="bold" style:font-weight-complex="bold"/>
    </style:style>
    <style:style style:name="T181" style:family="text">
      <style:text-properties fo:font-weight="bold" officeooo:rsid="02548105" style:font-weight-asian="bold" style:font-weight-complex="bold"/>
    </style:style>
    <style:style style:name="T182" style:family="text">
      <style:text-properties fo:font-weight="bold" officeooo:rsid="02583b16" style:font-weight-asian="bold" style:font-weight-complex="bold"/>
    </style:style>
    <style:style style:name="T183" style:family="text">
      <style:text-properties fo:font-weight="bold" officeooo:rsid="028ad026" style:font-weight-asian="bold" style:font-weight-complex="bold"/>
    </style:style>
    <style:style style:name="T184" style:family="text">
      <style:text-properties fo:font-weight="bold" officeooo:rsid="028e3594" style:font-weight-asian="bold" style:font-weight-complex="bold"/>
    </style:style>
    <style:style style:name="T185" style:family="text">
      <style:text-properties fo:font-weight="bold" officeooo:rsid="028f742e" style:font-weight-asian="bold" style:font-weight-complex="bold"/>
    </style:style>
    <style:style style:name="T186" style:family="text">
      <style:text-properties fo:font-weight="bold" officeooo:rsid="005989f9" style:font-weight-asian="bold" style:font-weight-complex="bold"/>
    </style:style>
    <style:style style:name="T187" style:family="text">
      <style:text-properties fo:font-weight="bold" officeooo:rsid="005aafe8" style:font-weight-asian="bold" style:font-weight-complex="bold"/>
    </style:style>
    <style:style style:name="T188" style:family="text">
      <style:text-properties fo:font-weight="bold" officeooo:rsid="005d5455" style:font-weight-asian="bold" style:font-weight-complex="bold"/>
    </style:style>
    <style:style style:name="T189" style:family="text">
      <style:text-properties fo:font-weight="bold" officeooo:rsid="029ac14d" style:font-weight-asian="bold" style:font-weight-complex="bold"/>
    </style:style>
    <style:style style:name="T190" style:family="text">
      <style:text-properties fo:font-weight="bold" officeooo:rsid="02973b1b" style:font-weight-asian="bold" style:font-weight-complex="bold"/>
    </style:style>
    <style:style style:name="T191" style:family="text">
      <style:text-properties fo:font-weight="bold" officeooo:rsid="029c58b6" style:font-weight-asian="bold" style:font-weight-complex="bold"/>
    </style:style>
    <style:style style:name="T192" style:family="text">
      <style:text-properties fo:font-weight="bold" officeooo:rsid="029ba440" style:font-weight-asian="bold" style:font-weight-complex="bold"/>
    </style:style>
    <style:style style:name="T193" style:family="text">
      <style:text-properties fo:font-weight="bold" officeooo:rsid="02c9c786" style:font-weight-asian="bold" style:font-weight-complex="bold"/>
    </style:style>
    <style:style style:name="T194" style:family="text">
      <style:text-properties fo:font-weight="bold" officeooo:rsid="02d70b49" style:font-weight-asian="bold" style:font-weight-complex="bold"/>
    </style:style>
    <style:style style:name="T195" style:family="text">
      <style:text-properties fo:font-weight="bold" officeooo:rsid="02dc4eb0" style:font-weight-asian="bold" style:font-weight-complex="bold"/>
    </style:style>
    <style:style style:name="T196" style:family="text">
      <style:text-properties fo:font-weight="bold" officeooo:rsid="00857c25" style:font-weight-asian="bold" style:font-weight-complex="bold"/>
    </style:style>
    <style:style style:name="T197" style:family="text">
      <style:text-properties fo:font-weight="bold" officeooo:rsid="00d897b6" style:font-weight-asian="bold" style:font-weight-complex="bold"/>
    </style:style>
    <style:style style:name="T198" style:family="text">
      <style:text-properties fo:font-weight="bold" officeooo:rsid="02e3209d" style:font-weight-asian="bold" style:font-weight-complex="bold"/>
    </style:style>
    <style:style style:name="T199" style:family="text">
      <style:text-properties fo:font-weight="bold" officeooo:rsid="02e74685" style:font-weight-asian="bold" style:font-weight-complex="bold"/>
    </style:style>
    <style:style style:name="T200" style:family="text">
      <style:text-properties fo:font-weight="bold" officeooo:rsid="02eb17c6" style:font-weight-asian="bold" style:font-weight-complex="bold"/>
    </style:style>
    <style:style style:name="T201" style:family="text">
      <style:text-properties fo:font-weight="bold" officeooo:rsid="0304aa62" style:font-weight-asian="bold" style:font-weight-complex="bold"/>
    </style:style>
    <style:style style:name="T202" style:family="text">
      <style:text-properties fo:font-weight="bold" officeooo:rsid="031299a0" style:font-weight-asian="bold" style:font-weight-complex="bold"/>
    </style:style>
    <style:style style:name="T203" style:family="text">
      <style:text-properties fo:font-weight="bold" officeooo:rsid="03157628" style:font-weight-asian="bold" style:font-weight-complex="bold"/>
    </style:style>
    <style:style style:name="T204" style:family="text">
      <style:text-properties fo:font-weight="bold" officeooo:rsid="0317b948" style:font-weight-asian="bold" style:font-weight-complex="bold"/>
    </style:style>
    <style:style style:name="T205" style:family="text">
      <style:text-properties fo:font-weight="bold" officeooo:rsid="03198a08" style:font-weight-asian="bold" style:font-weight-complex="bold"/>
    </style:style>
    <style:style style:name="T206" style:family="text">
      <style:text-properties fo:font-weight="bold" officeooo:rsid="031b0cd6" style:font-weight-asian="bold" style:font-weight-complex="bold"/>
    </style:style>
    <style:style style:name="T207" style:family="text">
      <style:text-properties fo:font-weight="bold" officeooo:rsid="032c5a6f" style:font-weight-asian="bold" style:font-weight-complex="bold"/>
    </style:style>
    <style:style style:name="T208" style:family="text">
      <style:text-properties fo:font-weight="bold" officeooo:rsid="03313c8d" style:font-weight-asian="bold" style:font-weight-complex="bold"/>
    </style:style>
    <style:style style:name="T209" style:family="text">
      <style:text-properties fo:font-weight="bold" officeooo:rsid="032e4d37" style:font-weight-asian="bold" style:font-weight-complex="bold"/>
    </style:style>
    <style:style style:name="T210" style:family="text">
      <style:text-properties fo:font-weight="bold" officeooo:rsid="03349498" style:font-weight-asian="bold" style:font-weight-complex="bold"/>
    </style:style>
    <style:style style:name="T211" style:family="text">
      <style:text-properties fo:font-weight="bold" fo:background-color="transparent" loext:char-shading-value="0" style:font-weight-asian="bold" style:font-weight-complex="bold"/>
    </style:style>
    <style:style style:name="T212" style:family="text">
      <style:text-properties fo:font-weight="bold" officeooo:rsid="02326edd" fo:background-color="transparent" loext:char-shading-value="0" style:font-weight-asian="bold" style:font-weight-complex="bold"/>
    </style:style>
    <style:style style:name="T213" style:family="text">
      <style:text-properties fo:font-weight="bold" fo:background-color="#ffff00" loext:char-shading-value="0" style:font-weight-asian="bold" style:font-weight-complex="bold"/>
    </style:style>
    <style:style style:name="T214" style:family="text">
      <style:text-properties fo:font-weight="bold" officeooo:rsid="0236215c" fo:background-color="#ffff00" loext:char-shading-value="0" style:font-weight-asian="bold" style:font-weight-complex="bold"/>
    </style:style>
    <style:style style:name="T215" style:family="text">
      <style:text-properties fo:font-weight="bold" officeooo:rsid="020fd122" fo:background-color="#ffff00" loext:char-shading-value="0" style:font-weight-asian="bold" style:font-weight-complex="bold"/>
    </style:style>
    <style:style style:name="T216" style:family="text">
      <style:text-properties fo:font-weight="bold" officeooo:rsid="02990a64" fo:background-color="#ffcc00" loext:char-shading-value="0" style:font-weight-asian="bold" style:font-weight-complex="bold"/>
    </style:style>
    <style:style style:name="T217" style:family="text">
      <style:text-properties fo:font-weight="bold" officeooo:rsid="029ac14d" fo:background-color="#ffcc00" loext:char-shading-value="0" style:font-weight-asian="bold" style:font-weight-complex="bold"/>
    </style:style>
    <style:style style:name="T218" style:family="text">
      <style:text-properties style:text-underline-style="solid" style:text-underline-width="auto" style:text-underline-color="font-color" fo:font-weight="bold" officeooo:rsid="000a6551" style:font-weight-asian="bold" style:font-weight-complex="bold"/>
    </style:style>
    <style:style style:name="T219" style:family="text">
      <style:text-properties style:text-underline-style="solid" style:text-underline-width="auto" style:text-underline-color="font-color" fo:font-weight="bold" officeooo:rsid="00190df0" style:font-weight-asian="bold" style:font-weight-complex="bold"/>
    </style:style>
    <style:style style:name="T220" style:family="text">
      <style:text-properties fo:font-weight="normal" style:font-weight-asian="normal" style:font-weight-complex="normal"/>
    </style:style>
    <style:style style:name="T221" style:family="text">
      <style:text-properties fo:font-weight="normal" officeooo:rsid="0011455a" style:font-weight-asian="normal" style:font-weight-complex="normal"/>
    </style:style>
    <style:style style:name="T222" style:family="text">
      <style:text-properties fo:font-weight="normal" officeooo:rsid="0034bc4f" style:font-weight-asian="normal" style:font-weight-complex="normal"/>
    </style:style>
    <style:style style:name="T223" style:family="text">
      <style:text-properties fo:font-weight="normal" officeooo:rsid="0198f425" style:font-weight-asian="normal" style:font-weight-complex="normal"/>
    </style:style>
    <style:style style:name="T224" style:family="text">
      <style:text-properties fo:font-weight="normal" officeooo:rsid="019fbdbc" style:font-weight-asian="normal" style:font-weight-complex="normal"/>
    </style:style>
    <style:style style:name="T225" style:family="text">
      <style:text-properties fo:font-weight="normal" officeooo:rsid="006e6f99" style:font-weight-asian="normal" style:font-weight-complex="normal"/>
    </style:style>
    <style:style style:name="T226" style:family="text">
      <style:text-properties fo:font-weight="normal" officeooo:rsid="01cc78dc" style:font-weight-asian="normal" style:font-weight-complex="normal"/>
    </style:style>
    <style:style style:name="T227" style:family="text">
      <style:text-properties fo:font-weight="normal" officeooo:rsid="01ccb4ae" style:font-weight-asian="normal" style:font-weight-complex="normal"/>
    </style:style>
    <style:style style:name="T228" style:family="text">
      <style:text-properties fo:font-weight="normal" officeooo:rsid="01cff4e9" style:font-weight-asian="normal" style:font-weight-complex="normal"/>
    </style:style>
    <style:style style:name="T229" style:family="text">
      <style:text-properties fo:font-weight="normal" officeooo:rsid="01d8e096" style:font-weight-asian="normal" style:font-weight-complex="normal"/>
    </style:style>
    <style:style style:name="T230" style:family="text">
      <style:text-properties fo:font-weight="normal" officeooo:rsid="01e21a6d" style:font-weight-asian="normal" style:font-weight-complex="normal"/>
    </style:style>
    <style:style style:name="T231" style:family="text">
      <style:text-properties fo:font-weight="normal" officeooo:rsid="01e60733" style:font-weight-asian="normal" style:font-weight-complex="normal"/>
    </style:style>
    <style:style style:name="T232" style:family="text">
      <style:text-properties fo:font-weight="normal" officeooo:rsid="01f539bb" style:font-weight-asian="normal" style:font-weight-complex="normal"/>
    </style:style>
    <style:style style:name="T233" style:family="text">
      <style:text-properties fo:font-weight="normal" officeooo:rsid="02326edd" style:font-weight-asian="normal" style:font-weight-complex="normal"/>
    </style:style>
    <style:style style:name="T234" style:family="text">
      <style:text-properties fo:font-weight="normal" officeooo:rsid="0236215c" style:font-weight-asian="normal" style:font-weight-complex="normal"/>
    </style:style>
    <style:style style:name="T235" style:family="text">
      <style:text-properties fo:font-weight="normal" officeooo:rsid="02409f0d" style:font-weight-asian="normal" style:font-weight-complex="normal"/>
    </style:style>
    <style:style style:name="T236" style:family="text">
      <style:text-properties fo:font-weight="normal" officeooo:rsid="02548105" style:font-weight-asian="normal" style:font-weight-complex="normal"/>
    </style:style>
    <style:style style:name="T237" style:family="text">
      <style:text-properties fo:font-weight="normal" officeooo:rsid="02583b16" style:font-weight-asian="normal" style:font-weight-complex="normal"/>
    </style:style>
    <style:style style:name="T238" style:family="text">
      <style:text-properties fo:font-weight="normal" officeooo:rsid="01972c1b" style:font-weight-asian="normal" style:font-weight-complex="normal"/>
    </style:style>
    <style:style style:name="T239" style:family="text">
      <style:text-properties fo:font-weight="normal" officeooo:rsid="0259e231" style:font-weight-asian="normal" style:font-weight-complex="normal"/>
    </style:style>
    <style:style style:name="T240" style:family="text">
      <style:text-properties fo:font-weight="normal" officeooo:rsid="025b8ca3" style:font-weight-asian="normal" style:font-weight-complex="normal"/>
    </style:style>
    <style:style style:name="T241" style:family="text">
      <style:text-properties fo:font-weight="normal" officeooo:rsid="025cd94f" style:font-weight-asian="normal" style:font-weight-complex="normal"/>
    </style:style>
    <style:style style:name="T242" style:family="text">
      <style:text-properties fo:font-weight="normal" officeooo:rsid="025da500" style:font-weight-asian="normal" style:font-weight-complex="normal"/>
    </style:style>
    <style:style style:name="T243" style:family="text">
      <style:text-properties fo:font-weight="normal" officeooo:rsid="025f4697" style:font-weight-asian="normal" style:font-weight-complex="normal"/>
    </style:style>
    <style:style style:name="T244" style:family="text">
      <style:text-properties fo:font-weight="normal" officeooo:rsid="0260058c" style:font-weight-asian="normal" style:font-weight-complex="normal"/>
    </style:style>
    <style:style style:name="T245" style:family="text">
      <style:text-properties fo:font-weight="normal" officeooo:rsid="0261d026" style:font-weight-asian="normal" style:font-weight-complex="normal"/>
    </style:style>
    <style:style style:name="T246" style:family="text">
      <style:text-properties fo:font-weight="normal" officeooo:rsid="0263600c" style:font-weight-asian="normal" style:font-weight-complex="normal"/>
    </style:style>
    <style:style style:name="T247" style:family="text">
      <style:text-properties fo:font-weight="normal" officeooo:rsid="026453ac" style:font-weight-asian="normal" style:font-weight-complex="normal"/>
    </style:style>
    <style:style style:name="T248" style:family="text">
      <style:text-properties fo:font-weight="normal" officeooo:rsid="0275c343" style:font-weight-asian="normal" style:font-weight-complex="normal"/>
    </style:style>
    <style:style style:name="T249" style:family="text">
      <style:text-properties fo:font-weight="normal" officeooo:rsid="0278b042" style:font-weight-asian="normal" style:font-weight-complex="normal"/>
    </style:style>
    <style:style style:name="T250" style:family="text">
      <style:text-properties fo:font-weight="normal" officeooo:rsid="027a2db2" style:font-weight-asian="normal" style:font-weight-complex="normal"/>
    </style:style>
    <style:style style:name="T251" style:family="text">
      <style:text-properties fo:font-weight="normal" officeooo:rsid="027b58d0" style:font-weight-asian="normal" style:font-weight-complex="normal"/>
    </style:style>
    <style:style style:name="T252" style:family="text">
      <style:text-properties fo:font-weight="normal" officeooo:rsid="027c8504" style:font-weight-asian="normal" style:font-weight-complex="normal"/>
    </style:style>
    <style:style style:name="T253" style:family="text">
      <style:text-properties fo:font-weight="normal" officeooo:rsid="027e6400" style:font-weight-asian="normal" style:font-weight-complex="normal"/>
    </style:style>
    <style:style style:name="T254" style:family="text">
      <style:text-properties fo:font-weight="normal" officeooo:rsid="027f6500" style:font-weight-asian="normal" style:font-weight-complex="normal"/>
    </style:style>
    <style:style style:name="T255" style:family="text">
      <style:text-properties fo:font-weight="normal" officeooo:rsid="02823338" style:font-weight-asian="normal" style:font-weight-complex="normal"/>
    </style:style>
    <style:style style:name="T256" style:family="text">
      <style:text-properties fo:font-weight="normal" officeooo:rsid="0283cc93" style:font-weight-asian="normal" style:font-weight-complex="normal"/>
    </style:style>
    <style:style style:name="T257" style:family="text">
      <style:text-properties fo:font-weight="normal" officeooo:rsid="02854fd8" style:font-weight-asian="normal" style:font-weight-complex="normal"/>
    </style:style>
    <style:style style:name="T258" style:family="text">
      <style:text-properties fo:font-weight="normal" officeooo:rsid="028592a7" style:font-weight-asian="normal" style:font-weight-complex="normal"/>
    </style:style>
    <style:style style:name="T259" style:family="text">
      <style:text-properties fo:font-weight="normal" officeooo:rsid="0288cbb9" style:font-weight-asian="normal" style:font-weight-complex="normal"/>
    </style:style>
    <style:style style:name="T260" style:family="text">
      <style:text-properties fo:font-weight="normal" officeooo:rsid="0289cc63" style:font-weight-asian="normal" style:font-weight-complex="normal"/>
    </style:style>
    <style:style style:name="T261" style:family="text">
      <style:text-properties fo:font-weight="normal" officeooo:rsid="028cc479" style:font-weight-asian="normal" style:font-weight-complex="normal"/>
    </style:style>
    <style:style style:name="T262" style:family="text">
      <style:text-properties fo:font-weight="normal" officeooo:rsid="028e3594" style:font-weight-asian="normal" style:font-weight-complex="normal"/>
    </style:style>
    <style:style style:name="T263" style:family="text">
      <style:text-properties fo:font-weight="normal" officeooo:rsid="028f742e" style:font-weight-asian="normal" style:font-weight-complex="normal"/>
    </style:style>
    <style:style style:name="T264" style:family="text">
      <style:text-properties fo:font-weight="normal" officeooo:rsid="0294207c" style:font-weight-asian="normal" style:font-weight-complex="normal"/>
    </style:style>
    <style:style style:name="T265" style:family="text">
      <style:text-properties fo:font-weight="normal" officeooo:rsid="0295ad79" style:font-weight-asian="normal" style:font-weight-complex="normal"/>
    </style:style>
    <style:style style:name="T266" style:family="text">
      <style:text-properties fo:font-weight="normal" officeooo:rsid="02973b1b" style:font-weight-asian="normal" style:font-weight-complex="normal"/>
    </style:style>
    <style:style style:name="T267" style:family="text">
      <style:text-properties fo:font-weight="normal" officeooo:rsid="02990a64" style:font-weight-asian="normal" style:font-weight-complex="normal"/>
    </style:style>
    <style:style style:name="T268" style:family="text">
      <style:text-properties fo:font-weight="normal" officeooo:rsid="029ac14d" style:font-weight-asian="normal" style:font-weight-complex="normal"/>
    </style:style>
    <style:style style:name="T269" style:family="text">
      <style:text-properties fo:font-weight="normal" officeooo:rsid="029ba440" style:font-weight-asian="normal" style:font-weight-complex="normal"/>
    </style:style>
    <style:style style:name="T270" style:family="text">
      <style:text-properties fo:font-weight="normal" officeooo:rsid="029c58b6" style:font-weight-asian="normal" style:font-weight-complex="normal"/>
    </style:style>
    <style:style style:name="T271" style:family="text">
      <style:text-properties fo:font-weight="normal" officeooo:rsid="016ff0d8" style:font-weight-asian="normal" style:font-weight-complex="normal"/>
    </style:style>
    <style:style style:name="T272" style:family="text">
      <style:text-properties fo:font-weight="normal" officeooo:rsid="01703175" style:font-weight-asian="normal" style:font-weight-complex="normal"/>
    </style:style>
    <style:style style:name="T273" style:family="text">
      <style:text-properties fo:font-weight="normal" officeooo:rsid="02d70b49" style:font-weight-asian="normal" style:font-weight-complex="normal"/>
    </style:style>
    <style:style style:name="T274" style:family="text">
      <style:text-properties fo:font-weight="normal" officeooo:rsid="00857c25" style:font-weight-asian="normal" style:font-weight-complex="normal"/>
    </style:style>
    <style:style style:name="T275" style:family="text">
      <style:text-properties fo:font-weight="normal" officeooo:rsid="00d897b6" style:font-weight-asian="normal" style:font-weight-complex="normal"/>
    </style:style>
    <style:style style:name="T276" style:family="text">
      <style:text-properties fo:font-weight="normal" officeooo:rsid="02dc8ff9" style:font-weight-asian="normal" style:font-weight-complex="normal"/>
    </style:style>
    <style:style style:name="T277" style:family="text">
      <style:text-properties fo:font-weight="normal" officeooo:rsid="02e3209d" style:font-weight-asian="normal" style:font-weight-complex="normal"/>
    </style:style>
    <style:style style:name="T278" style:family="text">
      <style:text-properties fo:font-weight="normal" officeooo:rsid="02e74685" style:font-weight-asian="normal" style:font-weight-complex="normal"/>
    </style:style>
    <style:style style:name="T279" style:family="text">
      <style:text-properties fo:font-weight="normal" officeooo:rsid="00a668d6" style:font-weight-asian="normal" style:font-weight-complex="normal"/>
    </style:style>
    <style:style style:name="T280" style:family="text">
      <style:text-properties fo:font-weight="normal" officeooo:rsid="030517c2" style:font-weight-asian="normal" style:font-weight-complex="normal"/>
    </style:style>
    <style:style style:name="T281" style:family="text">
      <style:text-properties fo:font-weight="normal" officeooo:rsid="010e8ba0" style:font-weight-asian="normal" style:font-weight-complex="normal"/>
    </style:style>
    <style:style style:name="T282" style:family="text">
      <style:text-properties fo:font-weight="normal" officeooo:rsid="0314905a" style:font-weight-asian="normal" style:font-weight-complex="normal"/>
    </style:style>
    <style:style style:name="T283" style:family="text">
      <style:text-properties fo:font-weight="normal" officeooo:rsid="031ffc9c" style:font-weight-asian="normal" style:font-weight-complex="normal"/>
    </style:style>
    <style:style style:name="T284" style:family="text">
      <style:text-properties fo:font-weight="normal" officeooo:rsid="03271eae" style:font-weight-asian="normal" style:font-weight-complex="normal"/>
    </style:style>
    <style:style style:name="T285" style:family="text">
      <style:text-properties fo:font-weight="normal" officeooo:rsid="03313c8d" style:font-weight-asian="normal" style:font-weight-complex="normal"/>
    </style:style>
    <style:style style:name="T286" style:family="text">
      <style:text-properties fo:font-weight="normal" officeooo:rsid="031ffc9c" fo:background-color="transparent" loext:char-shading-value="0" style:font-weight-asian="normal" style:font-weight-complex="normal"/>
    </style:style>
    <style:style style:name="T287" style:family="text">
      <style:text-properties officeooo:rsid="000c6819"/>
    </style:style>
    <style:style style:name="T288" style:family="text">
      <style:text-properties officeooo:rsid="000d279d"/>
    </style:style>
    <style:style style:name="T289" style:family="text">
      <style:text-properties officeooo:rsid="000efeb6"/>
    </style:style>
    <style:style style:name="T290" style:family="text">
      <style:text-properties officeooo:rsid="000fc06c"/>
    </style:style>
    <style:style style:name="T291" style:family="text">
      <style:text-properties officeooo:rsid="0011455a"/>
    </style:style>
    <style:style style:name="T292" style:family="text">
      <style:text-properties officeooo:rsid="0012a870"/>
    </style:style>
    <style:style style:name="T293" style:family="text">
      <style:text-properties officeooo:rsid="0013b764"/>
    </style:style>
    <style:style style:name="T294" style:family="text">
      <style:text-properties fo:font-style="normal" style:font-style-asian="normal" style:font-style-complex="normal"/>
    </style:style>
    <style:style style:name="T295" style:family="text">
      <style:text-properties fo:font-style="normal" officeooo:rsid="0018cdea" style:font-style-asian="normal" style:font-style-complex="normal"/>
    </style:style>
    <style:style style:name="T296" style:family="text">
      <style:text-properties fo:font-style="normal" officeooo:rsid="00190df0" style:font-style-asian="normal" style:font-style-complex="normal"/>
    </style:style>
    <style:style style:name="T297" style:family="text">
      <style:text-properties fo:font-style="normal" officeooo:rsid="0029c431" style:font-style-asian="normal" style:font-style-complex="normal"/>
    </style:style>
    <style:style style:name="T298" style:family="text">
      <style:text-properties fo:font-style="normal" officeooo:rsid="002b59e7" style:font-style-asian="normal" style:font-style-complex="normal"/>
    </style:style>
    <style:style style:name="T299" style:family="text">
      <style:text-properties fo:font-style="normal" officeooo:rsid="002b6163" style:font-style-asian="normal" style:font-style-complex="normal"/>
    </style:style>
    <style:style style:name="T300" style:family="text">
      <style:text-properties fo:font-style="normal" officeooo:rsid="005989f9" style:font-style-asian="normal" style:font-style-complex="normal"/>
    </style:style>
    <style:style style:name="T301" style:family="text">
      <style:text-properties fo:font-style="normal" officeooo:rsid="005d5455" style:font-style-asian="normal" style:font-style-complex="normal"/>
    </style:style>
    <style:style style:name="T302" style:family="text">
      <style:text-properties fo:font-style="normal" officeooo:rsid="005e1bca" style:font-style-asian="normal" style:font-style-complex="normal"/>
    </style:style>
    <style:style style:name="T303" style:family="text">
      <style:text-properties fo:font-style="normal" officeooo:rsid="0089d108" style:font-style-asian="normal" style:font-style-complex="normal"/>
    </style:style>
    <style:style style:name="T304" style:family="text">
      <style:text-properties fo:font-style="normal" officeooo:rsid="008c91a8" style:font-style-asian="normal" style:font-style-complex="normal"/>
    </style:style>
    <style:style style:name="T305" style:family="text">
      <style:text-properties fo:font-style="normal" officeooo:rsid="008ce6f8" style:font-style-asian="normal" style:font-style-complex="normal"/>
    </style:style>
    <style:style style:name="T306" style:family="text">
      <style:text-properties fo:font-style="normal" officeooo:rsid="008d1645" style:font-style-asian="normal" style:font-style-complex="normal"/>
    </style:style>
    <style:style style:name="T307" style:family="text">
      <style:text-properties fo:font-style="normal" officeooo:rsid="008d49e0" style:font-style-asian="normal" style:font-style-complex="normal"/>
    </style:style>
    <style:style style:name="T308" style:family="text">
      <style:text-properties fo:font-style="normal" officeooo:rsid="008d633e" style:font-style-asian="normal" style:font-style-complex="normal"/>
    </style:style>
    <style:style style:name="T309" style:family="text">
      <style:text-properties fo:font-style="normal" officeooo:rsid="008d815f" style:font-style-asian="normal" style:font-style-complex="normal"/>
    </style:style>
    <style:style style:name="T310" style:family="text">
      <style:text-properties fo:font-style="normal" officeooo:rsid="008e111e" style:font-style-asian="normal" style:font-style-complex="normal"/>
    </style:style>
    <style:style style:name="T311" style:family="text">
      <style:text-properties fo:font-style="normal" officeooo:rsid="008f61af" style:font-style-asian="normal" style:font-style-complex="normal"/>
    </style:style>
    <style:style style:name="T312" style:family="text">
      <style:text-properties fo:font-style="normal" officeooo:rsid="00917ac7" style:font-style-asian="normal" style:font-style-complex="normal"/>
    </style:style>
    <style:style style:name="T313" style:family="text">
      <style:text-properties fo:font-style="normal" officeooo:rsid="00917c62" style:font-style-asian="normal" style:font-style-complex="normal"/>
    </style:style>
    <style:style style:name="T314" style:family="text">
      <style:text-properties fo:font-style="normal" officeooo:rsid="0094fa0f" style:font-style-asian="normal" style:font-style-complex="normal"/>
    </style:style>
    <style:style style:name="T315" style:family="text">
      <style:text-properties fo:font-style="normal" officeooo:rsid="0096e400" style:font-style-asian="normal" style:font-style-complex="normal"/>
    </style:style>
    <style:style style:name="T316" style:family="text">
      <style:text-properties fo:font-style="normal" officeooo:rsid="0097d07c" style:font-style-asian="normal" style:font-style-complex="normal"/>
    </style:style>
    <style:style style:name="T317" style:family="text">
      <style:text-properties fo:font-style="normal" officeooo:rsid="00986263" style:font-style-asian="normal" style:font-style-complex="normal"/>
    </style:style>
    <style:style style:name="T318" style:family="text">
      <style:text-properties fo:font-style="normal" officeooo:rsid="009add0c" style:font-style-asian="normal" style:font-style-complex="normal"/>
    </style:style>
    <style:style style:name="T319" style:family="text">
      <style:text-properties fo:font-style="normal" officeooo:rsid="009d7573" style:font-style-asian="normal" style:font-style-complex="normal"/>
    </style:style>
    <style:style style:name="T320" style:family="text">
      <style:text-properties fo:font-style="normal" officeooo:rsid="00a2135e" style:font-style-asian="normal" style:font-style-complex="normal"/>
    </style:style>
    <style:style style:name="T321" style:family="text">
      <style:text-properties fo:font-style="normal" officeooo:rsid="00af324e" style:font-style-asian="normal" style:font-style-complex="normal"/>
    </style:style>
    <style:style style:name="T322" style:family="text">
      <style:text-properties fo:font-style="normal" officeooo:rsid="00b118ee" style:font-style-asian="normal" style:font-style-complex="normal"/>
    </style:style>
    <style:style style:name="T323" style:family="text">
      <style:text-properties fo:font-style="normal" officeooo:rsid="00b27560" style:font-style-asian="normal" style:font-style-complex="normal"/>
    </style:style>
    <style:style style:name="T324" style:family="text">
      <style:text-properties fo:font-style="normal" officeooo:rsid="00b453a4" style:font-style-asian="normal" style:font-style-complex="normal"/>
    </style:style>
    <style:style style:name="T325" style:family="text">
      <style:text-properties fo:font-style="normal" officeooo:rsid="00b6117c" style:font-style-asian="normal" style:font-style-complex="normal"/>
    </style:style>
    <style:style style:name="T326" style:family="text">
      <style:text-properties fo:font-style="normal" officeooo:rsid="00b62e9b" style:font-style-asian="normal" style:font-style-complex="normal"/>
    </style:style>
    <style:style style:name="T327" style:family="text">
      <style:text-properties fo:font-style="normal" officeooo:rsid="00b9feb1" style:font-style-asian="normal" style:font-style-complex="normal"/>
    </style:style>
    <style:style style:name="T328" style:family="text">
      <style:text-properties fo:font-style="normal" officeooo:rsid="00ba82ac" style:font-style-asian="normal" style:font-style-complex="normal"/>
    </style:style>
    <style:style style:name="T329" style:family="text">
      <style:text-properties fo:font-style="normal" officeooo:rsid="00e06e8f" style:font-style-asian="normal" style:font-style-complex="normal"/>
    </style:style>
    <style:style style:name="T330" style:family="text">
      <style:text-properties fo:font-style="normal" officeooo:rsid="00e2248f" style:font-style-asian="normal" style:font-style-complex="normal"/>
    </style:style>
    <style:style style:name="T331" style:family="text">
      <style:text-properties fo:font-style="normal" officeooo:rsid="00e5dd0a" style:font-style-asian="normal" style:font-style-complex="normal"/>
    </style:style>
    <style:style style:name="T332" style:family="text">
      <style:text-properties fo:font-style="normal" officeooo:rsid="00e74083" style:font-style-asian="normal" style:font-style-complex="normal"/>
    </style:style>
    <style:style style:name="T333" style:family="text">
      <style:text-properties fo:font-style="normal" officeooo:rsid="00ea7bf7" style:font-style-asian="normal" style:font-style-complex="normal"/>
    </style:style>
    <style:style style:name="T334" style:family="text">
      <style:text-properties fo:font-style="normal" officeooo:rsid="00ebe726" style:font-style-asian="normal" style:font-style-complex="normal"/>
    </style:style>
    <style:style style:name="T335" style:family="text">
      <style:text-properties fo:font-style="normal" officeooo:rsid="00ed8a22" style:font-style-asian="normal" style:font-style-complex="normal"/>
    </style:style>
    <style:style style:name="T336" style:family="text">
      <style:text-properties fo:font-style="normal" officeooo:rsid="00edd850" style:font-style-asian="normal" style:font-style-complex="normal"/>
    </style:style>
    <style:style style:name="T337" style:family="text">
      <style:text-properties fo:font-style="normal" officeooo:rsid="00efcaff" style:font-style-asian="normal" style:font-style-complex="normal"/>
    </style:style>
    <style:style style:name="T338" style:family="text">
      <style:text-properties fo:font-style="normal" officeooo:rsid="00f24325" style:font-style-asian="normal" style:font-style-complex="normal"/>
    </style:style>
    <style:style style:name="T339" style:family="text">
      <style:text-properties fo:font-style="normal" officeooo:rsid="00f3f518" style:font-style-asian="normal" style:font-style-complex="normal"/>
    </style:style>
    <style:style style:name="T340" style:family="text">
      <style:text-properties fo:font-style="normal" officeooo:rsid="00f5d669" style:font-style-asian="normal" style:font-style-complex="normal"/>
    </style:style>
    <style:style style:name="T341" style:family="text">
      <style:text-properties fo:font-style="normal" officeooo:rsid="00f68711" style:font-style-asian="normal" style:font-style-complex="normal"/>
    </style:style>
    <style:style style:name="T342" style:family="text">
      <style:text-properties fo:font-style="normal" officeooo:rsid="00f7587f" style:font-style-asian="normal" style:font-style-complex="normal"/>
    </style:style>
    <style:style style:name="T343" style:family="text">
      <style:text-properties fo:font-style="normal" officeooo:rsid="01031d70" style:font-style-asian="normal" style:font-style-complex="normal"/>
    </style:style>
    <style:style style:name="T344" style:family="text">
      <style:text-properties fo:font-style="normal" officeooo:rsid="010ad577" style:font-style-asian="normal" style:font-style-complex="normal"/>
    </style:style>
    <style:style style:name="T345" style:family="text">
      <style:text-properties fo:font-style="normal" officeooo:rsid="010cd3e7" style:font-style-asian="normal" style:font-style-complex="normal"/>
    </style:style>
    <style:style style:name="T346" style:family="text">
      <style:text-properties fo:font-style="normal" officeooo:rsid="010e8ba0" style:font-style-asian="normal" style:font-style-complex="normal"/>
    </style:style>
    <style:style style:name="T347" style:family="text">
      <style:text-properties fo:font-style="normal" officeooo:rsid="01103039" style:font-style-asian="normal" style:font-style-complex="normal"/>
    </style:style>
    <style:style style:name="T348" style:family="text">
      <style:text-properties fo:font-style="normal" officeooo:rsid="011447c1" style:font-style-asian="normal" style:font-style-complex="normal"/>
    </style:style>
    <style:style style:name="T349" style:family="text">
      <style:text-properties fo:font-style="normal" officeooo:rsid="0115ec4e" style:font-style-asian="normal" style:font-style-complex="normal"/>
    </style:style>
    <style:style style:name="T350" style:family="text">
      <style:text-properties fo:font-style="normal" officeooo:rsid="0116cacd" style:font-style-asian="normal" style:font-style-complex="normal"/>
    </style:style>
    <style:style style:name="T351" style:family="text">
      <style:text-properties fo:font-style="normal" officeooo:rsid="0116f9c9" style:font-style-asian="normal" style:font-style-complex="normal"/>
    </style:style>
    <style:style style:name="T352" style:family="text">
      <style:text-properties fo:font-style="normal" officeooo:rsid="0117d02f" style:font-style-asian="normal" style:font-style-complex="normal"/>
    </style:style>
    <style:style style:name="T353" style:family="text">
      <style:text-properties fo:font-style="normal" officeooo:rsid="011cd9bf" style:font-style-asian="normal" style:font-style-complex="normal"/>
    </style:style>
    <style:style style:name="T354" style:family="text">
      <style:text-properties fo:font-style="normal" officeooo:rsid="01449d68" style:font-style-asian="normal" style:font-style-complex="normal"/>
    </style:style>
    <style:style style:name="T355" style:family="text">
      <style:text-properties fo:font-style="normal" officeooo:rsid="014ec4ea" style:font-style-asian="normal" style:font-style-complex="normal"/>
    </style:style>
    <style:style style:name="T356" style:family="text">
      <style:text-properties fo:font-style="normal" officeooo:rsid="01532359" style:font-style-asian="normal" style:font-style-complex="normal"/>
    </style:style>
    <style:style style:name="T357" style:family="text">
      <style:text-properties fo:font-style="normal" officeooo:rsid="015542ef" style:font-style-asian="normal" style:font-style-complex="normal"/>
    </style:style>
    <style:style style:name="T358" style:family="text">
      <style:text-properties fo:font-style="normal" officeooo:rsid="01573f42" style:font-style-asian="normal" style:font-style-complex="normal"/>
    </style:style>
    <style:style style:name="T359" style:family="text">
      <style:text-properties fo:font-style="normal" officeooo:rsid="0157af8c" style:font-style-asian="normal" style:font-style-complex="normal"/>
    </style:style>
    <style:style style:name="T360" style:family="text">
      <style:text-properties fo:font-style="normal" officeooo:rsid="0157dd30" style:font-style-asian="normal" style:font-style-complex="normal"/>
    </style:style>
    <style:style style:name="T361" style:family="text">
      <style:text-properties fo:font-style="normal" officeooo:rsid="015923bc" style:font-style-asian="normal" style:font-style-complex="normal"/>
    </style:style>
    <style:style style:name="T362" style:family="text">
      <style:text-properties fo:font-style="normal" officeooo:rsid="015dce89" style:font-style-asian="normal" style:font-style-complex="normal"/>
    </style:style>
    <style:style style:name="T363" style:family="text">
      <style:text-properties fo:font-style="normal" officeooo:rsid="0164bf72" style:font-style-asian="normal" style:font-style-complex="normal"/>
    </style:style>
    <style:style style:name="T364" style:family="text">
      <style:text-properties fo:font-style="normal" officeooo:rsid="0167ddf1" style:font-style-asian="normal" style:font-style-complex="normal"/>
    </style:style>
    <style:style style:name="T365" style:family="text">
      <style:text-properties fo:font-style="normal" officeooo:rsid="01689791" style:font-style-asian="normal" style:font-style-complex="normal"/>
    </style:style>
    <style:style style:name="T366" style:family="text">
      <style:text-properties fo:font-style="normal" officeooo:rsid="016b639a" style:font-style-asian="normal" style:font-style-complex="normal"/>
    </style:style>
    <style:style style:name="T367" style:family="text">
      <style:text-properties fo:font-style="normal" officeooo:rsid="0170c4d1" style:font-style-asian="normal" style:font-style-complex="normal"/>
    </style:style>
    <style:style style:name="T368" style:family="text">
      <style:text-properties fo:font-style="normal" officeooo:rsid="01726b3e" style:font-style-asian="normal" style:font-style-complex="normal"/>
    </style:style>
    <style:style style:name="T369" style:family="text">
      <style:text-properties fo:font-style="normal" officeooo:rsid="01744cb5" style:font-style-asian="normal" style:font-style-complex="normal"/>
    </style:style>
    <style:style style:name="T370" style:family="text">
      <style:text-properties fo:font-style="normal" officeooo:rsid="01845b1b" style:font-style-asian="normal" style:font-style-complex="normal"/>
    </style:style>
    <style:style style:name="T371" style:family="text">
      <style:text-properties fo:font-style="normal" officeooo:rsid="0185980c" style:font-style-asian="normal" style:font-style-complex="normal"/>
    </style:style>
    <style:style style:name="T372" style:family="text">
      <style:text-properties fo:font-style="normal" officeooo:rsid="01972c1b" style:font-style-asian="normal" style:font-style-complex="normal"/>
    </style:style>
    <style:style style:name="T373" style:family="text">
      <style:text-properties fo:font-style="normal" officeooo:rsid="019dcd09" style:font-style-asian="normal" style:font-style-complex="normal"/>
    </style:style>
    <style:style style:name="T374" style:family="text">
      <style:text-properties fo:font-style="normal" officeooo:rsid="019f97be" style:font-style-asian="normal" style:font-style-complex="normal"/>
    </style:style>
    <style:style style:name="T375" style:family="text">
      <style:text-properties fo:font-style="normal" officeooo:rsid="01a13f19" style:font-style-asian="normal" style:font-style-complex="normal"/>
    </style:style>
    <style:style style:name="T376" style:family="text">
      <style:text-properties fo:font-style="normal" officeooo:rsid="01a61a9c" style:font-style-asian="normal" style:font-style-complex="normal"/>
    </style:style>
    <style:style style:name="T377" style:family="text">
      <style:text-properties fo:font-style="normal" officeooo:rsid="01ad068f" style:font-style-asian="normal" style:font-style-complex="normal"/>
    </style:style>
    <style:style style:name="T378" style:family="text">
      <style:text-properties fo:font-style="normal" officeooo:rsid="01b42ceb" style:font-style-asian="normal" style:font-style-complex="normal"/>
    </style:style>
    <style:style style:name="T379" style:family="text">
      <style:text-properties fo:font-style="normal" officeooo:rsid="01b7ca2a" style:font-style-asian="normal" style:font-style-complex="normal"/>
    </style:style>
    <style:style style:name="T380" style:family="text">
      <style:text-properties fo:font-style="normal" officeooo:rsid="01b96afb" style:font-style-asian="normal" style:font-style-complex="normal"/>
    </style:style>
    <style:style style:name="T381" style:family="text">
      <style:text-properties fo:font-style="normal" officeooo:rsid="01bba535" style:font-style-asian="normal" style:font-style-complex="normal"/>
    </style:style>
    <style:style style:name="T382" style:family="text">
      <style:text-properties fo:font-style="normal" officeooo:rsid="01bf89d1" style:font-style-asian="normal" style:font-style-complex="normal"/>
    </style:style>
    <style:style style:name="T383" style:family="text">
      <style:text-properties fo:font-style="normal" officeooo:rsid="01c00e45" style:font-style-asian="normal" style:font-style-complex="normal"/>
    </style:style>
    <style:style style:name="T384" style:family="text">
      <style:text-properties fo:font-style="normal" officeooo:rsid="01c14b0e" style:font-style-asian="normal" style:font-style-complex="normal"/>
    </style:style>
    <style:style style:name="T385" style:family="text">
      <style:text-properties fo:font-style="normal" officeooo:rsid="01c1d276" style:font-style-asian="normal" style:font-style-complex="normal"/>
    </style:style>
    <style:style style:name="T386" style:family="text">
      <style:text-properties fo:font-style="normal" officeooo:rsid="01d4eb8a" style:font-style-asian="normal" style:font-style-complex="normal"/>
    </style:style>
    <style:style style:name="T387" style:family="text">
      <style:text-properties fo:font-style="normal" officeooo:rsid="01d6e358" style:font-style-asian="normal" style:font-style-complex="normal"/>
    </style:style>
    <style:style style:name="T388" style:family="text">
      <style:text-properties fo:font-style="normal" officeooo:rsid="01da61da" style:font-style-asian="normal" style:font-style-complex="normal"/>
    </style:style>
    <style:style style:name="T389" style:family="text">
      <style:text-properties fo:font-style="normal" officeooo:rsid="01dbf1c0" style:font-style-asian="normal" style:font-style-complex="normal"/>
    </style:style>
    <style:style style:name="T390" style:family="text">
      <style:text-properties fo:font-style="normal" officeooo:rsid="01f066b0" style:font-style-asian="normal" style:font-style-complex="normal"/>
    </style:style>
    <style:style style:name="T391" style:family="text">
      <style:text-properties fo:font-style="normal" officeooo:rsid="01f1ad77" style:font-style-asian="normal" style:font-style-complex="normal"/>
    </style:style>
    <style:style style:name="T392" style:family="text">
      <style:text-properties fo:font-style="normal" officeooo:rsid="01f26f88" style:font-style-asian="normal" style:font-style-complex="normal"/>
    </style:style>
    <style:style style:name="T393" style:family="text">
      <style:text-properties fo:font-style="normal" officeooo:rsid="01f2bec2" style:font-style-asian="normal" style:font-style-complex="normal"/>
    </style:style>
    <style:style style:name="T394" style:family="text">
      <style:text-properties fo:font-style="normal" officeooo:rsid="01f300ac" style:font-style-asian="normal" style:font-style-complex="normal"/>
    </style:style>
    <style:style style:name="T395" style:family="text">
      <style:text-properties fo:font-style="normal" officeooo:rsid="01f4f46a" style:font-style-asian="normal" style:font-style-complex="normal"/>
    </style:style>
    <style:style style:name="T396" style:family="text">
      <style:text-properties fo:font-style="normal" officeooo:rsid="01f539bb" style:font-style-asian="normal" style:font-style-complex="normal"/>
    </style:style>
    <style:style style:name="T397" style:family="text">
      <style:text-properties fo:font-style="normal" officeooo:rsid="01f64369" style:font-style-asian="normal" style:font-style-complex="normal"/>
    </style:style>
    <style:style style:name="T398" style:family="text">
      <style:text-properties fo:font-style="normal" officeooo:rsid="01fd4b41" style:font-style-asian="normal" style:font-style-complex="normal"/>
    </style:style>
    <style:style style:name="T399" style:family="text">
      <style:text-properties fo:font-style="normal" officeooo:rsid="01fe46ff" style:font-style-asian="normal" style:font-style-complex="normal"/>
    </style:style>
    <style:style style:name="T400" style:family="text">
      <style:text-properties fo:font-style="normal" officeooo:rsid="01ff1400" style:font-style-asian="normal" style:font-style-complex="normal"/>
    </style:style>
    <style:style style:name="T401" style:family="text">
      <style:text-properties fo:font-style="normal" officeooo:rsid="01ff930f" style:font-style-asian="normal" style:font-style-complex="normal"/>
    </style:style>
    <style:style style:name="T402" style:family="text">
      <style:text-properties fo:font-style="normal" officeooo:rsid="02001c92" style:font-style-asian="normal" style:font-style-complex="normal"/>
    </style:style>
    <style:style style:name="T403" style:family="text">
      <style:text-properties fo:font-style="normal" officeooo:rsid="0204696f" style:font-style-asian="normal" style:font-style-complex="normal"/>
    </style:style>
    <style:style style:name="T404" style:family="text">
      <style:text-properties fo:font-style="normal" officeooo:rsid="020b74ed" style:font-style-asian="normal" style:font-style-complex="normal"/>
    </style:style>
    <style:style style:name="T405" style:family="text">
      <style:text-properties fo:font-style="normal" officeooo:rsid="020c9432" style:font-style-asian="normal" style:font-style-complex="normal"/>
    </style:style>
    <style:style style:name="T406" style:family="text">
      <style:text-properties fo:font-style="normal" officeooo:rsid="020cbf77" style:font-style-asian="normal" style:font-style-complex="normal"/>
    </style:style>
    <style:style style:name="T407" style:family="text">
      <style:text-properties fo:font-style="normal" officeooo:rsid="02114701" style:font-style-asian="normal" style:font-style-complex="normal"/>
    </style:style>
    <style:style style:name="T408" style:family="text">
      <style:text-properties fo:font-style="normal" officeooo:rsid="02124341" style:font-style-asian="normal" style:font-style-complex="normal"/>
    </style:style>
    <style:style style:name="T409" style:family="text">
      <style:text-properties fo:font-style="normal" officeooo:rsid="0213053c" style:font-style-asian="normal" style:font-style-complex="normal"/>
    </style:style>
    <style:style style:name="T410" style:family="text">
      <style:text-properties fo:font-style="normal" officeooo:rsid="02137673" style:font-style-asian="normal" style:font-style-complex="normal"/>
    </style:style>
    <style:style style:name="T411" style:family="text">
      <style:text-properties fo:font-style="normal" officeooo:rsid="021579ab" style:font-style-asian="normal" style:font-style-complex="normal"/>
    </style:style>
    <style:style style:name="T412" style:family="text">
      <style:text-properties fo:font-style="normal" officeooo:rsid="0215ca80" style:font-style-asian="normal" style:font-style-complex="normal"/>
    </style:style>
    <style:style style:name="T413" style:family="text">
      <style:text-properties fo:font-style="normal" officeooo:rsid="0216bdd7" style:font-style-asian="normal" style:font-style-complex="normal"/>
    </style:style>
    <style:style style:name="T414" style:family="text">
      <style:text-properties fo:font-style="normal" officeooo:rsid="0216d150" style:font-style-asian="normal" style:font-style-complex="normal"/>
    </style:style>
    <style:style style:name="T415" style:family="text">
      <style:text-properties fo:font-style="normal" officeooo:rsid="021a5b25" style:font-style-asian="normal" style:font-style-complex="normal"/>
    </style:style>
    <style:style style:name="T416" style:family="text">
      <style:text-properties fo:font-style="normal" officeooo:rsid="021ad2fb" style:font-style-asian="normal" style:font-style-complex="normal"/>
    </style:style>
    <style:style style:name="T417" style:family="text">
      <style:text-properties fo:font-style="normal" officeooo:rsid="02264b57" style:font-style-asian="normal" style:font-style-complex="normal"/>
    </style:style>
    <style:style style:name="T418" style:family="text">
      <style:text-properties fo:font-style="normal" officeooo:rsid="02275a57" style:font-style-asian="normal" style:font-style-complex="normal"/>
    </style:style>
    <style:style style:name="T419" style:family="text">
      <style:text-properties fo:font-style="normal" officeooo:rsid="02282413" style:font-style-asian="normal" style:font-style-complex="normal"/>
    </style:style>
    <style:style style:name="T420" style:family="text">
      <style:text-properties fo:font-style="normal" officeooo:rsid="02285ebf" style:font-style-asian="normal" style:font-style-complex="normal"/>
    </style:style>
    <style:style style:name="T421" style:family="text">
      <style:text-properties fo:font-style="normal" officeooo:rsid="022872db" style:font-style-asian="normal" style:font-style-complex="normal"/>
    </style:style>
    <style:style style:name="T422" style:family="text">
      <style:text-properties fo:font-style="normal" officeooo:rsid="022ef884" style:font-style-asian="normal" style:font-style-complex="normal"/>
    </style:style>
    <style:style style:name="T423" style:family="text">
      <style:text-properties fo:font-style="normal" officeooo:rsid="0236215c" style:font-style-asian="normal" style:font-style-complex="normal"/>
    </style:style>
    <style:style style:name="T424" style:family="text">
      <style:text-properties fo:font-style="normal" officeooo:rsid="024311ca" style:font-style-asian="normal" style:font-style-complex="normal"/>
    </style:style>
    <style:style style:name="T425" style:family="text">
      <style:text-properties fo:font-style="normal" officeooo:rsid="02583b16" style:font-style-asian="normal" style:font-style-complex="normal"/>
    </style:style>
    <style:style style:name="T426" style:family="text">
      <style:text-properties fo:font-style="normal" officeooo:rsid="02831179" style:font-style-asian="normal" style:font-style-complex="normal"/>
    </style:style>
    <style:style style:name="T427" style:family="text">
      <style:text-properties fo:font-style="normal" officeooo:rsid="0284add6" style:font-style-asian="normal" style:font-style-complex="normal"/>
    </style:style>
    <style:style style:name="T428" style:family="text">
      <style:text-properties fo:font-style="normal" officeooo:rsid="00d0d081" style:font-style-asian="normal" style:font-style-complex="normal"/>
    </style:style>
    <style:style style:name="T429" style:family="text">
      <style:text-properties fo:font-style="normal" officeooo:rsid="00af4855" style:font-style-asian="normal" style:font-style-complex="normal"/>
    </style:style>
    <style:style style:name="T430" style:family="text">
      <style:text-properties fo:font-style="normal" officeooo:rsid="0292d47d" style:font-style-asian="normal" style:font-style-complex="normal"/>
    </style:style>
    <style:style style:name="T431" style:family="text">
      <style:text-properties fo:font-style="normal" officeooo:rsid="02cd9442" style:font-style-asian="normal" style:font-style-complex="normal"/>
    </style:style>
    <style:style style:name="T432" style:family="text">
      <style:text-properties fo:font-style="normal" officeooo:rsid="02cede42" style:font-style-asian="normal" style:font-style-complex="normal"/>
    </style:style>
    <style:style style:name="T433" style:family="text">
      <style:text-properties fo:font-style="normal" officeooo:rsid="02cf4780" style:font-style-asian="normal" style:font-style-complex="normal"/>
    </style:style>
    <style:style style:name="T434" style:family="text">
      <style:text-properties fo:font-style="normal" officeooo:rsid="02d0ce3c" style:font-style-asian="normal" style:font-style-complex="normal"/>
    </style:style>
    <style:style style:name="T435" style:family="text">
      <style:text-properties fo:font-style="normal" officeooo:rsid="02d2bbd8" style:font-style-asian="normal" style:font-style-complex="normal"/>
    </style:style>
    <style:style style:name="T436" style:family="text">
      <style:text-properties fo:font-style="normal" officeooo:rsid="02de7908" style:font-style-asian="normal" style:font-style-complex="normal"/>
    </style:style>
    <style:style style:name="T437" style:family="text">
      <style:text-properties fo:font-style="normal" officeooo:rsid="02e3209d" style:font-style-asian="normal" style:font-style-complex="normal"/>
    </style:style>
    <style:style style:name="T438" style:family="text">
      <style:text-properties fo:font-style="normal" officeooo:rsid="02fa7b19" style:font-style-asian="normal" style:font-style-complex="normal"/>
    </style:style>
    <style:style style:name="T439" style:family="text">
      <style:text-properties fo:font-style="normal" officeooo:rsid="02fb9379" style:font-style-asian="normal" style:font-style-complex="normal"/>
    </style:style>
    <style:style style:name="T440" style:family="text">
      <style:text-properties fo:font-style="normal" officeooo:rsid="02fd22f7" style:font-style-asian="normal" style:font-style-complex="normal"/>
    </style:style>
    <style:style style:name="T441" style:family="text">
      <style:text-properties fo:font-style="normal" officeooo:rsid="02ff0a86" style:font-style-asian="normal" style:font-style-complex="normal"/>
    </style:style>
    <style:style style:name="T442" style:family="text">
      <style:text-properties fo:font-style="normal" officeooo:rsid="03030f71" style:font-style-asian="normal" style:font-style-complex="normal"/>
    </style:style>
    <style:style style:name="T443" style:family="text">
      <style:text-properties fo:font-style="normal" officeooo:rsid="03041a6b" style:font-style-asian="normal" style:font-style-complex="normal"/>
    </style:style>
    <style:style style:name="T444" style:family="text">
      <style:text-properties fo:font-style="normal" officeooo:rsid="0305984c" style:font-style-asian="normal" style:font-style-complex="normal"/>
    </style:style>
    <style:style style:name="T445" style:family="text">
      <style:text-properties fo:font-style="normal" officeooo:rsid="030acf96" style:font-style-asian="normal" style:font-style-complex="normal"/>
    </style:style>
    <style:style style:name="T446" style:family="text">
      <style:text-properties fo:font-style="normal" officeooo:rsid="030ae869" style:font-style-asian="normal" style:font-style-complex="normal"/>
    </style:style>
    <style:style style:name="T447" style:family="text">
      <style:text-properties fo:font-style="normal" officeooo:rsid="031299a0" style:font-style-asian="normal" style:font-style-complex="normal"/>
    </style:style>
    <style:style style:name="T448" style:family="text">
      <style:text-properties fo:font-style="normal" officeooo:rsid="03142cea" style:font-style-asian="normal" style:font-style-complex="normal"/>
    </style:style>
    <style:style style:name="T449" style:family="text">
      <style:text-properties fo:font-style="normal" officeooo:rsid="03157628" style:font-style-asian="normal" style:font-style-complex="normal"/>
    </style:style>
    <style:style style:name="T450" style:family="text">
      <style:text-properties fo:font-style="normal" officeooo:rsid="03271eae" style:font-style-asian="normal" style:font-style-complex="normal"/>
    </style:style>
    <style:style style:name="T451" style:family="text">
      <style:text-properties fo:font-style="normal" officeooo:rsid="0328f606" style:font-style-asian="normal" style:font-style-complex="normal"/>
    </style:style>
    <style:style style:name="T452" style:family="text">
      <style:text-properties fo:font-style="normal" officeooo:rsid="032ff8c8" style:font-style-asian="normal" style:font-style-complex="normal"/>
    </style:style>
    <style:style style:name="T453" style:family="text">
      <style:text-properties fo:font-style="normal" officeooo:rsid="03313c8d" style:font-style-asian="normal" style:font-style-complex="normal"/>
    </style:style>
    <style:style style:name="T454" style:family="text">
      <style:text-properties fo:font-style="normal" officeooo:rsid="0332a05b" style:font-style-asian="normal" style:font-style-complex="normal"/>
    </style:style>
    <style:style style:name="T455" style:family="text">
      <style:text-properties fo:font-style="normal" officeooo:rsid="03349498" style:font-style-asian="normal" style:font-style-complex="normal"/>
    </style:style>
    <style:style style:name="T456" style:family="text">
      <style:text-properties fo:font-style="normal" fo:font-weight="normal" style:font-style-asian="normal" style:font-weight-asian="normal" style:font-style-complex="normal" style:font-weight-complex="normal"/>
    </style:style>
    <style:style style:name="T457" style:family="text">
      <style:text-properties fo:font-style="normal" fo:font-weight="normal" officeooo:rsid="002b6163" style:font-style-asian="normal" style:font-weight-asian="normal" style:font-style-complex="normal" style:font-weight-complex="normal"/>
    </style:style>
    <style:style style:name="T458" style:family="text">
      <style:text-properties fo:font-style="normal" fo:font-weight="normal" officeooo:rsid="00304a04" style:font-style-asian="normal" style:font-weight-asian="normal" style:font-style-complex="normal" style:font-weight-complex="normal"/>
    </style:style>
    <style:style style:name="T459" style:family="text">
      <style:text-properties fo:font-style="normal" fo:font-weight="normal" officeooo:rsid="003baf82" style:font-style-asian="normal" style:font-weight-asian="normal" style:font-style-complex="normal" style:font-weight-complex="normal"/>
    </style:style>
    <style:style style:name="T460" style:family="text">
      <style:text-properties fo:font-style="normal" fo:font-weight="normal" officeooo:rsid="003cedc2" style:font-style-asian="normal" style:font-weight-asian="normal" style:font-style-complex="normal" style:font-weight-complex="normal"/>
    </style:style>
    <style:style style:name="T461" style:family="text">
      <style:text-properties fo:font-style="normal" fo:font-weight="normal" officeooo:rsid="003f5cf2" style:font-style-asian="normal" style:font-weight-asian="normal" style:font-style-complex="normal" style:font-weight-complex="normal"/>
    </style:style>
    <style:style style:name="T462" style:family="text">
      <style:text-properties fo:font-style="normal" fo:font-weight="normal" officeooo:rsid="004054c6" style:font-style-asian="normal" style:font-weight-asian="normal" style:font-style-complex="normal" style:font-weight-complex="normal"/>
    </style:style>
    <style:style style:name="T463" style:family="text">
      <style:text-properties fo:font-style="normal" fo:font-weight="normal" officeooo:rsid="0067b482" style:font-style-asian="normal" style:font-weight-asian="normal" style:font-style-complex="normal" style:font-weight-complex="normal"/>
    </style:style>
    <style:style style:name="T464" style:family="text">
      <style:text-properties fo:font-style="normal" fo:font-weight="normal" officeooo:rsid="0068e667" style:font-style-asian="normal" style:font-weight-asian="normal" style:font-style-complex="normal" style:font-weight-complex="normal"/>
    </style:style>
    <style:style style:name="T465" style:family="text">
      <style:text-properties fo:font-style="normal" fo:font-weight="normal" officeooo:rsid="0071b9b8" style:font-style-asian="normal" style:font-weight-asian="normal" style:font-style-complex="normal" style:font-weight-complex="normal"/>
    </style:style>
    <style:style style:name="T466" style:family="text">
      <style:text-properties fo:font-style="normal" fo:font-weight="normal" officeooo:rsid="0073b287" style:font-style-asian="normal" style:font-weight-asian="normal" style:font-style-complex="normal" style:font-weight-complex="normal"/>
    </style:style>
    <style:style style:name="T467" style:family="text">
      <style:text-properties fo:font-style="normal" fo:font-weight="normal" officeooo:rsid="0074ae37" style:font-style-asian="normal" style:font-weight-asian="normal" style:font-style-complex="normal" style:font-weight-complex="normal"/>
    </style:style>
    <style:style style:name="T468" style:family="text">
      <style:text-properties fo:font-style="normal" fo:font-weight="normal" officeooo:rsid="0074d0bd" style:font-style-asian="normal" style:font-weight-asian="normal" style:font-style-complex="normal" style:font-weight-complex="normal"/>
    </style:style>
    <style:style style:name="T469" style:family="text">
      <style:text-properties fo:font-style="normal" fo:font-weight="normal" officeooo:rsid="00754f35" style:font-style-asian="normal" style:font-weight-asian="normal" style:font-style-complex="normal" style:font-weight-complex="normal"/>
    </style:style>
    <style:style style:name="T470" style:family="text">
      <style:text-properties fo:font-style="normal" fo:font-weight="normal" officeooo:rsid="007704fd" style:font-style-asian="normal" style:font-weight-asian="normal" style:font-style-complex="normal" style:font-weight-complex="normal"/>
    </style:style>
    <style:style style:name="T471" style:family="text">
      <style:text-properties fo:font-style="normal" fo:font-weight="normal" officeooo:rsid="0078736f" style:font-style-asian="normal" style:font-weight-asian="normal" style:font-style-complex="normal" style:font-weight-complex="normal"/>
    </style:style>
    <style:style style:name="T472" style:family="text">
      <style:text-properties fo:font-style="normal" fo:font-weight="normal" officeooo:rsid="007b2fb9" style:font-style-asian="normal" style:font-weight-asian="normal" style:font-style-complex="normal" style:font-weight-complex="normal"/>
    </style:style>
    <style:style style:name="T473" style:family="text">
      <style:text-properties fo:font-style="normal" fo:font-weight="normal" officeooo:rsid="007c38c4" style:font-style-asian="normal" style:font-weight-asian="normal" style:font-style-complex="normal" style:font-weight-complex="normal"/>
    </style:style>
    <style:style style:name="T474" style:family="text">
      <style:text-properties fo:font-style="normal" fo:font-weight="normal" officeooo:rsid="007d141b" style:font-style-asian="normal" style:font-weight-asian="normal" style:font-style-complex="normal" style:font-weight-complex="normal"/>
    </style:style>
    <style:style style:name="T475" style:family="text">
      <style:text-properties fo:font-style="normal" fo:font-weight="normal" officeooo:rsid="007e4de3" style:font-style-asian="normal" style:font-weight-asian="normal" style:font-style-complex="normal" style:font-weight-complex="normal"/>
    </style:style>
    <style:style style:name="T476" style:family="text">
      <style:text-properties fo:font-style="normal" fo:font-weight="normal" officeooo:rsid="00aa6fad" style:font-style-asian="normal" style:font-weight-asian="normal" style:font-style-complex="normal" style:font-weight-complex="normal"/>
    </style:style>
    <style:style style:name="T477" style:family="text">
      <style:text-properties fo:font-style="normal" fo:font-weight="normal" officeooo:rsid="00da4c7d" style:font-style-asian="normal" style:font-weight-asian="normal" style:font-style-complex="normal" style:font-weight-complex="normal"/>
    </style:style>
    <style:style style:name="T478" style:family="text">
      <style:text-properties fo:font-style="normal" fo:font-weight="normal" officeooo:rsid="00dc44be" style:font-style-asian="normal" style:font-weight-asian="normal" style:font-style-complex="normal" style:font-weight-complex="normal"/>
    </style:style>
    <style:style style:name="T479" style:family="text">
      <style:text-properties fo:font-style="normal" fo:font-weight="normal" officeooo:rsid="00e74083" style:font-style-asian="normal" style:font-weight-asian="normal" style:font-style-complex="normal" style:font-weight-complex="normal"/>
    </style:style>
    <style:style style:name="T480" style:family="text">
      <style:text-properties fo:font-style="normal" fo:font-weight="normal" officeooo:rsid="00edd850" style:font-style-asian="normal" style:font-weight-asian="normal" style:font-style-complex="normal" style:font-weight-complex="normal"/>
    </style:style>
    <style:style style:name="T481" style:family="text">
      <style:text-properties fo:font-style="normal" fo:font-weight="normal" officeooo:rsid="00f5d669" style:font-style-asian="normal" style:font-weight-asian="normal" style:font-style-complex="normal" style:font-weight-complex="normal"/>
    </style:style>
    <style:style style:name="T482" style:family="text">
      <style:text-properties fo:font-style="normal" fo:font-weight="normal" officeooo:rsid="00feb333" style:font-style-asian="normal" style:font-weight-asian="normal" style:font-style-complex="normal" style:font-weight-complex="normal"/>
    </style:style>
    <style:style style:name="T483" style:family="text">
      <style:text-properties fo:font-style="normal" fo:font-weight="normal" officeooo:rsid="00ffb647" style:font-style-asian="normal" style:font-weight-asian="normal" style:font-style-complex="normal" style:font-weight-complex="normal"/>
    </style:style>
    <style:style style:name="T484" style:family="text">
      <style:text-properties fo:font-style="normal" fo:font-weight="normal" officeooo:rsid="01001295" style:font-style-asian="normal" style:font-weight-asian="normal" style:font-style-complex="normal" style:font-weight-complex="normal"/>
    </style:style>
    <style:style style:name="T485" style:family="text">
      <style:text-properties fo:font-style="normal" fo:font-weight="normal" officeooo:rsid="0108b231" style:font-style-asian="normal" style:font-weight-asian="normal" style:font-style-complex="normal" style:font-weight-complex="normal"/>
    </style:style>
    <style:style style:name="T486" style:family="text">
      <style:text-properties fo:font-style="normal" fo:font-weight="normal" officeooo:rsid="010e8ba0" style:font-style-asian="normal" style:font-weight-asian="normal" style:font-style-complex="normal" style:font-weight-complex="normal"/>
    </style:style>
    <style:style style:name="T487" style:family="text">
      <style:text-properties fo:font-style="normal" fo:font-weight="normal" officeooo:rsid="010f7252" style:font-style-asian="normal" style:font-weight-asian="normal" style:font-style-complex="normal" style:font-weight-complex="normal"/>
    </style:style>
    <style:style style:name="T488" style:family="text">
      <style:text-properties fo:font-style="normal" fo:font-weight="normal" officeooo:rsid="0110ac1d" style:font-style-asian="normal" style:font-weight-asian="normal" style:font-style-complex="normal" style:font-weight-complex="normal"/>
    </style:style>
    <style:style style:name="T489" style:family="text">
      <style:text-properties fo:font-style="normal" fo:font-weight="normal" officeooo:rsid="00f68711" style:font-style-asian="normal" style:font-weight-asian="normal" style:font-style-complex="normal" style:font-weight-complex="normal"/>
    </style:style>
    <style:style style:name="T490" style:family="text">
      <style:text-properties fo:font-style="normal" fo:font-weight="normal" officeooo:rsid="014a63a5" style:font-style-asian="normal" style:font-weight-asian="normal" style:font-style-complex="normal" style:font-weight-complex="normal"/>
    </style:style>
    <style:style style:name="T491" style:family="text">
      <style:text-properties fo:font-style="normal" fo:font-weight="normal" officeooo:rsid="0167ddf1" style:font-style-asian="normal" style:font-weight-asian="normal" style:font-style-complex="normal" style:font-weight-complex="normal"/>
    </style:style>
    <style:style style:name="T492" style:family="text">
      <style:text-properties fo:font-style="normal" fo:font-weight="normal" officeooo:rsid="016de572" style:font-style-asian="normal" style:font-weight-asian="normal" style:font-style-complex="normal" style:font-weight-complex="normal"/>
    </style:style>
    <style:style style:name="T493" style:family="text">
      <style:text-properties fo:font-style="normal" fo:font-weight="normal" officeooo:rsid="016fe1c9" style:font-style-asian="normal" style:font-weight-asian="normal" style:font-style-complex="normal" style:font-weight-complex="normal"/>
    </style:style>
    <style:style style:name="T494" style:family="text">
      <style:text-properties fo:font-style="normal" fo:font-weight="normal" officeooo:rsid="01675255" style:font-style-asian="normal" style:font-weight-asian="normal" style:font-style-complex="normal" style:font-weight-complex="normal"/>
    </style:style>
    <style:style style:name="T495" style:family="text">
      <style:text-properties fo:font-style="normal" fo:font-weight="normal" officeooo:rsid="016b639a" style:font-style-asian="normal" style:font-weight-asian="normal" style:font-style-complex="normal" style:font-weight-complex="normal"/>
    </style:style>
    <style:style style:name="T496" style:family="text">
      <style:text-properties fo:font-style="normal" fo:font-weight="normal" officeooo:rsid="01703175" style:font-style-asian="normal" style:font-weight-asian="normal" style:font-style-complex="normal" style:font-weight-complex="normal"/>
    </style:style>
    <style:style style:name="T497" style:family="text">
      <style:text-properties fo:font-style="normal" fo:font-weight="normal" officeooo:rsid="0174cc68" style:font-style-asian="normal" style:font-weight-asian="normal" style:font-style-complex="normal" style:font-weight-complex="normal"/>
    </style:style>
    <style:style style:name="T498" style:family="text">
      <style:text-properties fo:font-style="normal" fo:font-weight="normal" officeooo:rsid="0175af5a" style:font-style-asian="normal" style:font-weight-asian="normal" style:font-style-complex="normal" style:font-weight-complex="normal"/>
    </style:style>
    <style:style style:name="T499" style:family="text">
      <style:text-properties fo:font-style="normal" fo:font-weight="normal" officeooo:rsid="017a3b26" style:font-style-asian="normal" style:font-weight-asian="normal" style:font-style-complex="normal" style:font-weight-complex="normal"/>
    </style:style>
    <style:style style:name="T500" style:family="text">
      <style:text-properties fo:font-style="normal" fo:font-weight="normal" officeooo:rsid="017d71d8" style:font-style-asian="normal" style:font-weight-asian="normal" style:font-style-complex="normal" style:font-weight-complex="normal"/>
    </style:style>
    <style:style style:name="T501" style:family="text">
      <style:text-properties fo:font-style="normal" fo:font-weight="normal" officeooo:rsid="01869373" style:font-style-asian="normal" style:font-weight-asian="normal" style:font-style-complex="normal" style:font-weight-complex="normal"/>
    </style:style>
    <style:style style:name="T502" style:family="text">
      <style:text-properties fo:font-style="normal" fo:font-weight="normal" officeooo:rsid="01885d24" style:font-style-asian="normal" style:font-weight-asian="normal" style:font-style-complex="normal" style:font-weight-complex="normal"/>
    </style:style>
    <style:style style:name="T503" style:family="text">
      <style:text-properties fo:font-style="normal" fo:font-weight="normal" officeooo:rsid="0189bb37" style:font-style-asian="normal" style:font-weight-asian="normal" style:font-style-complex="normal" style:font-weight-complex="normal"/>
    </style:style>
    <style:style style:name="T504" style:family="text">
      <style:text-properties fo:font-style="normal" fo:font-weight="normal" officeooo:rsid="018b3b37" style:font-style-asian="normal" style:font-weight-asian="normal" style:font-style-complex="normal" style:font-weight-complex="normal"/>
    </style:style>
    <style:style style:name="T505" style:family="text">
      <style:text-properties fo:font-style="normal" fo:font-weight="normal" officeooo:rsid="00857c25" style:font-style-asian="normal" style:font-weight-asian="normal" style:font-style-complex="normal" style:font-weight-complex="normal"/>
    </style:style>
    <style:style style:name="T506" style:family="text">
      <style:text-properties fo:font-style="normal" fo:font-weight="normal" officeooo:rsid="01573f42" style:font-style-asian="normal" style:font-weight-asian="normal" style:font-style-complex="normal" style:font-weight-complex="normal"/>
    </style:style>
    <style:style style:name="T507" style:family="text">
      <style:text-properties fo:font-style="normal" fo:font-weight="normal" officeooo:rsid="01b2421e" style:font-style-asian="normal" style:font-weight-asian="normal" style:font-style-complex="normal" style:font-weight-complex="normal"/>
    </style:style>
    <style:style style:name="T508" style:family="text">
      <style:text-properties fo:font-style="normal" fo:font-weight="normal" officeooo:rsid="01b42ceb" style:font-style-asian="normal" style:font-weight-asian="normal" style:font-style-complex="normal" style:font-weight-complex="normal"/>
    </style:style>
    <style:style style:name="T509" style:family="text">
      <style:text-properties fo:font-style="normal" fo:font-weight="normal" officeooo:rsid="01b997eb" style:font-style-asian="normal" style:font-weight-asian="normal" style:font-style-complex="normal" style:font-weight-complex="normal"/>
    </style:style>
    <style:style style:name="T510" style:family="text">
      <style:text-properties fo:font-style="normal" fo:font-weight="normal" officeooo:rsid="01bf89d1" style:font-style-asian="normal" style:font-weight-asian="normal" style:font-style-complex="normal" style:font-weight-complex="normal"/>
    </style:style>
    <style:style style:name="T511" style:family="text">
      <style:text-properties fo:font-style="normal" fo:font-weight="normal" officeooo:rsid="01c00e45" style:font-style-asian="normal" style:font-weight-asian="normal" style:font-style-complex="normal" style:font-weight-complex="normal"/>
    </style:style>
    <style:style style:name="T512" style:family="text">
      <style:text-properties fo:font-style="normal" fo:font-weight="normal" officeooo:rsid="01da61da" style:font-style-asian="normal" style:font-weight-asian="normal" style:font-style-complex="normal" style:font-weight-complex="normal"/>
    </style:style>
    <style:style style:name="T513" style:family="text">
      <style:text-properties fo:font-style="normal" fo:font-weight="normal" officeooo:rsid="01dbf1c0" style:font-style-asian="normal" style:font-weight-asian="normal" style:font-style-complex="normal" style:font-weight-complex="normal"/>
    </style:style>
    <style:style style:name="T514" style:family="text">
      <style:text-properties fo:font-style="normal" fo:font-weight="normal" officeooo:rsid="01e12f0b" style:font-style-asian="normal" style:font-weight-asian="normal" style:font-style-complex="normal" style:font-weight-complex="normal"/>
    </style:style>
    <style:style style:name="T515" style:family="text">
      <style:text-properties fo:font-style="normal" fo:font-weight="normal" officeooo:rsid="01e21a6d" style:font-style-asian="normal" style:font-weight-asian="normal" style:font-style-complex="normal" style:font-weight-complex="normal"/>
    </style:style>
    <style:style style:name="T516" style:family="text">
      <style:text-properties fo:font-style="normal" fo:font-weight="normal" officeooo:rsid="01e530ff" style:font-style-asian="normal" style:font-weight-asian="normal" style:font-style-complex="normal" style:font-weight-complex="normal"/>
    </style:style>
    <style:style style:name="T517" style:family="text">
      <style:text-properties fo:font-style="normal" fo:font-weight="normal" officeooo:rsid="01e7ff8f" style:font-style-asian="normal" style:font-weight-asian="normal" style:font-style-complex="normal" style:font-weight-complex="normal"/>
    </style:style>
    <style:style style:name="T518" style:family="text">
      <style:text-properties fo:font-style="normal" fo:font-weight="normal" officeooo:rsid="01e8e98a" style:font-style-asian="normal" style:font-weight-asian="normal" style:font-style-complex="normal" style:font-weight-complex="normal"/>
    </style:style>
    <style:style style:name="T519" style:family="text">
      <style:text-properties fo:font-style="normal" fo:font-weight="normal" officeooo:rsid="01ea3550" style:font-style-asian="normal" style:font-weight-asian="normal" style:font-style-complex="normal" style:font-weight-complex="normal"/>
    </style:style>
    <style:style style:name="T520" style:family="text">
      <style:text-properties fo:font-style="normal" fo:font-weight="normal" officeooo:rsid="01eb8b1e" style:font-style-asian="normal" style:font-weight-asian="normal" style:font-style-complex="normal" style:font-weight-complex="normal"/>
    </style:style>
    <style:style style:name="T521" style:family="text">
      <style:text-properties fo:font-style="normal" fo:font-weight="normal" officeooo:rsid="01ed4d14" style:font-style-asian="normal" style:font-weight-asian="normal" style:font-style-complex="normal" style:font-weight-complex="normal"/>
    </style:style>
    <style:style style:name="T522" style:family="text">
      <style:text-properties fo:font-style="normal" fo:font-weight="normal" officeooo:rsid="01f066b0" style:font-style-asian="normal" style:font-weight-asian="normal" style:font-style-complex="normal" style:font-weight-complex="normal"/>
    </style:style>
    <style:style style:name="T523" style:family="text">
      <style:text-properties fo:font-style="normal" fo:font-weight="normal" officeooo:rsid="01f1ad77" style:font-style-asian="normal" style:font-weight-asian="normal" style:font-style-complex="normal" style:font-weight-complex="normal"/>
    </style:style>
    <style:style style:name="T524" style:family="text">
      <style:text-properties fo:font-style="normal" fo:font-weight="normal" officeooo:rsid="01f26f88" style:font-style-asian="normal" style:font-weight-asian="normal" style:font-style-complex="normal" style:font-weight-complex="normal"/>
    </style:style>
    <style:style style:name="T525" style:family="text">
      <style:text-properties fo:font-style="normal" fo:font-weight="normal" officeooo:rsid="01f2bec2" style:font-style-asian="normal" style:font-weight-asian="normal" style:font-style-complex="normal" style:font-weight-complex="normal"/>
    </style:style>
    <style:style style:name="T526" style:family="text">
      <style:text-properties fo:font-style="normal" fo:font-weight="normal" officeooo:rsid="01f300ac" style:font-style-asian="normal" style:font-weight-asian="normal" style:font-style-complex="normal" style:font-weight-complex="normal"/>
    </style:style>
    <style:style style:name="T527" style:family="text">
      <style:text-properties fo:font-style="normal" fo:font-weight="normal" officeooo:rsid="01f4f46a" style:font-style-asian="normal" style:font-weight-asian="normal" style:font-style-complex="normal" style:font-weight-complex="normal"/>
    </style:style>
    <style:style style:name="T528" style:family="text">
      <style:text-properties fo:font-style="normal" fo:font-weight="normal" officeooo:rsid="01f539bb" style:font-style-asian="normal" style:font-weight-asian="normal" style:font-style-complex="normal" style:font-weight-complex="normal"/>
    </style:style>
    <style:style style:name="T529" style:family="text">
      <style:text-properties fo:font-style="normal" fo:font-weight="normal" officeooo:rsid="01fd9128" style:font-style-asian="normal" style:font-weight-asian="normal" style:font-style-complex="normal" style:font-weight-complex="normal"/>
    </style:style>
    <style:style style:name="T530" style:family="text">
      <style:text-properties fo:font-style="normal" fo:font-weight="normal" officeooo:rsid="02075a8e" style:font-style-asian="normal" style:font-weight-asian="normal" style:font-style-complex="normal" style:font-weight-complex="normal"/>
    </style:style>
    <style:style style:name="T531" style:family="text">
      <style:text-properties fo:font-style="normal" fo:font-weight="normal" officeooo:rsid="020923e5" style:font-style-asian="normal" style:font-weight-asian="normal" style:font-style-complex="normal" style:font-weight-complex="normal"/>
    </style:style>
    <style:style style:name="T532" style:family="text">
      <style:text-properties fo:font-style="normal" fo:font-weight="normal" officeooo:rsid="020b74ed" style:font-style-asian="normal" style:font-weight-asian="normal" style:font-style-complex="normal" style:font-weight-complex="normal"/>
    </style:style>
    <style:style style:name="T533" style:family="text">
      <style:text-properties fo:font-style="normal" fo:font-weight="normal" officeooo:rsid="00b9feb1" style:font-style-asian="normal" style:font-weight-asian="normal" style:font-style-complex="normal" style:font-weight-complex="normal"/>
    </style:style>
    <style:style style:name="T534" style:family="text">
      <style:text-properties fo:font-style="normal" fo:font-weight="normal" officeooo:rsid="021d2670" style:font-style-asian="normal" style:font-weight-asian="normal" style:font-style-complex="normal" style:font-weight-complex="normal"/>
    </style:style>
    <style:style style:name="T535" style:family="text">
      <style:text-properties fo:font-style="normal" fo:font-weight="normal" officeooo:rsid="022ef884" style:font-style-asian="normal" style:font-weight-asian="normal" style:font-style-complex="normal" style:font-weight-complex="normal"/>
    </style:style>
    <style:style style:name="T536" style:family="text">
      <style:text-properties fo:font-style="normal" fo:font-weight="normal" officeooo:rsid="02307608" style:font-style-asian="normal" style:font-weight-asian="normal" style:font-style-complex="normal" style:font-weight-complex="normal"/>
    </style:style>
    <style:style style:name="T537" style:family="text">
      <style:text-properties fo:font-style="normal" fo:font-weight="normal" officeooo:rsid="02423c43" style:font-style-asian="normal" style:font-weight-asian="normal" style:font-style-complex="normal" style:font-weight-complex="normal"/>
    </style:style>
    <style:style style:name="T538" style:family="text">
      <style:text-properties fo:font-style="normal" fo:font-weight="normal" officeooo:rsid="02463f95" style:font-style-asian="normal" style:font-weight-asian="normal" style:font-style-complex="normal" style:font-weight-complex="normal"/>
    </style:style>
    <style:style style:name="T539" style:family="text">
      <style:text-properties fo:font-style="normal" fo:font-weight="normal" officeooo:rsid="02683472" style:font-style-asian="normal" style:font-weight-asian="normal" style:font-style-complex="normal" style:font-weight-complex="normal"/>
    </style:style>
    <style:style style:name="T540" style:family="text">
      <style:text-properties fo:font-style="normal" fo:font-weight="normal" officeooo:rsid="0268a319" style:font-style-asian="normal" style:font-weight-asian="normal" style:font-style-complex="normal" style:font-weight-complex="normal"/>
    </style:style>
    <style:style style:name="T541" style:family="text">
      <style:text-properties fo:font-style="normal" fo:font-weight="normal" officeooo:rsid="026c852b" style:font-style-asian="normal" style:font-weight-asian="normal" style:font-style-complex="normal" style:font-weight-complex="normal"/>
    </style:style>
    <style:style style:name="T542" style:family="text">
      <style:text-properties fo:font-style="normal" fo:font-weight="normal" officeooo:rsid="02703a73" style:font-style-asian="normal" style:font-weight-asian="normal" style:font-style-complex="normal" style:font-weight-complex="normal"/>
    </style:style>
    <style:style style:name="T543" style:family="text">
      <style:text-properties fo:font-style="normal" fo:font-weight="normal" officeooo:rsid="02707d53" style:font-style-asian="normal" style:font-weight-asian="normal" style:font-style-complex="normal" style:font-weight-complex="normal"/>
    </style:style>
    <style:style style:name="T544" style:family="text">
      <style:text-properties fo:font-style="normal" fo:font-weight="normal" officeooo:rsid="02717042" style:font-style-asian="normal" style:font-weight-asian="normal" style:font-style-complex="normal" style:font-weight-complex="normal"/>
    </style:style>
    <style:style style:name="T545" style:family="text">
      <style:text-properties fo:font-style="normal" fo:font-weight="normal" officeooo:rsid="02823338" style:font-style-asian="normal" style:font-weight-asian="normal" style:font-style-complex="normal" style:font-weight-complex="normal"/>
    </style:style>
    <style:style style:name="T546" style:family="text">
      <style:text-properties fo:font-style="normal" fo:font-weight="normal" officeooo:rsid="02831179" style:font-style-asian="normal" style:font-weight-asian="normal" style:font-style-complex="normal" style:font-weight-complex="normal"/>
    </style:style>
    <style:style style:name="T547" style:family="text">
      <style:text-properties fo:font-style="normal" fo:font-weight="normal" officeooo:rsid="0284add6" style:font-style-asian="normal" style:font-weight-asian="normal" style:font-style-complex="normal" style:font-weight-complex="normal"/>
    </style:style>
    <style:style style:name="T548" style:family="text">
      <style:text-properties fo:font-style="normal" fo:font-weight="normal" officeooo:rsid="02854fd8" style:font-style-asian="normal" style:font-weight-asian="normal" style:font-style-complex="normal" style:font-weight-complex="normal"/>
    </style:style>
    <style:style style:name="T549" style:family="text">
      <style:text-properties fo:font-style="normal" fo:font-weight="normal" officeooo:rsid="028592a7" style:font-style-asian="normal" style:font-weight-asian="normal" style:font-style-complex="normal" style:font-weight-complex="normal"/>
    </style:style>
    <style:style style:name="T550" style:family="text">
      <style:text-properties fo:font-style="normal" fo:font-weight="normal" officeooo:rsid="0288cbb9" style:font-style-asian="normal" style:font-weight-asian="normal" style:font-style-complex="normal" style:font-weight-complex="normal"/>
    </style:style>
    <style:style style:name="T551" style:family="text">
      <style:text-properties fo:font-style="normal" fo:font-weight="normal" officeooo:rsid="0289cc63" style:font-style-asian="normal" style:font-weight-asian="normal" style:font-style-complex="normal" style:font-weight-complex="normal"/>
    </style:style>
    <style:style style:name="T552" style:family="text">
      <style:text-properties fo:font-style="normal" fo:font-weight="normal" officeooo:rsid="028e3594" style:font-style-asian="normal" style:font-weight-asian="normal" style:font-style-complex="normal" style:font-weight-complex="normal"/>
    </style:style>
    <style:style style:name="T553" style:family="text">
      <style:text-properties fo:font-style="normal" fo:font-weight="normal" officeooo:rsid="0120ac38" style:font-style-asian="normal" style:font-weight-asian="normal" style:font-style-complex="normal" style:font-weight-complex="normal"/>
    </style:style>
    <style:style style:name="T554" style:family="text">
      <style:text-properties fo:font-style="normal" fo:font-weight="normal" officeooo:rsid="0292f8ba" style:font-style-asian="normal" style:font-weight-asian="normal" style:font-style-complex="normal" style:font-weight-complex="normal"/>
    </style:style>
    <style:style style:name="T555" style:family="text">
      <style:text-properties fo:font-style="normal" fo:font-weight="normal" officeooo:rsid="0294207c" style:font-style-asian="normal" style:font-weight-asian="normal" style:font-style-complex="normal" style:font-weight-complex="normal"/>
    </style:style>
    <style:style style:name="T556" style:family="text">
      <style:text-properties fo:font-style="normal" fo:font-weight="normal" officeooo:rsid="0295ad79" style:font-style-asian="normal" style:font-weight-asian="normal" style:font-style-complex="normal" style:font-weight-complex="normal"/>
    </style:style>
    <style:style style:name="T557" style:family="text">
      <style:text-properties fo:font-style="normal" fo:font-weight="normal" officeooo:rsid="02990a64" style:font-style-asian="normal" style:font-weight-asian="normal" style:font-style-complex="normal" style:font-weight-complex="normal"/>
    </style:style>
    <style:style style:name="T558" style:family="text">
      <style:text-properties fo:font-style="normal" fo:font-weight="normal" officeooo:rsid="029ac14d" style:font-style-asian="normal" style:font-weight-asian="normal" style:font-style-complex="normal" style:font-weight-complex="normal"/>
    </style:style>
    <style:style style:name="T559" style:family="text">
      <style:text-properties fo:font-style="normal" fo:font-weight="normal" officeooo:rsid="02973b1b" style:font-style-asian="normal" style:font-weight-asian="normal" style:font-style-complex="normal" style:font-weight-complex="normal"/>
    </style:style>
    <style:style style:name="T560" style:family="text">
      <style:text-properties fo:font-style="normal" fo:font-weight="normal" officeooo:rsid="02d2bbd8" style:font-style-asian="normal" style:font-weight-asian="normal" style:font-style-complex="normal" style:font-weight-complex="normal"/>
    </style:style>
    <style:style style:name="T561" style:family="text">
      <style:text-properties fo:font-style="normal" fo:font-weight="normal" officeooo:rsid="02d3bd99" style:font-style-asian="normal" style:font-weight-asian="normal" style:font-style-complex="normal" style:font-weight-complex="normal"/>
    </style:style>
    <style:style style:name="T562" style:family="text">
      <style:text-properties fo:font-style="normal" fo:font-weight="normal" officeooo:rsid="02d70b49" style:font-style-asian="normal" style:font-weight-asian="normal" style:font-style-complex="normal" style:font-weight-complex="normal"/>
    </style:style>
    <style:style style:name="T563" style:family="text">
      <style:text-properties fo:font-style="normal" fo:font-weight="normal" officeooo:rsid="02d813f4" style:font-style-asian="normal" style:font-weight-asian="normal" style:font-style-complex="normal" style:font-weight-complex="normal"/>
    </style:style>
    <style:style style:name="T564" style:family="text">
      <style:text-properties fo:font-style="normal" fo:font-weight="normal" officeooo:rsid="02dab81f" style:font-style-asian="normal" style:font-weight-asian="normal" style:font-style-complex="normal" style:font-weight-complex="normal"/>
    </style:style>
    <style:style style:name="T565" style:family="text">
      <style:text-properties fo:font-style="normal" fo:font-weight="normal" officeooo:rsid="02d0ce3c" style:font-style-asian="normal" style:font-weight-asian="normal" style:font-style-complex="normal" style:font-weight-complex="normal"/>
    </style:style>
    <style:style style:name="T566" style:family="text">
      <style:text-properties fo:font-style="normal" fo:font-weight="normal" officeooo:rsid="02e15897" style:font-style-asian="normal" style:font-weight-asian="normal" style:font-style-complex="normal" style:font-weight-complex="normal"/>
    </style:style>
    <style:style style:name="T567" style:family="text">
      <style:text-properties fo:font-style="normal" fo:font-weight="normal" officeooo:rsid="02fd22f7" style:font-style-asian="normal" style:font-weight-asian="normal" style:font-style-complex="normal" style:font-weight-complex="normal"/>
    </style:style>
    <style:style style:name="T568" style:family="text">
      <style:text-properties fo:font-style="normal" fo:font-weight="normal" officeooo:rsid="02ffa918" style:font-style-asian="normal" style:font-weight-asian="normal" style:font-style-complex="normal" style:font-weight-complex="normal"/>
    </style:style>
    <style:style style:name="T569" style:family="text">
      <style:text-properties fo:font-style="normal" fo:font-weight="normal" officeooo:rsid="00fbd112" style:font-style-asian="normal" style:font-weight-asian="normal" style:font-style-complex="normal" style:font-weight-complex="normal"/>
    </style:style>
    <style:style style:name="T570" style:family="text">
      <style:text-properties fo:font-style="normal" fo:font-weight="normal" officeooo:rsid="03003410" style:font-style-asian="normal" style:font-weight-asian="normal" style:font-style-complex="normal" style:font-weight-complex="normal"/>
    </style:style>
    <style:style style:name="T571" style:family="text">
      <style:text-properties fo:font-style="normal" fo:font-weight="normal" officeooo:rsid="03030f71" style:font-style-asian="normal" style:font-weight-asian="normal" style:font-style-complex="normal" style:font-weight-complex="normal"/>
    </style:style>
    <style:style style:name="T572" style:family="text">
      <style:text-properties fo:font-style="normal" fo:font-weight="normal" officeooo:rsid="03041a6b" style:font-style-asian="normal" style:font-weight-asian="normal" style:font-style-complex="normal" style:font-weight-complex="normal"/>
    </style:style>
    <style:style style:name="T573" style:family="text">
      <style:text-properties fo:font-style="normal" fo:font-weight="normal" officeooo:rsid="010c716f" style:font-style-asian="normal" style:font-weight-asian="normal" style:font-style-complex="normal" style:font-weight-complex="normal"/>
    </style:style>
    <style:style style:name="T574" style:family="text">
      <style:text-properties fo:font-style="normal" fo:font-weight="normal" officeooo:rsid="0305984c" style:font-style-asian="normal" style:font-weight-asian="normal" style:font-style-complex="normal" style:font-weight-complex="normal"/>
    </style:style>
    <style:style style:name="T575" style:family="text">
      <style:text-properties fo:font-style="normal" fo:font-weight="normal" officeooo:rsid="0306ff8b" style:font-style-asian="normal" style:font-weight-asian="normal" style:font-style-complex="normal" style:font-weight-complex="normal"/>
    </style:style>
    <style:style style:name="T576" style:family="text">
      <style:text-properties fo:font-style="normal" fo:font-weight="normal" officeooo:rsid="0307ae3b" style:font-style-asian="normal" style:font-weight-asian="normal" style:font-style-complex="normal" style:font-weight-complex="normal"/>
    </style:style>
    <style:style style:name="T577" style:family="text">
      <style:text-properties fo:font-style="normal" fo:font-weight="normal" officeooo:rsid="03087058" style:font-style-asian="normal" style:font-weight-asian="normal" style:font-style-complex="normal" style:font-weight-complex="normal"/>
    </style:style>
    <style:style style:name="T578" style:family="text">
      <style:text-properties fo:font-style="normal" fo:font-weight="normal" officeooo:rsid="0309202e" style:font-style-asian="normal" style:font-weight-asian="normal" style:font-style-complex="normal" style:font-weight-complex="normal"/>
    </style:style>
    <style:style style:name="T579" style:family="text">
      <style:text-properties fo:font-style="normal" fo:font-weight="normal" officeooo:rsid="031ffc9c" style:font-style-asian="normal" style:font-weight-asian="normal" style:font-style-complex="normal" style:font-weight-complex="normal"/>
    </style:style>
    <style:style style:name="T580" style:family="text">
      <style:text-properties fo:font-style="normal" fo:font-weight="normal" officeooo:rsid="03349498" style:font-style-asian="normal" style:font-weight-asian="normal" style:font-style-complex="normal" style:font-weight-complex="normal"/>
    </style:style>
    <style:style style:name="T581" style:family="text">
      <style:text-properties fo:font-style="normal" fo:font-weight="normal" officeooo:rsid="03361a81" style:font-style-asian="normal" style:font-weight-asian="normal" style:font-style-complex="normal" style:font-weight-complex="normal"/>
    </style:style>
    <style:style style:name="T582" style:family="text">
      <style:text-properties fo:font-style="normal" fo:font-weight="normal" fo:background-color="transparent" loext:char-shading-value="0" style:font-style-asian="normal" style:font-weight-asian="normal" style:font-style-complex="normal" style:font-weight-complex="normal"/>
    </style:style>
    <style:style style:name="T583" style:family="text">
      <style:text-properties fo:font-style="normal" fo:font-weight="normal" officeooo:rsid="020c9432" fo:background-color="transparent" loext:char-shading-value="0" style:font-style-asian="normal" style:font-weight-asian="normal" style:font-style-complex="normal" style:font-weight-complex="normal"/>
    </style:style>
    <style:style style:name="T584" style:family="text">
      <style:text-properties fo:font-style="normal" fo:font-weight="normal" officeooo:rsid="01fd9128" fo:background-color="transparent" loext:char-shading-value="0" style:font-style-asian="normal" style:font-weight-asian="normal" style:font-style-complex="normal" style:font-weight-complex="normal"/>
    </style:style>
    <style:style style:name="T585" style:family="text">
      <style:text-properties fo:font-style="normal" fo:font-weight="normal" officeooo:rsid="022ef884" fo:background-color="transparent" loext:char-shading-value="0" style:font-style-asian="normal" style:font-weight-asian="normal" style:font-style-complex="normal" style:font-weight-complex="normal"/>
    </style:style>
    <style:style style:name="T586" style:family="text">
      <style:text-properties fo:font-style="normal" fo:font-weight="normal" officeooo:rsid="031e0540" fo:background-color="transparent" loext:char-shading-value="0" style:font-style-asian="normal" style:font-weight-asian="normal" style:font-style-complex="normal" style:font-weight-complex="normal"/>
    </style:style>
    <style:style style:name="T587" style:family="text">
      <style:text-properties fo:font-style="normal" fo:font-weight="normal" officeooo:rsid="031ffc9c" fo:background-color="transparent" loext:char-shading-value="0" style:font-style-asian="normal" style:font-weight-asian="normal" style:font-style-complex="normal" style:font-weight-complex="normal"/>
    </style:style>
    <style:style style:name="T588" style:family="text">
      <style:text-properties fo:font-style="normal" fo:font-weight="normal" officeooo:rsid="03313c8d" fo:background-color="transparent" loext:char-shading-value="0" style:font-style-asian="normal" style:font-weight-asian="normal" style:font-style-complex="normal" style:font-weight-complex="normal"/>
    </style:style>
    <style:style style:name="T589" style:family="text">
      <style:text-properties fo:font-style="normal" fo:font-weight="normal" officeooo:rsid="03271eae" fo:background-color="transparent" loext:char-shading-value="0" style:font-style-asian="normal" style:font-weight-asian="normal" style:font-style-complex="normal" style:font-weight-complex="normal"/>
    </style:style>
    <style:style style:name="T590" style:family="text">
      <style:text-properties fo:font-style="normal" fo:font-weight="normal" fo:background-color="#dddddd" loext:char-shading-value="0" style:font-style-asian="normal" style:font-weight-asian="normal" style:font-style-complex="normal" style:font-weight-complex="normal"/>
    </style:style>
    <style:style style:name="T591" style:family="text">
      <style:text-properties fo:font-style="normal" fo:font-weight="normal" officeooo:rsid="01fd9128" fo:background-color="#dddddd" loext:char-shading-value="0" style:font-style-asian="normal" style:font-weight-asian="normal" style:font-style-complex="normal" style:font-weight-complex="normal"/>
    </style:style>
    <style:style style:name="T592" style:family="text">
      <style:text-properties fo:font-style="normal" style:text-underline-style="none" officeooo:rsid="00b118ee" style:font-style-asian="normal" style:font-style-complex="normal"/>
    </style:style>
    <style:style style:name="T593" style:family="text">
      <style:text-properties fo:font-style="normal" style:text-underline-style="none" fo:font-weight="normal" style:font-style-asian="normal" style:font-weight-asian="normal" style:font-style-complex="normal" style:font-weight-complex="normal"/>
    </style:style>
    <style:style style:name="T594" style:family="text">
      <style:text-properties fo:font-style="normal" style:text-underline-style="none" fo:font-weight="normal" officeooo:rsid="018b3b37" style:font-style-asian="normal" style:font-weight-asian="normal" style:font-style-complex="normal" style:font-weight-complex="normal"/>
    </style:style>
    <style:style style:name="T595" style:family="text">
      <style:text-properties fo:font-style="normal" style:text-underline-style="none" fo:font-weight="normal" officeooo:rsid="018f84a1" style:font-style-asian="normal" style:font-weight-asian="normal" style:font-style-complex="normal" style:font-weight-complex="normal"/>
    </style:style>
    <style:style style:name="T596" style:family="text">
      <style:text-properties fo:font-style="normal" style:text-underline-style="none" fo:font-weight="bold" fo:background-color="#ffff00" loext:char-shading-value="0" style:font-style-asian="normal" style:font-weight-asian="bold" style:font-style-complex="normal" style:font-weight-complex="bold"/>
    </style:style>
    <style:style style:name="T597" style:family="text">
      <style:text-properties fo:font-style="normal" fo:font-weight="bold" style:font-style-asian="normal" style:font-weight-asian="bold" style:font-style-complex="normal" style:font-weight-complex="bold"/>
    </style:style>
    <style:style style:name="T598" style:family="text">
      <style:text-properties fo:font-style="normal" fo:font-weight="bold" officeooo:rsid="003cedc2" style:font-style-asian="normal" style:font-weight-asian="bold" style:font-style-complex="normal" style:font-weight-complex="bold"/>
    </style:style>
    <style:style style:name="T599" style:family="text">
      <style:text-properties fo:font-style="normal" fo:font-weight="bold" officeooo:rsid="00edd850" style:font-style-asian="normal" style:font-weight-asian="bold" style:font-style-complex="normal" style:font-weight-complex="bold"/>
    </style:style>
    <style:style style:name="T600" style:family="text">
      <style:text-properties fo:font-style="normal" fo:font-weight="bold" officeooo:rsid="00f68711" style:font-style-asian="normal" style:font-weight-asian="bold" style:font-style-complex="normal" style:font-weight-complex="bold"/>
    </style:style>
    <style:style style:name="T601" style:family="text">
      <style:text-properties fo:font-style="normal" fo:font-weight="bold" officeooo:rsid="00ed8a22" style:font-style-asian="normal" style:font-weight-asian="bold" style:font-style-complex="normal" style:font-weight-complex="bold"/>
    </style:style>
    <style:style style:name="T602" style:family="text">
      <style:text-properties fo:font-style="normal" fo:font-weight="bold" officeooo:rsid="00ea7bf7" style:font-style-asian="normal" style:font-weight-asian="bold" style:font-style-complex="normal" style:font-weight-complex="bold"/>
    </style:style>
    <style:style style:name="T603" style:family="text">
      <style:text-properties fo:font-style="normal" fo:font-weight="bold" officeooo:rsid="00efcaff" style:font-style-asian="normal" style:font-weight-asian="bold" style:font-style-complex="normal" style:font-weight-complex="bold"/>
    </style:style>
    <style:style style:name="T604" style:family="text">
      <style:text-properties fo:font-style="normal" fo:font-weight="bold" officeooo:rsid="0116cacd" style:font-style-asian="normal" style:font-weight-asian="bold" style:font-style-complex="normal" style:font-weight-complex="bold"/>
    </style:style>
    <style:style style:name="T605" style:family="text">
      <style:text-properties fo:font-style="normal" fo:font-weight="bold" officeooo:rsid="008c91a8" style:font-style-asian="normal" style:font-weight-asian="bold" style:font-style-complex="normal" style:font-weight-complex="bold"/>
    </style:style>
    <style:style style:name="T606" style:family="text">
      <style:text-properties fo:font-style="normal" fo:font-weight="bold" officeooo:rsid="00b6117c" style:font-style-asian="normal" style:font-weight-asian="bold" style:font-style-complex="normal" style:font-weight-complex="bold"/>
    </style:style>
    <style:style style:name="T607" style:family="text">
      <style:text-properties fo:font-style="normal" fo:font-weight="bold" officeooo:rsid="008d815f" style:font-style-asian="normal" style:font-weight-asian="bold" style:font-style-complex="normal" style:font-weight-complex="bold"/>
    </style:style>
    <style:style style:name="T608" style:family="text">
      <style:text-properties fo:font-style="normal" fo:font-weight="bold" officeooo:rsid="008ce6f8" style:font-style-asian="normal" style:font-weight-asian="bold" style:font-style-complex="normal" style:font-weight-complex="bold"/>
    </style:style>
    <style:style style:name="T609" style:family="text">
      <style:text-properties fo:font-style="normal" fo:font-weight="bold" officeooo:rsid="00b27560" style:font-style-asian="normal" style:font-weight-asian="bold" style:font-style-complex="normal" style:font-weight-complex="bold"/>
    </style:style>
    <style:style style:name="T610" style:family="text">
      <style:text-properties fo:font-style="normal" fo:font-weight="bold" officeooo:rsid="0071b9b8" style:font-style-asian="normal" style:font-weight-asian="bold" style:font-style-complex="normal" style:font-weight-complex="bold"/>
    </style:style>
    <style:style style:name="T611" style:family="text">
      <style:text-properties fo:font-style="normal" fo:font-weight="bold" officeooo:rsid="0074ae37" style:font-style-asian="normal" style:font-weight-asian="bold" style:font-style-complex="normal" style:font-weight-complex="bold"/>
    </style:style>
    <style:style style:name="T612" style:family="text">
      <style:text-properties fo:font-style="normal" fo:font-weight="bold" officeooo:rsid="007c38c4" style:font-style-asian="normal" style:font-weight-asian="bold" style:font-style-complex="normal" style:font-weight-complex="bold"/>
    </style:style>
    <style:style style:name="T613" style:family="text">
      <style:text-properties fo:font-style="normal" fo:font-weight="bold" officeooo:rsid="0074d0bd" style:font-style-asian="normal" style:font-weight-asian="bold" style:font-style-complex="normal" style:font-weight-complex="bold"/>
    </style:style>
    <style:style style:name="T614" style:family="text">
      <style:text-properties fo:font-style="normal" fo:font-weight="bold" officeooo:rsid="00754f35" style:font-style-asian="normal" style:font-weight-asian="bold" style:font-style-complex="normal" style:font-weight-complex="bold"/>
    </style:style>
    <style:style style:name="T615" style:family="text">
      <style:text-properties fo:font-style="normal" fo:font-weight="bold" officeooo:rsid="014a63a5" style:font-style-asian="normal" style:font-weight-asian="bold" style:font-style-complex="normal" style:font-weight-complex="bold"/>
    </style:style>
    <style:style style:name="T616" style:family="text">
      <style:text-properties fo:font-style="normal" fo:font-weight="bold" officeooo:rsid="015542ef" style:font-style-asian="normal" style:font-weight-asian="bold" style:font-style-complex="normal" style:font-weight-complex="bold"/>
    </style:style>
    <style:style style:name="T617" style:family="text">
      <style:text-properties fo:font-style="normal" fo:font-weight="bold" officeooo:rsid="0157dd30" style:font-style-asian="normal" style:font-weight-asian="bold" style:font-style-complex="normal" style:font-weight-complex="bold"/>
    </style:style>
    <style:style style:name="T618" style:family="text">
      <style:text-properties fo:font-style="normal" fo:font-weight="bold" officeooo:rsid="0157af8c" style:font-style-asian="normal" style:font-weight-asian="bold" style:font-style-complex="normal" style:font-weight-complex="bold"/>
    </style:style>
    <style:style style:name="T619" style:family="text">
      <style:text-properties fo:font-style="normal" fo:font-weight="bold" officeooo:rsid="01573f42" style:font-style-asian="normal" style:font-weight-asian="bold" style:font-style-complex="normal" style:font-weight-complex="bold"/>
    </style:style>
    <style:style style:name="T620" style:family="text">
      <style:text-properties fo:font-style="normal" fo:font-weight="bold" officeooo:rsid="0162c81f" style:font-style-asian="normal" style:font-weight-asian="bold" style:font-style-complex="normal" style:font-weight-complex="bold"/>
    </style:style>
    <style:style style:name="T621" style:family="text">
      <style:text-properties fo:font-style="normal" fo:font-weight="bold" officeooo:rsid="0167ddf1" style:font-style-asian="normal" style:font-weight-asian="bold" style:font-style-complex="normal" style:font-weight-complex="bold"/>
    </style:style>
    <style:style style:name="T622" style:family="text">
      <style:text-properties fo:font-style="normal" fo:font-weight="bold" officeooo:rsid="016fe1c9" style:font-style-asian="normal" style:font-weight-asian="bold" style:font-style-complex="normal" style:font-weight-complex="bold"/>
    </style:style>
    <style:style style:name="T623" style:family="text">
      <style:text-properties fo:font-style="normal" fo:font-weight="bold" officeooo:rsid="0174cc68" style:font-style-asian="normal" style:font-weight-asian="bold" style:font-style-complex="normal" style:font-weight-complex="bold"/>
    </style:style>
    <style:style style:name="T624" style:family="text">
      <style:text-properties fo:font-style="normal" fo:font-weight="bold" officeooo:rsid="0175af5a" style:font-style-asian="normal" style:font-weight-asian="bold" style:font-style-complex="normal" style:font-weight-complex="bold"/>
    </style:style>
    <style:style style:name="T625" style:family="text">
      <style:text-properties fo:font-style="normal" fo:font-weight="bold" officeooo:rsid="01803628" style:font-style-asian="normal" style:font-weight-asian="bold" style:font-style-complex="normal" style:font-weight-complex="bold"/>
    </style:style>
    <style:style style:name="T626" style:family="text">
      <style:text-properties fo:font-style="normal" fo:font-weight="bold" officeooo:rsid="0189bb37" style:font-style-asian="normal" style:font-weight-asian="bold" style:font-style-complex="normal" style:font-weight-complex="bold"/>
    </style:style>
    <style:style style:name="T627" style:family="text">
      <style:text-properties fo:font-style="normal" fo:font-weight="bold" officeooo:rsid="01b7ca2a" style:font-style-asian="normal" style:font-weight-asian="bold" style:font-style-complex="normal" style:font-weight-complex="bold"/>
    </style:style>
    <style:style style:name="T628" style:family="text">
      <style:text-properties fo:font-style="normal" fo:font-weight="bold" officeooo:rsid="02124341" style:font-style-asian="normal" style:font-weight-asian="bold" style:font-style-complex="normal" style:font-weight-complex="bold"/>
    </style:style>
    <style:style style:name="T629" style:family="text">
      <style:text-properties fo:font-style="normal" fo:font-weight="bold" officeooo:rsid="01744cb5" style:font-style-asian="normal" style:font-weight-asian="bold" style:font-style-complex="normal" style:font-weight-complex="bold"/>
    </style:style>
    <style:style style:name="T630" style:family="text">
      <style:text-properties fo:font-style="normal" fo:font-weight="bold" officeooo:rsid="0213053c" style:font-style-asian="normal" style:font-weight-asian="bold" style:font-style-complex="normal" style:font-weight-complex="bold"/>
    </style:style>
    <style:style style:name="T631" style:family="text">
      <style:text-properties fo:font-style="normal" fo:font-weight="bold" officeooo:rsid="0216bdd7" style:font-style-asian="normal" style:font-weight-asian="bold" style:font-style-complex="normal" style:font-weight-complex="bold"/>
    </style:style>
    <style:style style:name="T632" style:family="text">
      <style:text-properties fo:font-style="normal" fo:font-weight="bold" officeooo:rsid="0216d150" style:font-style-asian="normal" style:font-weight-asian="bold" style:font-style-complex="normal" style:font-weight-complex="bold"/>
    </style:style>
    <style:style style:name="T633" style:family="text">
      <style:text-properties fo:font-style="normal" fo:font-weight="bold" officeooo:rsid="021d2670" style:font-style-asian="normal" style:font-weight-asian="bold" style:font-style-complex="normal" style:font-weight-complex="bold"/>
    </style:style>
    <style:style style:name="T634" style:family="text">
      <style:text-properties fo:font-style="normal" fo:font-weight="bold" officeooo:rsid="02463f95" style:font-style-asian="normal" style:font-weight-asian="bold" style:font-style-complex="normal" style:font-weight-complex="bold"/>
    </style:style>
    <style:style style:name="T635" style:family="text">
      <style:text-properties fo:font-style="normal" fo:font-weight="bold" officeooo:rsid="01e8e98a" style:font-style-asian="normal" style:font-weight-asian="bold" style:font-style-complex="normal" style:font-weight-complex="bold"/>
    </style:style>
    <style:style style:name="T636" style:family="text">
      <style:text-properties fo:font-style="normal" fo:font-weight="bold" officeooo:rsid="01e7e823" style:font-style-asian="normal" style:font-weight-asian="bold" style:font-style-complex="normal" style:font-weight-complex="bold"/>
    </style:style>
    <style:style style:name="T637" style:family="text">
      <style:text-properties fo:font-style="normal" fo:font-weight="bold" officeooo:rsid="026e79d0" style:font-style-asian="normal" style:font-weight-asian="bold" style:font-style-complex="normal" style:font-weight-complex="bold"/>
    </style:style>
    <style:style style:name="T638" style:family="text">
      <style:text-properties fo:font-style="normal" fo:font-weight="bold" officeooo:rsid="01ea3550" style:font-style-asian="normal" style:font-weight-asian="bold" style:font-style-complex="normal" style:font-weight-complex="bold"/>
    </style:style>
    <style:style style:name="T639" style:family="text">
      <style:text-properties fo:font-style="normal" fo:font-weight="bold" officeooo:rsid="02679056" style:font-style-asian="normal" style:font-weight-asian="bold" style:font-style-complex="normal" style:font-weight-complex="bold"/>
    </style:style>
    <style:style style:name="T640" style:family="text">
      <style:text-properties fo:font-style="normal" fo:font-weight="bold" officeooo:rsid="01eb8b1e" style:font-style-asian="normal" style:font-weight-asian="bold" style:font-style-complex="normal" style:font-weight-complex="bold"/>
    </style:style>
    <style:style style:name="T641" style:family="text">
      <style:text-properties fo:font-style="normal" fo:font-weight="bold" officeooo:rsid="01ed4d14" style:font-style-asian="normal" style:font-weight-asian="bold" style:font-style-complex="normal" style:font-weight-complex="bold"/>
    </style:style>
    <style:style style:name="T642" style:family="text">
      <style:text-properties fo:font-style="normal" fo:font-weight="bold" officeooo:rsid="02698a6d" style:font-style-asian="normal" style:font-weight-asian="bold" style:font-style-complex="normal" style:font-weight-complex="bold"/>
    </style:style>
    <style:style style:name="T643" style:family="text">
      <style:text-properties fo:font-style="normal" fo:font-weight="bold" officeooo:rsid="026eee6e" style:font-style-asian="normal" style:font-weight-asian="bold" style:font-style-complex="normal" style:font-weight-complex="bold"/>
    </style:style>
    <style:style style:name="T644" style:family="text">
      <style:text-properties fo:font-style="normal" fo:font-weight="bold" officeooo:rsid="026c852b" style:font-style-asian="normal" style:font-weight-asian="bold" style:font-style-complex="normal" style:font-weight-complex="bold"/>
    </style:style>
    <style:style style:name="T645" style:family="text">
      <style:text-properties fo:font-style="normal" fo:font-weight="bold" officeooo:rsid="02683472" style:font-style-asian="normal" style:font-weight-asian="bold" style:font-style-complex="normal" style:font-weight-complex="bold"/>
    </style:style>
    <style:style style:name="T646" style:family="text">
      <style:text-properties fo:font-style="normal" fo:font-weight="bold" officeooo:rsid="02703a73" style:font-style-asian="normal" style:font-weight-asian="bold" style:font-style-complex="normal" style:font-weight-complex="bold"/>
    </style:style>
    <style:style style:name="T647" style:family="text">
      <style:text-properties fo:font-style="normal" fo:font-weight="bold" officeooo:rsid="02707d53" style:font-style-asian="normal" style:font-weight-asian="bold" style:font-style-complex="normal" style:font-weight-complex="bold"/>
    </style:style>
    <style:style style:name="T648" style:family="text">
      <style:text-properties fo:font-style="normal" fo:font-weight="bold" officeooo:rsid="0068e667" style:font-style-asian="normal" style:font-weight-asian="bold" style:font-style-complex="normal" style:font-weight-complex="bold"/>
    </style:style>
    <style:style style:name="T649" style:family="text">
      <style:text-properties fo:font-style="normal" fo:font-weight="bold" officeooo:rsid="010e8ba0" style:font-style-asian="normal" style:font-weight-asian="bold" style:font-style-complex="normal" style:font-weight-complex="bold"/>
    </style:style>
    <style:style style:name="T650" style:family="text">
      <style:text-properties fo:font-style="normal" fo:font-weight="bold" officeooo:rsid="005d5455" fo:background-color="#eeeeee" loext:char-shading-value="0" style:font-style-asian="normal" style:font-weight-asian="bold" style:font-style-complex="normal" style:font-weight-complex="bold"/>
    </style:style>
    <style:style style:name="T651" style:family="text">
      <style:text-properties fo:font-style="normal" fo:font-weight="bold" officeooo:rsid="005c77d9" fo:background-color="#dddddd" loext:char-shading-value="0" style:font-style-asian="normal" style:font-weight-asian="bold" style:font-style-complex="normal" style:font-weight-complex="bold"/>
    </style:style>
    <style:style style:name="T652" style:family="text">
      <style:text-properties fo:font-style="normal" fo:font-weight="bold" fo:background-color="transparent" loext:char-shading-value="0" style:font-style-asian="normal" style:font-weight-asian="bold" style:font-style-complex="normal" style:font-weight-complex="bold"/>
    </style:style>
    <style:style style:name="T653" style:family="text">
      <style:text-properties fo:font-style="normal" fo:font-weight="bold" officeooo:rsid="022ef884" fo:background-color="transparent" loext:char-shading-value="0" style:font-style-asian="normal" style:font-weight-asian="bold" style:font-style-complex="normal" style:font-weight-complex="bold"/>
    </style:style>
    <style:style style:name="T654" style:family="text">
      <style:text-properties fo:font-style="normal" fo:font-weight="bold" officeooo:rsid="01ff930f" fo:background-color="transparent" loext:char-shading-value="0" style:font-style-asian="normal" style:font-weight-asian="bold" style:font-style-complex="normal" style:font-weight-complex="bold"/>
    </style:style>
    <style:style style:name="T655" style:family="text">
      <style:text-properties fo:font-style="normal" fo:font-weight="bold" officeooo:rsid="03313c8d" fo:background-color="transparent" loext:char-shading-value="0" style:font-style-asian="normal" style:font-weight-asian="bold" style:font-style-complex="normal" style:font-weight-complex="bold"/>
    </style:style>
    <style:style style:name="T656" style:family="text">
      <style:text-properties fo:font-style="normal" fo:font-weight="bold" officeooo:rsid="03271eae" fo:background-color="transparent" loext:char-shading-value="0" style:font-style-asian="normal" style:font-weight-asian="bold" style:font-style-complex="normal" style:font-weight-complex="bold"/>
    </style:style>
    <style:style style:name="T657" style:family="text">
      <style:text-properties fo:font-style="normal" fo:font-weight="bold" fo:background-color="#ffff00" loext:char-shading-value="0" style:font-style-asian="normal" style:font-weight-asian="bold" style:font-style-complex="normal" style:font-weight-complex="bold"/>
    </style:style>
    <style:style style:name="T658" style:family="text">
      <style:text-properties fo:font-style="normal" fo:font-weight="bold" officeooo:rsid="015dce89" fo:background-color="#ffff00" loext:char-shading-value="0" style:font-style-asian="normal" style:font-weight-asian="bold" style:font-style-complex="normal" style:font-weight-complex="bold"/>
    </style:style>
    <style:style style:name="T659" style:family="text">
      <style:text-properties fo:font-style="normal" fo:font-weight="bold" officeooo:rsid="03313c8d" fo:background-color="#ffff00" loext:char-shading-value="0" style:font-style-asian="normal" style:font-weight-asian="bold" style:font-style-complex="normal" style:font-weight-complex="bold"/>
    </style:style>
    <style:style style:name="T660" style:family="text">
      <style:text-properties fo:font-style="normal" fo:font-weight="bold" officeooo:rsid="03271eae" fo:background-color="#ffff00" loext:char-shading-value="0" style:font-style-asian="normal" style:font-weight-asian="bold" style:font-style-complex="normal" style:font-weight-complex="bold"/>
    </style:style>
    <style:style style:name="T661" style:family="text">
      <style:text-properties fo:font-style="normal" fo:font-weight="bold" officeooo:rsid="020b74ed" fo:background-color="#99ff66" loext:char-shading-value="0" style:font-style-asian="normal" style:font-weight-asian="bold" style:font-style-complex="normal" style:font-weight-complex="bold"/>
    </style:style>
    <style:style style:name="T662" style:family="text">
      <style:text-properties fo:font-style="normal" fo:font-weight="bold" officeooo:rsid="020c9432" fo:background-color="#99ff66" loext:char-shading-value="0" style:font-style-asian="normal" style:font-weight-asian="bold" style:font-style-complex="normal" style:font-weight-complex="bold"/>
    </style:style>
    <style:style style:name="T663" style:family="text">
      <style:text-properties fo:font-style="normal" fo:font-weight="bold" officeooo:rsid="01ff930f" fo:background-color="#99ff66" loext:char-shading-value="0" style:font-style-asian="normal" style:font-weight-asian="bold" style:font-style-complex="normal" style:font-weight-complex="bold"/>
    </style:style>
    <style:style style:name="T664" style:family="text">
      <style:text-properties fo:font-style="normal" fo:font-weight="bold" fo:background-color="#ffcc00" loext:char-shading-value="0" style:font-style-asian="normal" style:font-weight-asian="bold" style:font-style-complex="normal" style:font-weight-complex="bold"/>
    </style:style>
    <style:style style:name="T665" style:family="text">
      <style:text-properties fo:font-style="normal" fo:font-weight="bold" officeooo:rsid="02990a64" fo:background-color="#ffcc00" loext:char-shading-value="0" style:font-style-asian="normal" style:font-weight-asian="bold" style:font-style-complex="normal" style:font-weight-complex="bold"/>
    </style:style>
    <style:style style:name="T666" style:family="text">
      <style:text-properties fo:font-style="normal" fo:font-weight="bold" officeooo:rsid="029ac14d" fo:background-color="#ffcc00" loext:char-shading-value="0" style:font-style-asian="normal" style:font-weight-asian="bold" style:font-style-complex="normal" style:font-weight-complex="bold"/>
    </style:style>
    <style:style style:name="T667" style:family="text">
      <style:text-properties fo:font-style="normal" fo:font-weight="bold" officeooo:rsid="02d2bbd8" fo:background-color="#ffcc00" loext:char-shading-value="0" style:font-style-asian="normal" style:font-weight-asian="bold" style:font-style-complex="normal" style:font-weight-complex="bold"/>
    </style:style>
    <style:style style:name="T668" style:family="text">
      <style:text-properties fo:font-style="normal" fo:font-weight="bold" officeooo:rsid="02c19470" fo:background-color="#ffcc00" loext:char-shading-value="0" style:font-style-asian="normal" style:font-weight-asian="bold" style:font-style-complex="normal" style:font-weight-complex="bold"/>
    </style:style>
    <style:style style:name="T669" style:family="text">
      <style:text-properties fo:font-style="normal" fo:font-weight="bold" officeooo:rsid="02326edd" fo:background-color="#ff9900" loext:char-shading-value="0" style:font-style-asian="normal" style:font-weight-asian="bold" style:font-style-complex="normal" style:font-weight-complex="bold"/>
    </style:style>
    <style:style style:name="T670" style:family="text">
      <style:text-properties fo:font-style="normal" fo:font-weight="bold" officeooo:rsid="02326edd" fo:background-color="#00cc00" loext:char-shading-value="0" style:font-style-asian="normal" style:font-weight-asian="bold" style:font-style-complex="normal" style:font-weight-complex="bold"/>
    </style:style>
    <style:style style:name="T671" style:family="text">
      <style:text-properties fo:font-style="normal" fo:font-weight="bold" officeooo:rsid="02326edd" fo:background-color="#cc9900" loext:char-shading-value="0" style:font-style-asian="normal" style:font-weight-asian="bold" style:font-style-complex="normal" style:font-weight-complex="bold"/>
    </style:style>
    <style:style style:name="T672" style:family="text">
      <style:text-properties fo:font-style="normal" fo:font-weight="bold" fo:background-color="#ffff99" loext:char-shading-value="0" style:font-style-asian="normal" style:font-weight-asian="bold" style:font-style-complex="normal" style:font-weight-complex="bold"/>
    </style:style>
    <style:style style:name="T673" style:family="text">
      <style:text-properties fo:font-style="normal" style:text-underline-style="solid" style:text-underline-width="auto" style:text-underline-color="font-color" officeooo:rsid="00b118ee" style:font-style-asian="normal" style:font-style-complex="normal"/>
    </style:style>
    <style:style style:name="T674" style:family="text">
      <style:text-properties fo:font-style="normal" style:text-underline-style="solid" style:text-underline-width="auto" style:text-underline-color="font-color" fo:font-weight="bold" officeooo:rsid="005d5455" fo:background-color="#eeeeee" loext:char-shading-value="0" style:font-style-asian="normal" style:font-weight-asian="bold" style:font-style-complex="normal" style:font-weight-complex="bold"/>
    </style:style>
    <style:style style:name="T675" style:family="text">
      <style:text-properties fo:font-style="normal" fo:background-color="transparent" loext:char-shading-value="0" style:font-style-asian="normal" style:font-style-complex="normal"/>
    </style:style>
    <style:style style:name="T676" style:family="text">
      <style:text-properties fo:font-style="normal" officeooo:rsid="01fd9128" fo:background-color="transparent" loext:char-shading-value="0" style:font-style-asian="normal" style:font-style-complex="normal"/>
    </style:style>
    <style:style style:name="T677" style:family="text">
      <style:text-properties fo:font-style="normal" fo:background-color="#ffff00" loext:char-shading-value="0" style:font-style-asian="normal" style:font-style-complex="normal"/>
    </style:style>
    <style:style style:name="T678" style:family="text">
      <style:text-properties fo:font-style="normal" fo:background-color="#ffcc00" loext:char-shading-value="0" style:font-style-asian="normal" style:font-style-complex="normal"/>
    </style:style>
    <style:style style:name="T679" style:family="text">
      <style:text-properties fo:font-style="normal" fo:background-color="#99ff66" loext:char-shading-value="0" style:font-style-asian="normal" style:font-style-complex="normal"/>
    </style:style>
    <style:style style:name="T680" style:family="text">
      <style:text-properties fo:font-style="normal" fo:background-color="#ff9900" loext:char-shading-value="0" style:font-style-asian="normal" style:font-style-complex="normal"/>
    </style:style>
    <style:style style:name="T681" style:family="text">
      <style:text-properties fo:font-style="normal" officeooo:rsid="022ef884" fo:background-color="#dddddd" loext:char-shading-value="0" style:font-style-asian="normal" style:font-style-complex="normal"/>
    </style:style>
    <style:style style:name="T682" style:family="text">
      <style:text-properties fo:font-style="normal" officeooo:rsid="031e0540" fo:background-color="#dddddd" loext:char-shading-value="0" style:font-style-asian="normal" style:font-style-complex="normal"/>
    </style:style>
    <style:style style:name="T683" style:family="text">
      <style:text-properties officeooo:rsid="0018cdea"/>
    </style:style>
    <style:style style:name="T684" style:family="text">
      <style:text-properties officeooo:rsid="00190df0"/>
    </style:style>
    <style:style style:name="T685" style:family="text">
      <style:text-properties officeooo:rsid="001cbc6e"/>
    </style:style>
    <style:style style:name="T686" style:family="text">
      <style:text-properties officeooo:rsid="0022878e"/>
    </style:style>
    <style:style style:name="T687" style:family="text">
      <style:text-properties officeooo:rsid="0025713b"/>
    </style:style>
    <style:style style:name="T688" style:family="text">
      <style:text-properties officeooo:rsid="00280495"/>
    </style:style>
    <style:style style:name="T689" style:family="text">
      <style:text-properties officeooo:rsid="00289aa7"/>
    </style:style>
    <style:style style:name="T690" style:family="text">
      <style:text-properties officeooo:rsid="00295c2e"/>
    </style:style>
    <style:style style:name="T691" style:family="text">
      <style:text-properties officeooo:rsid="00304a04"/>
    </style:style>
    <style:style style:name="T692" style:family="text">
      <style:text-properties officeooo:rsid="003baf82"/>
    </style:style>
    <style:style style:name="T693" style:family="text">
      <style:text-properties officeooo:rsid="003c5055"/>
    </style:style>
    <style:style style:name="T694" style:family="text">
      <style:text-properties officeooo:rsid="003cedc2"/>
    </style:style>
    <style:style style:name="T695" style:family="text">
      <style:text-properties officeooo:rsid="003db748"/>
    </style:style>
    <style:style style:name="T696" style:family="text">
      <style:text-properties officeooo:rsid="00428919"/>
    </style:style>
    <style:style style:name="T697" style:family="text">
      <style:text-properties officeooo:rsid="004626a8"/>
    </style:style>
    <style:style style:name="T698" style:family="text">
      <style:text-properties officeooo:rsid="00540843"/>
    </style:style>
    <style:style style:name="T699" style:family="text">
      <style:text-properties officeooo:rsid="0054dbaa"/>
    </style:style>
    <style:style style:name="T700" style:family="text">
      <style:text-properties officeooo:rsid="005989f9"/>
    </style:style>
    <style:style style:name="T701" style:family="text">
      <style:text-properties officeooo:rsid="005c77d9"/>
    </style:style>
    <style:style style:name="T702" style:family="text">
      <style:text-properties officeooo:rsid="00653075"/>
    </style:style>
    <style:style style:name="T703" style:family="text">
      <style:text-properties officeooo:rsid="006e6f99"/>
    </style:style>
    <style:style style:name="T704" style:family="text">
      <style:text-properties officeooo:rsid="00800b4a"/>
    </style:style>
    <style:style style:name="T705" style:family="text">
      <style:text-properties officeooo:rsid="008371d9"/>
    </style:style>
    <style:style style:name="T706" style:family="text">
      <style:text-properties officeooo:rsid="00857c25"/>
    </style:style>
    <style:style style:name="T707" style:family="text">
      <style:text-properties officeooo:rsid="009d7573"/>
    </style:style>
    <style:style style:name="T708" style:family="text">
      <style:text-properties officeooo:rsid="00a063b5"/>
    </style:style>
    <style:style style:name="T709" style:family="text">
      <style:text-properties officeooo:rsid="00a486e9"/>
    </style:style>
    <style:style style:name="T710" style:family="text">
      <style:text-properties officeooo:rsid="00a62c04"/>
    </style:style>
    <style:style style:name="T711" style:family="text">
      <style:text-properties officeooo:rsid="00a668d6"/>
    </style:style>
    <style:style style:name="T712" style:family="text">
      <style:text-properties officeooo:rsid="00b62e9b"/>
    </style:style>
    <style:style style:name="T713" style:family="text">
      <style:text-properties officeooo:rsid="00bc0048"/>
    </style:style>
    <style:style style:name="T714" style:family="text">
      <style:text-properties officeooo:rsid="00c125c3"/>
    </style:style>
    <style:style style:name="T715" style:family="text">
      <style:text-properties officeooo:rsid="00c6d5bf"/>
    </style:style>
    <style:style style:name="T716" style:family="text">
      <style:text-properties officeooo:rsid="00c95d90"/>
    </style:style>
    <style:style style:name="T717" style:family="text">
      <style:text-properties officeooo:rsid="00cb5f0c"/>
    </style:style>
    <style:style style:name="T718" style:family="text">
      <style:text-properties officeooo:rsid="00d897b6"/>
    </style:style>
    <style:style style:name="T719" style:family="text">
      <style:text-properties officeooo:rsid="00da4c7d"/>
    </style:style>
    <style:style style:name="T720" style:family="text">
      <style:text-properties officeooo:rsid="00e06e8f"/>
    </style:style>
    <style:style style:name="T721" style:family="text">
      <style:text-properties officeooo:rsid="00e5dd0a"/>
    </style:style>
    <style:style style:name="T722" style:family="text">
      <style:text-properties officeooo:rsid="00ea7bf7"/>
    </style:style>
    <style:style style:name="T723" style:family="text">
      <style:text-properties officeooo:rsid="00ebe726"/>
    </style:style>
    <style:style style:name="T724" style:family="text">
      <style:text-properties officeooo:rsid="00efcaff"/>
    </style:style>
    <style:style style:name="T725" style:family="text">
      <style:text-properties officeooo:rsid="00f68711"/>
    </style:style>
    <style:style style:name="T726" style:family="text">
      <style:text-properties officeooo:rsid="00f7587f"/>
    </style:style>
    <style:style style:name="T727" style:family="text">
      <style:text-properties officeooo:rsid="00f791e7"/>
    </style:style>
    <style:style style:name="T728" style:family="text">
      <style:text-properties officeooo:rsid="0102df76"/>
    </style:style>
    <style:style style:name="T729" style:family="text">
      <style:text-properties officeooo:rsid="0104880a"/>
    </style:style>
    <style:style style:name="T730" style:family="text">
      <style:text-properties officeooo:rsid="010ad577"/>
    </style:style>
    <style:style style:name="T731" style:family="text">
      <style:text-properties officeooo:rsid="010c716f"/>
    </style:style>
    <style:style style:name="T732" style:family="text">
      <style:text-properties officeooo:rsid="011fa1e4"/>
    </style:style>
    <style:style style:name="T733" style:family="text">
      <style:text-properties officeooo:rsid="0120ac38"/>
    </style:style>
    <style:style style:name="T734" style:family="text">
      <style:text-properties officeooo:rsid="0122db3d"/>
    </style:style>
    <style:style style:name="T735" style:family="text">
      <style:text-properties officeooo:rsid="012494e9"/>
    </style:style>
    <style:style style:name="T736" style:family="text">
      <style:text-properties officeooo:rsid="0125d1c6"/>
    </style:style>
    <style:style style:name="T737" style:family="text">
      <style:text-properties officeooo:rsid="0126c018"/>
    </style:style>
    <style:style style:name="T738" style:family="text">
      <style:text-properties officeooo:rsid="0127cc0a"/>
    </style:style>
    <style:style style:name="T739" style:family="text">
      <style:text-properties officeooo:rsid="01294716"/>
    </style:style>
    <style:style style:name="T740" style:family="text">
      <style:text-properties officeooo:rsid="013d08f8"/>
    </style:style>
    <style:style style:name="T741" style:family="text">
      <style:text-properties officeooo:rsid="013eb8cd"/>
    </style:style>
    <style:style style:name="T742" style:family="text">
      <style:text-properties style:text-position="super 58%" fo:font-weight="bold" officeooo:rsid="013fcc1f" fo:background-color="transparent" loext:char-shading-value="0" style:font-weight-asian="bold" style:font-weight-complex="bold"/>
    </style:style>
    <style:style style:name="T743" style:family="text">
      <style:text-properties style:text-position="super 58%" fo:font-weight="bold" officeooo:rsid="013fcc1f" style:font-weight-asian="bold" style:font-weight-complex="bold"/>
    </style:style>
    <style:style style:name="T744" style:family="text">
      <style:text-properties officeooo:rsid="01454381"/>
    </style:style>
    <style:style style:name="T745" style:family="text">
      <style:text-properties officeooo:rsid="01455d8d"/>
    </style:style>
    <style:style style:name="T746" style:family="text">
      <style:text-properties officeooo:rsid="014c9db0"/>
    </style:style>
    <style:style style:name="T747" style:family="text">
      <style:text-properties officeooo:rsid="014ec4ea"/>
    </style:style>
    <style:style style:name="T748" style:family="text">
      <style:text-properties style:text-underline-style="none"/>
    </style:style>
    <style:style style:name="T749" style:family="text">
      <style:text-properties style:text-underline-style="none" fo:font-weight="bold" style:font-weight-asian="bold" style:font-weight-complex="bold"/>
    </style:style>
    <style:style style:name="T750" style:family="text">
      <style:text-properties style:text-underline-style="none" fo:font-weight="bold" officeooo:rsid="02264b57" style:font-weight-asian="bold" style:font-weight-complex="bold"/>
    </style:style>
    <style:style style:name="T751" style:family="text">
      <style:text-properties style:text-underline-style="none" fo:font-weight="bold" officeooo:rsid="01549ab1" style:font-weight-asian="bold" style:font-weight-complex="bold"/>
    </style:style>
    <style:style style:name="T752" style:family="text">
      <style:text-properties style:text-underline-style="none" officeooo:rsid="0151b235"/>
    </style:style>
    <style:style style:name="T753" style:family="text">
      <style:text-properties style:text-underline-style="none" fo:font-weight="normal" style:font-weight-asian="normal" style:font-weight-complex="normal"/>
    </style:style>
    <style:style style:name="T754" style:family="text">
      <style:text-properties style:text-underline-style="none" fo:font-weight="normal" officeooo:rsid="018c5549" style:font-weight-asian="normal" style:font-weight-complex="normal"/>
    </style:style>
    <style:style style:name="T755" style:family="text">
      <style:text-properties style:text-underline-style="none" fo:font-weight="normal" officeooo:rsid="02264b57" style:font-weight-asian="normal" style:font-weight-complex="normal"/>
    </style:style>
    <style:style style:name="T756" style:family="text">
      <style:text-properties style:text-underline-style="none" fo:font-weight="normal" officeooo:rsid="0151b235" style:font-weight-asian="normal" style:font-weight-complex="normal"/>
    </style:style>
    <style:style style:name="T757" style:family="text">
      <style:text-properties style:text-underline-style="none" officeooo:rsid="01549ab1"/>
    </style:style>
    <style:style style:name="T758" style:family="text">
      <style:text-properties style:text-underline-style="none" officeooo:rsid="02264b57"/>
    </style:style>
    <style:style style:name="T759" style:family="text">
      <style:text-properties officeooo:rsid="01726b3e"/>
    </style:style>
    <style:style style:name="T760" style:family="text">
      <style:text-properties officeooo:rsid="01942559"/>
    </style:style>
    <style:style style:name="T761" style:family="text">
      <style:text-properties officeooo:rsid="01972c1b"/>
    </style:style>
    <style:style style:name="T762" style:family="text">
      <style:text-properties officeooo:rsid="0198f425"/>
    </style:style>
    <style:style style:name="T763" style:family="text">
      <style:text-properties officeooo:rsid="01bba535"/>
    </style:style>
    <style:style style:name="T764" style:family="text">
      <style:text-properties officeooo:rsid="01bd084e"/>
    </style:style>
    <style:style style:name="T765" style:family="text">
      <style:text-properties officeooo:rsid="01c44038"/>
    </style:style>
    <style:style style:name="T766" style:family="text">
      <style:text-properties officeooo:rsid="01c66123"/>
    </style:style>
    <style:style style:name="T767" style:family="text">
      <style:text-properties officeooo:rsid="01c6bb4c"/>
    </style:style>
    <style:style style:name="T768" style:family="text">
      <style:text-properties officeooo:rsid="01cc78dc"/>
    </style:style>
    <style:style style:name="T769" style:family="text">
      <style:text-properties officeooo:rsid="01ce00cd"/>
    </style:style>
    <style:style style:name="T770" style:family="text">
      <style:text-properties officeooo:rsid="01ce2e20"/>
    </style:style>
    <style:style style:name="T771" style:family="text">
      <style:text-properties officeooo:rsid="01d4eb8a"/>
    </style:style>
    <style:style style:name="T772" style:family="text">
      <style:text-properties officeooo:rsid="01e60733"/>
    </style:style>
    <style:style style:name="T773" style:family="text">
      <style:text-properties officeooo:rsid="01f83a8a"/>
    </style:style>
    <style:style style:name="T774" style:family="text">
      <style:text-properties officeooo:rsid="01fd4b41"/>
    </style:style>
    <style:style style:name="T775" style:family="text">
      <style:text-properties officeooo:rsid="0213053c"/>
    </style:style>
    <style:style style:name="T776" style:family="text">
      <style:text-properties officeooo:rsid="021ad2fb"/>
    </style:style>
    <style:style style:name="T777" style:family="text">
      <style:text-properties officeooo:rsid="021c4342"/>
    </style:style>
    <style:style style:name="T778" style:family="text">
      <style:text-properties officeooo:rsid="0221e8b2"/>
    </style:style>
    <style:style style:name="T779" style:family="text">
      <style:text-properties officeooo:rsid="0222f8b9"/>
    </style:style>
    <style:style style:name="T780" style:family="text">
      <style:text-properties officeooo:rsid="022530ae"/>
    </style:style>
    <style:style style:name="T781" style:family="text">
      <style:text-properties officeooo:rsid="02275a57"/>
    </style:style>
    <style:style style:name="T782" style:family="text">
      <style:text-properties officeooo:rsid="022d2a5a"/>
    </style:style>
    <style:style style:name="T783" style:family="text">
      <style:text-properties officeooo:rsid="0234db07"/>
    </style:style>
    <style:style style:name="T784" style:family="text">
      <style:text-properties officeooo:rsid="0236215c"/>
    </style:style>
    <style:style style:name="T785" style:family="text">
      <style:text-properties officeooo:rsid="0239c52c"/>
    </style:style>
    <style:style style:name="T786" style:family="text">
      <style:text-properties officeooo:rsid="023c9ed7"/>
    </style:style>
    <style:style style:name="T787" style:family="text">
      <style:text-properties officeooo:rsid="023faac0"/>
    </style:style>
    <style:style style:name="T788" style:family="text">
      <style:text-properties officeooo:rsid="0243f074"/>
    </style:style>
    <style:style style:name="T789" style:family="text">
      <style:text-properties officeooo:rsid="024e584c"/>
    </style:style>
    <style:style style:name="T790" style:family="text">
      <style:text-properties officeooo:rsid="02583b16"/>
    </style:style>
    <style:style style:name="T791" style:family="text">
      <style:text-properties officeooo:rsid="0259e231"/>
    </style:style>
    <style:style style:name="T792" style:family="text">
      <style:text-properties officeooo:rsid="025b8ca3"/>
    </style:style>
    <style:style style:name="T793" style:family="text">
      <style:text-properties officeooo:rsid="025cd94f"/>
    </style:style>
    <style:style style:name="T794" style:family="text">
      <style:text-properties officeooo:rsid="025f4697"/>
    </style:style>
    <style:style style:name="T795" style:family="text">
      <style:text-properties officeooo:rsid="0263600c"/>
    </style:style>
    <style:style style:name="T796" style:family="text">
      <style:text-properties officeooo:rsid="026453ac"/>
    </style:style>
    <style:style style:name="T797" style:family="text">
      <style:text-properties officeooo:rsid="0275c343"/>
    </style:style>
    <style:style style:name="T798" style:family="text">
      <style:text-properties officeooo:rsid="0278b042"/>
    </style:style>
    <style:style style:name="T799" style:family="text">
      <style:text-properties officeooo:rsid="027c8504"/>
    </style:style>
    <style:style style:name="T800" style:family="text">
      <style:text-properties officeooo:rsid="027e6400"/>
    </style:style>
    <style:style style:name="T801" style:family="text">
      <style:text-properties officeooo:rsid="027f6500"/>
    </style:style>
    <style:style style:name="T802" style:family="text">
      <style:text-properties officeooo:rsid="02823338"/>
    </style:style>
    <style:style style:name="T803" style:family="text">
      <style:text-properties officeooo:rsid="02854fd8"/>
    </style:style>
    <style:style style:name="T804" style:family="text">
      <style:text-properties officeooo:rsid="0288cbb9"/>
    </style:style>
    <style:style style:name="T805" style:family="text">
      <style:text-properties officeooo:rsid="005d5455"/>
    </style:style>
    <style:style style:name="T806" style:family="text">
      <style:text-properties fo:color="#ff3333" fo:font-weight="bold" style:font-weight-asian="bold" style:font-weight-complex="bold"/>
    </style:style>
    <style:style style:name="T807" style:family="text">
      <style:text-properties officeooo:rsid="02a2e511"/>
    </style:style>
    <style:style style:name="T808" style:family="text">
      <style:text-properties fo:font-size="14pt" fo:font-style="italic" officeooo:rsid="02a2e511" style:font-size-asian="14pt" style:font-style-asian="italic" style:font-size-complex="14pt" style:font-style-complex="italic"/>
    </style:style>
    <style:style style:name="T809" style:family="text">
      <style:text-properties fo:font-size="15pt" fo:font-style="italic" fo:font-weight="normal" officeooo:rsid="000a6551" style:font-size-asian="15pt" style:font-style-asian="italic" style:font-weight-asian="normal" style:font-size-complex="15pt" style:font-style-complex="italic" style:font-weight-complex="normal"/>
    </style:style>
    <style:style style:name="T810" style:family="text">
      <style:text-properties officeooo:rsid="02a4ad8e"/>
    </style:style>
    <style:style style:name="T811" style:family="text">
      <style:text-properties fo:color="#ffffff" fo:font-style="normal" officeooo:rsid="022ef884" fo:background-color="#ff3333" loext:char-shading-value="0" style:font-style-asian="normal" style:font-style-complex="normal"/>
    </style:style>
    <style:style style:name="T812" style:family="text">
      <style:text-properties fo:color="#ffffff" fo:font-style="normal" fo:font-weight="bold" officeooo:rsid="01fd9128" fo:background-color="#0066cc" loext:char-shading-value="0" style:font-style-asian="normal" style:font-weight-asian="bold" style:font-style-complex="normal" style:font-weight-complex="bold"/>
    </style:style>
    <style:style style:name="T813" style:family="text">
      <style:text-properties fo:color="#ffffff" fo:font-style="normal" fo:font-weight="bold" officeooo:rsid="02326edd" fo:background-color="#0066cc" loext:char-shading-value="0" style:font-style-asian="normal" style:font-weight-asian="bold" style:font-style-complex="normal" style:font-weight-complex="bold"/>
    </style:style>
    <style:style style:name="T814" style:family="text">
      <style:text-properties fo:color="#ffffff" fo:font-style="normal" fo:font-weight="bold" fo:background-color="#ff3333" loext:char-shading-value="0" style:font-style-asian="normal" style:font-weight-asian="bold" style:font-style-complex="normal" style:font-weight-complex="bold"/>
    </style:style>
    <style:style style:name="T815" style:family="text">
      <style:text-properties fo:color="#ffffff" fo:font-style="normal" officeooo:rsid="01fd9128" fo:background-color="#00ccff" loext:char-shading-value="0" style:font-style-asian="normal" style:font-style-complex="normal"/>
    </style:style>
    <style:style style:name="T816" style:family="text">
      <style:text-properties fo:color="#ffffff" fo:font-style="normal" officeooo:rsid="02326edd" fo:background-color="#00ccff" loext:char-shading-value="0" style:font-style-asian="normal" style:font-style-complex="normal"/>
    </style:style>
    <style:style style:name="T817" style:family="text">
      <style:text-properties fo:color="#ffffff" fo:font-style="normal" officeooo:rsid="022ef884" fo:background-color="#00ccff" loext:char-shading-value="0" style:font-style-asian="normal" style:font-style-complex="normal"/>
    </style:style>
    <style:style style:name="T818" style:family="text">
      <style:text-properties fo:color="#ffffff" fo:font-weight="bold" fo:background-color="#ff3333" loext:char-shading-value="0" style:font-weight-asian="bold" style:font-weight-complex="bold"/>
    </style:style>
    <style:style style:name="T819" style:family="text">
      <style:text-properties fo:color="#ffffff" fo:font-weight="bold" officeooo:rsid="0304aa62" fo:background-color="#ff3333" loext:char-shading-value="0" style:font-weight-asian="bold" style:font-weight-complex="bold"/>
    </style:style>
    <style:style style:name="T820" style:family="text">
      <style:text-properties fo:color="#ffffff" fo:background-color="#ff3333" loext:char-shading-value="0"/>
    </style:style>
    <style:style style:name="T821" style:family="text">
      <style:text-properties fo:background-color="transparent" loext:char-shading-value="0"/>
    </style:style>
    <style:style style:name="T822" style:family="text">
      <style:text-properties style:text-line-through-style="solid" style:text-line-through-type="single" fo:font-weight="normal" officeooo:rsid="029ba440" fo:background-color="transparent" loext:char-shading-value="0" style:font-weight-asian="normal" style:font-weight-complex="normal"/>
    </style:style>
    <style:style style:name="T823" style:family="text">
      <style:text-properties style:text-line-through-style="solid" style:text-line-through-type="single" fo:font-weight="normal" officeooo:rsid="029ba440" style:font-weight-asian="normal" style:font-weight-complex="normal"/>
    </style:style>
    <style:style style:name="T824" style:family="text">
      <style:text-properties officeooo:rsid="02c9c786"/>
    </style:style>
    <style:style style:name="T825" style:family="text">
      <style:text-properties officeooo:rsid="02d0ce3c"/>
    </style:style>
    <style:style style:name="T826" style:family="text">
      <style:text-properties officeooo:rsid="02d70b49"/>
    </style:style>
    <style:style style:name="T827" style:family="text">
      <style:text-properties officeooo:rsid="02dc4eb0"/>
    </style:style>
    <style:style style:name="T828" style:family="text">
      <style:text-properties officeooo:rsid="02e3209d"/>
    </style:style>
    <style:style style:name="T829" style:family="text">
      <style:text-properties officeooo:rsid="02e4cac6"/>
    </style:style>
    <style:style style:name="T830" style:family="text">
      <style:text-properties officeooo:rsid="02e6b301"/>
    </style:style>
    <style:style style:name="T831" style:family="text">
      <style:text-properties officeooo:rsid="02e7118d"/>
    </style:style>
    <style:style style:name="T832" style:family="text">
      <style:text-properties officeooo:rsid="02eb17c6"/>
    </style:style>
    <style:style style:name="T833" style:family="text">
      <style:text-properties officeooo:rsid="02f45467"/>
    </style:style>
    <style:style style:name="T834" style:family="text">
      <style:text-properties officeooo:rsid="02f5cfcd"/>
    </style:style>
    <style:style style:name="T835" style:family="text">
      <style:text-properties officeooo:rsid="02f6d9d7"/>
    </style:style>
    <style:style style:name="T836" style:family="text">
      <style:text-properties officeooo:rsid="02f9e797"/>
    </style:style>
    <style:style style:name="T837" style:family="text">
      <style:text-properties officeooo:rsid="02fb9379"/>
    </style:style>
    <style:style style:name="T838" style:family="text">
      <style:text-properties officeooo:rsid="03041a6b"/>
    </style:style>
    <style:style style:name="T839" style:family="text">
      <style:text-properties officeooo:rsid="0304aa62"/>
    </style:style>
    <style:style style:name="T840" style:family="text">
      <style:text-properties officeooo:rsid="030517c2"/>
    </style:style>
    <style:style style:name="T841" style:family="text">
      <style:text-properties style:font-name="FreeMono2" fo:font-weight="bold" style:font-weight-asian="bold" style:font-weight-complex="bold"/>
    </style:style>
    <style:style style:name="T842" style:family="text">
      <style:text-properties style:font-name="FreeMono2" fo:font-size="9pt" fo:font-weight="bold" style:font-size-asian="9pt" style:font-weight-asian="bold" style:font-size-complex="9pt" style:font-weight-complex="bold"/>
    </style:style>
    <style:style style:name="T843" style:family="text">
      <style:text-properties style:font-name="FreeMono2" fo:font-size="9pt" fo:font-style="normal" fo:font-weight="bold" officeooo:rsid="031299a0" style:font-size-asian="9pt" style:font-style-asian="normal" style:font-weight-asian="bold" style:font-size-complex="9pt" style:font-style-complex="normal" style:font-weight-complex="bold"/>
    </style:style>
    <style:style style:name="T844" style:family="text">
      <style:text-properties officeooo:rsid="030de001"/>
    </style:style>
    <style:style style:name="T845" style:family="text">
      <style:text-properties officeooo:rsid="030f5ac9"/>
    </style:style>
    <style:style style:name="T846" style:family="text">
      <style:text-properties fo:background-color="#ffff00" loext:char-shading-value="0"/>
    </style:style>
    <style:style style:name="T847" style:family="text">
      <style:text-properties officeooo:rsid="0160fd57" fo:background-color="#ffff00" loext:char-shading-value="0"/>
    </style:style>
    <style:style style:name="T848" style:family="text">
      <style:text-properties officeooo:rsid="020fd122" fo:background-color="#ffff00" loext:char-shading-value="0"/>
    </style:style>
    <style:style style:name="T849" style:family="text">
      <style:text-properties officeooo:rsid="031299a0"/>
    </style:style>
    <style:style style:name="T850" style:family="text">
      <style:text-properties officeooo:rsid="0314905a"/>
    </style:style>
    <style:style style:name="T851" style:family="text">
      <style:text-properties officeooo:rsid="03157628"/>
    </style:style>
    <style:style style:name="T852" style:family="text">
      <style:text-properties officeooo:rsid="0316a158"/>
    </style:style>
    <style:style style:name="T853" style:family="text">
      <style:text-properties officeooo:rsid="0317b948"/>
    </style:style>
    <style:style style:name="T854" style:family="text">
      <style:text-properties officeooo:rsid="032e4d3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7"/>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21">For my <text:span text:style-name="T149">Lord and Savior</text:span>, <text:span text:style-name="T806">Jesus Christ</text:span>.<text:line-break/>And for my own son, Alex.</text:p>
      <text:p text:style-name="P12"/>
      <text:p text:style-name="P9"/>
      <text:p text:style-name="P9"/>
      <text:p text:style-name="P9"/>
      <text:p text:style-name="P9"/>
      <text:p text:style-name="P227"><text:span text:style-name="Book_20_Title"><text:span text:style-name="T148">RDC &amp;<text:line-break/>CAlive</text:span></text:span></text:p>
      <text:p text:style-name="P229"><text:line-break/><text:span text:style-name="T27">[R]apid <text:s/>[D]evelopment <text:s/>[C]ompiler</text:span><text:span text:style-name="T1"><text:line-break/><text:line-break/>– </text:span><text:span text:style-name="T27">and –</text:span><text:span text:style-name="T1"><text:line-break/><text:line-break/></text:span><text:span text:style-name="T808">CAlive Programming Language</text:span></text:p>
      <text:p text:style-name="P11"/>
      <text:p text:style-name="P11"/>
      <text:p text:style-name="P11"/>
      <text:p text:style-name="P11"/>
      <text:p text:style-name="P11"/>
      <text:p text:style-name="P228"><text:span text:style-name="T44">by</text:span><text:span text:style-name="T807"><text:line-break/>Rick C. Hodgin<text:line-break/><text:line-break/></text:span><text:span text:style-name="T809">of</text:span><text:span text:style-name="T1"><text:line-break/>Liberty Software Foundation</text:span></text:p>
      <text:p text:style-name="P12"/>
      <text:p text:style-name="P10"/>
      <text:p text:style-name="P10"/>
      <text:p text:style-name="P10"/>
      <text:p text:style-name="P8"/>
      <text:h text:style-name="P238" text:outline-level="1"/>
      <text:p text:style-name="P8"/>
      <text:p text:style-name="P8"/>
      <text:p text:style-name="P8"/>
      <text:p text:style-name="P8"/>
      <text:p text:style-name="P8"/>
      <text:p text:style-name="P8"/>
      <text:p text:style-name="P213"><text:span text:style-name="T1">Public Benefit License</text:span> <text:span text:style-name="T1">2015</text:span> by <text:span text:style-name="T686">Liberty Software Foundation</text:span></text:p>
      <text:p text:style-name="P213"><text:span text:style-name="T686"><text:line-break/></text:span><text:a xlink:type="simple" xlink:href="http://www.libsf.org/licenses" text:style-name="Internet_20_link" text:visited-style-name="Visited_20_Internet_20_Link"><text:span text:style-name="T686">http://www.libsf.org/licenses</text:span></text:a><text:span text:style-name="T686"><text:line-break/></text:span></text:p>
      <text:p text:style-name="Copyright"/>
      <text:p text:style-name="Copyright"/>
      <text:p text:style-name="Copyright"/>
      <text:p text:style-name="Copyright"><text:span text:style-name="T1">This document is released into </text:span><text:span text:style-name="T27">the Public Domain</text:span><text:span text:style-name="T1">… </text:span><text:span text:style-name="T142">with a caveat</text:span><text:span text:style-name="T1">:</text:span></text:p>
      <text:p text:style-name="Copyright"><text:line-break/><text:line-break/></text:p>
      <text:p text:style-name="P214"><text:span text:style-name="T156">S</text:span><text:span text:style-name="T149">elf-accountability to God</text:span> … that you keep the</text:p>
      <text:p text:style-name="P214">content open so that others will receive <text:span text:style-name="T810">it </text:span>from you</text:p>
      <text:p text:style-name="P214"><text:span text:style-name="T686">in </text:span>the <text:span text:style-name="T686">s</text:span>ame <text:span text:style-name="T686">manner </text:span>you received from us … <text:span text:style-name="T810">in love</text:span>.</text:p>
      <text:p text:style-name="Copyright"><text:line-break/><text:line-break/><text:line-break/></text:p>
      <text:p text:style-name="Copyright"><text:line-break/>First Edition: <text:span text:style-name="T218">Oct.13.2015<text:line-break/></text:span>Printed in the United States of America<text:line-break/>ISBN: <text:s/><text:span text:style-name="T218">No ISBN for This Document</text:span></text:p>
      <text:h text:style-name="P239" text:outline-level="1"/>
      <text:p text:style-name="Copyright"/>
      <text:p text:style-name="P286"><text:bookmark-start text:name="__RefHeading__21_1056490440"/>Table of Contents<text:bookmark-end text:name="__RefHeading__21_1056490440"/></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235"><text:a xlink:type="simple" xlink:href="#__RefHeading__21_1056490440" text:style-name="Index_20_Link" text:visited-style-name="Index_20_Link">Table of Contents<text:tab/>4</text:a></text:p>
          <text:p text:style-name="P235"><text:a xlink:type="simple" xlink:href="#__RefHeading___Toc393885066" text:style-name="Index_20_Link" text:visited-style-name="Index_20_Link">Preface<text:tab/>7</text:a></text:p>
          <text:p text:style-name="P237"><text:a xlink:type="simple" xlink:href="#__RefHeading__191_1056490440" text:style-name="Index_20_Link" text:visited-style-name="Index_20_Link">Overall design<text:tab/>7</text:a></text:p>
          <text:p text:style-name="P237"><text:a xlink:type="simple" xlink:href="#__RefHeading__193_1056490440" text:style-name="Index_20_Link" text:visited-style-name="Index_20_Link">Sourcelight<text:tab/>7</text:a></text:p>
          <text:p text:style-name="P237"><text:a xlink:type="simple" xlink:href="#__RefHeading__195_1056490440" text:style-name="Index_20_Link" text:visited-style-name="Index_20_Link">Front-end<text:tab/>8</text:a></text:p>
          <text:p text:style-name="P237"><text:a xlink:type="simple" xlink:href="#__RefHeading__197_1056490440" text:style-name="Index_20_Link" text:visited-style-name="Index_20_Link">Compiler<text:tab/>8</text:a></text:p>
          <text:p text:style-name="P237"><text:a xlink:type="simple" xlink:href="#__RefHeading__727_1056490440" text:style-name="Index_20_Link" text:visited-style-name="Index_20_Link">Generator<text:tab/>8</text:a></text:p>
          <text:p text:style-name="P237"><text:a xlink:type="simple" xlink:href="#__RefHeading__201_1056490440" text:style-name="Index_20_Link" text:visited-style-name="Index_20_Link">Assembler<text:tab/>9</text:a></text:p>
          <text:p text:style-name="P237"><text:a xlink:type="simple" xlink:href="#__RefHeading__729_1056490440" text:style-name="Index_20_Link" text:visited-style-name="Index_20_Link">Linker<text:tab/>9</text:a></text:p>
          <text:p text:style-name="P237"><text:a xlink:type="simple" xlink:href="#__RefHeading__205_1056490440" text:style-name="Index_20_Link" text:visited-style-name="Index_20_Link">LiveCode<text:tab/>9</text:a></text:p>
          <text:p text:style-name="P235"><text:a xlink:type="simple" xlink:href="#__RefHeading___Toc393885067" text:style-name="Index_20_Link" text:visited-style-name="Index_20_Link">Philosophy<text:tab/>13</text:a></text:p>
          <text:p text:style-name="P237"><text:a xlink:type="simple" xlink:href="#__RefHeading__2755_118560278" text:style-name="Index_20_Link" text:visited-style-name="Index_20_Link">LibSF<text:tab/>13</text:a></text:p>
          <text:p text:style-name="P237"><text:a xlink:type="simple" xlink:href="#__RefHeading__2737_118560278" text:style-name="Index_20_Link" text:visited-style-name="Index_20_Link">CAlive<text:tab/>14</text:a></text:p>
          <text:p text:style-name="P235"><text:a xlink:type="simple" xlink:href="#__RefHeading___Toc393885068" text:style-name="Index_20_Link" text:visited-style-name="Index_20_Link">CAlive<text:tab/>17</text:a></text:p>
          <text:p text:style-name="P237"><text:a xlink:type="simple" xlink:href="#__RefHeading___Toc393885069" text:style-name="Index_20_Link" text:visited-style-name="Index_20_Link">CAlive<text:tab/>17</text:a></text:p>
          <text:p text:style-name="P234"><text:a xlink:type="simple" xlink:href="#__RefHeading__2006_118560278" text:style-name="Index_20_Link" text:visited-style-name="Index_20_Link">C and C++ developers<text:tab/>17</text:a></text:p>
          <text:p text:style-name="P237"><text:a xlink:type="simple" xlink:href="#__RefHeading__2739_118560278" text:style-name="Index_20_Link" text:visited-style-name="Index_20_Link">Engage, Unengage, and Binary<text:tab/>18</text:a></text:p>
          <text:p text:style-name="P237"><text:a xlink:type="simple" xlink:href="#__RefHeading__2741_118560278" text:style-name="Index_20_Link" text:visited-style-name="Index_20_Link">LiveCode ABI<text:tab/>18</text:a></text:p>
          <text:p text:style-name="P237"><text:a xlink:type="simple" xlink:href="#__RefHeading__2660_343834233" text:style-name="Index_20_Link" text:visited-style-name="Index_20_Link">Inquiry<text:tab/>18</text:a></text:p>
          <text:p text:style-name="P237"><text:a xlink:type="simple" xlink:href="#__RefHeading__2654_343834233" text:style-name="Index_20_Link" text:visited-style-name="Index_20_Link">Groupings<text:tab/>19</text:a></text:p>
          <text:p text:style-name="P237"><text:a xlink:type="simple" xlink:href="#__RefHeading__4299_889146227" text:style-name="Index_20_Link" text:visited-style-name="Index_20_Link">Line Renumbering<text:tab/>21</text:a></text:p>
          <text:p text:style-name="P237"><text:a xlink:type="simple" xlink:href="#__RefHeading__4301_889146227" text:style-name="Index_20_Link" text:visited-style-name="Index_20_Link">Double {{ and }}<text:tab/>21</text:a></text:p>
          <text:p text:style-name="P237"><text:a xlink:type="simple" xlink:href="#__RefHeading__4303_889146227" text:style-name="Index_20_Link" text:visited-style-name="Index_20_Link">Multi-line #define Macros<text:tab/>22</text:a></text:p>
          <text:p text:style-name="P237"><text:a xlink:type="simple" xlink:href="#__RefHeading__2662_343834233" text:style-name="Index_20_Link" text:visited-style-name="Index_20_Link">Fundamental Data Types<text:tab/>22</text:a></text:p>
          <text:p text:style-name="P234"><text:a xlink:type="simple" xlink:href="#__RefHeading__4305_889146227" text:style-name="Index_20_Link" text:visited-style-name="Index_20_Link">Overrides<text:tab/>23</text:a></text:p>
          <text:p text:style-name="P234"><text:a xlink:type="simple" xlink:href="#__RefHeading__2664_343834233" text:style-name="Index_20_Link" text:visited-style-name="Index_20_Link">Endianness<text:tab/>23</text:a></text:p>
          <text:p text:style-name="P237"><text:a xlink:type="simple" xlink:href="#__RefHeading__2666_343834233" text:style-name="Index_20_Link" text:visited-style-name="Index_20_Link">New Types<text:tab/>24</text:a></text:p>
          <text:p text:style-name="P234"><text:a xlink:type="simple" xlink:href="#__RefHeading__2668_343834233" text:style-name="Index_20_Link" text:visited-style-name="Index_20_Link">Auto-sizing<text:tab/>24</text:a></text:p>
          <text:p text:style-name="P237"><text:a xlink:type="simple" xlink:href="#__RefHeading__2670_343834233" text:style-name="Index_20_Link" text:visited-style-name="Index_20_Link">Built-in Extensions<text:tab/>25</text:a></text:p>
          <text:p text:style-name="P236"><text:a xlink:type="simple" xlink:href="#__RefHeading__6446_1459851776" text:style-name="Index_20_Link" text:visited-style-name="Index_20_Link">Types<text:tab/>25</text:a></text:p>
          <text:p text:style-name="P236"><text:a xlink:type="simple" xlink:href="#__RefHeading__6448_1459851776" text:style-name="Index_20_Link" text:visited-style-name="Index_20_Link">Keywords<text:tab/>25</text:a></text:p>
          <text:p text:style-name="P237"><text:a xlink:type="simple" xlink:href="#__RefHeading__6450_1459851776" text:style-name="Index_20_Link" text:visited-style-name="Index_20_Link">Compile-time Functions and Constants<text:tab/>26</text:a></text:p>
          <text:p text:style-name="P237"><text:a xlink:type="simple" xlink:href="#__RefHeading__6452_1459851776" text:style-name="Index_20_Link" text:visited-style-name="Index_20_Link">Casks<text:tab/>26</text:a></text:p>
          <text:p text:style-name="P236"><text:a xlink:type="simple" xlink:href="#__RefHeading__6454_1459851776" text:style-name="Index_20_Link" text:visited-style-name="Index_20_Link">Sides and Slots<text:tab/>27</text:a></text:p>
          <text:p text:style-name="P236"><text:a xlink:type="simple" xlink:href="#__RefHeading__6456_1459851776" text:style-name="Index_20_Link" text:visited-style-name="Index_20_Link">Specialization<text:tab/>27</text:a></text:p>
          <text:p text:style-name="P236"><text:a xlink:type="simple" xlink:href="#__RefHeading__6458_1459851776" text:style-name="Index_20_Link" text:visited-style-name="Index_20_Link">~|utility|~<text:tab/>28</text:a></text:p>
          <text:p text:style-name="P236"><text:a xlink:type="simple" xlink:href="#__RefHeading__6460_1459851776" text:style-name="Index_20_Link" text:visited-style-name="Index_20_Link">&lt;|logic|&gt;<text:tab/>28</text:a></text:p>
          <text:p text:style-name="P236"><text:a xlink:type="simple" xlink:href="#__RefHeading__6462_1459851776" text:style-name="Index_20_Link" text:visited-style-name="Index_20_Link">(|Reference|)<text:tab/>28</text:a></text:p>
          <text:p text:style-name="P236"><text:a xlink:type="simple" xlink:href="#__RefHeading__6464_1459851776" text:style-name="Index_20_Link" text:visited-style-name="Index_20_Link">[|Definition|]<text:tab/>29</text:a></text:p>
          <text:p text:style-name="P236"><text:a xlink:type="simple" xlink:href="#__RefHeading__6929_1667753502" text:style-name="Index_20_Link" text:visited-style-name="Index_20_Link">\|Code|/<text:tab/>31</text:a></text:p>
          <text:p text:style-name="P234"><text:a xlink:type="simple" xlink:href="#__RefHeading__6466_1459851776" text:style-name="Index_20_Link" text:visited-style-name="Index_20_Link">Drop-ins<text:tab/>31</text:a></text:p>
          <text:p text:style-name="P237"><text:a xlink:type="simple" xlink:href="#__RefHeading__6468_1459851776" text:style-name="Index_20_Link" text:visited-style-name="Index_20_Link">#Pragmas<text:tab/>32</text:a></text:p>
          <text:p text:style-name="P237"><text:a xlink:type="simple" xlink:href="#__RefHeading__2672_343834233" text:style-name="Index_20_Link" text:visited-style-name="Index_20_Link">Structs<text:tab/>33</text:a></text:p>
          <text:p text:style-name="P234"><text:a xlink:type="simple" xlink:href="#__RefHeading__4307_889146227" text:style-name="Index_20_Link" text:visited-style-name="Index_20_Link">Renaming Members<text:tab/>34</text:a></text:p>
          <text:p text:style-name="P237"><text:soft-page-break/><text:a xlink:type="simple" xlink:href="#__RefHeading__2674_343834233" text:style-name="Index_20_Link" text:visited-style-name="Index_20_Link">Classes<text:tab/>34</text:a></text:p>
          <text:p text:style-name="P237"><text:a xlink:type="simple" xlink:href="#__RefHeading__7749_739758564" text:style-name="Index_20_Link" text:visited-style-name="Index_20_Link">Angels<text:tab/>36</text:a></text:p>
          <text:p text:style-name="P234"><text:a xlink:type="simple" xlink:href="#__RefHeading__4459_889146227" text:style-name="Index_20_Link" text:visited-style-name="Index_20_Link">Structs Are Public Classes<text:tab/>1</text:a></text:p>
          <text:p text:style-name="P237"><text:a xlink:type="simple" xlink:href="#__RefHeading__6470_1459851776" text:style-name="Index_20_Link" text:visited-style-name="Index_20_Link">Volatile, Static, Extern, Successive, and Literal<text:tab/>1</text:a></text:p>
          <text:p text:style-name="P237"><text:a xlink:type="simple" xlink:href="#__RefHeading__6472_1459851776" text:style-name="Index_20_Link" text:visited-style-name="Index_20_Link">Markers and Unwindtos<text:tab/>2</text:a></text:p>
          <text:p text:style-name="P237"><text:a xlink:type="simple" xlink:href="#__RefHeading__2676_343834233" text:style-name="Index_20_Link" text:visited-style-name="Index_20_Link">Auto-Resolves<text:tab/>3</text:a></text:p>
          <text:p text:style-name="P237"><text:a xlink:type="simple" xlink:href="#__RefHeading__2678_343834233" text:style-name="Index_20_Link" text:visited-style-name="Index_20_Link">Process Control<text:tab/>1</text:a></text:p>
          <text:p text:style-name="P237"><text:a xlink:type="simple" xlink:href="#__RefHeading__2680_343834233" text:style-name="Index_20_Link" text:visited-style-name="Index_20_Link">Thread control<text:tab/>2</text:a></text:p>
          <text:p text:style-name="P237"><text:a xlink:type="simple" xlink:href="#__RefHeading__6474_1459851776" text:style-name="Index_20_Link" text:visited-style-name="Index_20_Link">Purposes and Ports<text:tab/>3</text:a></text:p>
          <text:p text:style-name="P234"><text:a xlink:type="simple" xlink:href="#__RefHeading__6476_1459851776" text:style-name="Index_20_Link" text:visited-style-name="Index_20_Link">Purposes<text:tab/>3</text:a></text:p>
          <text:p text:style-name="P236"><text:a xlink:type="simple" xlink:href="#__RefHeading__6478_1459851776" text:style-name="Index_20_Link" text:visited-style-name="Index_20_Link">Function Overloading<text:tab/>4</text:a></text:p>
          <text:p text:style-name="P234"><text:a xlink:type="simple" xlink:href="#__RefHeading__6480_1459851776" text:style-name="Index_20_Link" text:visited-style-name="Index_20_Link">Ports<text:tab/>5</text:a></text:p>
          <text:p text:style-name="P237"><text:a xlink:type="simple" xlink:href="#__RefHeading__6482_1459851776" text:style-name="Index_20_Link" text:visited-style-name="Index_20_Link">Adhocs<text:tab/>5</text:a></text:p>
          <text:p text:style-name="P237"><text:a xlink:type="simple" xlink:href="#__RefHeading__4311_889146227" text:style-name="Index_20_Link" text:visited-style-name="Index_20_Link">Flowofs<text:tab/>6</text:a></text:p>
          <text:p text:style-name="P237"><text:a xlink:type="simple" xlink:href="#__RefHeading__4313_889146227" text:style-name="Index_20_Link" text:visited-style-name="Index_20_Link">Flow Blocks<text:tab/>9</text:a></text:p>
          <text:p text:style-name="P237"><text:a xlink:type="simple" xlink:href="#__RefHeading__6484_1459851776" text:style-name="Index_20_Link" text:visited-style-name="Index_20_Link">Side Coding<text:tab/>12</text:a></text:p>
        </text:index-body>
      </text:table-of-content>
      <text:p text:style-name="Paragraph"/>
      <text:p text:style-name="P13"/>
      <text:p text:style-name="P14"><text:bookmark-start text:name="__RefHeading___Toc393885066"/>Preface<text:bookmark-end text:name="__RefHeading___Toc393885066"/></text:p>
      <text:p text:style-name="P19">RDC is a compiler architecture designed to be extensible beyond a single programming language. <text:s/>While RDC itself is a <text:span text:style-name="T52">compiler</text:span>, it also <text:span text:style-name="T691">defines and incorporates </text:span>a <text:span text:style-name="T52">new C-like programming language </text:span><text:span text:style-name="T55">(called </text:span><text:span text:style-name="T59">C</text:span><text:span text:style-name="T56">Alive</text:span><text:span text:style-name="T55">)</text:span><text:span text:style-name="T458">. <text:s/>This language </text:span>provides support for the <text:span text:style-name="T288">basic </text:span>class, <text:span text:style-name="T691">exception handling,</text:span> <text:span text:style-name="T287">as well as </text:span>several <text:span text:style-name="T288">other </text:span>new features.</text:p>
      <text:p text:style-name="P19">This <text:span text:style-name="T288">dual nature of RDC's introduction </text:span>may result in some confusion <text:span text:style-name="T287">at first</text:span>, however, it can be thought of this way:</text:p>
      <text:p text:style-name="P131"><text:span text:style-name="T2">RDC is the </text:span><text:span text:style-name="T4">name of the</text:span><text:span text:style-name="T2"> </text:span><text:span text:style-name="T52">compiler architecture</text:span><text:span text:style-name="T2"> created </text:span><text:span text:style-name="T3">to be LibSF's flagship </text:span><text:span text:style-name="T7">workhorse </text:span><text:span text:style-name="T3">compiler. <text:s/>It was written </text:span><text:span text:style-name="T2">for the inaugural programming language it supports, </text:span><text:span text:style-name="T96">called </text:span><text:span text:style-name="T60">C</text:span><text:span text:style-name="T57">Alive</text:span><text:span text:style-name="T96">, </text:span><text:span text:style-name="T98">but </text:span><text:span text:style-name="T99">it </text:span><text:span text:style-name="T98">also provides </text:span><text:span text:style-name="T97">support for </text:span><text:span text:style-name="T53">VXB</text:span><text:span text:style-name="T97"> (Visual FreePro, Jr.'s xbase programming language), and </text:span><text:span text:style-name="T53">LASM</text:span><text:span text:style-name="T97"> (LibSF's assembler).</text:span></text:p>
      <text:p text:style-name="P131"><text:span text:style-name="T53">Syntax support</text:span><text:span text:style-name="T97"> for C90 and C99 is also provided, though in </text:span><text:span text:style-name="T98">a few </text:span><text:span text:style-name="T97">cases the </text:span><text:span text:style-name="T98">C-</text:span><text:span text:style-name="T97">functionality </text:span><text:span text:style-name="T98">present in </text:span><text:span text:style-name="T97">C90 or C99 is replaced with RDC behavior. <text:s/></text:span><text:span text:style-name="T98">This behavior will be changed in future versions.</text:span></text:p>
      <text:h text:style-name="P240" text:outline-level="1"><text:bookmark-start text:name="__RefHeading__191_1056490440"/>Overall design<text:bookmark-end text:name="__RefHeading__191_1056490440"/></text:h>
      <text:p text:style-name="P20">The RDC compiler design is comprised of <text:span text:style-name="T289">multiple sub-components. <text:s/>Each component is designed to allow for multi-language support within a single common framework</text:span>:</text:p>
      <text:list xml:id="list6283310398515828541" text:style-name="L1">
        <text:list-item>
          <text:p text:style-name="P291"><text:span text:style-name="T150">Source</text:span><text:span text:style-name="T151">L</text:span><text:span text:style-name="T150">ight</text:span><text:span text:style-name="T289"><text:tab/>– <text:s/></text:span><text:span text:style-name="T5">An external database for language syntax design</text:span></text:p>
        </text:list-item>
        <text:list-item>
          <text:p text:style-name="P292"><text:span text:style-name="T149">Front-end</text:span><text:tab/>– <text:s/><text:span text:style-name="T5">Translating text into high level operations</text:span></text:p>
        </text:list-item>
        <text:list-item>
          <text:p text:style-name="P293"><text:span text:style-name="T149">Compiler</text:span><text:tab/>– <text:s/><text:span text:style-name="T2">Translating high level operations into steps</text:span></text:p>
        </text:list-item>
        <text:list-item>
          <text:p text:style-name="P293"><text:span text:style-name="T149">Generator</text:span><text:tab/>– <text:s/><text:span text:style-name="T2">Translating steps into assembly code</text:span></text:p>
        </text:list-item>
        <text:list-item>
          <text:p text:style-name="P293"><text:span text:style-name="T149">Assembler</text:span><text:tab/>– <text:s/><text:span text:style-name="T2">Translating assembly code into binary code</text:span></text:p>
        </text:list-item>
        <text:list-item>
          <text:p text:style-name="P293"><text:span text:style-name="T149">Linker</text:span><text:tab/>– <text:s/><text:span text:style-name="T2">Translating binary code into OS executables</text:span></text:p>
        </text:list-item>
        <text:list-item>
          <text:p text:style-name="P294">LiveCode<text:span text:style-name="T220"><text:tab/>– <text:s/></text:span><text:span text:style-name="T96">Allows on-the-fly edits during runtime</text:span></text:p>
        </text:list-item>
      </text:list>
      <text:p text:style-name="P156"/>
      <text:p text:style-name="P156"/>
      <text:h text:style-name="P241" text:outline-level="1"><text:bookmark-start text:name="__RefHeading__193_1056490440"/>Sourcelight<text:bookmark-end text:name="__RefHeading__193_1056490440"/></text:h>
      <text:p text:style-name="Paragraph"><text:soft-page-break/>RDC provides a host of common tools to <text:span text:style-name="T290">make adding new compiler extensions notably easier. <text:s/>One of these is called </text:span><text:span text:style-name="T54">SourceLight</text:span><text:span text:style-name="T290">.</text:span></text:p>
      <text:p text:style-name="Paragraph">SourceLight is a two-part system, the first of which allows command, function, and flow definitions to created in database form via a GUI, to which its own <text:span text:style-name="T2">SourceLight compiler</text:span> will generate (1) source code suitable for use in the compiler<text:span text:style-name="T291">'s</text:span> <text:span text:style-name="T221">f</text:span><text:span text:style-name="T220">ront-end </text:span><text:span text:style-name="T221">module</text:span>, and (2) a database suitable for allowing SourceLight-aware editor<text:span text:style-name="T291">s</text:span> to provide syntax assist features <text:span text:style-name="T292">to developers while </text:span>editing source code.</text:p>
      <text:h text:style-name="P242" text:outline-level="1"><text:bookmark-start text:name="__RefHeading__195_1056490440"/>Front-end<text:bookmark-end text:name="__RefHeading__195_1056490440"/></text:h>
      <text:p text:style-name="Paragraph">The front-end <text:span text:style-name="T293">is a tool which takes raw source file inputs, parses them out through stages to generate an internal structure used by the compiler module. <text:s/>It is largely custom as every programming language is different, however, the translation between raw source code and a form suitable for processing in the compiler module mandates that the RDC compiler be extremely flexible and have the fundamental abilities seen in nearly all programming languages in one. <text:s/>This is one of RDC's greatest assets.</text:span></text:p>
      <text:h text:style-name="P243" text:outline-level="1"><text:bookmark-start text:name="__RefHeading__197_1056490440"/>Compiler<text:bookmark-end text:name="__RefHeading__197_1056490440"/></text:h>
      <text:p text:style-name="Paragraph">The compiler module receives a pre-defined structure and begins looking at the actual high level steps involved, translating them into a sequence of fundamental steps to carry out the workload. <text:s/>Various optimizations can be applied at this stage, however the purpose of the RDC is that it is a <text:span text:style-name="T140">rapid</text:span> development compiler, so less attention is paid to optimization, and more attention is paid to allowing the developer rapid turn-around times in source code development, debugging, and maintenance. <text:s/>However, over time it is likely that the optimizations available to RDC's compiler module will be robust and extensible.</text:p>
      <text:h text:style-name="P244" text:outline-level="1"><text:bookmark-start text:name="__RefHeading__727_1056490440"/>Generator<text:bookmark-end text:name="__RefHeading__727_1056490440"/></text:h>
      <text:p text:style-name="Paragraph">The generator module is specific to a particular IS<text:span text:style-name="T683">A</text:span>. <text:s/>Support is currently provided for three ISA's by internal design, though the order of support actually provided will be in the following progression: <text:s/><text:span text:style-name="T2">32-bit x86, 32-bit ARM, 64-bit x86, 64-bit ARM, </text:span><text:span text:style-name="T46">40-bit</text:span><text:span text:style-name="T2"> li386-x40.</text:span></text:p>
      <text:p text:style-name="Paragraph"><text:span text:style-name="T294">The generator's only job is to generate assembly source code based on the individual steps determined in the compiler module. <text:s/>This is nearly a 1:1 translation between steps and assembly operations, however, there are some optimizations which may also take place at this level, </text:span><text:span text:style-name="T295">along with tags indicating to the assembler which ISA or ISAs is/are being targeted, as RDC can generate output to multiple ISAs </text:span><text:span text:style-name="T296">in a single compile</text:span><text:span text:style-name="T294">.</text:span></text:p>
      <text:p text:style-name="Paragraph"><text:soft-page-break/>All assembly source code created by the generator module is position independent and can be migrated to any location in memory.</text:p>
      <text:p text:style-name="P207"><text:span text:style-name="T149">Note:</text:span><text:tab/>The generator module physically writes out <text:span text:style-name="T684">annotated </text:span>assembly source code, <text:span text:style-name="T684">and </text:span>not binary code. <text:s/>This allows its text-based output to be passed to other tools which can analyze or <text:span text:style-name="T684">alter</text:span> the resulting source code before it goes into the assembler module.</text:p>
      <text:p text:style-name="P211"><text:span text:style-name="T149">Note:</text:span><text:tab/>This <text:span text:style-name="T684">multi-stage source code level </text:span>was done to allow LiveCode to track program flow from original source code <text:span text:style-name="T684">and its </text:span>high-level operations, down to <text:span text:style-name="T684">the corresponding </text:span>assembly source code, and finally down <text:span text:style-name="T684">in</text:span>to raw binary <text:span text:style-name="T684">code</text:span>. <text:s/>This allows debugging <text:span text:style-name="T684">to occur </text:span>at any of those levels, as well as LiveCode fixups <text:span text:style-name="T684">to be performed </text:span>at any of those levels.</text:p>
      <text:p text:style-name="Paragraph"/>
      <text:h text:style-name="P245" text:outline-level="1"><text:bookmark-start text:name="__RefHeading__201_1056490440"/><text:span text:style-name="T739">A</text:span>ssembler<text:bookmark-end text:name="__RefHeading__201_1056490440"/></text:h>
      <text:p text:style-name="Paragraph">The assembler <text:span text:style-name="T684">module translates assembly source code into a binary object file suitable for linking. <text:s/>The generator stage automatically provides </text:span><text:span text:style-name="T152">(|</text:span><text:span text:style-name="T219">cask</text:span><text:span text:style-name="T152">|)</text:span><text:span text:style-name="T684"> markups which carry through into the output program database allowing for correlation of every high-level operation in source code to a visualizable location at the assembly level, providing for full horizontal debugging abilities.</text:span></text:p>
      <text:p text:style-name="Paragraph"/>
      <text:h text:style-name="Heading_20_1" text:outline-level="1"><text:bookmark-start text:name="__RefHeading__729_1056490440"/>Linker<text:bookmark-end text:name="__RefHeading__729_1056490440"/></text:h>
      <text:p text:style-name="Paragraph">The linker <text:span text:style-name="T685">takes one or more binary object files generated by the assembler module and creates an executable targeted at the specified operating system. <text:s/>The linker is capable of creating multiple executables targeted at different operating systems from the same binary object file, as all required fixup code specific to the OS is explicitly injected by the linker.</text:span></text:p>
      <text:p text:style-name="Paragraph"/>
      <text:h text:style-name="P245" text:outline-level="1"><text:bookmark-start text:name="__RefHeading__205_1056490440"/>LiveCode<text:bookmark-end text:name="__RefHeading__205_1056490440"/></text:h>
      <text:p text:style-name="Paragraph"><text:soft-page-break/>LiveCode <text:span text:style-name="T685">is the name of the application binary interface RDC employs. <text:s/>It was created by LibSF and was designed to allow for rapid changes to a binary image running in active memory, with support for every variable to be updated, every structure, everything, on-the-fly while running the program.</text:span></text:p>
      <text:p text:style-name="P76">LiveCode uses a BXML file (Binary XML) to hold the various modules which are present (depending on compiler settings):</text:p>
      <text:list xml:id="list2625398782276471838" text:style-name="L2">
        <text:list-header>
          <text:p text:style-name="P288"><text:span text:style-name="T718">o<text:tab/></text:span>Full original source code, or links to disk-based source code<text:line-break/><text:span text:style-name="T718">o<text:tab/></text:span>Generated assembler source code<text:line-break/><text:span text:style-name="T718">o<text:tab/></text:span>Machine code<text:line-break/><text:span text:style-name="T718">o<text:tab/></text:span>Compiler settings and environment<text:line-break/><text:span text:style-name="T718">o<text:tab/></text:span>Debugger settings and environment<text:line-break/><text:span text:style-name="T718">o<text:tab/></text:span>Meta data<text:line-break/></text:p>
        </text:list-header>
      </text:list>
      <text:p text:style-name="Paragraph">LiveCode executables introduce a new ability: <text:s/>namely the ability to run errant code. <text:s/>If a source code line is malformed, it will not prevent a binary from being generated which will run. <text:s/>However, upon execution of the errant code the compiler will have inserted a feature which will trap to the debugger or operating system indicating the program has entered an <text:span text:style-name="T52">Inquiry</text:span><text:span text:style-name="T456">.</text:span></text:p>
      <text:p text:style-name="Paragraph"/>
      <text:p text:style-name="P207"><text:span text:style-name="T154">Note:</text:span><text:span text:style-name="T222"><text:tab/></text:span><text:span text:style-name="T220">An Inquiry is a state where the program suspends to the debugger allowing the source code or runtime environment to be corrected so the program can continue. <text:s/>Everything about RDC (the [R]apid [D]evelopment [C]ompiler) is targeted at writing code faster, and being more productive during debugging and maintenance.</text:span></text:p>
      <text:p text:style-name="P212"/>
      <text:p text:style-name="P212"/>
      <text:p text:style-name="P16"><text:bookmark-start text:name="__RefHeading___Toc393885067"/>Philosophy<text:bookmark-end text:name="__RefHeading___Toc393885067"/></text:p>
      <text:h text:style-name="P246" text:outline-level="1"><text:bookmark-start text:name="__RefHeading__2755_118560278"/>LibSF<text:bookmark-end text:name="__RefHeading__2755_118560278"/></text:h>
      <text:p text:style-name="Paragraph"><text:span text:style-name="T687">The Liberty Software Foundation's fundamental philosophy is derived from the relationship each of us shares here on this planet at comparable citizens, placed here by the wisdom and guidance of Jesus Christ</text:span>.</text:p>
      <text:p text:style-name="P50">He had a plan for us as a community of fellows in service to Him, and therefore to each other. <text:s/>As such, the Liberty Sof<text:span text:style-name="T833">t</text:span>ware Foundation's philosophy is summed up generally <text:span text:style-name="T834">in </text:span>this brief saying:</text:p>
      <text:p text:style-name="P159"/>
      <text:p text:style-name="P158">In God's sight we've come together...</text:p>
      <text:p text:style-name="P157">We've come together to help each other...</text:p>
      <text:p text:style-name="P157">Let's grow this project up … together!</text:p>
      <text:p text:style-name="P157">In service and Love to the Lord, forever!</text:p>
      <text:p text:style-name="P159"/>
      <text:p text:style-name="P49">At all points in <text:span text:style-name="T688">creation</text:span>, Jesus <text:span text:style-name="T834">Christ orchestrated a magnificent, </text:span>harmon<text:span text:style-name="T834">ious and</text:span> <text:span text:style-name="T688">inspiring creation of </text:span>awe and wonder. <text:s/><text:span text:style-name="T688">If we look to the Heavens, into mathematics, into physics, and the variety and diversity of life here on this planet … it pushes our minds to their limits, and yet we still can't comprehend the vastness of it all.</text:span></text:p>
      <text:p text:style-name="P50">Every sign <text:span text:style-name="T689">that </text:span>we have been given demonstrates <text:span text:style-name="T689">with full clarity </text:span>that we are part of a community of man. <text:s/><text:span text:style-name="T689">Our lives are integral pieces of the lives of those around us. <text:s/>Not one of us is here by accident. <text:s/>And all of us are here with purpose.</text:span></text:p>
      <text:p text:style-name="P77">Those of us who author content for the Liberty Software Foundation recognize and acknowledge that it was God who first gave us any and every unique and special ability and talent we possess, <text:span text:style-name="T835">that </text:span>the opportunities we've had for schooling and learning, <text:span text:style-name="T690">and everything else associated with our arrival at our vocation and position in this world, that all of it came from Him.</text:span></text:p>
      <text:p text:style-name="P77"><text:span text:style-name="T690">Without God's guiding hand at all points, we would not be where we are today. <text:s/>And those of us at the Liberty Software Foundation bring this realization front and center, desiring to give back unto God the fullest fruits of that which He first gave us: <text:s/></text:span><text:span text:style-name="T13">everything </text:span><text:span text:style-name="T47">we possess</text:span><text:span text:style-name="T13">.</text:span></text:p>
      <text:h text:style-name="Heading_20_2" text:outline-level="2"><text:soft-page-break/><text:span text:style-name="T836">In </text:span>Application</text:h>
      <text:p text:style-name="P52">The Liberty Software Foundation content is all released into the Public Domain with a single caveat: <text:s/><text:span text:style-name="T52">that each person receiving it employ self-accountability unto God that the content will remain open</text:span><text:span text:style-name="T2">.</text:span></text:p>
      <text:p text:style-name="P52"><text:span text:style-name="T294">This is, after all, the model God gave mankind with regards to the Earth and everything in it. <text:s/>It was His intention that we receive His gift with gladness, and </text:span><text:span text:style-name="T438">also receive </text:span><text:span text:style-name="T294">His guidance for using that gift with gladness, and then employ </text:span><text:span text:style-name="T438">His gift of guidance upon </text:span><text:span text:style-name="T294">the gift </text:span><text:span text:style-name="T438">of the Earth and everything in it, enjoying it all </text:span><text:span text:style-name="T294">to </text:span><text:span text:style-name="T438">the </text:span><text:span text:style-name="T294">fullest capacity </text:span><text:span text:style-name="T438">(</text:span><text:span text:style-name="T294">as per His correct and desirable guidance and instruction</text:span><text:span text:style-name="T438">)</text:span><text:span text:style-name="T294">.</text:span></text:p>
      <text:p text:style-name="P52"><text:span text:style-name="T294">However, God is not the only entity at work in our lives. <text:s/>A prideful and arrogant enemy of God aro</text:span><text:span text:style-name="T438">se and approached </text:span><text:span text:style-name="T294">man, tempting him to seek guidance </text:span><text:span text:style-name="T438">from a source </text:span><text:span text:style-name="T294">apart from God. <text:s/></text:span><text:span text:style-name="T438">And </text:span><text:span text:style-name="T294">when this was accomplished, the world we see around us today was manifested.</text:span></text:p>
      <text:p text:style-name="P56">-----</text:p>
      <text:p text:style-name="P51"><text:span text:style-name="T294">The ways of this world </text:span><text:span text:style-name="T439">today </text:span><text:span text:style-name="T294">are not the way</text:span><text:span text:style-name="T439">s</text:span><text:span text:style-name="T294"> this world was intended to be </text:span><text:span text:style-name="T439">for man</text:span><text:span text:style-name="T294">. <text:s/>It is </text:span><text:span text:style-name="T439">this </text:span><text:span text:style-name="T294">way </text:span><text:span text:style-name="T439">today </text:span><text:span text:style-name="T294">because people </text:span><text:span text:style-name="T439">have </text:span><text:span text:style-name="T294">stopped listening to God, </text:span><text:span text:style-name="T439">following instead </text:span><text:span text:style-name="T294">after the enemy of God through his temptations </text:span><text:span text:style-name="T297">of </text:span><text:span text:style-name="T294">sin </text:span><text:span text:style-name="T439">upon our sinful nature</text:span><text:span text:style-name="T294">. <text:s/></text:span><text:span text:style-name="T297">Our bodies </text:span><text:span text:style-name="T439">exist </text:span><text:span text:style-name="T297">in a fallen state </text:span><text:span text:style-name="T439">(they age, get sick)</text:span><text:span text:style-name="T297">, and we are spiritually dead </text:span><text:span text:style-name="T439">(</text:span><text:span text:style-name="T297">unable to discern matters of the spirit</text:span><text:span text:style-name="T439">)</text:span><text:span text:style-name="T297">, yet we </text:span><text:span text:style-name="T439">are and </text:span><text:span text:style-name="T297">remain three-</text:span><text:span text:style-name="T439">part </text:span><text:span text:style-name="T297">beings </text:span><text:span text:style-name="T439">made up of distinct components</text:span><text:span text:style-name="T297">: <text:s/></text:span><text:span text:style-name="T6">soul, spirit, body.</text:span><text:span text:style-name="T297"> <text:s/></text:span><text:span text:style-name="T439">Our soul is the true us. <text:s/>Our spirit is dead, so we have no life within us. <text:s/>Instead, God gives us a spirit which connects our soul to our body, and we manifest in that way here in this world. <text:s/>Once the spirit departs the body, the body is no longer quickened, and it ceases to function. <text:s/>This does not change our soul, however, as our soul truly is eternal and we will continue on after death, either in Heaven with God, or in Hell with the flames of torment.</text:span></text:p>
      <text:p text:style-name="P67"><text:span text:style-name="T837">I</text:span>n this world <text:span text:style-name="T837">today, </text:span>it is only through the redemptive blood of Jesus Christ that any of us can come to faith <text:span text:style-name="T837">and be saved, to </text:span>come to Jesus Christ, ask forgiveness for our sins, <text:span text:style-name="T837">and literally </text:span>have those sins taken away from us bringing us again into a right standing with God <text:span text:style-name="T837">so </text:span>that we are then alive again spiritually, able to discern and comprehend the things of God <text:span text:style-name="T837">gain (the “born again” nature)</text:span>.</text:p>
      <text:p text:style-name="P67">And for those of us at the Liberty Software Foundation who have come to Jesus Christ and received the <text:span text:style-name="T837">re</text:span>birth, our attentions are now focu<text:span text:style-name="T837">s</text:span>ed back on that which God would've had us do from the beginning <text:span text:style-name="T837">(</text:span>had we not fallen into temptation, and <text:span text:style-name="T837">died because of </text:span>sin<text:span text:style-name="T837">)</text:span>.</text:p>
      <text:h text:style-name="Heading_20_2" text:outline-level="2">In Focus</text:h>
      <text:p text:style-name="P118"><text:span text:style-name="T294">The Liberty Software Foundation employs a larger philosophy in everything that we do </text:span><text:span text:style-name="T298">than that which would apply to </text:span><text:span text:style-name="T299">the mere authoring of </text:span><text:span text:style-name="T440">some </text:span><text:span text:style-name="T298">digital content</text:span><text:span text:style-name="T294">. <text:s/></text:span><text:span text:style-name="T299">That philosophy ties back to what </text:span><text:span text:style-name="T294">is called the </text:span><text:span text:style-name="T52">Village Freedom Project</text:span><text:span text:style-name="T456">, and </text:span><text:span text:style-name="T457">it </text:span><text:span text:style-name="T456">is part of a philosophy whereby this very type of </text:span><text:span text:style-name="T457">assertive and affirmative </text:span><text:span text:style-name="T456">actio</text:span><text:span text:style-name="T457">n for God, purposed upon Him with the fullness of our lives, is given </text:span><text:span text:style-name="T567">by us </text:span><text:span text:style-name="T457">in all areas of our lives.</text:span></text:p>
      <text:p text:style-name="P119"><text:soft-page-break/><text:span text:style-name="T457">T</text:span><text:span text:style-name="T456">o put it simply: <text:s/></text:span><text:span text:style-name="T96">We are His prayerful servants in this world, living our lives for Him, and brining knowledge of Him to the people of this world in everything we do.</text:span></text:p>
      <text:h text:style-name="Heading_20_2" text:outline-level="2"><text:bookmark-start text:name="__RefHeading__2737_118560278"/><text:span text:style-name="T441">RDC and </text:span><text:span text:style-name="T299">C</text:span><text:span text:style-name="T294">Alive</text:span><text:bookmark-end text:name="__RefHeading__2737_118560278"/></text:h>
      <text:p text:style-name="P85"><text:span text:style-name="T456">It is the general belief of those at LibSF that computers should aid people in their work. <text:s/></text:span><text:span text:style-name="T483">They should provide </text:span><text:span text:style-name="T456">features and tools which allow them to conduct their tasks more efficiently. <text:s/>There have been a lot of advancements in presentation </text:span><text:span text:style-name="T482">graphics </text:span><text:span text:style-name="T483">made </text:span><text:span text:style-name="T456">since the late 1990s and early 2000s. <text:s/></text:span><text:span text:style-name="T483">These have culminated into a host of </text:span><text:span text:style-name="T568">new, </text:span><text:span text:style-name="T483">nearly 3D user interfaces. <text:s/>These concepts </text:span><text:span text:style-name="T456">should be incorporated </text:span><text:span text:style-name="T568">not just into our screens, but </text:span><text:span text:style-name="T456">into the way people </text:span><text:span text:style-name="T482">think, work, </text:span><text:span text:style-name="T483">and plan</text:span><text:span text:style-name="T482"> </text:span><text:span text:style-name="T568">their </text:span><text:span text:style-name="T482">software and other computer-based products</text:span><text:span text:style-name="T456">.</text:span></text:p>
      <text:p text:style-name="P120"><text:span text:style-name="T96">RDC and </text:span><text:span text:style-name="T132">CAlive</text:span><text:span text:style-name="T569"> </text:span><text:span text:style-name="T456">were </text:span><text:span text:style-name="T569">designed from inception to </text:span><text:span text:style-name="T483">be part of an integrated environment. <text:s/></text:span><text:span text:style-name="T456">That system </text:span><text:span text:style-name="T483">is </text:span><text:span text:style-name="T569">expected </text:span><text:span text:style-name="T483">to be working in </text:span><text:span text:style-name="T456">direct </text:span><text:span text:style-name="T483">conjunction with a GUI </text:span><text:span text:style-name="T456">editor/ IDE, </text:span><text:span text:style-name="T483">and </text:span><text:span text:style-name="T456">an </text:span><text:span text:style-name="T569">always-present, always-on debugger.</text:span></text:p>
      <text:p text:style-name="P84"><text:span text:style-name="T456">The GUI </text:span><text:span text:style-name="T568">editor </text:span><text:span text:style-name="T456">provides </text:span><text:span text:style-name="T483">code facilities </text:span><text:span text:style-name="T456">which </text:span><text:span text:style-name="T483">operate in the background in real-time. <text:s/>These bring </text:span><text:span text:style-name="T456">source code </text:span><text:span text:style-name="T483">to life </text:span><text:span text:style-name="T456">using the features of </text:span><text:span text:style-name="T483">LibSF's </text:span><text:span text:style-name="T96">SourceLight</text:span><text:span text:style-name="T456">, </text:span><text:span text:style-name="T483">for example, </text:span><text:span text:style-name="T568">which is </text:span><text:span text:style-name="T456">the term given </text:span><text:span text:style-name="T483">to a set of features which explore </text:span><text:span text:style-name="T568">that which is </text:span><text:span text:style-name="T483">being</text:span><text:span text:style-name="T456"> developed </text:span><text:span text:style-name="T568">in source code</text:span><text:span text:style-name="T456">, showing references, usage</text:span><text:span text:style-name="T483">s</text:span><text:span text:style-name="T456">, </text:span><text:span text:style-name="T483">as well as full</text:span><text:span text:style-name="T456"> documentation for those things being </text:span><text:span text:style-name="T568">constructed</text:span><text:span text:style-name="T456">.</text:span></text:p>
      <text:p text:style-name="P121"><text:span text:style-name="T456">It is the ongoing hope of those at LibSF that these GUI features will only </text:span><text:span text:style-name="T484">expand and </text:span><text:span text:style-name="T456">increase over time. <text:s/></text:span><text:span text:style-name="T484">LibSF </text:span><text:span text:style-name="T568">seeks to </text:span><text:span text:style-name="T484">provide </text:span><text:span text:style-name="T456">a </text:span><text:span text:style-name="T484">robust </text:span><text:span text:style-name="T456">framework allow</text:span><text:span text:style-name="T484">ing</text:span><text:span text:style-name="T456"> easy, </text:span><text:span text:style-name="T484">custom, </text:span><text:span text:style-name="T456">add-on extensions </text:span><text:span text:style-name="T484">to be created and shared </text:span><text:span text:style-name="T456">by/</text:span><text:span text:style-name="T568">with</text:span><text:span text:style-name="T456"> other developers. <text:s/>Each extension </text:span><text:span text:style-name="T484">accesses and utilizes </text:span><text:span text:style-name="T568">the same </text:span><text:span text:style-name="T456">API </text:span><text:span text:style-name="T568">that core-</text:span><text:span text:style-name="T133">RDC</text:span><text:span text:style-name="T568"> and core-</text:span><text:span text:style-name="T133">CAlive</text:span><text:span text:style-name="T568"> utilize, giving </text:span><text:span text:style-name="T484">full insight in</text:span><text:span text:style-name="T456">to </text:span><text:span text:style-name="T484">all features and </text:span><text:span text:style-name="T456">abilities known to the </text:span><text:span text:style-name="T484">native</text:span><text:span text:style-name="T456"> </text:span><text:span text:style-name="T568">products</text:span><text:span text:style-name="T456">.</text:span></text:p>
      <text:h text:style-name="P272" text:outline-level="2">Invitation</text:h>
      <text:p text:style-name="P74">We at the LibSF would like to invite you to come participate in writing software for Jesus Christ, and for our fellow man. <text:s/>To use the unique and special talents, abilities, interests, and fields of expertise, to serve the Lord in this way.</text:p>
      <text:p text:style-name="P74">Won't you come and join the community of man who reaches deep within themselves and offers up that which the Lord first gave us?</text:p>
      <text:p text:style-name="Paragraph"/>
      <text:p text:style-name="P13"/>
      <text:p text:style-name="P15"><text:bookmark-start text:name="__RefHeading___Toc393885068"/>CAlive<text:bookmark-end text:name="__RefHeading___Toc393885068"/></text:p>
      <text:h text:style-name="P247" text:outline-level="1"><text:bookmark-start text:name="__RefHeading___Toc393885069"/>CAlive<text:bookmark-end text:name="__RefHeading___Toc393885069"/></text:h>
      <text:p text:style-name="P53"><text:span text:style-name="T100">CA</text:span><text:span text:style-name="T99">live</text:span><text:span text:style-name="T692"> wa</text:span>s <text:span text:style-name="T695">designed to create </text:span>an extended C-<text:span text:style-name="T695">like</text:span> programming language, <text:span text:style-name="T695">one</text:span> which adds <text:span text:style-name="T719">some modern programming features including </text:span>the class, exception handling, and <text:span text:style-name="T719">other </text:span>features <text:span text:style-name="T692">not found in C or C++</text:span>.</text:p>
      <text:p text:style-name="P54"><text:span text:style-name="T692">It was given the name </text:span><text:span text:style-name="T7">“</text:span><text:span text:style-name="T99">CAlive”</text:span><text:span text:style-name="T692"> because it was LibSF's hope to </text:span><text:span text:style-name="T459">bring new life to our old stand-by </text:span><text:span text:style-name="T461">workhorse... C.</text:span></text:p>
      <text:p text:style-name="P54"><text:span text:style-name="T106">CAlive</text:span><text:span text:style-name="T477"> </text:span><text:span text:style-name="T460">is pronounced as </text:span><text:span text:style-name="T598">“</text:span><text:span text:style-name="T58">sea alive,”</text:span><text:span text:style-name="T460"> </text:span><text:span text:style-name="T478">and is abbreviated to </text:span><text:span text:style-name="T460">the letters </text:span><text:span text:style-name="T58">CA</text:span><text:span text:style-name="T460"> for short </text:span><text:span text:style-name="T478">(as in C, C++, C#, CA)</text:span><text:span text:style-name="T460">. <text:s/></text:span><text:span text:style-name="T107">CAlive</text:span><text:span text:style-name="T478"> uses “.ca” by default for their file extension.</text:span></text:p>
      <text:p text:style-name="P160"/>
      <text:p text:style-name="P161"><text:span text:style-name="T461">From the </text:span><text:span text:style-name="T101">C perspective</text:span><text:span text:style-name="T461">:<text:tab/></text:span><text:span text:style-name="T462">I</text:span><text:span text:style-name="T461">t brings </text:span><text:span text:style-name="T459">some notably absent features </text:span><text:span text:style-name="T570">in</text:span><text:span text:style-name="T461">to the </text:span><text:span text:style-name="T570">core </text:span><text:span text:style-name="T462">language</text:span><text:span text:style-name="T461">, </text:span><text:span text:style-name="T462">jump-starting it with </text:span><text:span text:style-name="T570">a </text:span><text:span text:style-name="T462">simple implementation of well-proven features </text:span><text:span text:style-name="T570">that are, today, </text:span><text:span text:style-name="T462">in wide use </text:span><text:span text:style-name="T570">in many systems</text:span><text:span text:style-name="T459">.</text:span></text:p>
      <text:p text:style-name="P162"><text:span text:style-name="T461">From the </text:span><text:span text:style-name="T101">C++ perspective:</text:span><text:span text:style-name="T461"><text:tab/></text:span><text:span text:style-name="T462">I</text:span><text:span text:style-name="T461">t </text:span><text:span text:style-name="T459">distill</text:span><text:span text:style-name="T461">s</text:span><text:span text:style-name="T459"> </text:span><text:span text:style-name="T462">some of </text:span><text:span text:style-name="T570">the</text:span><text:span text:style-name="T462"> </text:span><text:span text:style-name="T459">best features </text:span><text:span text:style-name="T462">down to a few additions</text:span><text:span text:style-name="T459">, </text:span><text:span text:style-name="T462">jettisoning </text:span><text:span text:style-name="T459">the </text:span><text:span text:style-name="T570">excessive baggage </text:span><text:span text:style-name="T461">in favor of source code simplicity, </text:span><text:span text:style-name="T570">better </text:span><text:span text:style-name="T462">eyesight, </text:span><text:span text:style-name="T570">increased </text:span><text:span text:style-name="T462">sanity, </text:span><text:span text:style-name="T461">and ease of maintenance </text:span><text:span text:style-name="T570">and understanding</text:span><text:span text:style-name="T459">.</text:span></text:p>
      <text:p text:style-name="P163"><text:span text:style-name="T153">Bottom line:</text:span><text:span text:style-name="T693"><text:tab/>CAlive adds to C what C99 should've added.</text:span></text:p>
      <text:p text:style-name="P149"/>
      <text:h text:style-name="P274" text:outline-level="2"><text:bookmark-start text:name="__RefHeading__2006_118560278"/>C and C++ developers<text:bookmark-end text:name="__RefHeading__2006_118560278"/></text:h>
      <text:p text:style-name="P150"><text:span text:style-name="T696">I</text:span>f you <text:span text:style-name="T693">already </text:span>know <text:span text:style-name="T693">C or C++ and their shared general </text:span>syntax, then you already know 9<text:span text:style-name="T697">8</text:span>% of everything you need to know to program in <text:span text:style-name="T14">CAlive</text:span><text:span text:style-name="T694"> today. <text:s/>In fact, you don't need to use any of </text:span><text:span text:style-name="T14">CAlive's</text:span><text:span text:style-name="T694"> new features </text:span><text:soft-page-break/><text:span text:style-name="T694">at all. <text:s/>By using the </text:span><text:span text:style-name="T58">-c90</text:span><text:span text:style-name="T694"> or </text:span><text:span text:style-name="T58">-c99</text:span><text:span text:style-name="T694"> command line switches, most of your C code (and simple C++ code) will compile today without changes.</text:span></text:p>
      <text:p text:style-name="P151"><text:span text:style-name="T728">There are a few features of C, and many in C++, which are not supported in </text:span><text:span text:style-name="T14">CAlive.</text:span><text:span text:style-name="T694"> <text:s/>And some of </text:span><text:span text:style-name="T14">CAlive's</text:span><text:span text:style-name="T694"> new features provide a much welcomed relaxation of stricter syntax in C designed to make source code easier to read, document, and maintain. <text:s/>Still some new features relate to some new concepts to C/ C++ developers (or applied implementations of existing concepts).</text:span></text:p>
      <text:h text:style-name="P248" text:outline-level="1"><text:bookmark-start text:name="__RefHeading__2739_118560278"/>Engage, Unengage, <text:span text:style-name="T702">and Binary</text:span><text:bookmark-end text:name="__RefHeading__2739_118560278"/></text:h>
      <text:p text:style-name="P86"><text:span text:style-name="T294">LibSF use</text:span><text:span text:style-name="T330">s</text:span><text:span text:style-name="T294"> the terms </text:span><text:span text:style-name="T141">engage</text:span><text:span text:style-name="T294"> and </text:span><text:span text:style-name="T141">unengage</text:span><text:span text:style-name="T294"> to describe starting </text:span><text:span text:style-name="T330">and stopping </text:span><text:span text:style-name="T294">something. <text:s/></text:span><text:span text:style-name="T343">A program, </text:span><text:span text:style-name="T442">proces, or thread</text:span><text:span text:style-name="T343"> is </text:span><text:span text:style-name="T48">engaged</text:span><text:span text:style-name="T343">, and </text:span><text:span text:style-name="T442">later</text:span><text:span text:style-name="T343"> </text:span><text:span text:style-name="T48">unengaged</text:span><text:span text:style-name="T343">, as part of its normal life cycle.</text:span></text:p>
      <text:p text:style-name="P86"><text:span text:style-name="T442">C</text:span><text:span text:style-name="T294">ompiled software </text:span><text:span text:style-name="T442">goes through cycles from </text:span><text:span text:style-name="T443">(1)</text:span><text:span text:style-name="T442"> </text:span><text:span text:style-name="T89">source code</text:span><text:span text:style-name="T571">, </text:span><text:span text:style-name="T572">(2)</text:span><text:span text:style-name="T571"> </text:span><text:span text:style-name="T89">intermediate code</text:span><text:span text:style-name="T571">, </text:span><text:span text:style-name="T572">(3)</text:span><text:span text:style-name="T571"> </text:span><text:span text:style-name="T90">assembly code</text:span><text:span text:style-name="T572">, (4)</text:span><text:span text:style-name="T571"> </text:span><text:span text:style-name="T89">object code</text:span><text:span text:style-name="T571">, which ultimately produce </text:span><text:span text:style-name="T294">a </text:span><text:span text:style-name="T443">(5)</text:span><text:span text:style-name="T294"> </text:span><text:span text:style-name="T52">binary</text:span><text:span text:style-name="T456"> </text:span><text:span text:style-name="T485">in its machine code form</text:span><text:span text:style-name="T571">.</text:span></text:p>
      <text:h text:style-name="P249" text:outline-level="1"><text:span text:style-name="T442">M</text:span><text:span text:style-name="T294">ember Access </text:span><text:span text:style-name="T446">with . and -&gt;</text:span></text:h>
      <text:p text:style-name="P48">CAlive<text:span text:style-name="T294"> has made the decision to merge the </text:span>dot <text:span text:style-name="T841">.</text:span><text:span text:style-name="T294"> and </text:span>pointer <text:span text:style-name="T842">-&gt;</text:span><text:span text:style-name="T294"> access to members. <text:s/>This means that use of either parent.member or parent-&gt;member will work in all cases, on all variables, and with equal weight and assessment. <text:s/>There is no difference in syntax if an object was declared locally, or is accessed through a pointer. <text:s/></text:span>CAlive<text:span text:style-name="T294"> auto-resolves this for the developer by context, removing another painful hurdle so often seen in C-like development.</text:span></text:p>
      <text:h text:style-name="P251" text:outline-level="1"><text:bookmark-start text:name="__RefHeading__2741_118560278"/>LiveCode<text:bookmark-end text:name="__RefHeading__2741_118560278"/></text:h>
      <text:p text:style-name="P122"><text:span text:style-name="T2">CAlive</text:span> uses a new <text:span text:style-name="T721">ABI (A</text:span>pplication <text:span text:style-name="T721">B</text:span>inary <text:span text:style-name="T721">I</text:span>nterface) called <text:span text:style-name="T52">LiveCode</text:span>. <text:s/><text:span text:style-name="T2">LiveCode</text:span> is a <text:span text:style-name="T838">full</text:span> <text:span text:style-name="T2">edit-and-continue</text:span> <text:span text:style-name="T729">(</text:span>or <text:span text:style-name="T2">fix-and-continue</text:span><text:span text:style-name="T729">)</text:span> ABI. <text:s/><text:span text:style-name="T721">I</text:span>t allows changes to be made to all code and data a<text:span text:style-name="T730">t both</text:span> <text:span text:style-name="T721">development time and runtime</text:span>.</text:p>
      <text:p text:style-name="P123"><text:span text:style-name="T721">Because of this ability, error conditions do not typically generate errors. <text:s/>Instead, they </text:span><text:span text:style-name="T344">signal </text:span><text:span text:style-name="T443">something called an </text:span><text:span text:style-name="T49">inquiry</text:span><text:span text:style-name="T443">. <text:s/></text:span><text:span text:style-name="T49">Inquirys</text:span><text:span text:style-name="T443"> are triggered to indicate </text:span><text:span text:style-name="T344">something unexpected </text:span><text:span text:style-name="T443">was </text:span><text:span text:style-name="T344">encountered. <text:s/></text:span><text:span text:style-name="T443">They </text:span><text:span text:style-name="T344">suspend </text:span><text:span text:style-name="T443">the program, and wait </text:span><text:span text:style-name="T344">for </text:span><text:span text:style-name="T443">a developer </text:span><text:span text:style-name="T344">fix </text:span><text:span text:style-name="T443">the condition s</text:span><text:span text:style-name="T344">o </text:span><text:span text:style-name="T443">the program </text:span><text:span text:style-name="T344">can continue.</text:span></text:p>
      <text:p text:style-name="P216"><text:span text:style-name="T2">LiveCode</text:span> <text:span text:style-name="T731">provides a full trace of every source code to </text:span>machine code, <text:span text:style-name="T839">including additional tags provided for by </text:span><text:span text:style-name="T50">side coding</text:span><text:span text:style-name="T839"> </text:span><text:span text:style-name="T819">\|code|/</text:span><text:span text:style-name="T839"> casks (explained later)</text:span>.</text:p>
      <text:p text:style-name="P225"><text:soft-page-break/><text:span text:style-name="T155">Note:</text:span><text:span text:style-name="T573"><text:tab/></text:span><text:span text:style-name="T731">There may be multiple levels of source code conversion, such as expanded macros, and pre- or post-processing by third party tools.</text:span></text:p>
      <text:p text:style-name="P225"><text:span text:style-name="T201">Note:</text:span><text:span text:style-name="T839"><text:tab/>All such levels of processing are included as well.</text:span></text:p>
      <text:p text:style-name="P57"><text:span text:style-name="T23">LiveCode's</text:span> step-by-step tracing allows a type of diff to be created at <text:span text:style-name="T731">various </text:span>level<text:span text:style-name="T731">s</text:span>, determining what <text:span text:style-name="T840">exactly </text:span>needs to be changed in the running <text:span text:style-name="T2">binary.</text:span><text:span text:style-name="T220"> <text:s/></text:span><text:span text:style-name="T280">And GUI editor refactoring features aid in that change by assigning new names to existing tokens, or by refactoring members from one location to another.</text:span></text:p>
      <text:h text:style-name="P252" text:outline-level="1"><text:bookmark-start text:name="__RefHeading__2660_343834233"/><text:span text:style-name="T844">Program </text:span>Inquiry<text:span text:style-name="T844">s</text:span><text:bookmark-end text:name="__RefHeading__2660_343834233"/></text:h>
      <text:p text:style-name="P124"><text:span text:style-name="T444">As previously mentioned, </text:span><text:span text:style-name="T17">CAlive </text:span><text:span text:style-name="T332">introduces </text:span><text:span text:style-name="T345">a runtime suspension </text:span><text:span text:style-name="T346">state </text:span><text:span text:style-name="T345">called an </text:span><text:span text:style-name="T66">inquiry</text:span><text:span text:style-name="T479">.</text:span></text:p>
      <text:p text:style-name="P124"><text:span text:style-name="T111">Inquirys</text:span><text:span text:style-name="T486"> are entered into as the result of an unhandled exception, or </text:span><text:span text:style-name="T574">b </text:span><text:span text:style-name="T486">use of the new </text:span><text:span text:style-name="T91">inquiry</text:span><text:span text:style-name="T649"> </text:span><text:span text:style-name="T91">keyword</text:span><text:span text:style-name="T486">. <text:s/></text:span><text:span text:style-name="T134">Inquirys</text:span><text:span text:style-name="T574"> </text:span><text:span text:style-name="T486">exist in lieu of </text:span><text:span text:style-name="T574">exceptions and </text:span><text:span text:style-name="T486">errors, and allow developer intervention to correct the errant state, and resume the running process, </text:span><text:span text:style-name="T574">without losing anything active in memory</text:span><text:span text:style-name="T486">.</text:span></text:p>
      <text:p text:style-name="P45"><text:span text:style-name="T281">I</text:span><text:span text:style-name="T220">nquirys</text:span><text:span text:style-name="T456"> can also be introduced directly by the compiler or linker when some pieces required to complete the </text:span><text:span text:style-name="T220">binary</text:span><text:span text:style-name="T456"> perfectly are not present. <text:s/>Rather than failing to create a </text:span><text:span text:style-name="T220">binary</text:span><text:span text:style-name="T456"> in such a case, </text:span><text:span text:style-name="T220">RDC and CAlive</text:span><text:span text:style-name="T456"> simply wrap the missing components in </text:span><text:span text:style-name="T220">inquiry</text:span><text:span text:style-name="T456"> signals, which allow the missing bits to be fixed when encountered.</text:span></text:p>
      <text:p text:style-name="P87"><text:span text:style-name="T486">Once an </text:span><text:span text:style-name="T111">inquiry</text:span><text:span text:style-name="T486"> is entered into, the </text:span><text:span text:style-name="T575">program is suspended and </text:span><text:span text:style-name="T486">developer is able to examine the running state and determine what needs to be corrected to allow the program to continue. <text:s/></text:span><text:span text:style-name="T575">Or, the developer may choose to </text:span><text:span text:style-name="T135">unengage</text:span><text:span text:style-name="T575"> </text:span><text:span text:style-name="T486">the program if the condition is </text:span><text:span text:style-name="T575">non-</text:span><text:span text:style-name="T486">recoverable.</text:span></text:p>
      <text:h text:style-name="Heading_20_1" text:outline-level="1">main_inquiry()</text:h>
      <text:p text:style-name="P125"><text:span text:style-name="T576">The </text:span><text:span text:style-name="T137">inquiry</text:span><text:span text:style-name="T576"> </text:span><text:span text:style-name="T486">solution </text:span><text:span text:style-name="T576">in use by </text:span><text:span text:style-name="T136">RDC and CAlive</text:span><text:span text:style-name="T486"> is powerful, but it </text:span><text:span text:style-name="T576">does </text:span><text:span text:style-name="T486">require manual intervention by the developer. <text:s/></text:span><text:span text:style-name="T576">It is recognized that this type of immediate, hands-on attention </text:span><text:span text:style-name="T577">may </text:span><text:span text:style-name="T576">not always </text:span><text:span text:style-name="T577">be </text:span><text:span text:style-name="T576">possible. <text:s/>As such, a</text:span><text:span text:style-name="T487">n </text:span><text:span text:style-name="T486">automated </text:span><text:span text:style-name="T488">facility</text:span><text:span text:style-name="T487"> to handle </text:span><text:span text:style-name="T112">inquirys</text:span><text:span text:style-name="T487"> </text:span><text:span text:style-name="T486">is also provided </text:span><text:span text:style-name="T487">for in </text:span><text:span text:style-name="T577">the framework</text:span><text:span text:style-name="T487">.</text:span></text:p>
      <text:p text:style-name="P125"><text:span text:style-name="T578">The automated facility </text:span><text:span text:style-name="T488">is </text:span><text:span text:style-name="T578">provided </text:span><text:span text:style-name="T486">to handle </text:span><text:span text:style-name="T487">conditions when a </text:span><text:span text:style-name="T488">debugger </text:span><text:span text:style-name="T487">is </text:span><text:span text:style-name="T486">not immediately available. <text:s/></text:span><text:span text:style-name="T578">It is </text:span><text:span text:style-name="T486">handled through a new function called </text:span><text:span text:style-name="T92">main_inquiry()</text:span><text:span text:style-name="T487">, which </text:span><text:span text:style-name="T578">exists as </text:span><text:span text:style-name="T487">a function like </text:span><text:span text:style-name="T112">main()</text:span><text:span text:style-name="T487">. <text:s/></text:span><text:span text:style-name="T578">This function is </text:span><text:span text:style-name="T488">only </text:span><text:span text:style-name="T578">called </text:span><text:span text:style-name="T488">by the OS </text:span><text:span text:style-name="T487">whenever an </text:span><text:span text:style-name="T112">inquiry</text:span><text:span text:style-name="T487"> </text:span><text:span text:style-name="T488">is </text:span><text:span text:style-name="T487">encountered </text:span><text:span text:style-name="T488">and </text:span><text:span text:style-name="T487">a debugger is not available.</text:span></text:p>
      <text:p text:style-name="P126"><text:span text:style-name="T347">The </text:span><text:span text:style-name="T24">main_inquiry()</text:span><text:span text:style-name="T347"> </text:span><text:span text:style-name="T332">function </text:span><text:span text:style-name="T347">is </text:span><text:span text:style-name="T445">given context and information about the </text:span><text:span text:style-name="T51">inquiry</text:span><text:span text:style-name="T445">, allowing </text:span><text:span text:style-name="T331">a </text:span><text:span text:style-name="T294">determinable actio</text:span><text:span text:style-name="T331">n </text:span><text:span text:style-name="T445">to be completed </text:span><text:span text:style-name="T331">on the </text:span><text:span text:style-name="T16">inquiry</text:span><text:span text:style-name="T331">. <text:s/></text:span><text:span text:style-name="T445">This </text:span><text:span text:style-name="T332">may include a memory dump, some type of user interaction, </text:span><text:span text:style-name="T347">a </text:span><text:soft-page-break/><text:span text:style-name="T347">transfer of control to another function, </text:span><text:span text:style-name="T332">or even reporting the </text:span><text:span text:style-name="T17">inquiry</text:span><text:span text:style-name="T332"> as a </text:span><text:span text:style-name="T347">legitimate</text:span><text:span text:style-name="T332"> error </text:span><text:span text:style-name="T445">and </text:span><text:span text:style-name="T51">unengaging</text:span><text:span text:style-name="T445"> the program</text:span><text:span text:style-name="T332">.</text:span></text:p>
      <text:p text:style-name="P127"><text:span text:style-name="T332">H</text:span><text:span text:style-name="T294">ere's an example of the implementation of the </text:span><text:span text:style-name="T2">main_inquiry()</text:span><text:span text:style-name="T294"> function:</text:span></text:p>
      <text:p text:style-name="P171"><text:span text:style-name="T348">function </text:span><text:span text:style-name="T597">main_inquiry</text:span><text:span text:style-name="T294"><text:line-break/></text:span><text:span text:style-name="T348">|params </text:span><text:span text:style-name="T421">livecode</text:span><text:span text:style-name="T294"> liveCode<text:line-break/>{<text:line-break/> <text:s text:c="3"/>switch (</text:span><text:span text:style-name="T349">liveCode.</text:span><text:span text:style-name="T294">inquiry.code)<text:line-break/> <text:s text:c="3"/>{<text:line-break/> <text:s text:c="7"/>case </text:span><text:span text:style-name="T597">_</text:span><text:span text:style-name="T620">INQUIRY_</text:span><text:span text:style-name="T604">DOUBLE</text:span><text:span text:style-name="T597">_</text:span><text:span text:style-name="T604">INQUIRY</text:span><text:span text:style-name="T294">:<text:line-break/> <text:s text:c="11"/>// </text:span><text:span text:style-name="T350">An inquiry was encountered in main_inquiry()</text:span><text:span text:style-name="T294"><text:line-break/> <text:s text:c="11"/>break;<text:line-break/><text:line-break/> <text:s text:c="7"/>case </text:span><text:span text:style-name="T597">_INQUIRY_UNHANDLED_</text:span><text:span text:style-name="T604">INQUIRY</text:span><text:span text:style-name="T294">:<text:line-break/> <text:s text:c="11"/>// </text:span><text:span text:style-name="T350">An unspecified inquiry was encountered</text:span><text:span text:style-name="T294"><text:line-break/> <text:s text:c="11"/>break;<text:line-break/><text:line-break/> <text:s text:c="7"/>// et cetera...<text:line-break/> <text:s text:c="3"/>}<text:line-break/>}</text:span></text:p>
      <text:h text:style-name="P253" text:outline-level="1"><text:bookmark-start text:name="__RefHeading__2654_343834233"/><text:span text:style-name="T845">Code </text:span>Grouping<text:span text:style-name="T723">s</text:span><text:bookmark-end text:name="__RefHeading__2654_343834233"/></text:h>
      <text:p text:style-name="P79"><text:span text:style-name="T2">CAlive</text:span> introduces <text:span text:style-name="T96">groupin</text:span><text:span text:style-name="T108">g</text:span><text:span text:style-name="T109">s</text:span><text:span text:style-name="T720">. <text:s/></text:span><text:span text:style-name="T20">Groupings</text:span><text:span text:style-name="T335"> are divided into two types </text:span><text:span text:style-name="T447">and make use of the pipe sign (</text:span><text:span text:style-name="T843">|</text:span><text:span text:style-name="T447">) character</text:span><text:span text:style-name="T335">:</text:span></text:p>
      <text:p text:style-name="P79"><text:span text:style-name="T335"><text:tab/></text:span><text:span text:style-name="T339">o <text:s/></text:span><text:span text:style-name="T341">header </text:span><text:span text:style-name="T351">groupings</text:span><text:span text:style-name="T335"><text:line-break/><text:tab/></text:span><text:span text:style-name="T339">o <text:s/></text:span><text:span text:style-name="T341">user </text:span><text:span text:style-name="T351">groupings</text:span></text:p>
      <text:p text:style-name="P80"><text:span text:style-name="T22">G</text:span><text:span text:style-name="T21">r</text:span><text:span text:style-name="T19">oupings</text:span><text:span text:style-name="T334"> </text:span><text:span text:style-name="T353">can </text:span><text:span text:style-name="T334">occur </text:span><text:span text:style-name="T352">only </text:span><text:span text:style-name="T338">as the first non-whitespace</text:span><text:span text:style-name="T339"> token</text:span><text:span text:style-name="T338"> </text:span><text:span text:style-name="T143">at the start of a </text:span><text:span text:style-name="T144">source code </text:span><text:span text:style-name="T143">line</text:span><text:span text:style-name="T334">.</text:span></text:p>
      <text:p text:style-name="P80"><text:span text:style-name="T600">Header </text:span><text:span text:style-name="T601">groupings</text:span><text:span text:style-name="T335"> are </text:span><text:span text:style-name="T340">introduced to support </text:span><text:span text:style-name="T335">a new way to define things like </text:span><text:span text:style-name="T20">functions</text:span><text:span text:style-name="T335">, </text:span><text:span text:style-name="T20">adhocs</text:span><text:span text:style-name="T335">, </text:span><text:span text:style-name="T20">flowofs</text:span><text:span text:style-name="T335">, and </text:span><text:span text:style-name="T20">operator</text:span><text:span text:style-name="T335"> methods in classes. <text:s/></text:span><text:span text:style-name="T489">Header</text:span><text:span text:style-name="T480"> groupings </text:span><text:span text:style-name="T336">have </text:span><text:span text:style-name="T599">one pipe sign character</text:span><text:span text:style-name="T480"> </text:span><text:span text:style-name="T481">and follow immediately after the definition line</text:span><text:span text:style-name="T336">.</text:span></text:p>
      <text:p text:style-name="P81"><text:span text:style-name="T336">E</text:span><text:span text:style-name="T294">xample:</text:span></text:p>
      <text:p text:style-name="P206">// <text:span text:style-name="T849">Single pipe-sign for </text:span><text:span text:style-name="T202">header groupings</text:span><text:line-break/>function sample<text:line-break/><text:span text:style-name="T213">|</text:span><text:span text:style-name="T846">returns int r <text:s text:c="16"/>// Header grouping </text:span><text:span text:style-name="T847">(leading pipe sign)</text:span><text:span text:style-name="T846"><text:line-break/></text:span><text:span text:style-name="T213">|</text:span><text:span text:style-name="T846">params int a, int b <text:s text:c="10"/>// Header grouping </text:span><text:span text:style-name="T847">(leading pipe sign)</text:span><text:span text:style-name="T846"><text:line-break/></text:span>{<text:line-break/> <text:s text:c="3"/>// Code goes here<text:line-break/>}</text:p>
      <text:p text:style-name="P78"><text:soft-page-break/><text:span text:style-name="T600">User </text:span><text:span text:style-name="T602">grouping</text:span><text:span text:style-name="T603">s</text:span><text:span text:style-name="T333"> </text:span><text:span text:style-name="T337">are </text:span><text:span text:style-name="T341">inserted </text:span><text:span text:style-name="T337">as needed by the developer. <text:s/>They </text:span><text:span text:style-name="T447">are </text:span>interpreted <text:span text:style-name="T720">by the compiler </text:span>as either whitespace<text:span text:style-name="T724">s</text:span> or <text:span text:style-name="T722">line </text:span>comment<text:span text:style-name="T724">s</text:span>, <text:span text:style-name="T720">depending on their token length:</text:span></text:p>
      <text:p text:style-name="Quotations"><text:span text:style-name="T67">Note:</text:span><text:span text:style-name="T25"><text:tab/>All </text:span><text:span text:style-name="T65">t</text:span><text:span text:style-name="T74">hree</text:span><text:span text:style-name="T110"> characters </text:span><text:span text:style-name="T35">pipe sign </text:span><text:span text:style-name="T15">sequences are interpreted as </text:span><text:span text:style-name="T65">whitespace</text:span><text:span text:style-name="T67">s</text:span><text:span text:style-name="T35">.</text:span></text:p>
      <text:p text:style-name="Quotations"><text:span text:style-name="T67">Note:</text:span><text:span text:style-name="T25"><text:tab/>All </text:span><text:span text:style-name="T74">four o</text:span><text:span text:style-name="T68">r more</text:span><text:span text:style-name="T138"> character </text:span><text:span text:style-name="T18">sequences are interpreted as </text:span><text:span text:style-name="T75">l</text:span><text:span text:style-name="T65">ine comment</text:span><text:span text:style-name="T67">s</text:span><text:span text:style-name="T15">.</text:span></text:p>
      <text:p text:style-name="P128"><text:span text:style-name="T725">This feature was added not only to give a visible block cue which catches the eye very easily, </text:span><text:span text:style-name="T342">but </text:span><text:span text:style-name="T448">to </text:span><text:span text:style-name="T342">also </text:span><text:span text:style-name="T329">introduce </text:span><text:span text:style-name="T713">a new debugger feature called </text:span><text:span text:style-name="T93">group s</text:span><text:span text:style-name="T65">ingle step</text:span><text:span text:style-name="T110">. <text:s/></text:span><text:span text:style-name="T139">This </text:span><text:span text:style-name="T713">allows code to be stepped over at the </text:span><text:span text:style-name="T15">grou</text:span><text:span text:style-name="T26">ping</text:span><text:span text:style-name="T713"> level, and to even collapse source code and read only the associated line comments as in the example below.</text:span></text:p>
      <text:p text:style-name="Paragraph">Example <text:span text:style-name="T726">(expanded, comments shown in </text:span><text:span text:style-name="T158">bold</text:span><text:span text:style-name="T726">)</text:span>:</text:p>
      <text:p text:style-name="P169">01: <text:s text:c="4"/><text:span text:style-name="T213">||||||||||</text:span><text:line-break/>02: <text:s text:c="4"/><text:span text:style-name="T213">|||</text:span><text:span text:style-name="T215">|</text:span><text:span text:style-name="T213"> Print five</text:span><text:line-break/>03: <text:s text:c="4"/><text:span text:style-name="T846">|</text:span><text:span text:style-name="T848">|</text:span><text:span text:style-name="T846">|</text:span><text:line-break/>04: <text:s text:c="4"/><text:span text:style-name="T846">|</text:span><text:span text:style-name="T848">|</text:span><text:span text:style-name="T846">|</text:span> <text:s/>int i;<text:line-break/>05: <text:s text:c="4"/><text:span text:style-name="T846">|</text:span><text:span text:style-name="T848">|</text:span><text:span text:style-name="T846">|</text:span> <text:s/>i = 5;<text:line-break/>06: <text:s text:c="4"/><text:span text:style-name="T846">|</text:span><text:span text:style-name="T848">|</text:span><text:span text:style-name="T846">|</text:span> <text:s/>printf(“%d\n”, i);<text:line-break/>07: <text:s text:c="4"/><text:span text:style-name="T846">|</text:span><text:span text:style-name="T848">|</text:span><text:span text:style-name="T846">|</text:span><text:line-break/>08: <text:s text:c="4"/><text:span text:style-name="T213">||||||</text:span></text:p>
      <text:p text:style-name="P82">In this example, lines 01, 02, and 08 are interpreted as line comments. <text:s/>Lines 03 to 07 are all interpreted as whitespaces.</text:p>
      <text:p text:style-name="P83">Example:</text:p>
      <text:p text:style-name="P170">// <text:span text:style-name="T850">Collapse display 1 <text:s text:c="2"/>– All line comments are shown</text:span><text:line-break/>01: <text:s text:c="4"/><text:span text:style-name="T213">||||||||||</text:span><text:line-break/>02: <text:span text:style-name="T157">[+]</text:span> <text:span text:style-name="T213">||</text:span><text:span text:style-name="T215">|</text:span><text:span text:style-name="T213">| Print five</text:span><text:line-break/>0<text:span text:style-name="T727">8</text:span>: <text:s text:c="4"/><text:span text:style-name="T213">||||||</text:span><text:span text:style-name="T220"><text:line-break/><text:line-break/><text:line-break/>// </text:span><text:span text:style-name="T282">Collapse display 2 <text:s text:c="2"/>-- Only non-blank line comments are shown<text:line-break/></text:span><text:span text:style-name="T220">02: </text:span><text:span text:style-name="T157">[+]</text:span><text:span text:style-name="T220"> </text:span><text:span text:style-name="T213">||</text:span><text:span text:style-name="T215">|</text:span><text:span text:style-name="T213">| Print five</text:span></text:p>
      <text:p text:style-name="P129">In <text:span text:style-name="T850">each </text:span>case, the <text:span text:style-name="T727">[+] indicates the code is collapsed, and can be expanded by clicking on it.</text:span></text:p>
      <text:h text:style-name="P254" text:outline-level="1"><text:bookmark-start text:name="__RefHeading__4299_889146227"/>Line Renumbering<text:bookmark-end text:name="__RefHeading__4299_889146227"/></text:h>
      <text:p text:style-name="P18">CAlive<text:span text:style-name="T294"> introduces the ability to reorder lines for visual purposes. <text:s/>To do this, an extension of the two character user grouping is employed where the first pipe sign is replace with the line number.</text:span></text:p>
      <text:p text:style-name="P173"><text:soft-page-break/><text:span text:style-name="T294">//////////<text:line-break/>// Normal code:<text:line-break/>//////<text:line-break/> <text:s text:c="3"/></text:span><text:span text:style-name="T363">f</text:span><text:span text:style-name="T294">unction name<text:line-break/> <text:s text:c="3"/>|returns s32 r<text:line-break/> <text:s text:c="3"/>|params int a, int b<text:line-break/> <text:s text:c="3"/>{<text:line-break/> <text:s text:c="7"/>a = get_value();<text:line-break/> <text:s text:c="7"/>r = some_function(a, b);<text:line-break/> <text:s text:c="7"/>b = set_value(b);<text:line-break/> <text:s text:c="3"/></text:span><text:span text:style-name="T363">}</text:span><text:span text:style-name="T294"><text:line-break/><text:line-break/><text:line-break/>//////////<text:line-break/>// Reordered code:<text:line-break/>//////<text:line-break/> <text:s text:c="3"/></text:span><text:span text:style-name="T363">f</text:span><text:span text:style-name="T294">unction name<text:line-break/> <text:s text:c="3"/>|returns s32 r<text:line-break/> <text:s text:c="3"/>|params int a, int b<text:line-break/> <text:s text:c="3"/>{<text:line-break/> <text:s text:c="7"/></text:span><text:span text:style-name="T657">1|</text:span><text:span text:style-name="T294"> a = get_value();<text:line-break/> <text:s text:c="7"/></text:span><text:span text:style-name="T657">3|</text:span><text:span text:style-name="T294"> b = set_value(b);<text:line-break/> <text:s text:c="7"/></text:span><text:span text:style-name="T657">2|</text:span><text:span text:style-name="T294"> r = some_function(a, b);<text:line-break/> <text:s text:c="3"/>}</text:span></text:p>
      <text:p text:style-name="P130"><text:span text:style-name="T294">Why would someone </text:span><text:span text:style-name="T449">do </text:span><text:span text:style-name="T294">this? <text:s/></text:span><text:span text:style-name="T449">Good question. :-)</text:span></text:p>
      <text:p text:style-name="P130"><text:span text:style-name="T294">There have been times in programming where I</text:span><text:span text:style-name="T449">'ve</text:span><text:span text:style-name="T294"> wanted to see the differences between two source code lines. <text:s/>Because there was a line or two </text:span><text:span text:style-name="T449">of source code </text:span><text:span text:style-name="T294">between </text:span><text:span text:style-name="T449">them</text:span><text:span text:style-name="T294">, it made it difficult to do compare </text:span><text:span text:style-name="T449">their line content </text:span><text:span text:style-name="T362">visually because the content </text:span><text:span text:style-name="T449">was interrupted by the intervening line(s). <text:s/>This </text:span><text:span text:style-name="T362">resulted in a type of visual noise </text:span><text:span text:style-name="T449">which made </text:span><text:span text:style-name="T362">it difficult </text:span><text:span text:style-name="T449">or impossible</text:span><text:span text:style-name="T294">.</text:span></text:p>
      <text:p text:style-name="P130"><text:span text:style-name="T449">By </text:span><text:span text:style-name="T362">re-order</text:span><text:span text:style-name="T449">ing</text:span><text:span text:style-name="T362"> the lines, the eye can now automatically group things which are similar making it easy to see the </text:span><text:span text:style-name="T449">subtle </text:span><text:span text:style-name="T362">differences. <text:s/>And the leading </text:span><text:span text:style-name="T658">N|</text:span><text:span text:style-name="T362"> characters will indicate they are out of order </text:span><text:span text:style-name="T449">as these show up visually in the GUI editor</text:span><text:span text:style-name="T362">.</text:span></text:p>
      <text:p text:style-name="P217"><text:span text:style-name="T203">Note:</text:span><text:span text:style-name="T851"><text:tab/>The GUI editor has built-in features which also re-order them into proper order visually when the feature is enabled.</text:span></text:p>
      <text:h text:style-name="P255" text:outline-level="1"><text:bookmark-start text:name="__RefHeading__4301_889146227"/>Double {{ and }}<text:bookmark-end text:name="__RefHeading__4301_889146227"/></text:h>
      <text:p text:style-name="P24">CAlive<text:span text:style-name="T294"> introduces </text:span><text:span text:style-name="T149">{{</text:span><text:span text:style-name="T294"> and </text:span><text:span text:style-name="T149">}}</text:span><text:span text:style-name="T294"> characters, referred to as </text:span><text:span text:style-name="T149">double left brace</text:span><text:span text:style-name="T294"> and </text:span><text:span text:style-name="T149">double right brace</text:span><text:span text:style-name="T294">.</text:span></text:p>
      <text:p text:style-name="P68">Their purpose is <text:span text:style-name="T852">directly related to their forerunners { and }, and serve </text:span>to mark off block which may include improperly mated standard block characters, { and }.</text:p>
      <text:p text:style-name="P68">They can be used anywhere, but are typically used only in macro definitions and flowof blocks <text:span text:style-name="T2">(explained later)</text:span>.</text:p>
      <text:h text:style-name="P256" text:outline-level="1"><text:bookmark-start text:name="__RefHeading__4303_889146227"/><text:soft-page-break/>Multi-line #define Macros<text:bookmark-end text:name="__RefHeading__4303_889146227"/></text:h>
      <text:p text:style-name="P23"><text:span text:style-name="T754">C</text:span><text:span text:style-name="T753">Alive</text:span><text:span text:style-name="T593"> introduces a simple way to define multi-line macros </text:span><text:span text:style-name="T595">through the use of the double left-brace {{ and double right-brace }} combinations:</text:span></text:p>
      <text:p text:style-name="P178"><text:span text:style-name="T595">// </text:span><text:span text:style-name="T593">Traditional macro definition<text:line-break/></text:span><text:span text:style-name="T595">#</text:span><text:span text:style-name="T593">define multiLineMacro </text:span><text:span text:style-name="T596">\</text:span><text:span text:style-name="T593"><text:line-break/> <text:s text:c="7"/>line1 </text:span><text:span text:style-name="T596">\</text:span><text:span text:style-name="T593"><text:line-break/> <text:s text:c="7"/>line2 </text:span><text:span text:style-name="T596">\</text:span><text:span text:style-name="T593"><text:line-break/> <text:s text:c="7"/>line3<text:line-break/><text:line-break/><text:line-break/>// CAlive allows this syntax:<text:line-break/>#define multiLineMacro </text:span><text:span text:style-name="T596">{{</text:span><text:span text:style-name="T593"><text:line-break/> <text:s text:c="7"/>line1<text:line-break/> <text:s text:c="7"/>line2<text:line-break/> <text:s text:c="7"/>line3<text:line-break/></text:span><text:span text:style-name="T596">}}</text:span></text:p>
      <text:p text:style-name="P75">It is slightly longer, but <text:span text:style-name="T853">the content between {{ and }} </text:span>is easier to read.</text:p>
      <text:p text:style-name="Quotations"><text:span text:style-name="T204">Note:</text:span><text:span text:style-name="T853"><text:tab/></text:span>By using the <text:span text:style-name="T149">double left-brace {{</text:span> and <text:span text:style-name="T149">double right-brace }}</text:span>, the ability exists within the multi-line macro definition to have unmatched { and } combinations.</text:p>
      <text:p text:style-name="P223">Note:<text:span text:style-name="T220"><text:tab/>The { and } characters can be escaped within the {{..}} macro body using </text:span><text:span text:style-name="T456">\{</text:span><text:span text:style-name="T220"> and </text:span><text:span text:style-name="T456">\{</text:span><text:span text:style-name="T96"> as needed. <text:s/>Embedded {{ and }} characters can also be escaped using </text:span><text:span text:style-name="T456">\{\{</text:span><text:span text:style-name="T96"> and </text:span><text:span text:style-name="T456">\}\}</text:span><text:span text:style-name="T96"> as needed.</text:span></text:p>
      <text:h text:style-name="P259" text:outline-level="1"><text:bookmark-start text:name="__RefHeading__2662_343834233"/>F<text:span text:style-name="T736">undamental Data Types</text:span><text:bookmark-end text:name="__RefHeading__2662_343834233"/></text:h>
      <text:p text:style-name="Paragraph"><text:span text:style-name="T2">CAlive</text:span> supports standard C and C++ fundamental data types, including:</text:p>
      <text:p text:style-name="P165"><text:span text:style-name="T149">bool</text:span> <text:s text:c="28"/>-- 8-bit boolean<text:line-break/><text:line-break/><text:span text:style-name="T205">int8_t, <text:s/>c</text:span><text:span text:style-name="T149">har</text:span> <text:s text:c="19"/>-- 8-bit signed<text:line-break/><text:span text:style-name="T205">int16_t, s</text:span><text:span text:style-name="T149">hort</text:span> <text:s text:c="18"/>-- 16-bit signed<text:line-break/><text:span text:style-name="T149">i</text:span><text:span text:style-name="T205">nt32_t, i</text:span><text:span text:style-name="T149">nt</text:span> <text:s text:c="20"/>-- <text:span text:style-name="T789">32-bit signed</text:span><text:line-break/><text:span text:style-name="T205">int64_t, l</text:span><text:span text:style-name="T149">ong</text:span> <text:s text:c="19"/>-- 64-bit signed<text:line-break/><text:span text:style-name="T205">long long</text:span> <text:s text:c="23"/>-- 64-bit signed<text:line-break/><text:line-break/><text:span text:style-name="T149">u</text:span><text:span text:style-name="T205">int8_t</text:span><text:span text:style-name="T180">, <text:s/></text:span><text:span text:style-name="T206">uchar, <text:s/></text:span><text:span text:style-name="T180">u</text:span><text:span text:style-name="T149">nsigned char</text:span> <text:s/>-- 8-bit unsigned<text:line-break/><text:span text:style-name="T149">u</text:span><text:span text:style-name="T205">int16_t</text:span><text:span text:style-name="T180">, </text:span><text:span text:style-name="T206">ushort, </text:span><text:span text:style-name="T180">u</text:span><text:span text:style-name="T149">nsigned short</text:span> -- 16-bit unsigned<text:line-break/><text:span text:style-name="T149">u</text:span><text:span text:style-name="T180">int</text:span><text:span text:style-name="T205">32_t</text:span><text:span text:style-name="T180">, </text:span><text:span text:style-name="T206">uint, <text:s text:c="2"/></text:span><text:span text:style-name="T180">u</text:span><text:span text:style-name="T149">nsigned int</text:span> <text:s text:c="2"/>-- 32-bit unsigned<text:line-break/><text:span text:style-name="T149">u</text:span><text:span text:style-name="T205">int64_t</text:span><text:span text:style-name="T180">, u</text:span><text:span text:style-name="T206">long, <text:s/></text:span><text:span text:style-name="T149">nsigned long</text:span> <text:s text:c="2"/>-- 64-bit unsigned<text:line-break/><text:span text:style-name="T180">u</text:span><text:span text:style-name="T178">nsigned long long</text:span><text:span text:style-name="T760"> <text:s text:c="14"/>-- 64-bit unsigned</text:span><text:line-break/><text:line-break/><text:span text:style-name="T149">float</text:span><text:span text:style-name="T220">, </text:span><text:span text:style-name="T179">real4</text:span> <text:s text:c="20"/>-- 32-bit floating point IEEE-754<text:line-break/><text:span text:style-name="T149">double</text:span><text:span text:style-name="T220">, </text:span><text:span text:style-name="T179">real8</text:span> <text:s text:c="19"/>-- 64-bit floating point IEEE-754<text:line-break/><text:span text:style-name="T149">long double</text:span><text:span text:style-name="T220">, </text:span><text:span text:style-name="T179">real10</text:span> <text:s text:c="13"/>-- 80-bit floating point IEEE-754</text:p>
      <text:h text:style-name="Heading_20_2" text:outline-level="2"><text:bookmark-start text:name="__RefHeading__4305_889146227"/><text:soft-page-break/>Overrides<text:bookmark-end text:name="__RefHeading__4305_889146227"/></text:h>
      <text:p text:style-name="P88"><text:span text:style-name="T2">CAlive</text:span> supports <text:span text:style-name="T700">standard </text:span>variable-level overrides including <text:span text:style-name="T52">volatile</text:span><text:span text:style-name="T2"> </text:span><text:span text:style-name="T428">(</text:span><text:span text:style-name="T430">also called </text:span><text:span text:style-name="T80">live</text:span><text:span text:style-name="T429"> </text:span><text:span text:style-name="T428">in </text:span><text:span text:style-name="T11">CAlive)</text:span><text:span text:style-name="T2">,</text:span> <text:span text:style-name="T52">const</text:span><text:span text:style-name="T294">, </text:span><text:span text:style-name="T81">extern</text:span><text:span text:style-name="T321">, </text:span><text:span text:style-name="T81">static</text:span><text:span text:style-name="T321">,</text:span><text:span text:style-name="T294"> </text:span><text:span text:style-name="T300">and </text:span><text:span text:style-name="T321">also </text:span><text:span text:style-name="T300">introduces </text:span><text:span text:style-name="T322">three</text:span><text:span text:style-name="T321"> </text:span><text:span text:style-name="T300">new </text:span><text:span text:style-name="T301">ones</text:span><text:span text:style-name="T300">:</text:span></text:p>
      <text:p text:style-name="P39"><text:span text:style-name="T700"><text:tab/></text:span><text:span text:style-name="T186">ro</text:span><text:span text:style-name="T700"><text:tab/>-- store in read-only memory<text:line-break/><text:tab/></text:span><text:span text:style-name="T186">rw</text:span><text:span text:style-name="T700"><text:tab/>-- store in read-write memory (default), and<text:line-break/><text:tab/></text:span><text:span text:style-name="T187">rw</text:span><text:span text:style-name="T188">p</text:span><text:span text:style-name="T805"><text:tab/>-- read-write protocol, store in read-write memory</text:span></text:p>
      <text:p text:style-name="Paragraph"><text:span text:style-name="T322">The </text:span><text:span text:style-name="T9">rwp (r</text:span><text:span text:style-name="T301">ead-write protocol</text:span><text:span text:style-name="T322">)</text:span><text:span text:style-name="T301"> is an override that </text:span><text:span text:style-name="T302">protects </text:span><text:span text:style-name="T301">data changes </text:span><text:span text:style-name="T322">from </text:span><text:span text:style-name="T301">be</text:span><text:span text:style-name="T322">ing</text:span><text:span text:style-name="T301"> made </text:span><text:span text:style-name="T322">unless the </text:span><text:span text:style-name="T650">(|</text:span><text:span text:style-name="T674">rwp</text:span><text:span text:style-name="T650">|)</text:span><text:span text:style-name="T8"> </text:span><text:span text:style-name="T301">cask is included </text:span><text:span text:style-name="T302">immediately before the write. <text:s/></text:span><text:span text:style-name="T322">If the (|</text:span><text:span text:style-name="T673">rwp</text:span><text:span text:style-name="T592">|) cask is not included, </text:span><text:span text:style-name="T301">write accesses result in an </text:span><text:span text:style-name="T8">inquiry</text:span><text:span text:style-name="T301">.</text:span></text:p>
      <text:p text:style-name="P208"><text:span text:style-name="T64">Note:</text:span><text:span text:style-name="T103"> <text:s/></text:span><text:span text:style-name="T105">R</text:span><text:span text:style-name="T104">ead</text:span><text:span text:style-name="T10"> accesses </text:span><text:span text:style-name="T12">on rwp variables </text:span><text:span text:style-name="T10">are always allowed.</text:span></text:p>
      <text:p text:style-name="Paragraph">Example:</text:p>
      <text:p text:style-name="P172"><text:span text:style-name="T149">ro </text:span><text:s/>int _COUNT = 5; <text:s text:c="4"/>// <text:span text:style-name="T741">R</text:span>ead-only memory, <text:span text:style-name="T732">behaves like const</text:span><text:line-break/><text:span text:style-name="T149">rw </text:span><text:s/>int _LOOPS = 5; <text:s text:c="4"/>// <text:span text:style-name="T741">R</text:span>ead-write memory, <text:span text:style-name="T740">standard access, default</text:span><text:line-break/><text:span text:style-name="T159">rwp</text:span><text:span text:style-name="T701"> int _ITERS = 0; <text:s text:c="4"/>// Read-write memory, written to only</text:span><text:span text:style-name="T742">1</text:span><text:span text:style-name="T701"> when<text:line-break/> // prefixed with a </text:span><text:span text:style-name="T651">(|rwp|)</text:span><text:span text:style-name="T701"> cask.<text:line-break/><text:line-break/>// </text:span><text:span text:style-name="T743">1</text:span><text:span text:style-name="T701"> Note: <text:s/>All compile-time initializations are honored.</text:span></text:p>
      <text:p text:style-name="Paragraph"/>
      <text:h text:style-name="Heading_20_2" text:outline-level="2"><text:bookmark-start text:name="__RefHeading__2664_343834233"/>Endian<text:span text:style-name="T734">ness</text:span><text:bookmark-end text:name="__RefHeading__2664_343834233"/></text:h>
      <text:p text:style-name="P111"><text:span text:style-name="T2">CAlive</text:span> data is stored in memory as <text:span text:style-name="T52">little endian</text:span><text:span text:style-name="T96"> </text:span><text:span text:style-name="T121">by default,</text:span><text:span text:style-name="T553"> </text:span><text:span text:style-name="T554">but can be overridden for </text:span><text:span text:style-name="T82">big endian</text:span>.</text:p>
      <text:p text:style-name="P111">To explicitly set the endian<text:span text:style-name="T733">ness</text:span> using the command-line, the switches <text:span text:style-name="T52">-be</text:span> for<text:span text:style-name="T220"> big endian </text:span><text:span text:style-name="T733">and</text:span> <text:span text:style-name="T52">-le</text:span> for <text:span text:style-name="T220">little endian </text:span><text:span text:style-name="T733">are provided</text:span>. <text:s/><text:span text:style-name="T733">In addition, e</text:span>very variable can also have its own explicit override which prefixes the variable. <text:s/>Use a prefix of <text:span text:style-name="T52">be</text:span> for big endian, or <text:span text:style-name="T52">le</text:span> for little endian <text:span text:style-name="T733">will override command line switches</text:span>.</text:p>
      <text:p text:style-name="P17">Example:</text:p>
      <text:p text:style-name="P164"><text:span text:style-name="T149">be</text:span> int ab; <text:s text:c="4"/>// ab is stored <text:span text:style-name="T704">in memory</text:span> as big endian<text:line-break/><text:span text:style-name="T149">le</text:span> int al; <text:s text:c="4"/>// al is stored <text:span text:style-name="T704">in memory </text:span>as little endian<text:line-break/><text:line-break/>// Note: <text:s/>All references are automatically converted <text:span text:style-name="T714">as needed by the CPU</text:span><text:line-break/>// <text:s text:c="7"/><text:span text:style-name="T714">for </text:span>computation<text:span text:style-name="T698">al use, and re-converted as needed for storage.</text:span></text:p>
      <text:h text:style-name="Heading_20_1" text:outline-level="1"><text:bookmark-start text:name="__RefHeading__2666_343834233"/><text:soft-page-break/>New Types<text:bookmark-end text:name="__RefHeading__2666_343834233"/></text:h>
      <text:p text:style-name="Paragraph"><text:span text:style-name="T2">CAlive</text:span> introduces several new fundamental types <text:span text:style-name="T699">using a general pattern of signed, unsigned, and floating point designators. <text:s/>These are the single digits “s”, “u”, and “f”. <text:s/>In addition, there are new fundamental structure types which are added to make certain types of low-level software development less library dependent, and more capable out of the box. <text:s/>Note that you can still use any libraries you choose.</text:span></text:p>
      <text:p text:style-name="P195"><text:span text:style-name="T149">s8</text:span>, <text:span text:style-name="T149">u8</text:span> <text:s text:c="7"/>-- 8-bit signed and unsigned<text:line-break/><text:span text:style-name="T149">s16</text:span>,<text:span text:style-name="T149">u16</text:span> <text:s text:c="6"/>-- 16-bit signed and unsigned<text:line-break/><text:span text:style-name="T149">s32</text:span>,<text:span text:style-name="T149">u32</text:span> <text:s text:c="6"/>-- 32-bit signed and unsigned<text:line-break/><text:span text:style-name="T149">s64</text:span>,<text:span text:style-name="T149">u64</text:span> <text:s text:c="6"/>-- 64-bit signed and unsigned<text:line-break/><text:span text:style-name="T149">f32</text:span>,<text:span text:style-name="T149">f64</text:span>,<text:span text:style-name="T149">f80</text:span> <text:s text:c="2"/>-- 32-bit, 64-bit, and 80-bit floating point<text:line-break/><text:line-break/><text:span text:style-name="T181">mint</text:span><text:span text:style-name="T236"> <text:s text:c="9"/>-- Machine size integer (32-bit or 64-bit)<text:line-break/></text:span><text:span text:style-name="T181">muint</text:span><text:span text:style-name="T236"> <text:s text:c="8"/>-- Machine size unsigned integer (32-bit or 64-bit)</text:span></text:p>
      <text:p text:style-name="P215"/>
      <text:h text:style-name="P275" text:outline-level="2"><text:bookmark-start text:name="__RefHeading__2668_343834233"/>Auto-<text:span text:style-name="T735">sizing</text:span><text:bookmark-end text:name="__RefHeading__2668_343834233"/></text:h>
      <text:p text:style-name="P100"><text:span text:style-name="T43">CAlive</text:span><text:span text:style-name="T425"> introduces the ability to have non-standard variables, which are </text:span><text:span text:style-name="T52">auto-sizing</text:span> <text:span text:style-name="T790">on use. <text:s/>These </text:span>auto-size to 32-bits (prefixed with <text:span text:style-name="T52">e</text:span>) or 64-bits (prefixed with <text:span text:style-name="T52">r</text:span>) <text:span text:style-name="T761">for use in computations. <text:s/></text:span><text:span text:style-name="T372">All auto-sizing data types will sign saturate upon storage back to their </text:span><text:span text:style-name="T425">native </text:span><text:span text:style-name="T372">form, and can </text:span><text:span text:style-name="T425">also </text:span><text:span text:style-name="T372">be used in conjunction with endian</text:span><text:span text:style-name="T425">nes</text:span><text:span text:style-name="T372"> overrides:</text:span></text:p>
      <text:p text:style-name="P218"><text:span text:style-name="T161">Note:</text:span><text:span text:style-name="T761"><text:tab/>These </text:span><text:span text:style-name="T182">e</text:span><text:span text:style-name="T237"> and </text:span><text:span text:style-name="T182">r</text:span><text:span text:style-name="T237"> </text:span><text:span text:style-name="T238">prefixes</text:span><text:span text:style-name="T761"> are taken from the x86 prefixes used for<text:line-break/>32-bit and 64-bit registers.</text:span></text:p>
      <text:p text:style-name="P166">// <text:span text:style-name="T762">Expand to </text:span><text:span text:style-name="T163">32-bit</text:span><text:span text:style-name="T223"> </text:span><text:span text:style-name="T224">prefixed with “e”</text:span><text:line-break/><text:span text:style-name="T149">es8</text:span>, <text:span text:style-name="T149">eu8</text:span> <text:s text:c="5"/>-- 8-bit signed and unsigned<text:line-break/><text:span text:style-name="T149">es16</text:span>,<text:span text:style-name="T149">eu16</text:span> <text:s text:c="4"/>-- 16-bit signed and unsigned<text:line-break/><text:span text:style-name="T149">es24</text:span>,<text:span text:style-name="T149">eu24</text:span> <text:s text:c="4"/>-- 24-bit signed and unsigned<text:span text:style-name="T703"><text:line-break/><text:line-break/>// Expand to </text:span><text:span text:style-name="T162">64-bit</text:span><text:span text:style-name="T225"> </text:span><text:span text:style-name="T224">prefixed with “r”</text:span><text:span text:style-name="T703"><text:line-break/></text:span><text:span text:style-name="T162">rs8</text:span><text:span text:style-name="T703">, </text:span><text:span text:style-name="T162">ru8</text:span><text:span text:style-name="T703"> <text:s text:c="5"/>-- 8-bit signed and unsigned<text:line-break/></text:span><text:span text:style-name="T162">rs16</text:span><text:span text:style-name="T703">,</text:span><text:span text:style-name="T162">ru16</text:span><text:span text:style-name="T703"> <text:s text:c="4"/>-- 16-bit signed and unsigned<text:line-break/></text:span><text:span text:style-name="T162">rs24</text:span><text:span text:style-name="T703">,</text:span><text:span text:style-name="T162">ru24</text:span><text:span text:style-name="T703"> <text:s text:c="4"/>-- 24-bit signed and unsigned<text:line-break/></text:span><text:span text:style-name="T162">rs32</text:span><text:span text:style-name="T703">,</text:span><text:span text:style-name="T162">ru32</text:span><text:span text:style-name="T703"> <text:s text:c="4"/>-- 32-bit signed and unsigned<text:line-break/></text:span><text:span text:style-name="T162">rs40</text:span><text:span text:style-name="T703">,</text:span><text:span text:style-name="T162">ru40</text:span><text:span text:style-name="T703"> <text:s text:c="4"/>-- 40-bit signed and unsigned<text:line-break/></text:span><text:span text:style-name="T162">rs48</text:span><text:span text:style-name="T703">,</text:span><text:span text:style-name="T162">ru48</text:span><text:span text:style-name="T703"> <text:s text:c="4"/>-- 48-bit signed and unsigned<text:line-break/></text:span><text:span text:style-name="T162">rs56</text:span><text:span text:style-name="T703">,</text:span><text:span text:style-name="T162">ru56</text:span><text:span text:style-name="T703"> <text:s text:c="4"/>-- 56-bit signed and unsigned</text:span></text:p>
      <text:h text:style-name="Heading_20_1" text:outline-level="1"><text:bookmark-start text:name="__RefHeading__2670_343834233"/>Built-in <text:span text:style-name="T737">Extensions</text:span><text:bookmark-end text:name="__RefHeading__2670_343834233"/></text:h>
      <text:p text:style-name="Paragraph"><text:soft-page-break/><text:span text:style-name="T40">CAlive</text:span><text:span text:style-name="T782"> introduces several </text:span>built-in <text:span text:style-name="T782">extensions which can aid in native data processing without external library support.</text:span></text:p>
      <text:p text:style-name="P221">Note:<text:span text:style-name="T220"><text:tab/>These are </text:span>not part<text:span text:style-name="T220"> of a CAlive Standard Library, but are native language features. <text:s/>These can be incorporated into standard library code.</text:span></text:p>
      <text:h text:style-name="Heading_20_3" text:outline-level="3"><text:bookmark-start text:name="__RefHeading__6446_1459851776"/>Types<text:bookmark-end text:name="__RefHeading__6446_1459851776"/></text:h>
      <text:p text:style-name="P192"><text:span text:style-name="T149">var</text:span> <text:s text:c="10"/>-- <text:span text:style-name="T796">A weakly typed variable (determined </text:span>by <text:span text:style-name="T716">use and access)</text:span><text:line-break/><text:span text:style-name="T164">bi</text:span><text:span text:style-name="T715"> <text:s text:c="11"/>-- A big integer (arbitrary precision)<text:line-break/></text:span><text:span text:style-name="T164">bfp</text:span><text:span text:style-name="T715"> <text:s text:c="10"/>-- A big floating point (arbitrary precision)<text:line-break/></text:span><text:span text:style-name="T149">builder</text:span> <text:s text:c="6"/>-- An accumulato<text:span text:style-name="T717">r allocated in chunks as needed</text:span><text:line-break/><text:span text:style-name="T164">datum</text:span><text:span text:style-name="T715"> <text:s text:c="8"/>-- An allocated data block with length, and populated length<text:line-break/></text:span><text:span text:style-name="T164">date</text:span><text:span text:style-name="T715"> <text:s text:c="9"/>-- A date with year, month, day<text:line-break/></text:span><text:span text:style-name="T164">datetime</text:span><text:span text:style-name="T715"> <text:s text:c="5"/>-- A date plus hour, minute, second, millisecond<text:line-break/></text:span><text:span text:style-name="T164">process</text:span><text:span text:style-name="T715"> <text:s text:c="6"/>-- A process control variable<text:line-break/></text:span><text:span text:style-name="T164">thread</text:span><text:span text:style-name="T715"> <text:s text:c="7"/>-- A thread control variable</text:span></text:p>
      <text:h text:style-name="P277" text:outline-level="3"><text:bookmark-start text:name="__RefHeading__6448_1459851776"/>Keywords<text:bookmark-end text:name="__RefHeading__6448_1459851776"/></text:h>
      <text:p text:style-name="P193"><text:span text:style-name="T793">function</text:span><text:span text:style-name="T241"> <text:s text:c="6"/>-- </text:span><text:span text:style-name="T242">A function definition</text:span><text:span text:style-name="T793"><text:line-break/>adhoc</text:span><text:span text:style-name="T241"> <text:s text:c="9"/>-- </text:span><text:span text:style-name="T242">An ad hoc function declared anywhere<text:line-break/></text:span><text:span text:style-name="T241"><text:line-break/></text:span><text:span text:style-name="T793">flow</text:span><text:span text:style-name="T241"> <text:s text:c="10"/>-- </text:span><text:span text:style-name="T242">A flow control block<text:line-break/></text:span><text:span text:style-name="T793">flowof</text:span><text:span text:style-name="T241"> <text:s text:c="8"/>-- </text:span><text:span text:style-name="T242">A flowof block<text:line-break/></text:span><text:span text:style-name="T798">flowin</text:span><text:span text:style-name="T249"> <text:s text:c="8"/>-- Restarts a </text:span><text:span text:style-name="T125">flow { }</text:span><text:span text:style-name="T249"> block at the top<text:line-break/></text:span><text:span text:style-name="T798">flowout</text:span><text:span text:style-name="T249"> <text:s text:c="7"/>-- Leaves a </text:span><text:span text:style-name="T125">flow { }</text:span><text:span text:style-name="T249"> block, </text:span><text:span text:style-name="T256">can also use break or exit</text:span><text:span text:style-name="T793"><text:line-break/></text:span><text:span text:style-name="T241"><text:line-break/></text:span><text:span text:style-name="T793">purpose</text:span><text:span text:style-name="T241"> <text:s text:c="7"/>-- </text:span><text:span text:style-name="T242">An externally visible local function</text:span><text:span text:style-name="T241"><text:line-break/></text:span><text:span text:style-name="T793">port</text:span><text:span text:style-name="T241"> <text:s text:c="10"/>-- </text:span><text:span text:style-name="T242">An externally visible port of entry into a function<text:line-break/><text:line-break/></text:span><text:span text:style-name="T802">with</text:span><text:span text:style-name="T255"> <text:s text:c="10"/>-- A block to simplify source code naming</text:span><text:span text:style-name="T242"><text:line-break/><text:line-break/></text:span><text:span text:style-name="T795">inquiry</text:span><text:span text:style-name="T246"> <text:s text:c="7"/>-- Signal an explicit inquiry<text:line-break/><text:line-break/></text:span><text:span text:style-name="T795">marker</text:span><text:span text:style-name="T246"> <text:s text:c="8"/>-- A marker in source code which can be returned to<text:line-break/></text:span><text:span text:style-name="T797">unwindto</text:span><text:span text:style-name="T248"> <text:s text:c="6"/>-- </text:span><text:span text:style-name="T250">Unwinds </text:span><text:span text:style-name="T248">back </text:span><text:span text:style-name="T251">up the stack </text:span><text:span text:style-name="T248">to a named marker<text:line-break/></text:span><text:span text:style-name="T241"><text:line-break/></text:span><text:span text:style-name="T802">label</text:span><text:span text:style-name="T255"> <text:s text:c="9"/>-- A local label</text:span><text:span text:style-name="T242"><text:line-break/></text:span><text:span text:style-name="T799">goto</text:span><text:span text:style-name="T252"> <text:s text:c="10"/>-- Move to the named label<text:line-break/><text:line-break/></text:span><text:span text:style-name="T803">if</text:span><text:span text:style-name="T257"> <text:s text:c="12"/>-- A standard </text:span><text:span text:style-name="T127">if { }</text:span><text:span text:style-name="T257"> block </text:span><text:span text:style-name="T258">with early-out</text:span><text:span text:style-name="T257"><text:line-break/></text:span><text:span text:style-name="T803">else</text:span><text:span text:style-name="T257"> <text:s text:c="10"/>-- A standard </text:span><text:span text:style-name="T127">else { }</text:span><text:span text:style-name="T548"> block </text:span><text:span text:style-name="T549">for </text:span><text:span text:style-name="T128">if</text:span><text:span text:style-name="T549">, </text:span><text:span text:style-name="T128">lif</text:span><text:span text:style-name="T549">, and </text:span><text:span text:style-name="T128">fif</text:span><text:span text:style-name="T257"><text:line-break/></text:span><text:span text:style-name="T803">lif</text:span><text:span text:style-name="T257"> <text:s text:c="11"/>-- A line-if </text:span><text:span text:style-name="T258">with early-out</text:span><text:span text:style-name="T257"><text:line-break/></text:span><text:span text:style-name="T803">fif</text:span><text:span text:style-name="T257"> <text:s text:c="11"/>-- </text:span><text:span text:style-name="T258">A full-if which always tests every condition</text:span><text:span text:style-name="T257"><text:line-break/></text:span><text:span text:style-name="T802">do</text:span><text:span text:style-name="T255"> <text:s text:c="12"/>-- A standard loop, either </text:span><text:span text:style-name="T126">[d</text:span><text:span text:style-name="T123">o</text:span><text:span text:style-name="T126">]</text:span><text:span text:style-name="T123"> while { }</text:span><text:span text:style-name="T545">,</text:span><text:span text:style-name="T255"> or </text:span><text:span text:style-name="T123">do { } while<text:line-break/></text:span><text:span text:style-name="T426">for</text:span><text:span text:style-name="T546"> <text:s text:c="11"/>-- A standard </text:span><text:span text:style-name="T124">for { }</text:span><text:span text:style-name="T546"> loop<text:line-break/></text:span><text:span text:style-name="T427">forx</text:span><text:span text:style-name="T547"> <text:s text:c="10"/>-- To setup the </text:span><text:span text:style-name="T126">init</text:span><text:span text:style-name="T547">, </text:span><text:span text:style-name="T126">test</text:span><text:span text:style-name="T547">, and </text:span><text:span text:style-name="T126">step</text:span><text:span text:style-name="T547"> phrases separately</text:span><text:span text:style-name="T252"><text:line-break/></text:span><text:span text:style-name="T800">break</text:span><text:span text:style-name="T253">, </text:span><text:span text:style-name="T800">exit</text:span><text:span text:style-name="T253"> <text:s text:c="3"/>-- Exits a block<text:line-break/></text:span><text:span text:style-name="T801">continue</text:span><text:span text:style-name="T254">, </text:span><text:span text:style-name="T801">loop</text:span><text:span text:style-name="T254"> -- Moves to next iteration in a standard flow control block</text:span><text:span text:style-name="T220"><text:line-break/></text:span><text:line-break/>self<text:span text:style-name="T220"> <text:s text:c="10"/>-- Refers to current function, </text:span><text:span text:style-name="T239">adhoc, or </text:span><text:span text:style-name="T220">member function<text:line-break/></text:span><text:span text:style-name="T791">this</text:span><text:span text:style-name="T239"> <text:s text:c="10"/>-- Refers to current object<text:line-break/></text:span><text:span text:style-name="T791">thisCode</text:span><text:span text:style-name="T239"> <text:s text:c="6"/>-- References </text:span><text:span text:style-name="T122">CAlive</text:span><text:span text:style-name="T239">-specific objects<text:line-break/><text:line-break/></text:span><text:span text:style-name="T792">only</text:span><text:span text:style-name="T240"> <text:s text:c="10"/>-- For purposes and ports, to override returns or params<text:line-break/></text:span><text:span text:style-name="T794">pause</text:span><text:span text:style-name="T243"> <text:s text:c="9"/>-- </text:span><text:span text:style-name="T244">Pauses a thread</text:span><text:span text:style-name="T243"><text:line-break/></text:span><text:span text:style-name="T794">resume</text:span><text:span text:style-name="T243"> <text:s text:c="8"/>-- </text:span><text:span text:style-name="T244">Resumes a thread</text:span><text:span text:style-name="T243"><text:line-break/></text:span><text:soft-page-break/><text:span text:style-name="T794">engage</text:span><text:span text:style-name="T243"> <text:s text:c="8"/>-- </text:span><text:span text:style-name="T244">Launches a new remote process</text:span><text:span text:style-name="T243"><text:line-break/></text:span><text:span text:style-name="T794">unengage</text:span><text:span text:style-name="T243"> <text:s text:c="6"/>-- </text:span><text:span text:style-name="T245">Closes and shuts down </text:span><text:span text:style-name="T244">a thread or remote process<text:line-break/></text:span><text:span text:style-name="T220"><text:line-break/></text:span><text:span text:style-name="T795">meta</text:span><text:span text:style-name="T246"> <text:s text:c="10"/>-- A meta relationship to a true result o</text:span><text:span text:style-name="T247">f</text:span><text:span text:style-name="T246"> </text:span><text:span text:style-name="T247">a </text:span><text:span text:style-name="T246">logic test<text:line-break/></text:span><text:span text:style-name="T795">mefa</text:span><text:span text:style-name="T246"> <text:s text:c="10"/>-- A meta relationship to a false result o</text:span><text:span text:style-name="T247">f</text:span><text:span text:style-name="T246"> </text:span><text:span text:style-name="T247">a </text:span><text:span text:style-name="T246">logic test<text:line-break/></text:span><text:span text:style-name="T795">meia</text:span><text:span text:style-name="T246"> <text:s text:c="10"/>-- A meta relationship to an inquiry<text:line-break/></text:span><text:span text:style-name="T795">mema</text:span><text:span text:style-name="T246"> <text:s text:c="10"/>-- A meta relationship to a return message</text:span></text:p>
      <text:h text:style-name="P260" text:outline-level="1"><text:bookmark-start text:name="__RefHeading__6450_1459851776"/>Compile-time Functions <text:span text:style-name="T771">and Constants</text:span><text:bookmark-end text:name="__RefHeading__6450_1459851776"/></text:h>
      <text:p text:style-name="P27">CAlive<text:span text:style-name="T294"> offers compile-time functions </text:span><text:span text:style-name="T386">to aid in documentation, conditional compilation, </text:span><text:span text:style-name="T387">and sizing</text:span><text:span text:style-name="T386">.</text:span></text:p>
      <text:p text:style-name="P196"><text:span text:style-name="T543">// Variable inquiry</text:span><text:span text:style-name="T647"><text:line-break/>s</text:span><text:span text:style-name="T597">izeof</text:span><text:span text:style-name="T456"> <text:s text:c="15"/>-- size in bytes.<text:line-break/></text:span><text:span text:style-name="T597">countof</text:span><text:span text:style-name="T456"> <text:s text:c="14"/>-- count of units.<text:line-break/></text:span><text:span text:style-name="T597">offsetof</text:span><text:span text:style-name="T456"> <text:s text:c="13"/>-- offset </text:span><text:span text:style-name="T542">within </text:span><text:span text:style-name="T456">its parent.<text:line-break/></text:span><text:span text:style-name="T597">addressof</text:span><text:span text:style-name="T456"> <text:s text:c="12"/>-- address in memory.<text:line-break/><text:line-break/>// </text:span><text:span text:style-name="T543">Constant values</text:span><text:span text:style-name="T456"><text:line-break/></text:span><text:span text:style-name="T635">tr</text:span><text:span text:style-name="T636">ue, </text:span><text:span text:style-name="T635">yes, on, </text:span><text:span text:style-name="T637">up</text:span><text:span text:style-name="T518"> <text:s text:c="4"/>-- </text:span><text:span text:style-name="T517">assign</text:span><text:span text:style-name="T542">s</text:span><text:span text:style-name="T517"> </text:span><text:span text:style-name="T518">-1 </text:span><text:span text:style-name="T517">to their target </text:span><text:span text:style-name="T519">(all bits set to 1)</text:span><text:span text:style-name="T517">.<text:line-break/></text:span><text:span text:style-name="T636">false, </text:span><text:span text:style-name="T638">no, off, </text:span><text:span text:style-name="T637">down</text:span><text:span text:style-name="T519"> <text:s/>-- </text:span><text:span text:style-name="T517">assign</text:span><text:span text:style-name="T542">s</text:span><text:span text:style-name="T517"> <text:s/>0 to their target </text:span><text:span text:style-name="T519">(all bits set to 0)</text:span><text:span text:style-name="T517">.<text:line-break/></text:span><text:span text:style-name="T639">null, </text:span><text:span text:style-name="T640">NULL</text:span><text:span text:style-name="T520"> <text:s text:c="11"/>-- constant value of 0 </text:span><text:span text:style-name="T542">(</text:span><text:span text:style-name="T520">0.0f, or 0.0</text:span><text:span text:style-name="T542">)</text:span><text:span text:style-name="T520">.<text:line-break/><text:line-break/>// </text:span><text:span text:style-name="T543">Logic operators:</text:span><text:span text:style-name="T520"><text:line-break/></text:span><text:span text:style-name="T641">and</text:span><text:span text:style-name="T521"> <text:s text:c="18"/>-- verbose form of the &amp;&amp; operator<text:line-break/></text:span><text:span text:style-name="T641">or</text:span><text:span text:style-name="T521"> <text:s text:c="19"/>-- verbose form of the || operator<text:line-break/><text:line-break/>// </text:span><text:span text:style-name="T543">Bitwise operators:</text:span><text:span text:style-name="T521"><text:line-break/></text:span><text:span text:style-name="T642">b</text:span><text:span text:style-name="T643">cmp</text:span><text:span text:style-name="T540"> <text:s text:c="17"/>-- verbose form of the bitwise ~ operator<text:line-break/></text:span><text:span text:style-name="T643">bnot, </text:span><text:span text:style-name="T642">b</text:span><text:span text:style-name="T643">flip</text:span><text:span text:style-name="T521"> <text:s text:c="10"/>-- verbose form of the </text:span><text:span text:style-name="T539">bitwise</text:span><text:span text:style-name="T521"> ! operator<text:line-break/></text:span><text:span text:style-name="T642">bx</text:span><text:span text:style-name="T641">or</text:span><text:span text:style-name="T521"> <text:s text:c="17"/>-- verbose form of the </text:span><text:span text:style-name="T539">bitwise</text:span><text:span text:style-name="T521"> ^ operator<text:line-break/></text:span><text:span text:style-name="T644">band</text:span><text:span text:style-name="T541"> <text:s text:c="17"/>-- verbose form of the bitwise &amp; operator</text:span><text:span text:style-name="T521"><text:line-break/></text:span><text:span text:style-name="T645">bor</text:span><text:span text:style-name="T539"> <text:s text:c="18"/>-- verbose form of the bitwise | operator</text:span><text:span text:style-name="T521"><text:line-break/></text:span><text:span text:style-name="T646">bs</text:span><text:span text:style-name="T641">hl</text:span><text:span text:style-name="T521"> <text:s text:c="17"/>-- verbose form of the </text:span><text:span text:style-name="T544">bitwise </text:span><text:span text:style-name="T521">&lt;&lt; operator<text:line-break/></text:span><text:span text:style-name="T646">bs</text:span><text:span text:style-name="T641">hr</text:span><text:span text:style-name="T521"> <text:s text:c="17"/>-- verbose form of the </text:span><text:span text:style-name="T544">bitwise </text:span><text:span text:style-name="T521">&gt;&gt; operator</text:span></text:p>
      <text:h text:style-name="P250" text:outline-level="1"><text:bookmark-start text:name="__RefHeading__6452_1459851776"/>Casks<text:bookmark-end text:name="__RefHeading__6452_1459851776"/></text:h>
      <text:p text:style-name="P46"><text:span text:style-name="T773">C</text:span>Alive<text:span text:style-name="T294"> introduces the </text:span><text:span text:style-name="T149">cask</text:span><text:span text:style-name="T294">. <text:s/></text:span>Casks<text:span text:style-name="T294"> are drop-ins that can be inserted anywhere in code in an otherwise syntactically correct expression.</text:span></text:p>
      <text:p text:style-name="P47"><text:span text:style-name="T398">The basic </text:span><text:span text:style-name="T774">c</text:span>ask<text:span text:style-name="T294"> </text:span><text:span text:style-name="T398">is made up of a matching left-side and right-side form, with the cask name in the middle. <text:s/>They </text:span><text:span text:style-name="T294">come in </text:span><text:span text:style-name="T422">five </text:span><text:span text:style-name="T294">types:</text:span></text:p>
      <text:p text:style-name="P141"><text:span text:style-name="T815">~|utility|~</text:span><text:span text:style-name="T676"><text:tab/></text:span><text:span text:style-name="T584">used </text:span><text:span text:style-name="T585">for </text:span><text:span text:style-name="T584">arbitrary code </text:span><text:span text:style-name="T585">(Multi-line support is given via </text:span><text:span text:style-name="T817">~|{...}|~</text:span><text:span text:style-name="T591"><text:line-break/></text:span><text:span text:style-name="T677">&lt;|logic|&gt;<text:tab/></text:span><text:span text:style-name="T675"><text:tab/></text:span><text:span text:style-name="T582">used conditionally based on their logic test</text:span><text:span text:style-name="T590"><text:line-break/></text:span><text:span text:style-name="T679">(|reference|)</text:span><text:span text:style-name="T294"><text:tab/></text:span><text:span text:style-name="T456">used to reference something which already exists<text:line-break/></text:span><text:span text:style-name="T678">[|definition|]</text:span><text:span text:style-name="T294"><text:tab/></text:span><text:span text:style-name="T456">used to define something new<text:line-break/></text:span><text:soft-page-break/><text:span text:style-name="T811">\|code|/</text:span><text:span text:style-name="T535"><text:tab/><text:tab/>used on a source code line to delineate separate items </text:span><text:span text:style-name="T579">for </text:span><text:span text:style-name="T283">Side Coding</text:span><text:span text:style-name="T535"><text:line-break/></text:span><text:span text:style-name="T681">/</text:span><text:span text:style-name="T682">|auto|\</text:span><text:span text:style-name="T586"><text:tab/><text:tab/></text:span><text:span text:style-name="T587">identifies items </text:span><text:span text:style-name="T586">auto-inserted by the compiler </text:span><text:span text:style-name="T286">(not used manually)</text:span></text:p>
      <text:p text:style-name="P154"><text:span text:style-name="T529">G</text:span><text:span text:style-name="T456">raphically the casks appear to be a solid unit in a GUI editor, </text:span><text:span text:style-name="T536">and always collapsed unless explicitly opened</text:span><text:span text:style-name="T456">. <text:s/>In text form they take on the form </text:span><text:span text:style-name="T530">shown </text:span><text:span text:style-name="T536">above</text:span><text:span text:style-name="T456">.</text:span></text:p>
      <text:h text:style-name="P278" text:outline-level="3"><text:bookmark-start text:name="__RefHeading__6454_1459851776"/><text:span text:style-name="T294">Sides </text:span><text:span text:style-name="T423">and Slots</text:span><text:bookmark-end text:name="__RefHeading__6454_1459851776"/></text:h>
      <text:p text:style-name="P70">Casks naturally have a left-side, middle, and a right-side in their format. <text:s/>These would be equivalent to <text:span text:style-name="T149">left-</text:span><text:span text:style-name="T175">side</text:span><text:span text:style-name="T149">:</text:span> (|, <text:span text:style-name="T149">middle:</text:span> reference, and <text:span text:style-name="T149">right-</text:span><text:span text:style-name="T175">side</text:span><text:span text:style-name="T149">:</text:span> |). <text:s/>However, that is only <text:span text:style-name="T784">part of their </text:span>physical construction.</text:p>
      <text:p text:style-name="P70"><text:span text:style-name="T784">Casks also hold data in </text:span>two extra <text:span text:style-name="T2">slots</text:span> called the <text:span text:style-name="T149">left-slot</text:span>, and <text:span text:style-name="T149">right-slot</text:span>. <text:s/><text:span text:style-name="T785">This is in addition to the implicit </text:span><text:span text:style-name="T176">middle-slot</text:span><text:span text:style-name="T785">.</text:span></text:p>
      <text:p text:style-name="P69">To introduce data into each slot location, use two || after the symbol, as in:</text:p>
      <text:p text:style-name="P145">(<text:span text:style-name="T213">||left</text:span>|reference|)<text:line-break/>(|reference|<text:span text:style-name="T213">right||</text:span>)<text:line-break/>(<text:span text:style-name="T213">||left</text:span>|reference|<text:span text:style-name="T213">right||</text:span>)</text:p>
      <text:p text:style-name="P155">This results in the various forms appearing like this:</text:p>
      <text:p text:style-name="P144"><text:span text:style-name="T815">~</text:span><text:span text:style-name="T812">|</text:span><text:span text:style-name="T813">|left</text:span><text:span text:style-name="T816">|</text:span><text:span text:style-name="T815">utility|</text:span><text:span text:style-name="T813">right||</text:span><text:span text:style-name="T815">~</text:span><text:span text:style-name="T294"><text:line-break/></text:span><text:span text:style-name="T677">&lt;</text:span><text:span text:style-name="T671">||left</text:span><text:span text:style-name="T677">|logic|</text:span><text:span text:style-name="T671">right||</text:span><text:span text:style-name="T677">&gt;</text:span><text:span text:style-name="T294"><text:line-break/></text:span><text:span text:style-name="T679">(</text:span><text:span text:style-name="T670">||left</text:span><text:span text:style-name="T679">|reference|</text:span><text:span text:style-name="T670">right||</text:span><text:span text:style-name="T679">)</text:span><text:span text:style-name="T294"><text:line-break/></text:span><text:span text:style-name="T678">[</text:span><text:span text:style-name="T669">||left</text:span><text:span text:style-name="T680">|</text:span><text:span text:style-name="T678">definition|</text:span><text:span text:style-name="T669">right||</text:span><text:span text:style-name="T678">]</text:span></text:p>
      <text:p text:style-name="P217"><text:span text:style-name="T212">Note:<text:tab/></text:span><text:span text:style-name="T653">\|code|/</text:span><text:span text:style-name="T233"> casks do not </text:span><text:span text:style-name="T234">currently have any meaning assigned to </text:span><text:span text:style-name="T233">data </text:span><text:span text:style-name="T234">stored </text:span><text:span text:style-name="T233">in other slots, </text:span><text:span text:style-name="T234">but in general the format is the same: <text:s/>\</text:span><text:span text:style-name="T214">||left</text:span><text:span text:style-name="T234">|code|</text:span><text:span text:style-name="T214">right||</text:span><text:span text:style-name="T234">/</text:span></text:p>
      <text:h text:style-name="P279" text:outline-level="3"><text:bookmark-start text:name="__RefHeading__6456_1459851776"/>Specialization<text:bookmark-end text:name="__RefHeading__6456_1459851776"/></text:h>
      <text:p text:style-name="P72"><text:span text:style-name="T788">All casks were not created equal. :-) <text:s/>Each of them has a specialized purpose in </text:span><text:span text:style-name="T42">CAlive</text:span><text:span text:style-name="T788">, and each of them are integral and necessary.</text:span></text:p>
      <text:h text:style-name="P280" text:outline-level="3"><text:bookmark-start text:name="__RefHeading__6458_1459851776"/>~|utility|~<text:bookmark-end text:name="__RefHeading__6458_1459851776"/></text:h>
      <text:p text:style-name="P71"><text:span text:style-name="T41">~|utility|~</text:span><text:span text:style-name="T783"> casks were created to </text:span>allow an arbitrary injection of code at any location in the program. <text:s/><text:span text:style-name="T783">As such, it was recognized that they may need include multiple lines of code, causing their definition to exceed a single encapsulated ~|statement|~.</text:span></text:p>
      <text:p text:style-name="P73"><text:soft-page-break/>To create a <text:span text:style-name="T2">~|utility|~</text:span> cask <text:span text:style-name="T786">with multiple lines, use a { } block:</text:span></text:p>
      <text:p text:style-name="P222">Note:<text:span text:style-name="T220"><text:tab/>Either </text:span>{<text:span text:style-name="T220">..</text:span>}<text:span text:style-name="T220"> or </text:span>{{<text:span text:style-name="T220">….</text:span>}}<text:span text:style-name="T220"> can be used and perform the identical operation, they just need to be mated.</text:span></text:p>
      <text:p text:style-name="P194"><text:span text:style-name="T220">// Code can be bunched together</text:span><text:span text:style-name="T149"><text:line-break/></text:span><text:span text:style-name="T220">~|</text:span><text:span text:style-name="T149">{ </text:span>printf(“Entered\n”); second_thing(); third_thing(); /*Et <text:span text:style-name="T787">cetera</text:span>*/ <text:span text:style-name="T149">}</text:span><text:span text:style-name="T220">|~</text:span><text:line-break/><text:line-break/><text:line-break/>// Or code can be spaced out visually as any other block<text:line-break/><text:span text:style-name="T220">~|</text:span><text:span text:style-name="T149">{</text:span><text:span text:style-name="T177">{</text:span><text:span text:style-name="T220"><text:line-break/><text:line-break/> <text:s text:c="3"/>// </text:span><text:span text:style-name="T235">Based on the where we are, do one of two things:</text:span><text:span text:style-name="T149"><text:line-break/> <text:s text:c="3"/></text:span><text:span text:style-name="T220">if (some_test)<text:line-break/> <text:s text:c="3"/>{<text:line-break/> <text:s text:c="7"/>// Do something here<text:line-break/> <text:s text:c="3"/>} else {<text:line-break/> <text:s text:c="7"/>// Something else here<text:line-break/> <text:s text:c="3"/>}<text:line-break/><text:line-break/></text:span><text:span text:style-name="T149">}</text:span><text:span text:style-name="T177">}</text:span><text:span text:style-name="T220">|~</text:span></text:p>
      <text:h text:style-name="P282" text:outline-level="3"><text:bookmark-start text:name="__RefHeading__6460_1459851776"/>&lt;|logic|&gt;<text:bookmark-end text:name="__RefHeading__6460_1459851776"/></text:h>
      <text:p text:style-name="P34">&lt;|logic|&gt;<text:span text:style-name="T294"> casks were created to allow engagement on the result of conditional test. <text:s/>There are two default </text:span>&lt;|logic|&gt;<text:span text:style-name="T294"> casks provided:</text:span></text:p>
      <text:p text:style-name="P138"><text:span text:style-name="T213">&lt;|meta|&gt;</text:span><text:span text:style-name="T211"><text:tab/></text:span><text:span text:style-name="T821"><text:tab/></text:span>-- Called when the result of a logic test is true<text:line-break/><text:span text:style-name="T213">&lt;|mefa|&gt;</text:span><text:tab/>-- Called when the result of a logic test is false</text:p>
      <text:p text:style-name="P65">Custom logic tests treat the &lt;|logic|&gt; cask like the trinary operator ((condition) ? if_true : if_false). <text:s/>For the &lt;|logic|&gt; cask use this syntax:</text:p>
      <text:p text:style-name="P143">&lt;||condition|if_true|if_false||&gt;</text:p>
      <text:p text:style-name="P66">Each of the if_true or if_false slots can contain standard code to call or embedded casks.</text:p>
      <text:h text:style-name="P283" text:outline-level="3"><text:bookmark-start text:name="__RefHeading__6462_1459851776"/>(|Reference|)<text:bookmark-end text:name="__RefHeading__6462_1459851776"/></text:h>
      <text:p text:style-name="P153"><text:span text:style-name="T96">Reference casks</text:span><text:span text:style-name="T456"> are used to access something that already exists, and </text:span><text:span text:style-name="T96">adhoc</text:span><text:span text:style-name="T456"> or </text:span><text:span text:style-name="T96">function</text:span><text:span text:style-name="T456"> </text:span><text:span text:style-name="T537">for example.</text:span></text:p>
      <text:p text:style-name="P146"><text:span text:style-name="T532">To </text:span><text:span text:style-name="T78">receive</text:span><text:span text:style-name="T120"> </text:span><text:span text:style-name="T532">return values, insert them </text:span><text:span text:style-name="T537">in </text:span><text:span text:style-name="T532">the </text:span><text:span text:style-name="T78">left-</text:span><text:span text:style-name="T79">slot</text:span><text:span text:style-name="T532">.<text:line-break/>To </text:span><text:span text:style-name="T78">pass</text:span><text:span text:style-name="T120"> </text:span><text:span text:style-name="T532">parameters, insert them </text:span><text:span text:style-name="T537">in </text:span><text:span text:style-name="T532">the </text:span><text:span text:style-name="T78">right-</text:span><text:span text:style-name="T79">slot</text:span><text:span text:style-name="T532">.</text:span></text:p>
      <text:p text:style-name="P152">For example:</text:p>
      <text:p text:style-name="P140"><text:soft-page-break/><text:span text:style-name="T679">(|myprint|”Hello, world!”||)</text:span><text:span text:style-name="T456"> passes the “Hellow, world!” parameter to myprint().<text:line-break/>Is essentially the same syntax as: <text:s/></text:span><text:span text:style-name="T220">myprint(“Hello, world!”);</text:span></text:p>
      <text:p text:style-name="P134"><text:span text:style-name="T679">(||result|compute|)</text:span><text:span text:style-name="T456"> receives a return parameter from compute().<text:line-break/>It is essentially the same syntax as: <text:s/></text:span><text:span text:style-name="T220">result = compute();</text:span></text:p>
      <text:p text:style-name="P135"><text:span text:style-name="T679">(||result|compute|a,b,c||)</text:span><text:span text:style-name="T456"> both sends parameters and receives a return parameter from compute().<text:line-break/>It is essentially the same as: <text:s/></text:span><text:span text:style-name="T220">result = compute(a,b,c);</text:span></text:p>
      <text:p text:style-name="P184"><text:span text:style-name="T294">function main<text:line-break/>| returns int r<text:line-break/>| params int argc, char* argv[]<text:line-break/>{<text:line-break/> <text:s text:c="3"/></text:span><text:span text:style-name="T405">int x </text:span><text:span text:style-name="T406">= 0</text:span><text:span text:style-name="T405">;<text:line-break/></text:span><text:span text:style-name="T294"><text:line-break/> <text:s text:c="3"/></text:span><text:span text:style-name="T404">adhoc myprint<text:line-break/> <text:s text:c="3"/>| params s8* </text:span><text:span text:style-name="T405">format, int value</text:span><text:span text:style-name="T404"><text:line-break/> <text:s text:c="3"/>{</text:span><text:span text:style-name="T294"><text:line-break/> <text:s text:c="7"/>printf(</text:span><text:span text:style-name="T424">format, value</text:span><text:span text:style-name="T294">);<text:line-break/> <text:s text:c="3"/></text:span><text:span text:style-name="T404">}<text:line-break/><text:line-break/> <text:s text:c="3"/>// </text:span><text:span text:style-name="T405">Stand-alone example:</text:span><text:span text:style-name="T404"><text:line-break/> <text:s text:c="3"/></text:span><text:span text:style-name="T661">(|myprint|”%</text:span><text:span text:style-name="T662">d\n”, 5||</text:span><text:span text:style-name="T661">)</text:span><text:span text:style-name="T404"><text:line-break/> <text:s text:c="3"/>// </text:span><text:span text:style-name="T405">Displays: 5</text:span><text:span text:style-name="T404"><text:line-break/><text:line-break/> <text:s text:c="3"/>// </text:span><text:span text:style-name="T405">Used before and after an assignment:<text:line-break/> <text:s text:c="3"/></text:span><text:span text:style-name="T662">(|myprint|”Before: %d\n”, x||)</text:span><text:span text:style-name="T405"> <text:s/>x = 9 <text:s/></text:span><text:span text:style-name="T662">(|myprint|”After: %d\n”, x||)</text:span><text:span text:style-name="T583">;</text:span><text:span text:style-name="T294"><text:line-break/> <text:s text:c="3"/>// </text:span><text:span text:style-name="T406">Displays: <text:s/>Before: 0<text:line-break/> <text:s text:c="3"/>// <text:s text:c="11"/>After: 9</text:span><text:span text:style-name="T294"><text:line-break/>}</text:span></text:p>
      <text:h text:style-name="P284" text:outline-level="3"><text:bookmark-start text:name="__RefHeading__6464_1459851776"/>[|Definition|]<text:bookmark-end text:name="__RefHeading__6464_1459851776"/></text:h>
      <text:p text:style-name="P36"><text:span text:style-name="T220">[|definition|]</text:span><text:span text:style-name="T456"> casks were created to alter the way things are defined. <text:s/>They appear after the name of the thing they are modifying, and they convey </text:span><text:span text:style-name="T550">the change. <text:s/></text:span><text:span text:style-name="T259">[</text:span><text:span text:style-name="T260">|definition|]</text:span><text:span text:style-name="T551"> cask modifications come in </text:span><text:span text:style-name="T552">three</text:span><text:span text:style-name="T551"> forms:</text:span></text:p>
      <text:p text:style-name="P137"><text:span text:style-name="T184">Augment</text:span><text:span text:style-name="T262"><text:tab/>-- alters attributes of a named token and/or its type</text:span><text:span text:style-name="T183"><text:line-break/></text:span><text:span text:style-name="T184">D</text:span><text:span text:style-name="T183">efinition</text:span><text:tab/>-- alters the definition of a class, angel, or struct<text:line-break/><text:span text:style-name="T183">Us</text:span><text:span text:style-name="T185">ag</text:span><text:span text:style-name="T183">e</text:span><text:span text:style-name="T220"><text:tab/>-- alters a single instance use </text:span><text:span text:style-name="T263">of a </text:span><text:span text:style-name="T261">definition</text:span></text:p>
      <text:p text:style-name="P38"><text:span text:style-name="T149">Augment modifications</text:span><text:span text:style-name="T220"> </text:span><text:span text:style-name="T456">apply attributes which override the token name's existing attributes. <text:s/>These typically are used to alter things like its </text:span><text:span text:style-name="T220">const</text:span><text:span text:style-name="T456"> </text:span><text:span text:style-name="T555">or </text:span><text:span text:style-name="T264">read-only</text:span><text:span text:style-name="T555"> </text:span><text:span text:style-name="T456">nature, </text:span><text:span text:style-name="T555">whether or not it's </text:span><text:span text:style-name="T264">volatile</text:span><text:span text:style-name="T555"> in this context, etc</text:span><text:span text:style-name="T456">. <text:s/></text:span><text:span text:style-name="T556">These can be coded in the traditional way of course, but when they are modified using </text:span><text:span text:style-name="T265">[|definition|]</text:span><text:span text:style-name="T556"> casks, they will appear visibly augmented in the GUI editor in their standard form, with the actual definitions not normally appearing unless a </text:span><text:span text:style-name="T265">reveal casks</text:span><text:span text:style-name="T556"> feature is enabled.</text:span></text:p>
      <text:p text:style-name="P197"><text:soft-page-break/><text:span text:style-name="T456">// Broken out separately:<text:line-break/>int value </text:span><text:span text:style-name="T664">[|const|]</text:span><text:span text:style-name="T456"> </text:span><text:span text:style-name="T664">[|volatile|]</text:span><text:span text:style-name="T456">;<text:line-break/><text:line-break/><text:line-break/>// Or combined:<text:line-break/>int value </text:span><text:span text:style-name="T664">[|const volatile|]</text:span><text:span text:style-name="T456">;<text:line-break/><text:line-break/><text:line-break/> <text:s text:c="4"/></text:span><text:span text:style-name="T96">// In the GUI editor, a definition augment alters its appearance:<text:line-break/></text:span><text:span text:style-name="T52"> <text:s text:c="7"/></text:span><text:span text:style-name="T94">[</text:span><text:span text:style-name="T95">|</text:span><text:span text:style-name="T94">int value</text:span><text:span text:style-name="T95">|</text:span><text:span text:style-name="T94">]</text:span><text:span text:style-name="T96">; <text:s text:c="2"/>// Is shown blocked off and colorized</text:span></text:p>
      <text:p text:style-name="P40"><text:span text:style-name="T149">Definition modifications</text:span><text:span text:style-name="T456"> are used to alter the name of the token, or its type. <text:s/>Changing a token's name requires only that it be unique, but changing its type requires that it be </text:span><text:span text:style-name="T220">the same or lesser size.</text:span><text:span text:style-name="T456"> <text:s/></text:span><text:span text:style-name="T557">They use one of two syntaxes:</text:span></text:p>
      <text:p text:style-name="P142"><text:span text:style-name="T678">[|rename name to new_name|]</text:span><text:span text:style-name="T220"><text:tab/>-- renames a member</text:span><text:line-break/><text:span text:style-name="T678">[|retype name to new_type|]</text:span><text:span text:style-name="T220"><text:tab/>-- retypes a member</text:span></text:p>
      <text:p text:style-name="P217"><text:span text:style-name="T191">Note:</text:span><text:span text:style-name="T270"><text:tab/></text:span><text:span text:style-name="T220">When alternate definitions are applied, they occupy the </text:span>same space<text:span text:style-name="T220"> </text:span><text:span text:style-name="T270">in the structure </text:span><text:span text:style-name="T220">as the unaltered definition, so if the altered definition were cast back to the unaltered form, they would be accessible by their original names. <text:s/>However, in cases where a double was re-typed to a float, for example, the value stored in the double token's slot would contain invalid information because the two types aren't compatible.</text:span></text:p>
      <text:p text:style-name="P198"><text:span text:style-name="T220">struct S</text:span><text:span text:style-name="T268">General</text:span><text:span text:style-name="T220"><text:line-break/>{<text:line-break/> <text:s text:c="3"/>void* <text:s/>p;<text:line-break/> <text:s text:c="3"/>int <text:s text:c="3"/>num;<text:line-break/>};<text:line-break/><text:line-break/></text:span><text:span text:style-name="T269">struct SCensus<text:line-break/>{<text:line-break/></text:span><text:span text:style-name="T266"> <text:s text:c="3"/></text:span><text:span text:style-name="T267">S</text:span><text:span text:style-name="T268">General</text:span><text:span text:style-name="T267">* </text:span><text:span text:style-name="T269">populace</text:span><text:span text:style-name="T267"> </text:span><text:span text:style-name="T216">[|</text:span><text:span text:style-name="T217">rename num to count|]</text:span><text:span text:style-name="T268"><text:line-break/> <text:s text:c="22"/></text:span><text:span text:style-name="T217">[|rename p to people|]</text:span><text:span text:style-name="T268"><text:line-break/> <text:s text:c="22"/></text:span><text:span text:style-name="T217">[|retype p to SPeople*|]</text:span><text:span text:style-name="T268">;</text:span><text:span text:style-name="T266"><text:line-break/></text:span><text:span text:style-name="T269">};<text:line-break/><text:line-break/>function my_function<text:line-break/>{<text:line-break/> <text:s text:c="3"/>SCensus* cen;<text:line-break/><text:line-break/> <text:s text:c="3"/>// Members which ARE available:<text:line-break/> <text:s text:c="3"/>//<text:line-break/> <text:s text:c="3"/>// <text:s text:c="4"/></text:span><text:span text:style-name="T192">cen-&gt;count;</text:span><text:span text:style-name="T269"><text:line-break/> <text:s text:c="3"/>// <text:s text:c="4"/></text:span><text:span text:style-name="T192">cen-&gt;people;</text:span><text:span text:style-name="T269"><text:line-break/><text:line-break/> <text:s text:c="3"/>// Members which ARE NOT available:<text:line-break/> <text:s text:c="3"/>//<text:line-break/> <text:s text:c="3"/>// <text:s text:c="4"/></text:span><text:span text:style-name="T822">cen-&gt;p;</text:span><text:span text:style-name="T269"><text:line-break/> <text:s text:c="3"/>// <text:s text:c="4"/></text:span><text:span text:style-name="T823">cen-&gt;num;</text:span><text:span text:style-name="T269"><text:line-break/>}</text:span></text:p>
      <text:p text:style-name="P224"><text:span text:style-name="T190">N</text:span><text:span text:style-name="T149">ot</text:span><text:span text:style-name="T189">e:</text:span><text:span text:style-name="T268"><text:tab/>I</text:span><text:span text:style-name="T220">n this </text:span><text:span text:style-name="T268">case, the original member name is always used to signify which member is being altered, which is why “p” is used even after a rename was </text:span><text:soft-page-break/><text:span text:style-name="T268">applied to “people”.</text:span></text:p>
      <text:p text:style-name="P40"><text:span text:style-name="T149">Usage modifications</text:span><text:span text:style-name="T456"> do not affect the actual definition of the thing being used, but only the one use in a particular case. <text:s/>This can come in handy when a member is defined as </text:span><text:span text:style-name="T220">void* p</text:span><text:span text:style-name="T456">, for example, and in context it is known that the </text:span><text:span text:style-name="T220">void*</text:span><text:span text:style-name="T456"> member won't be </text:span><text:span text:style-name="T220">void*</text:span><text:span text:style-name="T456">, but rather is of some other known form.</text:span></text:p>
      <text:p text:style-name="P199"><text:span text:style-name="T456">struct S</text:span><text:span text:style-name="T558">General</text:span><text:span text:style-name="T456"><text:line-break/>{<text:line-break/> <text:s text:c="3"/>void* <text:s/>p;<text:line-break/> <text:s text:c="3"/>int <text:s text:c="3"/>num;<text:line-break/>};<text:line-break/><text:line-break/></text:span><text:span text:style-name="T559">function my_function<text:line-break/>{<text:line-break/> <text:s text:c="3"/></text:span><text:span text:style-name="T557">S</text:span><text:span text:style-name="T558">General</text:span><text:span text:style-name="T557">* </text:span><text:span text:style-name="T558">gen</text:span><text:span text:style-name="T557"> </text:span><text:span text:style-name="T665">[|</text:span><text:span text:style-name="T666">rename num to count|]</text:span><text:span text:style-name="T558"><text:line-break/> <text:s text:c="17"/></text:span><text:span text:style-name="T666">[|rename p to people|]</text:span><text:span text:style-name="T558"><text:line-break/> <text:s text:c="17"/></text:span><text:span text:style-name="T666">[|retype p to SPeople*|]</text:span><text:span text:style-name="T558">;</text:span><text:span text:style-name="T559"><text:line-break/>}</text:span></text:p>
      <text:h text:style-name="P285" text:outline-level="3"><text:bookmark-start text:name="__RefHeading__6929_1667753502"/><text:span text:style-name="T804">\</text:span>|<text:span text:style-name="T804">Code</text:span>|/<text:bookmark-end text:name="__RefHeading__6929_1667753502"/></text:h>
      <text:p text:style-name="P37"><text:span text:style-name="T259">\</text:span><text:span text:style-name="T220">|</text:span><text:span text:style-name="T259">code</text:span><text:span text:style-name="T220">|/</text:span><text:span text:style-name="T456"> casks were </text:span><text:span text:style-name="T550">introduced for the purpose of </text:span><text:span text:style-name="T259">side coding</text:span><text:span text:style-name="T550">, a text file augment for enhancing source code explained later in this book.</text:span></text:p>
      <text:h text:style-name="P273" text:outline-level="2"><text:bookmark-start text:name="__RefHeading__6466_1459851776"/>Drop-ins<text:bookmark-end text:name="__RefHeading__6466_1459851776"/></text:h>
      <text:p text:style-name="P104"><text:span text:style-name="T530">C</text:span><text:span text:style-name="T456">asks can be dropped into code at any point. <text:s/>Based on their form they will have different </text:span><text:span text:style-name="T531">e</text:span><text:span text:style-name="T456">ffects on the binary that is produced, or they may have no affect at all.</text:span></text:p>
      <text:p text:style-name="P183"><text:span text:style-name="T294">// Standard function using its syntax<text:line-break/>function main<text:line-break/>| returns int r<text:line-break/>| params int argc, char* argv[]<text:line-break/>{<text:line-break/> <text:s text:c="3"/>printf(“%d\n”, argc);<text:line-break/>}<text:line-break/><text:line-break/><text:line-break/>// To apply a cask, insert </text:span><text:span text:style-name="T399">it </text:span><text:span text:style-name="T294">anywhere </text:span><text:span text:style-name="T399">in code. <text:s/></text:span><text:span text:style-name="T403">Note that in the<text:line-break/>// examples below, the extra spacing is added to make it easier to<text:line-break/>// see. <text:s/>However, in real source code the spacing is not required.<text:line-break/><text:line-break/></text:span><text:span text:style-name="T399"><text:line-break/>// </text:span><text:span text:style-name="T400">Example 1:<text:line-break/></text:span><text:span text:style-name="T294">function main<text:line-break/>| returns int r<text:line-break/>| params int argc, char* argv[]<text:line-break/>{<text:line-break/> <text:s text:c="3"/>printf(</text:span><text:span text:style-name="T663">(|cask|)</text:span><text:span text:style-name="T654"> </text:span><text:span text:style-name="T294">“%d\n”, argc);<text:line-break/>}<text:line-break/>// </text:span><text:span text:style-name="T401">In this case, the (|cask|) is inserted before the </text:span><text:span text:style-name="T34">“%d\n”</text:span><text:span text:style-name="T401"> parameter</text:span><text:span text:style-name="T294"><text:line-break/></text:span><text:soft-page-break/><text:span text:style-name="T294"><text:line-break/><text:line-break/></text:span><text:span text:style-name="T399">// </text:span><text:span text:style-name="T400">Example </text:span><text:span text:style-name="T402">2</text:span><text:span text:style-name="T400">:<text:line-break/></text:span><text:span text:style-name="T294">function main<text:line-break/>| returns int r<text:line-break/>| params int argc, char* argv[]<text:line-break/>{<text:line-break/> <text:s text:c="3"/>printf(“%d\n”, argc) </text:span><text:span text:style-name="T663">(|cask|)</text:span><text:span text:style-name="T294">;<text:line-break/>}<text:line-break/>// </text:span><text:span text:style-name="T401">In this case, the (|cask|) is inserted after the entire function<text:line-break/></text:span><text:span text:style-name="T294"><text:line-break/><text:line-break/></text:span><text:span text:style-name="T399">// </text:span><text:span text:style-name="T400">Example </text:span><text:span text:style-name="T402">3</text:span><text:span text:style-name="T400">:<text:line-break/></text:span><text:span text:style-name="T294">function main<text:line-break/>| returns int r<text:line-break/>| params int argc, char* argv[]<text:line-break/>{<text:line-break/> <text:s text:c="3"/>printf(“%d\n”, argc </text:span><text:span text:style-name="T663">(|cask|)</text:span><text:span text:style-name="T294">);<text:line-break/>}<text:line-break/>// </text:span><text:span text:style-name="T401">In this case, the (|cask|) is inserted after the </text:span><text:span text:style-name="T33">argc</text:span><text:span text:style-name="T402"> parameter</text:span></text:p>
      <text:p text:style-name="P103"><text:span text:style-name="T401">I</text:span><text:span text:style-name="T294">n each of these examples, the insertion of the cask did not alter the syntax of the expression. <text:s/>The cask is simply viewed as a drop-in inserted at that point in the instruction decoding.</text:span></text:p>
      <text:p text:style-name="P60">Based on where it's added, the results can be different. <text:s/>If, for example, casks are inserted before and after an assignment expression, the value that will be visible </text:p>
      <text:h text:style-name="P257" text:outline-level="1"><text:bookmark-start text:name="__RefHeading__6468_1459851776"/>#Pragmas<text:bookmark-end text:name="__RefHeading__6468_1459851776"/></text:h>
      <text:p text:style-name="P28"><text:span text:style-name="T229">C</text:span><text:span text:style-name="T220">Alive</text:span><text:span text:style-name="T456"> allows for various #pragmas to aid in compilation.</text:span></text:p>
      <text:p text:style-name="P139"><text:span text:style-name="T294">#align N</text:span><text:span text:style-name="T456"> aligns code or data on the indicated byte size boundary<text:line-break/></text:span><text:span text:style-name="T294">#optimize N [force]</text:span><text:span text:style-name="T456"> provides a hint to the compiler on what optimization level to use from this point forward. <text:s/>If </text:span><text:span text:style-name="T220">force</text:span><text:span text:style-name="T456"> is used, then it overrides any command line switches.<text:line-break/></text:span><text:span text:style-name="T388">#define X[(...)]</text:span><text:span text:style-name="T512"> defines a macro. <text:s/>If the (…) block is included, allows for parameters.<text:line-break/></text:span><text:span text:style-name="T388">#undefine X</text:span><text:span text:style-name="T512"> un-defines a macro.<text:line-break/></text:span><text:span text:style-name="T389">#typedef</text:span><text:span text:style-name="T513"> aliases one type to another name.<text:line-break/></text:span><text:span text:style-name="T390">#hide</text:span><text:span text:style-name="T522"> indicates the following members should not be shown in the debugger<text:line-break/></text:span><text:span text:style-name="T390">#show</text:span><text:span text:style-name="T522"> indicates the following members should be shown in the debugger</text:span><text:span text:style-name="T513"><text:line-break/></text:span><text:span text:style-name="T390">#order N</text:span><text:span text:style-name="T522"> assigns a </text:span><text:span text:style-name="T523">new order to the following members<text:line-break/></text:span><text:span text:style-name="T391">#if X</text:span><text:span text:style-name="T523"> a conditional compilation block test<text:line-break/></text:span><text:span text:style-name="T391">#else</text:span><text:span text:style-name="T523"> an optional conditional compilation block<text:line-break/></text:span><text:span text:style-name="T391">#elseif</text:span><text:span text:style-name="T523"> an optional conditional compilation block test<text:line-break/></text:span><text:span text:style-name="T391">#endif</text:span><text:span text:style-name="T523"> termination for a conditional compilation block<text:line-break/></text:span><text:span text:style-name="T392">#push [X]</text:span><text:span text:style-name="T524"> pushes X (if specified) to the stack, or all #pragma settings<text:line-break/></text:span><text:span text:style-name="T392">#pop</text:span><text:span text:style-name="T524"> pops the most recent #push back off the #pragma stack<text:line-break/></text:span><text:span text:style-name="T392">#text</text:span><text:span text:style-name="T524"> Displays text at compile time<text:line-break/></text:span><text:span text:style-name="T393">#warning [N] [text]</text:span><text:span text:style-name="T525"> </text:span><text:span text:style-name="T526">i</text:span><text:span text:style-name="T525">ssues a warning with optional number and text<text:line-break/></text:span><text:soft-page-break/><text:span text:style-name="T393">#erro</text:span><text:span text:style-name="T394">r [N] [text]</text:span><text:span text:style-name="T525"> </text:span><text:span text:style-name="T526">issues an error with optional number and text<text:line-break/></text:span><text:span text:style-name="T395">#stop [text]</text:span><text:span text:style-name="T527"> stops compilation with some optional text<text:line-break/></text:span><text:span text:style-name="T396">#</text:span><text:span text:style-name="T397">meia</text:span><text:span text:style-name="T528"> inserts an explicit </text:span><text:span text:style-name="T232">inquiry</text:span><text:span text:style-name="T528"> at this location in source code</text:span></text:p>
      <text:h text:style-name="P261" text:outline-level="1"><text:bookmark-start text:name="__RefHeading__2672_343834233"/><text:span text:style-name="T746">S</text:span>tructs<text:bookmark-end text:name="__RefHeading__2672_343834233"/></text:h>
      <text:p text:style-name="Paragraph"><text:span text:style-name="T2">CAlive</text:span> supports structures, and <text:span text:style-name="T705">adds several features to give more direct developer-time control over how the compiler processes structures, and how those members are displayed in a debugger.</text:span></text:p>
      <text:p text:style-name="P76">The general form<text:span text:style-name="T706">s</text:span> <text:span text:style-name="T706">are</text:span>:</text:p>
      <text:p text:style-name="P210"><text:span text:style-name="T63">Note:</text:span><text:span text:style-name="T505"><text:tab/></text:span><text:span text:style-name="T102">It is a CAlive convention to prefix structs with “S”.</text:span></text:p>
      <text:p text:style-name="P168">struct S<text:span text:style-name="T706">NormalStruct</text:span><text:line-break/>{<text:line-break/> <text:s text:c="3"/>// Members go here<text:line-break/>};<text:line-break/><text:line-break/><text:span text:style-name="T706">struct SBitStruct<text:line-break/>{<text:line-break/> <text:s text:c="3"/>// Note: <text:s/>be and le overrides can be used here, or in variables,<text:line-break/> <text:s text:c="3"/>// <text:s text:c="7"/>classes, or structs, which use this struct.<text:line-break/> <text:s text:c="3"/>s32 <text:s text:c="2"/>value1 <text:s text:c="2"/>: 5; <text:s text:c="3"/>// 5-bit variable<text:line-break/> <text:s text:c="18"/>: 0; <text:s text:c="3"/>// Skip forward to next byte<text:line-break/> <text:s text:c="3"/>s32 <text:s text:c="2"/>value2 <text:s text:c="2"/>: 3; <text:s text:c="3"/>// 3-bit variable<text:line-break/> <text:s text:c="18"/>: 5; <text:s text:c="3"/>// Ignore these five bits<text:line-break/>};</text:span></text:p>
      <text:p text:style-name="P101">Because <text:span text:style-name="T2">CAlive</text:span> supports the class, the struct can be thought of as a type of clas with all its members public. <text:s/>In this way, structs can also have member functions, including constructors and destructors.</text:p>
      <text:p text:style-name="P102">The keyword <text:span text:style-name="T52">hide</text:span><text:span text:style-name="T456"> can be used to make a member not show up in standard debugger displays.</text:span></text:p>
      <text:p text:style-name="P182"><text:span text:style-name="T456">struct SExample<text:line-break/>{<text:line-break/> <text:s text:c="3"/>s32 <text:s text:c="9"/>id;<text:line-break/> <text:s text:c="3"/>datum <text:s text:c="7"/>data;<text:line-break/><text:line-break/> <text:s text:c="3"/></text:span><text:span text:style-name="T597">hide</text:span><text:span text:style-name="T456"> void* <text:s text:c="2"/>p; <text:s text:c="4"/>// </text:span><text:span text:style-name="T514">Will not show up by default in the debugger</text:span><text:span text:style-name="T456"><text:line-break/>};</text:span></text:p>
      <text:p text:style-name="P209"><text:span text:style-name="T62">Note:<text:tab/></text:span><text:span text:style-name="T117">CAlive </text:span><text:span text:style-name="T62">does not require</text:span><text:span text:style-name="T117"> that the prefix “struct” </text:span><text:span text:style-name="T118">be used anywhere </text:span><text:span text:style-name="T117">except definition</text:span><text:span text:style-name="T118">s</text:span><text:span text:style-name="T117">. <text:s/></text:span><text:span text:style-name="T118">Once defined, the struct becomes its own type which can be used as needed.</text:span></text:p>
      <text:h text:style-name="P276" text:outline-level="2"><text:bookmark-start text:name="__RefHeading__4307_889146227"/><text:soft-page-break/>Renaming Members<text:bookmark-end text:name="__RefHeading__4307_889146227"/></text:h>
      <text:p text:style-name="Paragraph"><text:span text:style-name="T2">CAlive</text:span><text:span text:style-name="T294"> allows </text:span><text:span text:style-name="T373">for </text:span><text:span text:style-name="T374">structure members to be renamed on instance use. <text:s/>While this does not change the underlying data storage size, the name used to reference the member can be altered. <text:s/>This allows instances of classes or structs to have members renamed when their forms take on specific meanings in contexts.</text:span></text:p>
      <text:p text:style-name="P179"><text:span text:style-name="T294">struct SOriginal<text:line-break/>{<text:line-break/> <text:s text:c="3"/>void* <text:s/>p;<text:line-break/> <text:s text:c="3"/>void* <text:s/>p2;<text:line-break/>};<text:line-break/><text:line-break/>// Instance use renaming:<text:line-break/>SOriginal myStruct </text:span><text:span text:style-name="T597">rename</text:span><text:span text:style-name="T294"> p </text:span><text:span text:style-name="T597">to</text:span><text:span text:style-name="T294"> data;<text:line-break/><text:line-break/>// Right now, myStruct.p <text:s text:c="5"/>-- would result in an error<text:line-break/>// <text:s text:c="11"/>myStruct.data <text:s text:c="2"/>-- would is the member's name<text:line-break/><text:line-break/>// More than one rename:<text:line-break/>SOriginal myStruct </text:span><text:span text:style-name="T597">rename</text:span><text:span text:style-name="T294"> p </text:span><text:span text:style-name="T597">to</text:span><text:span text:style-name="T294"> data</text:span><text:span text:style-name="T597">,</text:span><text:span text:style-name="T294"> </text:span><text:span text:style-name="T597">rename</text:span><text:span text:style-name="T294"> p2 </text:span><text:span text:style-name="T597">to</text:span><text:span text:style-name="T294"> data2;</text:span></text:p>
      <text:h text:style-name="P262" text:outline-level="1"><text:bookmark-start text:name="__RefHeading__2674_343834233"/><text:span text:style-name="T746">C</text:span>lasses<text:bookmark-end text:name="__RefHeading__2674_343834233"/></text:h>
      <text:p text:style-name="Paragraph"><text:span text:style-name="T2">CAlive</text:span> supports simple classes, including <text:span text:style-name="T52">constructors</text:span><text:span text:style-name="T294">, </text:span><text:span text:style-name="T69">destructors</text:span>, <text:span text:style-name="T52">operator overrides</text:span>, <text:span text:style-name="T70">default parameters</text:span><text:span text:style-name="T708">,</text:span> <text:span text:style-name="T52">public</text:span> and <text:span text:style-name="T52">private</text:span> members, <text:span text:style-name="T52">multiple inheritance</text:span>, <text:span text:style-name="T52">virtual methods</text:span>, <text:span text:style-name="T71">function overloading</text:span>, and <text:span text:style-name="T712">a keyword </text:span>designator for <text:span text:style-name="T52">accessor</text:span> <text:span text:style-name="T707">functions</text:span> (<text:span text:style-name="T294">which </text:span><text:span text:style-name="T376">both </text:span><text:span text:style-name="T320">document</text:span><text:span text:style-name="T376">s</text:span><text:span text:style-name="T320"> </text:span><text:span text:style-name="T326">functionality</text:span><text:span text:style-name="T320">, and </text:span><text:span text:style-name="T294">simplif</text:span><text:span text:style-name="T376">ies</text:span><text:span text:style-name="T294"> syntax usage in expressions </text:span><text:span text:style-name="T376">concatenated expressions</text:span><text:span text:style-name="T319">)</text:span><text:span text:style-name="T294">.</text:span></text:p>
      <text:p text:style-name="P76"><text:span text:style-name="T294">Basic class form </text:span><text:span text:style-name="T324">(also supports bulk of C++ syntax)</text:span><text:span text:style-name="T294">:</text:span></text:p>
      <text:p text:style-name="P217"><text:span text:style-name="T196">Note:</text:span><text:span text:style-name="T274"><text:tab/>C</text:span><text:span text:style-name="T276">A</text:span><text:span text:style-name="T274">live</text:span><text:span text:style-name="T276">'s naming</text:span><text:span text:style-name="T274"> convention </text:span><text:span text:style-name="T276">is to </text:span><text:span text:style-name="T274">to prefix </text:span><text:span text:style-name="T275">class definitions </text:span><text:span text:style-name="T274">with </text:span><text:span text:style-name="T197">C</text:span><text:span text:style-name="T274">.</text:span></text:p>
      <text:p text:style-name="P219">Note:<text:span text:style-name="T220"><text:tab/>CAlive does not support protected members. <text:s/>The keyword protected can still be used, but it will be interpreted as public.</text:span></text:p>
      <text:p text:style-name="P217"><text:span text:style-name="T195">Note:</text:span><text:tab/>CAlive does not support const <text:span text:style-name="T827">members</text:span>, <text:span text:style-name="T827">but only const parameters</text:span>. <text:s/><text:span text:style-name="T827">CAlive classes can still have their members defined as const for backward compatibility. <text:s/>However, the statement will simply be ignored.</text:span></text:p>
      <text:p text:style-name="P202"><text:span text:style-name="T597">class C</text:span><text:span text:style-name="T605">N</text:span><text:span text:style-name="T597">ame</text:span><text:span text:style-name="T304"><text:line-break/>|</text:span><text:span text:style-name="T609">extends</text:span><text:span text:style-name="T323"> </text:span><text:span text:style-name="T304">inherit1, inherit2<text:line-break/></text:span><text:span text:style-name="T308">|</text:span><text:span text:style-name="T609">extends</text:span><text:span text:style-name="T323"> </text:span><text:span text:style-name="T308">inherit3</text:span><text:span text:style-name="T304"><text:line-break/>|</text:span><text:span text:style-name="T605">rename</text:span><text:span text:style-name="T304"> memberName </text:span><text:span text:style-name="T605">to</text:span><text:span text:style-name="T304"> newMemberName<text:line-break/></text:span><text:span text:style-name="T305">|</text:span><text:span text:style-name="T608">rename</text:span><text:span text:style-name="T305"> </text:span><text:span text:style-name="T354">inherit2</text:span><text:span text:style-name="T323">.member</text:span><text:span text:style-name="T305">Name </text:span><text:span text:style-name="T608">to</text:span><text:span text:style-name="T305"> newMemberName</text:span><text:span text:style-name="T294"><text:line-break/>{<text:line-break/>public:<text:line-break/><text:line-break/> <text:s text:c="3"/></text:span><text:span text:style-name="T327">||||||||||<text:line-break/></text:span><text:span text:style-name="T294"> <text:s text:c="3"/></text:span><text:span text:style-name="T375">|||</text:span><text:span text:style-name="T407">|</text:span><text:span text:style-name="T375"> Class functions</text:span><text:span text:style-name="T327"><text:line-break/></text:span><text:soft-page-break/><text:span text:style-name="T294"> <text:s text:c="3"/></text:span><text:span text:style-name="T327">|||</text:span><text:span text:style-name="T294"><text:line-break/> <text:s text:c="3"/></text:span><text:span text:style-name="T327">||| </text:span><text:span text:style-name="T294"><text:s/></text:span><text:span text:style-name="T306">function </text:span><text:span text:style-name="T294">C</text:span><text:span text:style-name="T306">N</text:span><text:span text:style-name="T294">ame<text:line-break/> <text:s text:c="3"/></text:span><text:span text:style-name="T327">||| </text:span><text:span text:style-name="T294"><text:s/></text:span><text:span text:style-name="T305">|</text:span><text:span text:style-name="T608">init</text:span><text:span text:style-name="T305"> memberName</text:span><text:span text:style-name="T311">1</text:span><text:span text:style-name="T305"> to value<text:line-break/></text:span><text:span text:style-name="T294"> <text:s text:c="3"/></text:span><text:span text:style-name="T327">||| </text:span><text:span text:style-name="T305"><text:s/>|</text:span><text:span text:style-name="T608">init</text:span><text:span text:style-name="T305"> memberName</text:span><text:span text:style-name="T311">2</text:span><text:span text:style-name="T305"> to value</text:span><text:span text:style-name="T294"><text:line-break/> <text:s text:c="3"/></text:span><text:span text:style-name="T327">||| </text:span><text:span text:style-name="T294"><text:s/></text:span><text:span text:style-name="T305">{<text:line-break/></text:span><text:span text:style-name="T294"> <text:s text:c="3"/></text:span><text:span text:style-name="T327">||| </text:span><text:span text:style-name="T305"><text:s text:c="5"/>// </text:span><text:span text:style-name="T307">Init code goes here</text:span><text:span text:style-name="T305"><text:line-break/></text:span><text:span text:style-name="T294"> <text:s text:c="3"/></text:span><text:span text:style-name="T327">||| </text:span><text:span text:style-name="T305"><text:s/>}<text:line-break/></text:span><text:span text:style-name="T294"> <text:s text:c="3"/></text:span><text:span text:style-name="T327">|||</text:span><text:span text:style-name="T305"><text:line-break/></text:span><text:span text:style-name="T294"> <text:s text:c="3"/></text:span><text:span text:style-name="T327">||| </text:span><text:span text:style-name="T312"><text:s/></text:span><text:span text:style-name="T313">function ~CName;<text:line-break/></text:span><text:span text:style-name="T294"> <text:s text:c="3"/></text:span><text:span text:style-name="T327">|||</text:span><text:span text:style-name="T313"><text:line-break/></text:span><text:span text:style-name="T294"> <text:s text:c="3"/></text:span><text:span text:style-name="T327">||||||<text:line-break/></text:span><text:span text:style-name="T313"><text:line-break/><text:line-break/></text:span><text:span text:style-name="T303">operator =<text:line-break/></text:span><text:span text:style-name="T309">|</text:span><text:span text:style-name="T607">returns</text:span><text:span text:style-name="T309"> </text:span><text:span text:style-name="T303">C</text:span><text:span text:style-name="T314">N</text:span><text:span text:style-name="T303">ame&amp; </text:span><text:span text:style-name="T314">r <text:s text:c="7"/>// “r” for return</text:span><text:span text:style-name="T309"><text:line-break/>|</text:span><text:span text:style-name="T607">params</text:span><text:span text:style-name="T309"> </text:span><text:span text:style-name="T310">const </text:span><text:span text:style-name="T303">CName&amp; </text:span><text:span text:style-name="T314">p <text:s text:c="2"/>// “p” for param</text:span><text:span text:style-name="T303"><text:line-break/></text:span><text:span text:style-name="T309">{<text:line-break/></text:span><text:span text:style-name="T294"> <text:s text:c="3"/></text:span><text:span text:style-name="T309">// Code goes here<text:line-break/>}</text:span><text:span text:style-name="T303"><text:line-break/><text:line-break/><text:line-break/></text:span><text:span text:style-name="T328">||||||||||<text:line-break/>|</text:span><text:span text:style-name="T327">|</text:span><text:span text:style-name="T328">|</text:span><text:span text:style-name="T303"><text:line-break/></text:span><text:span text:style-name="T327">|||</text:span><text:span text:style-name="T294"> <text:s/></text:span><text:span text:style-name="T606">accessor</text:span><text:span text:style-name="T294"> s32 GetValue() <text:s text:c="3"/>{ return(m_value); }<text:line-break/></text:span><text:span text:style-name="T327">|||</text:span><text:span text:style-name="T294"> <text:s/></text:span><text:span text:style-name="T606">accessor</text:span><text:span text:style-name="T294"> SetValue(s32 v) <text:s text:c="2"/>{ m_value = v; }<text:line-break/></text:span><text:span text:style-name="T327">|||</text:span><text:span text:style-name="T294"><text:line-break/></text:span><text:span text:style-name="T327">|||</text:span><text:span text:style-name="T294"> <text:s/>//////////<text:line-break/></text:span><text:span text:style-name="T327">|||</text:span><text:span text:style-name="T294"> <text:s/>// </text:span><text:span text:style-name="T315">Allows syntax usage</text:span><text:span text:style-name="T316">s</text:span><text:span text:style-name="T315">:<text:line-break/></text:span><text:span text:style-name="T327">|||</text:span><text:span text:style-name="T315"> <text:s/>//<text:line-break/></text:span><text:span text:style-name="T327">|||</text:span><text:span text:style-name="T315"> <text:s/>// <text:s text:c="3"/></text:span><text:span text:style-name="T316">s32 <text:s text:c="2"/>x;</text:span><text:span text:style-name="T315"><text:line-break/></text:span><text:span text:style-name="T327">|||</text:span><text:span text:style-name="T315"> <text:s/>// <text:s text:c="3"/>CName cn;<text:line-break/></text:span><text:span text:style-name="T327">|||</text:span><text:span text:style-name="T315"> <text:s/>//<text:line-break/></text:span><text:span text:style-name="T327">|||</text:span><text:span text:style-name="T315"> <text:s/>// <text:s text:c="3"/>x = cn.GetValue; <text:s text:c="3"/>// </text:span><text:span text:style-name="T317">rather than cn.GetValue();<text:line-break/></text:span><text:span text:style-name="T327">|||</text:span><text:span text:style-name="T317"> <text:s/>//<text:line-break/></text:span><text:span text:style-name="T327">|||</text:span><text:span text:style-name="T317"> <text:s/>// If multiple </text:span><text:span text:style-name="T325">accessors</text:span><text:span text:style-name="T317"> existed </text:span><text:span text:style-name="T318">through pointers</text:span><text:span text:style-name="T317">:<text:line-break/></text:span><text:span text:style-name="T327">|||</text:span><text:span text:style-name="T317"> <text:s/>// <text:s text:c="3"/>x = cn.level1.level2.level3.GetValue;<text:line-break/></text:span><text:span text:style-name="T327">|||</text:span><text:span text:style-name="T317"> <text:s/>//<text:line-break/></text:span><text:span text:style-name="T327">|||</text:span><text:span text:style-name="T317"> <text:s/>// Instead of:<text:line-break/></text:span><text:span text:style-name="T327">|||</text:span><text:span text:style-name="T317"> <text:s/>// <text:s text:c="3"/>x = cn.level1</text:span><text:span text:style-name="T318">()</text:span><text:span text:style-name="T317">.level2</text:span><text:span text:style-name="T318">()</text:span><text:span text:style-name="T317">.level3</text:span><text:span text:style-name="T318">()</text:span><text:span text:style-name="T317">.getValue();</text:span><text:span text:style-name="T315"><text:line-break/></text:span><text:span text:style-name="T327">|||</text:span><text:span text:style-name="T294"> <text:s/>//////<text:line-break/></text:span><text:span text:style-name="T327">|||<text:line-break/></text:span><text:span text:style-name="T328">||||||</text:span><text:span text:style-name="T294"><text:line-break/><text:line-break/><text:line-break/></text:span><text:span text:style-name="T303">private:<text:line-break/></text:span><text:span text:style-name="T294"> <text:s text:c="3"/></text:span><text:span text:style-name="T303">s32 iSetValue2(s32 iv)<text:line-break/> <text:s text:c="3"/></text:span><text:span text:style-name="T436">| returns s32 r</text:span><text:span text:style-name="T303"><text:line-break/> <text:s text:c="3"/></text:span><text:span text:style-name="T436">{</text:span><text:span text:style-name="T303"><text:line-break/> <text:s text:c="7"/></text:span><text:span text:style-name="T436">r = m_value;<text:line-break/> <text:s text:c="7"/></text:span><text:span text:style-name="T303">m_value = iv * 2;<text:line-break/> <text:s text:c="3"/>}</text:span><text:span text:style-name="T294"><text:line-break/><text:line-break/>private:<text:line-break/> <text:s text:c="3"/>s32 m_value;<text:line-break/>};</text:span></text:p>
      <text:p text:style-name="Paragraph"/>
      <text:h text:style-name="P263" text:outline-level="1"><text:bookmark-start text:name="__RefHeading__7749_739758564"/>Angels<text:bookmark-end text:name="__RefHeading__7749_739758564"/></text:h>
      <text:p text:style-name="P42"><text:soft-page-break/>CAlive<text:span text:style-name="T294"> supports a special type of class called an angel. <text:s/></text:span>Angels<text:span text:style-name="T294"> are identical to classes in every way, except that they are explicitly designed for one-shot uses, which are automatically constructed, used, and deconstructed by </text:span>CAlive<text:span text:style-name="T294"> without any of those mechanics being required by the user.</text:span></text:p>
      <text:p text:style-name="P114">Angels<text:span text:style-name="T294"> also </text:span><text:span text:style-name="T149">anonymous </text:span><text:span text:style-name="T194">reuse</text:span><text:span text:style-name="T129"> as needed.</text:span></text:p>
      <text:p text:style-name="P114"><text:span text:style-name="T565">Two forms of </text:span><text:span text:style-name="T130">angels</text:span><text:span text:style-name="T565"> can be created:</text:span></text:p>
      <text:p text:style-name="P231">angel classes<text:span text:style-name="T220"><text:line-break/>Where a class-like object is defined using the keyword </text:span>angel<text:span text:style-name="T220"> in place of “class”. <text:s/>This allows the </text:span><text:span text:style-name="T273">class </text:span><text:span text:style-name="T220">definition to automatically be used as an angel </text:span><text:span text:style-name="T273">when encountered. <text:s/>The only exception is when instances </text:span><text:span text:style-name="T220">are explicitly created </text:span><text:span text:style-name="T273">using </text:span><text:span text:style-name="T220">the new or lnew keyword</text:span><text:span text:style-name="T273">s</text:span><text:span text:style-name="T220">, in which case they will </text:span><text:span text:style-name="T273">be created </text:span><text:span text:style-name="T220">as classes</text:span><text:span text:style-name="T273">, following all class rules for construction and deconstruction</text:span><text:span text:style-name="T220">.<text:line-break/><text:line-break/></text:span>angel overrides<text:span text:style-name="T220"><text:line-break/>Angel overrides allow a regular class to also be used as an angel </text:span><text:span text:style-name="T273">by prefixing a reference with the keyword </text:span><text:span text:style-name="T826">angel</text:span><text:span text:style-name="T220">.</text:span></text:p>
      <text:p text:style-name="P200"><text:span text:style-name="T456">// Explicit angel definition:<text:line-break/>angel ANote<text:line-break/>{<text:line-break/>public:<text:line-break/> <text:s text:c="3"/>ANote(datum d) : m_d(d) { }<text:line-break/> <text:s text:c="3"/>~A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597"> <text:s text:c="3"/>ANote n;<text:line-break/></text:span><text:span text:style-name="T456"><text:line-break/> <text:s text:c="3"/>printf(“%\d, %\d\n”, </text:span><text:span text:style-name="T597">n(“Hi!”).d</text:span><text:span text:style-name="T456">,<text:line-break/> <text:s text:c="24"/></text:span><text:span text:style-name="T597">n(“John”).d</text:span><text:span text:style-name="T456">);<text:line-break/>}</text:span></text:p>
      <text:p text:style-name="P112"><text:span text:style-name="T456">In this case, the angel ANote with the name </text:span><text:span text:style-name="T52">n</text:span><text:span text:style-name="T456"> was used twice in one expression. <text:s/>The accessor </text:span><text:span text:style-name="T52">d</text:span><text:span text:style-name="T456"> was used to access the datum for the printf() statement</text:span><text:span text:style-name="T562">'s needs</text:span><text:span text:style-name="T456">.</text:span></text:p>
      <text:p text:style-name="P112"><text:span text:style-name="T563">If it </text:span><text:span text:style-name="T456">had been a regular class definition instead of an angel class definition</text:span><text:span text:style-name="T563">, </text:span><text:span text:style-name="T456">the syntax changes only slightly:</text:span></text:p>
      <text:p text:style-name="P200"><text:span text:style-name="T456">// Explicit angel definition:<text:line-break/>class CNote<text:line-break/>{<text:line-break/>public:<text:line-break/> <text:s text:c="3"/>CNote(datum d) : m_d(d) { }<text:line-break/></text:span><text:soft-page-break/><text:span text:style-name="T456"> <text:s text:c="3"/>~C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597"> <text:s text:c="3"/>angel</text:span><text:span text:style-name="T456"> CNote n;</text:span><text:span text:style-name="T597"><text:line-break/></text:span><text:span text:style-name="T456"><text:line-break/> <text:s text:c="3"/>printf(“%\d, %\d\n”, n(“Hi!”).d,<text:line-break/> <text:s text:c="24"/>n(“John”).d);<text:line-break/>}</text:span></text:p>
      <text:p text:style-name="P112"><text:span text:style-name="T456">In this case, prefixing the </text:span><text:span text:style-name="T145">“</text:span><text:span text:style-name="T146">CNote </text:span><text:span text:style-name="T147">n;”</text:span><text:span text:style-name="T564"> </text:span><text:span text:style-name="T566">definition </text:span><text:span text:style-name="T456">with the keyword </text:span><text:span text:style-name="T52">angel</text:span><text:span text:style-name="T456"> allows </text:span><text:span text:style-name="T564">that </text:span><text:span text:style-name="T456">regular class </text:span><text:span text:style-name="T566">instance </text:span><text:span text:style-name="T456">to be used as an angel class </text:span><text:span text:style-name="T566">through </text:span><text:span text:style-name="T564">the token name: <text:s/></text:span><text:span text:style-name="T87">n</text:span><text:span text:style-name="T456">.</text:span></text:p>
      <text:p text:style-name="P113"><text:span text:style-name="T456">Multiple angels can be created </text:span><text:span text:style-name="T566">as needed, each </text:span><text:span text:style-name="T456">with different names. <text:s/></text:span><text:span text:style-name="T566">Names should be used as </text:span><text:span text:style-name="T456">a mechanism to document usage </text:span><text:span text:style-name="T566">appropriately, such as using the same </text:span><text:span text:style-name="T131">angel</text:span><text:span text:style-name="T566"> capable of storing a message in the contexts of: <text:s/></text:span><text:span text:style-name="T88">note</text:span><text:span text:style-name="T566">, </text:span><text:span text:style-name="T88">warning</text:span><text:span text:style-name="T566">, and </text:span><text:span text:style-name="T88">error</text:span><text:span text:style-name="T566">. <text:s/>In these cases, use in individual statements conveys more information than simply using something like the name: <text:s/></text:span><text:span text:style-name="T88">n</text:span><text:span text:style-name="T566">.</text:span></text:p>
      <text:h text:style-name="Heading_20_1" text:outline-level="1"><text:bookmark-start text:name="__RefHeading__4459_889146227"/>Struct<text:span text:style-name="T825">s Are Public Classes</text:span><text:bookmark-end text:name="__RefHeading__4459_889146227"/></text:h>
      <text:p text:style-name="P44">CAlive<text:span text:style-name="T294"> allows everything which exists in </text:span>class<text:span text:style-name="T294"> </text:span><text:span text:style-name="T434">or </text:span><text:span text:style-name="T825">angel</text:span><text:span text:style-name="T434"> definitions </text:span><text:span text:style-name="T294">to also </text:span><text:span text:style-name="T434">also exist </text:span><text:span text:style-name="T294">in </text:span>struct<text:span text:style-name="T294"> </text:span><text:span text:style-name="T434">definitions</text:span><text:span text:style-name="T294">. </text:span><text:span text:style-name="T434">The only difference </text:span><text:span text:style-name="T437">is that </text:span><text:span text:style-name="T434">in </text:span><text:span text:style-name="T825">struct</text:span><text:span text:style-name="T434"> </text:span><text:span text:style-name="T437">definitions</text:span><text:span text:style-name="T825">,</text:span><text:span text:style-name="T434"> </text:span><text:span text:style-name="T294">everything </text:span><text:span text:style-name="T434">is </text:span><text:span text:style-name="T456">always </text:span><text:span text:style-name="T149">public</text:span><text:span text:style-name="T456">.</text:span></text:p>
      <text:p text:style-name="P217"><text:span text:style-name="T198">Note:</text:span><text:span text:style-name="T277"><text:tab/>Struct m</text:span><text:span text:style-name="T828">embers cannot be overridden to include be private members. <text:s/>They are </text:span><text:span text:style-name="T198">always and only public</text:span><text:span text:style-name="T828">.</text:span></text:p>
      <text:h text:style-name="P264" text:outline-level="1"><text:span text:style-name="T854">Conveyable </text:span>Member References</text:h>
      <text:p text:style-name="P289">CAlive<text:span text:style-name="T294"> introduces the concept of </text:span><text:span text:style-name="T209">conveyable m</text:span><text:span text:style-name="T149">ember references</text:span><text:span text:style-name="T294">.</text:span></text:p>
      <text:p text:style-name="P289"><text:span text:style-name="T854">Conveyable member references</text:span><text:span text:style-name="T294"> are used when you know the member reference within a </text:span>class<text:span text:style-name="T294">, </text:span>struct<text:span text:style-name="T294">, or </text:span>angel<text:span text:style-name="T294">, but you don't yet have the physical object or pointer to which the member will apply, </text:span><text:span text:style-name="T451">so you are unable to obtain the direct </text:span><text:span text:style-name="T455">reference or </text:span><text:span text:style-name="T451">address</text:span><text:span text:style-name="T294">.</text:span></text:p>
      <text:p text:style-name="P290"><text:span text:style-name="T294">The </text:span><text:span text:style-name="T451">definition </text:span><text:span text:style-name="T294">syntax is similar to </text:span><text:span text:style-name="T451">that of </text:span><text:span text:style-name="T294">pointers, but </text:span><text:span text:style-name="T455">uses the</text:span><text:span text:style-name="T294"> </text:span><text:span text:style-name="T149">?</text:span><text:span text:style-name="T294"> (question mark) </text:span><text:span text:style-name="T455">in lieu of the </text:span><text:span text:style-name="T210">*</text:span><text:span text:style-name="T580"> (asterisk</text:span><text:span text:style-name="T581">)</text:span><text:span text:style-name="T294">.</text:span></text:p>
      <text:p text:style-name="P290"><text:span text:style-name="T294">For example:</text:span></text:p>
      <text:p text:style-name="P295"><text:soft-page-break/><text:span text:style-name="T294">struct SData;<text:line-break/><text:line-break/>struct SContainer<text:line-break/>{<text:line-break/> <text:s text:c="3"/>SData* <text:s/>d1;<text:line-break/> <text:s text:c="3"/>SData* <text:s/>d2;<text:line-break/> <text:s text:c="3"/>SData* <text:s/>d3;<text:line-break/> <text:s text:c="3"/>SData* <text:s/>d4;<text:line-break/> <text:s text:c="3"/>SData* <text:s/>d5;<text:line-break/> <text:s text:c="3"/>SData* <text:s/>d6;<text:line-break/> <text:s text:c="3"/>SData* <text:s/>d7;<text:line-break/> <text:s text:c="3"/>SData* <text:s/>d8;<text:line-break/>};<text:line-break/><text:line-break/>// Create a </text:span><text:span text:style-name="T452">conveyable </text:span><text:span text:style-name="T294">member reference<text:line-break/></text:span><text:span text:style-name="T657">SContainer? t;</text:span><text:span text:style-name="T294"><text:line-break/><text:line-break/>// Assign </text:span><text:span text:style-name="T453">it </text:span><text:span text:style-name="T452">the d5 member</text:span><text:span text:style-name="T294"><text:line-break/></text:span><text:span text:style-name="T657">t = d5;</text:span><text:span text:style-name="T294"><text:line-break/><text:line-break/>// Create a new structure </text:span><text:span text:style-name="T453">instance</text:span><text:span text:style-name="T294"><text:line-break/>SContainer* c = new Scontainer;<text:line-break/></text:span><text:span text:style-name="T453">if (c)<text:line-break/>{<text:line-break/> <text:s text:c="3"/>// </text:span><text:span text:style-name="T454">Populate by member reference</text:span><text:span text:style-name="T294"><text:line-break/> <text:s text:c="3"/></text:span><text:span text:style-name="T657">c-&gt;?t</text:span><text:span text:style-name="T582"> <text:s/>= NULL; <text:s text:c="3"/>// </text:span><text:span text:style-name="T588">W</text:span><text:span text:style-name="T589">ith </text:span><text:span text:style-name="T588">auto </text:span><text:span text:style-name="T589">type checking</text:span><text:span text:style-name="T597"><text:line-break/></text:span><text:span text:style-name="T294"> <text:s text:c="3"/></text:span><text:span text:style-name="T657">c-&gt;??t</text:span><text:span text:style-name="T582"> = NULL; <text:s text:c="3"/>// </text:span><text:span text:style-name="T588">B</text:span><text:span text:style-name="T589">ypass </text:span><text:span text:style-name="T588">auto-</text:span><text:span text:style-name="T582">type checking </text:span><text:span text:style-name="T588">for speedup</text:span><text:span text:style-name="T582"><text:line-break/></text:span><text:span text:style-name="T588">}</text:span></text:p>
      <text:p text:style-name="P217"><text:span text:style-name="T207">Note:</text:span><text:span text:style-name="T284"><text:tab/>T</text:span><text:span text:style-name="T220">ype checking can also be globally </text:span><text:span text:style-name="T285">enabled or </text:span><text:span text:style-name="T220">disabled using the command line switch</text:span><text:span text:style-name="T285">es </text:span><text:span text:style-name="T208">-member-ref-safe</text:span><text:span text:style-name="T285">, and</text:span><text:span text:style-name="T220"> </text:span><text:span text:style-name="T149">-member-ref-fast</text:span><text:span text:style-name="T220">.</text:span></text:p>
      <text:h text:style-name="P265" text:outline-level="1"><text:bookmark-start text:name="__RefHeading__6470_1459851776"/>Volatile, <text:span text:style-name="T828">Static, Extern, </text:span>Successive, and Literal<text:bookmark-end text:name="__RefHeading__6470_1459851776"/></text:h>
      <text:p text:style-name="P26">CAlive<text:span text:style-name="T294"> gives the developer some explicit control over optimizations. <text:s/>These include the traditional </text:span><text:span text:style-name="T149">volatile</text:span><text:span text:style-name="T456"> override, </text:span><text:span text:style-name="T515">which can also be called </text:span><text:span text:style-name="T171">live</text:span><text:span text:style-name="T515"> in </text:span><text:span text:style-name="T230">CAlive</text:span><text:span text:style-name="T456">, </text:span><text:span text:style-name="T516">and </text:span><text:span text:style-name="T172">static</text:span><text:span text:style-name="T516"> and </text:span><text:span text:style-name="T172">extern</text:span><text:span text:style-name="T516">,</text:span><text:span text:style-name="T456"> </text:span><text:span text:style-name="T515">along with </text:span><text:span text:style-name="T456">two new ones: </text:span><text:span text:style-name="T294"><text:s/></text:span><text:span text:style-name="T149">successive</text:span><text:span text:style-name="T456"> and </text:span><text:span text:style-name="T149">literal</text:span><text:span text:style-name="T456"> overrides.</text:span></text:p>
      <text:p text:style-name="P136"><text:span text:style-name="T149">volatile</text:span><text:span text:style-name="T456"> </text:span><text:span text:style-name="T515">or </text:span><text:span text:style-name="T171">live</text:span><text:span text:style-name="T515"> </text:span><text:span text:style-name="T456">override specifies that the data can change at any time, and should be re-read from memory continually during use.</text:span></text:p>
      <text:p text:style-name="P133">static<text:span text:style-name="T456"> forces the variable to become a singleton.</text:span></text:p>
      <text:p text:style-name="P133">extern<text:span text:style-name="T456"> tells the compiler the variable will be defined or initialized in an external module that will be linked in later. <text:s/></text:span><text:span text:style-name="T772">Note:</text:span><text:span text:style-name="T231"> <text:s/>Full definitions with initializers can be declared extern while still be used locally for determining all references.</text:span></text:p>
      <text:p text:style-name="P132"><text:span text:style-name="T52">successive</text:span> override specifies that anything within the { .. } block needs to be in successive order as indicated. <text:s/>This causes all data within to be byte aligned, <text:span text:style-name="T765">with zero padding provided</text:span>.</text:p>
      <text:p text:style-name="P132"><text:soft-page-break/><text:span text:style-name="T52">literal</text:span> override specifies that anything within the { .. } block needs to be taken as it is, and cannot be altered in any form for optimizations.</text:p>
      <text:p text:style-name="Quotations"><text:span text:style-name="T168">Note:</text:span><text:span text:style-name="T767"><text:tab/></text:span>The <text:span text:style-name="T2">CAlive</text:span> compiler allows for <text:span text:style-name="T766">command line switches</text:span> <text:span text:style-name="T52">-volatile</text:span>, <text:span text:style-name="T52">-successive</text:span>, and <text:span text:style-name="T52">-literal</text:span> to be used.</text:p>
      <text:p text:style-name="P181">struct S<text:span text:style-name="T770">E</text:span>xample<text:line-break/>{<text:line-break/> <text:s text:c="3"/><text:span text:style-name="T170">volatile</text:span><text:span text:style-name="T769"> <text:s/></text:span>s32 <text:s text:c="4"/>type;<text:line-break/> <text:s text:c="13"/>datum <text:s text:c="2"/>data;<text:line-break/> <text:line-break/> <text:s text:c="3"/><text:span text:style-name="T169">literal</text:span><text:span text:style-name="T226"> <text:s text:c="10"/>// </text:span><text:span text:style-name="T227">Prevent </text:span><text:span text:style-name="T228">altering any type to any other type</text:span><text:span text:style-name="T169"><text:line-break/> <text:s text:c="3"/></text:span><text:span text:style-name="T226">{</text:span><text:line-break/> <text:s text:c="7"/><text:span text:style-name="T149">successive</text:span><text:span text:style-name="T220"> <text:s text:c="3"/>// </text:span><text:span text:style-name="T227">Prevent padding</text:span><text:span text:style-name="T149"><text:line-break/> <text:s text:c="7"/></text:span>{<text:line-break/> <text:s text:c="11"/>u16 <text:s text:c="3"/>fileId;<text:line-break/> <text:s text:c="11"/>u8 <text:s text:c="4"/>blockCount;<text:line-break/> <text:s text:c="7"/>}<text:line-break/> <text:s text:c="3"/><text:span text:style-name="T768">}</text:span><text:line-break/>};</text:p>
      <text:h text:style-name="P266" text:outline-level="1"><text:bookmark-start text:name="__RefHeading__6472_1459851776"/>Marker<text:span text:style-name="T829">s</text:span> <text:span text:style-name="T830">and Unwindtos</text:span><text:bookmark-end text:name="__RefHeading__6472_1459851776"/></text:h>
      <text:p text:style-name="P35">CAlive<text:span text:style-name="T294"> introduces </text:span><text:span text:style-name="T435">a special definition cask called a</text:span><text:span text:style-name="T294"> </text:span><text:span text:style-name="T667">[|m</text:span><text:span text:style-name="T664">arker</text:span><text:span text:style-name="T667">|]</text:span><text:span text:style-name="T294">.</text:span></text:p>
      <text:p text:style-name="P35"><text:span text:style-name="T667">[|marker|]</text:span><text:span text:style-name="T435"> casks</text:span><text:span text:style-name="T294"> </text:span><text:span text:style-name="T435">are u</text:span><text:span text:style-name="T294">sed to create an anchor-point in source code </text:span><text:span text:style-name="T435">which </text:span><text:span text:style-name="T294">allow a multi-called function descent </text:span><text:span text:style-name="T435">in normal program flow </text:span><text:span text:style-name="T294">to </text:span><text:span text:style-name="T435">politely unwind and </text:span><text:span text:style-name="T294">return to </text:span><text:span text:style-name="T435">the </text:span><text:span text:style-name="T294">named location, </text:span><text:span text:style-name="T435">which is</text:span><text:span text:style-name="T294"> higher up on the call stack.</text:span></text:p>
      <text:p text:style-name="P43"><text:span text:style-name="T435">To return a a previously defined </text:span><text:span text:style-name="T667">[|marker|]</text:span><text:span text:style-name="T435">, </text:span><text:span text:style-name="T294">use the </text:span><text:span text:style-name="T667">[|u</text:span><text:span text:style-name="T668">nwind</text:span><text:span text:style-name="T664">to</text:span><text:span text:style-name="T667">|name||]</text:span><text:span text:style-name="T149"> </text:span><text:span text:style-name="T456">c</text:span><text:span text:style-name="T560">ask</text:span><text:span text:style-name="T456">:</text:span></text:p>
      <text:p text:style-name="P201"><text:span text:style-name="T456">function main<text:line-break/>| params int argc, char* argv[]<text:line-break/>{<text:line-break/> <text:s text:c="3"/>int i = 0;<text:line-break/><text:line-break/> <text:s text:c="3"/></text:span><text:span text:style-name="T664">[|marker|top||]</text:span><text:span text:style-name="T456"><text:line-break/><text:line-break/> <text:s text:c="3"/>// </text:span><text:span text:style-name="T561">Exit after 40 iterations</text:span><text:span text:style-name="T456"><text:line-break/> <text:s text:c="3"/>if (</text:span><text:span text:style-name="T561">++</text:span><text:span text:style-name="T456">i &gt; 40)<text:line-break/> <text:s text:c="7"/>exit(0);<text:line-break/><text:line-break/> <text:s text:c="3"/>f1();<text:line-break/>}<text:line-break/><text:line-break/><text:line-break/>function f1<text:line-break/>{<text:line-break/> <text:s text:c="3"/>f2();<text:line-break/>}<text:line-break/><text:line-break/>function f2<text:line-break/></text:span><text:soft-page-break/><text:span text:style-name="T456">{<text:line-break/> <text:s text:c="3"/>f3();<text:line-break/>}<text:line-break/><text:line-break/>function f3<text:line-break/>{<text:line-break/> <text:s text:c="3"/></text:span><text:span text:style-name="T664">[|unwindto|top||]</text:span><text:span text:style-name="T456"><text:line-break/>}</text:span></text:p>
      <text:h text:style-name="P261" text:outline-level="1"><text:bookmark-start text:name="__RefHeading__2676_343834233"/>Auto-Resolve<text:span text:style-name="T831">s</text:span><text:bookmark-end text:name="__RefHeading__2676_343834233"/></text:h>
      <text:p text:style-name="Paragraph"><text:span text:style-name="T2">CAlive</text:span> introduces a feature to aid in structure and class member <text:span text:style-name="T710">access, </text:span>called <text:span text:style-name="T2">auto-resolve</text:span>. <text:s/><text:span text:style-name="T709">Its syntax is two dots either </text:span><text:span text:style-name="T83">within</text:span><text:span text:style-name="T28">,</text:span><text:span text:style-name="T709"> or </text:span><text:span text:style-name="T83">trailing</text:span><text:span text:style-name="T28">,</text:span><text:span text:style-name="T709"> a parent object.</text:span></text:p>
      <text:p text:style-name="P147"><text:span text:style-name="T199">W</text:span><text:span text:style-name="T149">ithin</text:span><text:span text:style-name="T220"><text:line-break/></text:span><text:span text:style-name="T278">T</text:span>he compiler will traverse child members to find the matching name <text:span text:style-name="T745">at the outer-most edge of all children</text:span>.</text:p>
      <text:p text:style-name="P148"><text:span text:style-name="T199">T</text:span><text:span text:style-name="T149">railing</text:span><text:span text:style-name="T220"><text:line-break/></text:span><text:span text:style-name="T278">The compiler </text:span>will attempt to auto-resolve the type based on usage. <text:s/>If it finds a single matching member of that type, it will use it. <text:s/>If multiple types are found, <text:span text:style-name="T745">then it must </text:span>report an ambiguity error and request <text:span text:style-name="T745">that an </text:span>explicit member name be used.</text:p>
      <text:p text:style-name="P115"><text:span text:style-name="T832">Example of a </text:span><text:span text:style-name="T45">within</text:span><text:span text:style-name="T832"> usage:</text:span></text:p>
      <text:p text:style-name="P204"><text:span text:style-name="T710">struct SLevel2<text:line-break/>{<text:line-break/> <text:s text:c="3"/>int <text:s text:c="2"/>i;<text:line-break/> <text:s text:c="3"/>float f;<text:line-break/>};<text:line-break/><text:line-break/>struct SLevel1<text:line-break/>{<text:line-break/> <text:s text:c="3"/>SLevel1 level2;<text:line-break/>};<text:line-break/><text:line-break/>struct SMyStruct<text:line-break/>{<text:line-break/> <text:s text:c="3"/>SLevel2 level1;<text:line-break/>};<text:line-break/><text:line-break/>SMyStruct ms;<text:line-break/><text:line-break/>// Standard access is given as:<text:line-break/>ms.level1.level2.i = 5;<text:line-break/>ms.level1.level2.f = 5.0f;<text:line-break/><text:line-break/></text:span><text:span text:style-name="T200">// Using within auto-resolves, access can be given as:<text:line-break/>ms..i = 5;<text:line-break/>ms..f = 5.0f;<text:line-break/></text:span><text:span text:style-name="T832"><text:line-break/></text:span><text:span text:style-name="T279">printf(“%d, %f\n”, </text:span><text:span text:style-name="T200">ms..i</text:span><text:span text:style-name="T279">, </text:span><text:span text:style-name="T200">ms..f</text:span><text:span text:style-name="T279">);<text:line-break/></text:span><text:span text:style-name="T711"><text:line-break/>// Same as: <text:s/>printf(“%d, %f\n”, ms.level1.level2.i, ms.level1.level2.f);</text:span></text:p>
      <text:p text:style-name="P116"><text:soft-page-break/>Example <text:span text:style-name="T832">of a </text:span><text:span text:style-name="T45">trailing</text:span><text:span text:style-name="T832"> usage</text:span>:</text:p>
      <text:p text:style-name="P203">struct SAbc<text:line-break/>{<text:line-break/> <text:s text:c="3"/>int <text:s text:c="2"/>i <text:span text:style-name="T744">= 5</text:span>;<text:line-break/> <text:s text:c="3"/>float f <text:span text:style-name="T744">= 5.0f</text:span>;<text:line-break/>};<text:line-break/><text:line-break/><text:span text:style-name="T711">SAbc abc; <text:s text:c="7"/>// Auto-initializes to i=5, f=5.0f;<text:line-break/><text:line-break/></text:span><text:span text:style-name="T160">// Trailing references auto-populate within the parent</text:span><text:span text:style-name="T711"><text:line-break/></text:span><text:span text:style-name="T160">abc..</text:span><text:span text:style-name="T711"> = 2; <text:s text:c="6"/>// Will populate into i<text:line-break/></text:span><text:span text:style-name="T160">abc..</text:span><text:span text:style-name="T711"> = 1.0f; <text:s text:c="3"/>// Will populate into f<text:line-break/><text:line-break/>printf(“%d, %f\n”, </text:span><text:span text:style-name="T160">abc..</text:span><text:span text:style-name="T711">, </text:span><text:span text:style-name="T160">abc..</text:span><text:span text:style-name="T711">);<text:line-break/><text:line-break/>// Same as: <text:s/>printf(“%d, %f\n”, abc.i, abc.f);</text:span></text:p>
      <text:p text:style-name="P117">In this case, the only possible direct population values for 2 and 1.0f are the members <text:span text:style-name="T52">i</text:span><text:span text:style-name="T456">, and </text:span><text:span text:style-name="T52">f</text:span><text:span text:style-name="T456">, respectively. <text:s/>Were here other members which could also be populated naturally using those values, </text:span><text:span text:style-name="T96">CAlive</text:span><text:span text:style-name="T456"> would report an ambiguity error and require the full usage.</text:span></text:p>
      <text:p text:style-name="P117"><text:span text:style-name="T456">In cases where the only ambiguity may be something like a </text:span><text:span text:style-name="T96">short</text:span><text:span text:style-name="T456"> and an </text:span><text:span text:style-name="T96">int</text:span><text:span text:style-name="T456"> reference both being able to receive the value </text:span><text:span text:style-name="T96">2</text:span><text:span text:style-name="T456">, then casting the value directly to </text:span><text:span text:style-name="T96">(short)2</text:span><text:span text:style-name="T456"> or </text:span><text:span text:style-name="T96">(int)2</text:span><text:span text:style-name="T456"> would override that ambiguity, and allow auto-resolve to work correctly.</text:span></text:p>
      <text:h text:style-name="Heading_20_1" text:outline-level="1"><text:bookmark-start text:name="__RefHeading__2678_343834233"/>Process Control<text:bookmark-end text:name="__RefHeading__2678_343834233"/></text:h>
      <text:p text:style-name="Paragraph"><text:span text:style-name="T96">CAlive</text:span><text:span text:style-name="T456"> introduces direct process control </text:span><text:span text:style-name="T463">through a new type called </text:span><text:span text:style-name="T61">process</text:span><text:span text:style-name="T463">. <text:s/>Two new keywords provide direct </text:span><text:span text:style-name="T456">support: <text:s/></text:span><text:span text:style-name="T61">engage</text:span><text:span text:style-name="T463">, and </text:span><text:span text:style-name="T61">unengage</text:span><text:span text:style-name="T463">, </text:span><text:span text:style-name="T464">along with m</text:span><text:span text:style-name="T463">essage parsing:</text:span></text:p>
      <text:p text:style-name="P167"><text:span text:style-name="T597">process</text:span><text:span text:style-name="T456"> externalApp; <text:s text:c="2"/>// Initialized to null process<text:line-break/><text:line-break/></text:span><text:span text:style-name="T597">engage</text:span><text:span text:style-name="T456"> <text:s text:c="5"/>externalApp<text:line-break/> <text:s text:c="3"/></text:span><text:span text:style-name="T597">as</text:span><text:span text:style-name="T456"> <text:s text:c="5"/>“myOtherApp.bin”<text:line-break/> <text:s text:c="3"/></text:span><text:span text:style-name="T597">handler </text:span><text:span text:style-name="T465">msg</text:span><text:span text:style-name="T456">Handler;<text:line-break/><text:line-break/></text:span><text:span text:style-name="T597">unengage</text:span><text:span text:style-name="T456"> externalApp <text:line-break/> <text:s text:c="3"/></text:span><text:span text:style-name="T648">with</text:span><text:span text:style-name="T464"> nExitCode</text:span><text:span text:style-name="T456">;<text:line-break/><text:line-break/></text:span><text:span text:style-name="T464">if (externalApp)</text:span><text:span text:style-name="T456"><text:line-break/> <text:s text:c="3"/></text:span><text:span text:style-name="T597">send</text:span><text:span text:style-name="T456"> externalApp n</text:span><text:span text:style-name="T464">1</text:span><text:span text:style-name="T456">, </text:span><text:span text:style-name="T464">n2,</text:span><text:span text:style-name="T456"> data;<text:line-break/><text:line-break/>// </text:span><text:span text:style-name="T464">Handler prototype </text:span><text:span text:style-name="T476">for incoming messages</text:span><text:span text:style-name="T456"><text:line-break/>void </text:span><text:span text:style-name="T597">m</text:span><text:span text:style-name="T610">sg</text:span><text:span text:style-name="T597">Handler</text:span><text:span text:style-name="T456">(process p, s32 n</text:span><text:span text:style-name="T464">1</text:span><text:span text:style-name="T456">, </text:span><text:span text:style-name="T464">s32 n2,</text:span><text:span text:style-name="T456"> void* data);</text:span></text:p>
      <text:h text:style-name="P267" text:outline-level="1"><text:bookmark-start text:name="__RefHeading__2680_343834233"/><text:span text:style-name="T738">T</text:span>hread control<text:bookmark-end text:name="__RefHeading__2680_343834233"/></text:h>
      <text:p text:style-name="Paragraph"><text:soft-page-break/><text:span text:style-name="T2">CAlive</text:span> introduces direct thread control through a new type called <text:span text:style-name="T52">thread</text:span><text:span text:style-name="T456">. <text:s/>Threads are launched using the </text:span><text:span text:style-name="T52">in</text:span><text:span text:style-name="T456"> keyword, with multiple simultaneous thread launches using the </text:span><text:span text:style-name="T52">andin</text:span><text:span text:style-name="T456"> keyword.</text:span></text:p>
      <text:p text:style-name="Paragraph">Example:</text:p>
      <text:p text:style-name="P205"><text:span text:style-name="T456">thread t1, t2;<text:line-break/><text:line-break/></text:span><text:span text:style-name="T597">in t1</text:span><text:span text:style-name="T456"> {<text:line-break/> <text:s text:c="3"/>// Code to execute in thread 1 goes here<text:line-break/> <text:s text:c="3"/>// This can be a dispatch to a function, or it can be<text:line-break/> <text:s text:c="3"/>// arbitrary code<text:line-break/><text:line-break/> <text:s text:c="3"/></text:span><text:span text:style-name="T468">// To leave a thread </text:span><text:span text:style-name="T470">manually</text:span><text:span text:style-name="T468">, issue the out command.</text:span><text:span text:style-name="T456"><text:line-break/> <text:s text:c="3"/></text:span><text:span text:style-name="T469">if (!data_is_ready)</text:span><text:span text:style-name="T456"><text:line-break/> <text:s text:c="7"/></text:span><text:span text:style-name="T613">out </text:span><text:span text:style-name="T614">with</text:span><text:span text:style-name="T469"> nExitCode</text:span><text:span text:style-name="T468">;</text:span><text:span text:style-name="T456"><text:line-break/><text:line-break/> <text:s text:c="3"/>// </text:span><text:span text:style-name="T470">When control reaches the closing }, it will </text:span><text:span text:style-name="T490">issue</text:span><text:span text:style-name="T470"><text:line-break/></text:span><text:span text:style-name="T456"> <text:s text:c="3"/></text:span><text:span text:style-name="T470">// </text:span><text:span text:style-name="T490">an </text:span><text:span text:style-name="T113">out</text:span><text:span text:style-name="T490"> </text:span><text:span text:style-name="T470">automatically, with an exit code of 0.<text:line-break/></text:span><text:span text:style-name="T456"> <text:s text:c="3"/></text:span><text:span text:style-name="T470">// </text:span><text:span text:style-name="T490">Or, you can explicitly exit with or without an<text:line-break/></text:span><text:span text:style-name="T456"> <text:s text:c="3"/></text:span><text:span text:style-name="T490">// exit code. <text:s/>If one is not specified, it uses 0.<text:line-break/></text:span><text:span text:style-name="T456"> <text:s text:c="3"/></text:span><text:span text:style-name="T615">out</text:span><text:span text:style-name="T490">;</text:span><text:span text:style-name="T470"><text:line-break/></text:span><text:span text:style-name="T456"><text:line-break/>} </text:span><text:span text:style-name="T597">andin t2</text:span><text:span text:style-name="T456"> {<text:line-break/> <text:s text:c="3"/>// Code to execute in thread 2 goes here<text:line-break/><text:line-break/>} </text:span><text:span text:style-name="T634">inquiry name</text:span><text:span text:style-name="T538"> {<text:line-break/></text:span><text:span text:style-name="T456"> <text:s text:c="3"/></text:span><text:span text:style-name="T538">// If a thread failed to start, this code is signaled<text:line-break/>}</text:span><text:span text:style-name="T456"><text:line-break/><text:line-break/><text:line-break/>//////////<text:line-break/>// Re-join when threads t1 and t2 complete,<text:line-break/>// </text:span><text:span text:style-name="T472">Auto-timeout in 2000 milliseconds<text:line-break/>//////</text:span><text:span text:style-name="T456"><text:line-break/> <text:s text:c="3"/></text:span><text:span text:style-name="T610">join</text:span><text:span text:style-name="T465"> t1, t2 </text:span><text:span text:style-name="T610">timeout</text:span><text:span text:style-name="T465"> 2000 </text:span><text:span text:style-name="T610">handler</text:span><text:span text:style-name="T465"> timeoutHandler(...);<text:line-break/><text:line-break/><text:line-break/>//////////<text:line-break/>// </text:span><text:span text:style-name="T467">Control </text:span><text:span text:style-name="T471">threads </text:span><text:span text:style-name="T467">manually<text:line-break/>//////<text:line-break/></text:span><text:span text:style-name="T456"> <text:s text:c="3"/></text:span><text:span text:style-name="T611">pause</text:span><text:span text:style-name="T467"> t1; <text:s text:c="21"/>// </text:span><text:span text:style-name="T473">Unconditional pause</text:span><text:span text:style-name="T467"><text:line-break/></text:span><text:span text:style-name="T456"> <text:s text:c="3"/></text:span><text:span text:style-name="T611">resume</text:span><text:span text:style-name="T467"> t1; <text:s text:c="20"/>// </text:span><text:span text:style-name="T475">Unconditional resume</text:span><text:span text:style-name="T467"><text:line-break/></text:span><text:span text:style-name="T456"> <text:s text:c="3"/></text:span><text:span text:style-name="T611">pause</text:span><text:span text:style-name="T467"> t1 </text:span><text:span text:style-name="T612">until</text:span><text:span text:style-name="T473"> sSemaphore</text:span><text:span text:style-name="T467">; <text:s text:c="4"/>// </text:span><text:span text:style-name="T473">Pause </text:span><text:span text:style-name="T474">to </text:span><text:span text:style-name="T473">sSemaphore change</text:span><text:span text:style-name="T467"><text:line-break/></text:span><text:span text:style-name="T456"> <text:s text:c="3"/></text:span><text:span text:style-name="T611">unengage</text:span><text:span text:style-name="T467"> t1 </text:span><text:span text:style-name="T613">with</text:span><text:span text:style-name="T468"> nExitCode</text:span><text:span text:style-name="T467">;</text:span><text:span text:style-name="T465"><text:line-break/><text:line-break/><text:line-break/>//////////<text:line-break/>// Handler prototype<text:line-break/>//////<text:line-break/></text:span><text:span text:style-name="T456"> <text:s text:c="3"/></text:span><text:span text:style-name="T465">void </text:span><text:span text:style-name="T610">timeoutHandler</text:span><text:span text:style-name="T466">(thread t, s32 milliseconds, ...);</text:span></text:p>
      <text:h text:style-name="P268" text:outline-level="1"><text:bookmark-start text:name="__RefHeading__6474_1459851776"/>Purposes and Ports<text:bookmark-end text:name="__RefHeading__6474_1459851776"/></text:h>
      <text:p text:style-name="P108"><text:span text:style-name="T2">CAlive</text:span> introduces the concept of <text:span text:style-name="T37">purposes </text:span><text:span text:style-name="T417">and</text:span> <text:span text:style-name="T2">ports</text:span>.</text:p>
      <text:p text:style-name="P108"><text:span text:style-name="T781">These features were added to give additional documentation and encapsulation to </text:span><text:span text:style-name="T38">CAlive</text:span><text:span text:style-name="T781"> developers at the function level.</text:span></text:p>
      <text:p text:style-name="P232"><text:soft-page-break/><text:span text:style-name="T76">Purposes<text:line-break/></text:span><text:span text:style-name="T431">Pr</text:span><text:span text:style-name="T418">ovide</text:span><text:span text:style-name="T433">s</text:span><text:span text:style-name="T418"> an externally visible encapsulation of </text:span><text:span text:style-name="T432">sub-abilities </text:span><text:span text:style-name="T418">which are </text:span><text:span text:style-name="T432">exposed relative </text:span><text:span text:style-name="T418">to the main function. <text:s/>An example might be </text:span><text:span text:style-name="T432">a </text:span><text:span text:style-name="T418">documentation of the function contained directly within the function </text:span><text:span text:style-name="T432">which handles the normal compute. <text:s/></text:span><text:span text:style-name="T433">An example might be a </text:span><text:span text:style-name="T86">function.help()</text:span><text:span text:style-name="T433"> purpose.</text:span></text:p>
      <text:p text:style-name="P233"><text:span text:style-name="T76">Ports</text:span><text:span text:style-name="T418"><text:line-break/></text:span><text:span text:style-name="T431">P</text:span><text:span text:style-name="T418">rovide</text:span><text:span text:style-name="T433">s</text:span><text:span text:style-name="T418"> an externally visible </text:span><text:span text:style-name="T433">port or </text:span><text:span text:style-name="T418">destination </text:span><text:span text:style-name="T433">where </text:span><text:span text:style-name="T418">processing </text:span><text:span text:style-name="T433">should begin. <text:s/>Once completed, program flow naturally enters </text:span><text:span text:style-name="T418">a common code </text:span><text:span text:style-name="T433">base </text:span><text:span text:style-name="T418">shared by all ports. <text:s/>An example might be the ability to </text:span><text:span text:style-name="T76">add</text:span><text:span text:style-name="T418">, </text:span><text:span text:style-name="T76">edit</text:span><text:span text:style-name="T418">, or </text:span><text:span text:style-name="T76">delete</text:span><text:span text:style-name="T418">, from within the same function. <text:s/></text:span><text:span text:style-name="T433">These would use </text:span><text:span text:style-name="T418">the </text:span><text:span text:style-name="T76">function.add()</text:span><text:span text:style-name="T418">, </text:span><text:span text:style-name="T76">function.edit()</text:span><text:span text:style-name="T418">, and </text:span><text:span text:style-name="T76">function.delete()</text:span><text:span text:style-name="T418"> </text:span><text:span text:style-name="T433">port </text:span><text:span text:style-name="T418">names in code, which then translate to </text:span><text:span text:style-name="T38">port { }</text:span><text:span text:style-name="T418"> </text:span><text:span text:style-name="T433">blocks </text:span><text:span text:style-name="T418">within the function itself.</text:span></text:p>
      <text:h text:style-name="Heading_20_2" text:outline-level="2"><text:bookmark-start text:name="__RefHeading__6476_1459851776"/>Purposes<text:bookmark-end text:name="__RefHeading__6476_1459851776"/></text:h>
      <text:p text:style-name="P108"><text:span text:style-name="T2">Purposes</text:span><text:span text:style-name="T294"> were added </text:span><text:span text:style-name="T355">explicitly </text:span><text:span text:style-name="T294">to </text:span><text:span text:style-name="T418">aid </text:span><text:span text:style-name="T294">in documentation and encapsulation </text:span><text:span text:style-name="T418">of their very nature</text:span><text:span text:style-name="T294">. <text:s/></text:span><text:span text:style-name="T356">It allows a single function to be created, and to expose purposes externally which are related, but offer different abilities based on context </text:span><text:span text:style-name="T418">and need</text:span><text:span text:style-name="T356">.</text:span></text:p>
      <text:p text:style-name="P109"><text:span text:style-name="T38">Purposes</text:span><text:span text:style-name="T418"> could be thought of as externally visible local functions. <text:s/>They are entered, and they exit, as by normal calling protocols. <text:s/>And there are no mechanisms to directly move to another purpose, except the standard calling convention whereby you call </text:span><text:span text:style-name="T38">self.other_purpose();</text:span><text:span text:style-name="T418"> for example.</text:span><text:span text:style-name="T356"><text:line-break/><text:line-break/>The original intent was for self-documenting code </text:span><text:span text:style-name="T360">where the function is defined, and then within its own definition help information </text:span><text:span text:style-name="T419">could be added. <text:s/>This would encourage the developer to update the help section fro any changes made to the function. :-)</text:span></text:p>
      <text:p text:style-name="P109"><text:span text:style-name="T360">Here we see an example showing a retrieval of </text:span><text:span text:style-name="T419">help </text:span><text:span text:style-name="T360">text, </text:span><text:span text:style-name="T419">in one case, but also the ability to format that text for the </text:span><text:span text:style-name="T360">GUI help in SObject structures</text:span><text:span text:style-name="T356">.</text:span></text:p>
      <text:p text:style-name="P109"><text:span text:style-name="T419">We also see use of the keyword </text:span><text:span text:style-name="T77">only</text:span><text:span text:style-name="T419">, which overrides the function's stated </text:span><text:span text:style-name="T39">returns</text:span><text:span text:style-name="T419"> or </text:span><text:span text:style-name="T39">params</text:span><text:span text:style-name="T419">, indicating those of the purpose are to be used in their place. <text:s/>Without use of the keyword </text:span><text:span text:style-name="T39">only</text:span><text:span text:style-name="T419">, parameters are added to those defined in the function, allowing for standard information to be defined in the function, and purpose-specific information to be defined in each </text:span><text:span text:style-name="T39">purpose</text:span><text:span text:style-name="T419">.</text:span></text:p>
      <text:p text:style-name="P190"><text:span text:style-name="T356">f</text:span><text:span text:style-name="T294">unction </text:span><text:span text:style-name="T357">process<text:line-break/>|returns s32 r<text:line-break/>|</text:span><text:span text:style-name="T358">params s32 a</text:span><text:span text:style-name="T357"><text:line-break/>{<text:line-break/><text:line-break/> <text:s text:c="3"/></text:span><text:span text:style-name="T616">purpose help_</text:span><text:span text:style-name="T617">text</text:span><text:span text:style-name="T357"><text:line-break/> <text:s text:c="3"/></text:span><text:span text:style-name="T358">|params </text:span><text:span text:style-name="T420">datum </text:span><text:span text:style-name="T359">helpText</text:span><text:span text:style-name="T357"><text:line-break/> <text:s text:c="3"/>{<text:line-break/> <text:s text:c="7"/>// </text:span><text:span text:style-name="T359">The function process.help_</text:span><text:span text:style-name="T360">text</text:span><text:span text:style-name="T359">() requires two parameters:<text:line-break/> <text:s text:c="7"/>// <text:s text:c="4"/>a <text:s text:c="8"/>-- defined in process</text:span><text:span text:style-name="T419">() above</text:span><text:span text:style-name="T359"><text:line-break/> <text:s text:c="7"/>// <text:s text:c="4"/>helpText <text:s/>-- defined here</text:span><text:span text:style-name="T357"><text:line-break/> <text:s text:c="3"/>}<text:line-break/></text:span><text:soft-page-break/><text:span text:style-name="T357"><text:line-break/><text:line-break/> <text:s text:c="3"/></text:span><text:span text:style-name="T618">purpose help_</text:span><text:span text:style-name="T617">gui</text:span><text:span text:style-name="T360"><text:line-break/> <text:s text:c="3"/>|</text:span><text:span text:style-name="T617">only</text:span><text:span text:style-name="T360"> params S</text:span><text:span text:style-name="T420">O</text:span><text:span text:style-name="T360">bject** guiObjects, s32** tnCount<text:line-break/> <text:s text:c="3"/>{<text:line-break/> <text:s text:c="7"/>// The function process.help_gui() requires two parameters:<text:line-break/></text:span><text:span text:style-name="T359"> <text:s text:c="7"/>// <text:s text:c="4"/></text:span><text:span text:style-name="T360">guiObjects </text:span><text:span text:style-name="T359"><text:s/>-- defined here</text:span><text:span text:style-name="T357"><text:line-break/></text:span><text:span text:style-name="T359"> <text:s text:c="7"/>// <text:s text:c="4"/></text:span><text:span text:style-name="T360">tnCount </text:span><text:span text:style-name="T359"><text:s text:c="4"/>-- defined here<text:line-break/> <text:s text:c="7"/>//<text:line-break/> <text:s text:c="7"/>// </text:span><text:span text:style-name="T360">Note: <text:s/>This purpose still shares the returns value because<text:line-break/> <text:s text:c="7"/>// <text:s text:c="7"/>because it wasn't overridden with an “only” keyword.</text:span><text:span text:style-name="T357"><text:line-break/></text:span><text:span text:style-name="T360"> <text:s text:c="3"/>}</text:span><text:span text:style-name="T357"><text:line-break/><text:line-break/><text:line-break/> <text:s text:c="3"/></text:span><text:span text:style-name="T358">// </text:span><text:span text:style-name="T619">Native code</text:span><text:span text:style-name="T358"> </text:span><text:span text:style-name="T360">for process() </text:span><text:span text:style-name="T506">goes here</text:span><text:span text:style-name="T358"><text:line-break/></text:span><text:span text:style-name="T357">}</text:span></text:p>
      <text:p text:style-name="P107"><text:span text:style-name="T357">I</text:span><text:span text:style-name="T294">n this example, calls to </text:span><text:span text:style-name="T2">process.help_text(),</text:span><text:span text:style-name="T294"> and </text:span><text:span text:style-name="T2">process.help_gui()</text:span><text:span text:style-name="T294"> would call the </text:span><text:span text:style-name="T2">purpose</text:span><text:span text:style-name="T294"> code, rather than the native </text:span><text:span text:style-name="T2">process()</text:span><text:span text:style-name="T294"> code for the function.</text:span></text:p>
      <text:p text:style-name="P107"><text:span text:style-name="T361">The</text:span><text:span text:style-name="T294"> </text:span><text:span text:style-name="T30">p</text:span><text:span text:style-name="T2">urpose</text:span><text:span text:style-name="T294"> definitions can be used for </text:span><text:span text:style-name="T593">any program need</text:span><text:span text:style-name="T294">, and essentially introduce a </text:span><text:span text:style-name="T593">layer of encapsulation to source code</text:span><text:span text:style-name="T294">, bringing within a single function related functions.</text:span></text:p>
      <text:h text:style-name="P281" text:outline-level="3"><text:bookmark-start text:name="__RefHeading__6478_1459851776"/>Function Overloading<text:bookmark-end text:name="__RefHeading__6478_1459851776"/></text:h>
      <text:p text:style-name="P110"><text:span text:style-name="T294">The </text:span><text:span text:style-name="T2">purpose</text:span><text:span text:style-name="T294"> also introduces the ability to use overloading through the </text:span><text:span text:style-name="T2">operator()</text:span><text:span text:style-name="T294">.</text:span></text:p>
      <text:p text:style-name="P191">function report_error<text:line-break/>{<text:line-break/> <text:s text:c="3"/>purpose <text:span text:style-name="T149">operator()</text:span><text:line-break/> <text:s text:c="3"/>| params int number<text:line-break/> <text:s text:c="3"/>{<text:line-break/> <text:s text:c="7"/>// Reports an error based on number<text:line-break/> <text:s text:c="7"/>// Accessed using: <text:s/><text:span text:style-name="T149">report_error(5);</text:span><text:line-break/> <text:s text:c="3"/>}<text:line-break/><text:line-break/> <text:s text:c="3"/>purpose <text:span text:style-name="T149">operator()</text:span><text:line-break/> <text:s text:c="3"/>|params datum general<text:line-break/> <text:s text:c="3"/>{<text:line-break/> <text:s text:c="7"/>// Reports based on the error text information in general<text:line-break/> <text:s text:c="7"/>// Accessed using: <text:s/><text:span text:style-name="T149">report_error(datum(“General failure”));</text:span><text:line-break/> <text:s text:c="3"/>}<text:line-break/>}</text:p>
      <text:p text:style-name="P55"/>
      <text:h text:style-name="Heading_20_2" text:outline-level="2"><text:bookmark-start text:name="__RefHeading__6480_1459851776"/>Ports<text:bookmark-end text:name="__RefHeading__6480_1459851776"/></text:h>
      <text:p text:style-name="P108"><text:span text:style-name="T2">Ports</text:span> <text:span text:style-name="T747">introduce the ability </text:span>to <text:span text:style-name="T747">directly </text:span>enter a function or adhoc at a point other than <text:span text:style-name="T747">its top source code line</text:span>. <text:s/><text:span text:style-name="T29">Ports</text:span><text:span text:style-name="T355"> </text:span>was originally created to be an optimization feature only, however it was <text:span text:style-name="T747">later </text:span>decided to <text:soft-page-break/>expose the ability natively in source code <text:span text:style-name="T747">because it it is reasonable to expect that the information it keys upon will be known to the developer, and by using it some additional documentation abilities are afforded</text:span>.</text:p>
      <text:p text:style-name="P189"><text:span text:style-name="T748">function </text:span><text:span text:style-name="T757">process</text:span><text:span text:style-name="T748"><text:line-break/>|returns s32 r<text:line-break/>|params s32 a, s32 b<text:line-break/>{<text:line-break/> <text:s text:c="3"/>// </text:span><text:span text:style-name="T758">Each port will be exposed externally</text:span><text:span text:style-name="T748"><text:line-break/> <text:s text:c="3"/></text:span><text:span text:style-name="T749">port </text:span><text:span text:style-name="T750">add</text:span><text:span text:style-name="T755"> {</text:span><text:span text:style-name="T753"><text:line-break/></text:span><text:span text:style-name="T748"> <text:s text:c="7"/>// </text:span><text:span text:style-name="T752">Code for add operation goes here<text:line-break/> <text:s text:c="7"/>// </text:span><text:span text:style-name="T758">Accessed as: <text:s/></text:span><text:span text:style-name="T750">r = process.add(a, b);</text:span><text:span text:style-name="T752"><text:line-break/> <text:s text:c="3"/></text:span><text:span text:style-name="T758">}</text:span><text:span text:style-name="T748"><text:line-break/><text:line-break/> <text:s text:c="3"/></text:span><text:span text:style-name="T749">port </text:span><text:span text:style-name="T750">edit</text:span><text:span text:style-name="T755"> {</text:span><text:span text:style-name="T753"><text:line-break/></text:span><text:span text:style-name="T748"> <text:s text:c="7"/>// </text:span><text:span text:style-name="T752">Code for edit operation goes here</text:span><text:span text:style-name="T748"><text:line-break/></text:span><text:span text:style-name="T752"> <text:s text:c="7"/>// </text:span><text:span text:style-name="T758">Accessed as: <text:s/></text:span><text:span text:style-name="T750">r = process.edit(a, b);</text:span><text:span text:style-name="T752"><text:line-break/></text:span><text:span text:style-name="T753"> <text:s text:c="3"/>}<text:line-break/><text:line-break/> <text:s text:c="3"/></text:span><text:span text:style-name="T750">noport </text:span><text:span text:style-name="T755">{<text:line-break/> <text:s text:c="7"/>// Code to enter when no port was specified<text:line-break/> <text:s text:c="7"/>// If noport is not specified, then it begins<text:line-break/> <text:s text:c="7"/>// at the common code block below<text:line-break/></text:span><text:span text:style-name="T756"> <text:s text:c="7"/>// </text:span><text:span text:style-name="T755">Accessed as: <text:s/></text:span><text:span text:style-name="T750">r = process(a, b);</text:span><text:span text:style-name="T756"><text:line-break/></text:span><text:span text:style-name="T755"> <text:s text:c="3"/>}<text:line-break/><text:line-break/> <text:s text:c="3"/>// Common code begins here<text:line-break/></text:span><text:span text:style-name="T748">}<text:line-break/><text:line-break/><text:line-break/>function main<text:line-break/>{<text:line-break/> <text:s text:c="3"/>s32 x;<text:line-break/><text:line-break/> <text:s text:c="3"/>x = </text:span><text:span text:style-name="T751">process.</text:span><text:span text:style-name="T750">add</text:span><text:span text:style-name="T748">(1, 2);<text:line-break/> <text:s text:c="3"/>x = </text:span><text:span text:style-name="T751">process.</text:span><text:span text:style-name="T750">edit</text:span><text:span text:style-name="T748">(3, 4);<text:line-break/></text:span>}</text:p>
      <text:h text:style-name="P269" text:outline-level="1"><text:bookmark-start text:name="__RefHeading__6482_1459851776"/>Adhocs<text:bookmark-end text:name="__RefHeading__6482_1459851776"/></text:h>
      <text:p text:style-name="P25">CAlive<text:span text:style-name="T294"> introduces </text:span><text:span text:style-name="T149">adhoc</text:span><text:span text:style-name="T166">s</text:span><text:span text:style-name="T294">. <text:s/></text:span>Adhoc<text:span text:style-name="T763">s</text:span> <text:span text:style-name="T763">operate the same as </text:span><text:span text:style-name="T294">functions, </text:span><text:span text:style-name="T381">and </text:span><text:span text:style-name="T294">can be dec</text:span><text:span text:style-name="T381">l</text:span><text:span text:style-name="T294">ared at any point </text:span><text:span text:style-name="T381">in source code. <text:s/>They can be </text:span><text:span text:style-name="T294">referenced by anything they're declared within. <text:s/>They do not affect normal flow control when they appear in the middle of other code, but are created to help document and simplify source code.</text:span></text:p>
      <text:p text:style-name="P217"><text:span text:style-name="T167">Note:</text:span><text:span text:style-name="T764"><text:tab/>Think of them as local functions, designed to provide documentation and use within a specific scope or context.</text:span></text:p>
      <text:p text:style-name="P185"><text:span text:style-name="T294">function sample<text:line-break/>| returns int r<text:line-break/>| params int a, int b<text:line-break/>{<text:line-break/> <text:s text:c="3"/></text:span><text:span text:style-name="T385">|</text:span><text:span text:style-name="T327">|</text:span><text:span text:style-name="T385">|||||||||</text:span><text:span text:style-name="T294"><text:line-break/> <text:s text:c="3"/></text:span><text:span text:style-name="T385">|</text:span><text:span text:style-name="T327">|</text:span><text:span text:style-name="T385">|| </text:span><text:span text:style-name="T382">Initialize</text:span><text:span text:style-name="T294"><text:line-break/></text:span><text:span text:style-name="T379"> <text:s text:c="3"/></text:span><text:span text:style-name="T385">|</text:span><text:span text:style-name="T327">|</text:span><text:span text:style-name="T385">|</text:span><text:span text:style-name="T379"><text:line-break/></text:span><text:soft-page-break/><text:span text:style-name="T294"> <text:s text:c="3"/></text:span><text:span text:style-name="T385">|</text:span><text:span text:style-name="T327">|</text:span><text:span text:style-name="T385">| <text:s text:c="2"/></text:span><text:span text:style-name="T379">r = 0;<text:line-break/> <text:s text:c="3"/></text:span><text:span text:style-name="T385">|</text:span><text:span text:style-name="T327">|</text:span><text:span text:style-name="T385">|</text:span><text:span text:style-name="T379"><text:line-break/> <text:s text:c="3"/></text:span><text:span text:style-name="T385">|</text:span><text:span text:style-name="T327">|</text:span><text:span text:style-name="T385">||||</text:span><text:span text:style-name="T294"><text:line-break/><text:line-break/><text:line-break/> <text:s text:c="3"/></text:span><text:span text:style-name="T383">|</text:span><text:span text:style-name="T327">|</text:span><text:span text:style-name="T383">|||||||||</text:span><text:span text:style-name="T294"><text:line-break/></text:span><text:span text:style-name="T456"> <text:s text:c="3"/></text:span><text:span text:style-name="T511">|</text:span><text:span text:style-name="T533">|</text:span><text:span text:style-name="T511">|| </text:span><text:span text:style-name="T509">Quick sum to determine range<text:line-break/> <text:s text:c="3"/></text:span><text:span text:style-name="T511">|</text:span><text:span text:style-name="T533">|</text:span><text:span text:style-name="T511">|</text:span><text:span text:style-name="T456"><text:line-break/> <text:s text:c="2"/></text:span><text:span text:style-name="T509"><text:s/></text:span><text:span text:style-name="T511">|</text:span><text:span text:style-name="T533">|</text:span><text:span text:style-name="T511">| <text:s/></text:span><text:span text:style-name="T456"><text:s/></text:span><text:span text:style-name="T509"><text:s/></text:span><text:span text:style-name="T597">adhoc quicksum</text:span><text:span text:style-name="T456"><text:line-break/> <text:s text:c="2"/></text:span><text:span text:style-name="T509"><text:s/></text:span><text:span text:style-name="T511">|</text:span><text:span text:style-name="T533">|</text:span><text:span text:style-name="T511">| <text:s/></text:span><text:span text:style-name="T456"><text:s/></text:span><text:span text:style-name="T509"><text:s/></text:span><text:span text:style-name="T456">| returns total<text:line-break/> <text:s text:c="2"/></text:span><text:span text:style-name="T509"><text:s/></text:span><text:span text:style-name="T511">|</text:span><text:span text:style-name="T533">|</text:span><text:span text:style-name="T511">| <text:s/></text:span><text:span text:style-name="T456"><text:s/></text:span><text:span text:style-name="T509"><text:s/></text:span><text:span text:style-name="T456">| params int value1, value2<text:line-break/> <text:s text:c="2"/></text:span><text:span text:style-name="T509"><text:s/></text:span><text:span text:style-name="T511">|</text:span><text:span text:style-name="T533">|</text:span><text:span text:style-name="T511">| <text:s/></text:span><text:span text:style-name="T456"><text:s/></text:span><text:span text:style-name="T509"><text:s/></text:span><text:span text:style-name="T456">{<text:line-break/> <text:s text:c="2"/></text:span><text:span text:style-name="T509"><text:s/></text:span><text:span text:style-name="T511">|</text:span><text:span text:style-name="T533">|</text:span><text:span text:style-name="T511">| <text:s/></text:span><text:span text:style-name="T456"><text:s/></text:span><text:span text:style-name="T509"><text:s/></text:span><text:span text:style-name="T456"><text:s text:c="4"/>total = value1 + value;<text:line-break/> <text:s text:c="2"/></text:span><text:span text:style-name="T509"><text:s/></text:span><text:span text:style-name="T511">|</text:span><text:span text:style-name="T533">|</text:span><text:span text:style-name="T511">| <text:s/></text:span><text:span text:style-name="T456"><text:s/></text:span><text:span text:style-name="T509"><text:s/></text:span><text:span text:style-name="T456">}<text:line-break/> <text:s text:c="3"/></text:span><text:span text:style-name="T511">|</text:span><text:span text:style-name="T533">|</text:span><text:span text:style-name="T511">|</text:span><text:span text:style-name="T456"><text:line-break/> <text:s text:c="3"/></text:span><text:span text:style-name="T511">|</text:span><text:span text:style-name="T533">|</text:span><text:span text:style-name="T511">||||</text:span><text:span text:style-name="T456"><text:line-break/><text:line-break/><text:line-break/> <text:s text:c="3"/>// </text:span><text:span text:style-name="T510">Based on the total, process differently<text:line-break/></text:span><text:span text:style-name="T294"> <text:s text:c="3"/>if (</text:span><text:span text:style-name="T597">quicksum</text:span><text:span text:style-name="T294">(a, b) &gt; 50)<text:line-break/> <text:s text:c="3"/>{<text:line-break/> <text:s text:c="7"/>// </text:span><text:span text:style-name="T380">Some </text:span><text:span text:style-name="T294">larger values </text:span><text:span text:style-name="T380">have sales tax</text:span><text:span text:style-name="T294"><text:line-break/> <text:s text:c="7"/></text:span><text:span text:style-name="T379">if (</text:span><text:span text:style-name="T627">quicksum</text:span><text:span text:style-name="T379">(a, b) &gt; 90)<text:line-break/> <text:s text:c="11"/>r += (int)((float)</text:span><text:span text:style-name="T627">quicksum</text:span><text:span text:style-name="T379">(a, b) * 0.05f);<text:line-break/><text:line-break/> <text:s text:c="7"/>// </text:span><text:span text:style-name="T384">Additional larger value processing here<text:line-break/></text:span><text:span text:style-name="T294"><text:line-break/> <text:s text:c="3"/>} else {<text:line-break/> <text:s text:c="7"/>// </text:span><text:span text:style-name="T380">S</text:span><text:span text:style-name="T294">maller value </text:span><text:span text:style-name="T380">have no sales tax<text:line-break/> <text:s text:c="7"/>// </text:span><text:span text:style-name="T384">Smaller value processing here</text:span><text:span text:style-name="T294"><text:line-break/> <text:s text:c="3"/>}<text:line-break/><text:line-break/>}</text:span></text:p>
      <text:h text:style-name="P270" text:outline-level="1"><text:bookmark-start text:name="__RefHeading__4311_889146227"/><text:span text:style-name="T361">F</text:span><text:span text:style-name="T294">lowof</text:span><text:span text:style-name="T367">s</text:span><text:bookmark-end text:name="__RefHeading__4311_889146227"/></text:h>
      <text:p text:style-name="P22">CAlive<text:span text:style-name="T294"> introduces the </text:span>flowof<text:span text:style-name="T294">. <text:s/></text:span>CAlive<text:span text:style-name="T294"> adds </text:span>flowofs<text:span text:style-name="T294"> to help break out and self-document source code into more mangeable components.</text:span></text:p>
      <text:p text:style-name="P58">Consider this logic:</text:p>
      <text:p text:style-name="P174"><text:span text:style-name="T294">function process<text:line-break/>| returns int r<text:line-break/>| params int a, int b<text:line-break/>{<text:line-break/> <text:s text:c="3"/>if (a &gt;= 0)<text:line-break/> <text:s text:c="3"/>{<text:line-break/> <text:s text:c="7"/>if (a &lt;= 5)<text:line-break/> <text:s text:c="7"/>{<text:line-break/> <text:s text:c="11"/>// a is 0..5<text:line-break/> <text:s text:c="11"/>// </text:span><text:span text:style-name="T365">Code goes here</text:span><text:span text:style-name="T294"><text:line-break/><text:line-break/> <text:s text:c="7"/>} else if (a &lt;= 10) {<text:line-break/> <text:s text:c="11"/>// a is 6..10<text:line-break/> <text:s text:c="11"/>// </text:span><text:span text:style-name="T365">Code goes here</text:span><text:span text:style-name="T294"><text:line-break/><text:line-break/> <text:s text:c="7"/>} else {<text:line-break/> <text:s text:c="11"/>// a &gt; 10<text:line-break/> <text:s text:c="11"/>// </text:span><text:span text:style-name="T365">Code goes here</text:span><text:span text:style-name="T294"><text:line-break/></text:span><text:soft-page-break/><text:span text:style-name="T294"> <text:s text:c="7"/>}<text:line-break/><text:line-break/> <text:s text:c="3"/>} else {<text:line-break/> <text:s text:c="7"/>// a is negative<text:line-break/> <text:s text:c="7"/>// Report error<text:line-break/> <text:s text:c="3"/>}<text:line-break/>}</text:span></text:p>
      <text:p text:style-name="P59">It's not particularly difficult to follow, but what if it could be broken out to be easier to see and understand without having to do any logic refactoring, just a little reordering?</text:p>
      <text:p text:style-name="P89"><text:span text:style-name="T294">Consider this example </text:span><text:span text:style-name="T415">broken out </text:span><text:span text:style-name="T294">using </text:span><text:span text:style-name="T2">flowofs</text:span><text:span text:style-name="T294">:</text:span></text:p>
      <text:p text:style-name="P175"><text:span text:style-name="T294">function process<text:line-break/>| returns int r<text:line-break/>| params int a, int b<text:line-break/>{<text:line-break/> <text:s text:c="3"/>if (a &gt;= 0)<text:line-break/> <text:s text:c="3"/>{<text:line-break/> <text:s text:c="7"/>.</text:span><text:span text:style-name="T621">.low_risk;</text:span><text:span text:style-name="T491"> <text:s text:c="4"/></text:span><text:span text:style-name="T456">// </text:span><text:span text:style-name="T491">0..5 low-risk</text:span><text:span text:style-name="T364"><text:line-break/> <text:s text:c="7"/>.</text:span><text:span text:style-name="T621">.medium_risk;</text:span><text:span text:style-name="T491"> <text:s/>// 6..10 medium risk</text:span><text:span text:style-name="T364"><text:line-break/> <text:s text:c="7"/>.</text:span><text:span text:style-name="T621">.high_risk;</text:span><text:span text:style-name="T491"> <text:s text:c="3"/>// 11+ high risk</text:span><text:span text:style-name="T294"><text:line-break/><text:line-break/> <text:s text:c="3"/>} else {<text:line-break/> <text:s text:c="7"/>// a is negative<text:line-break/> <text:s text:c="7"/>// Report error<text:line-break/> <text:s text:c="3"/>}<text:line-break/>}<text:line-break/><text:line-break/><text:line-break/></text:span><text:span text:style-name="T621">flowof process::low_risk</text:span><text:span text:style-name="T364"><text:line-break/></text:span><text:span text:style-name="T377">{</text:span><text:span text:style-name="T364">{<text:line-break/></text:span><text:span text:style-name="T294"> <text:s text:c="3"/>if (a &lt;= 5)<text:line-break/> <text:s text:c="3"/>{<text:line-break/> <text:s text:c="7"/>// a is 0..5<text:line-break/> <text:s text:c="7"/>// </text:span><text:span text:style-name="T366">Code goes here</text:span><text:span text:style-name="T294"><text:line-break/></text:span><text:span text:style-name="T364">}</text:span><text:span text:style-name="T377">}</text:span><text:span text:style-name="T364"><text:line-break/><text:line-break/><text:line-break/></text:span><text:span text:style-name="T621">flowof process::medium_risk</text:span><text:span text:style-name="T364"><text:line-break/>{</text:span><text:span text:style-name="T377">{</text:span><text:span text:style-name="T294"><text:line-break/> <text:s text:c="3"/>} else if (a &lt;= 10) {<text:line-break/> <text:s text:c="7"/>// a is 6..10<text:line-break/> <text:s text:c="7"/>// </text:span><text:span text:style-name="T366">Code goes here</text:span><text:span text:style-name="T294"><text:line-break/></text:span><text:span text:style-name="T364">}</text:span><text:span text:style-name="T377">}</text:span><text:span text:style-name="T364"><text:line-break/><text:line-break/><text:line-break/></text:span><text:span text:style-name="T621">flowof process::high_risk</text:span><text:span text:style-name="T364"><text:line-break/></text:span><text:span text:style-name="T377">{</text:span><text:span text:style-name="T364">{</text:span><text:span text:style-name="T294"><text:line-break/> <text:s text:c="3"/>} else {<text:line-break/> <text:s text:c="7"/>// a &gt; 10<text:line-break/> <text:s text:c="7"/>// </text:span><text:span text:style-name="T366">Code goes here</text:span><text:span text:style-name="T294"><text:line-break/> <text:s text:c="3"/>}<text:line-break/></text:span><text:span text:style-name="T364">}</text:span><text:span text:style-name="T377">}</text:span></text:p>
      <text:p text:style-name="P90"><text:span text:style-name="T294">In this example the code is longer vertically, but it gains </text:span><text:span text:style-name="T366">notable simplicity in understanding the </text:span><text:span text:style-name="T31">process()</text:span><text:span text:style-name="T366"> function logic, and the </text:span><text:span text:style-name="T31">flowof</text:span><text:span text:style-name="T366"> blocks below are able to move the highly indented code in the original code to a more manageable level.</text:span></text:p>
      <text:p text:style-name="P91"><text:soft-page-break/><text:span text:style-name="T294">All parameters, returns, and local variables are inherited. <text:s/>And, new ones can be added within the flowof as needed, visible only there. <text:s/></text:span><text:span text:style-name="T370">To reference the </text:span><text:span text:style-name="T32">flowof</text:span><text:span text:style-name="T370"> in source code, precede the function name with an </text:span><text:span text:style-name="T32">auto-resolve</text:span><text:span text:style-name="T370"> to instruct the compiler on how to find it. <text:s/>In the alternative, use the full-form </text:span><text:span text:style-name="T32">flowof.low_risk</text:span><text:span text:style-name="T370"> or </text:span><text:span text:style-name="T32">process.low_risk</text:span><text:span text:style-name="T370">, for example.</text:span></text:p>
      <text:p text:style-name="P92"><text:span text:style-name="T294">Each </text:span><text:span text:style-name="T2">flowof</text:span><text:span text:style-name="T294"> </text:span><text:span text:style-name="T371">definition </text:span><text:span text:style-name="T294">can take on one of two forms, </text:span><text:span text:style-name="T371">and all</text:span><text:span text:style-name="T294"> </text:span><text:span text:style-name="T2">flowofs</text:span><text:span text:style-name="T294"> can be used more than once </text:span><text:span text:style-name="T371">in source code</text:span><text:span text:style-name="T294">:</text:span></text:p>
      <text:p text:style-name="P92"><text:span text:style-name="T294"><text:tab/>(1) <text:s/></text:span><text:span text:style-name="T52">linear </text:span><text:span text:style-name="T73">flowof</text:span><text:span text:style-name="T294"><text:line-break/><text:tab/>(2) <text:s/></text:span><text:span text:style-name="T52">function </text:span><text:span text:style-name="T73">flowof</text:span></text:p>
      <text:p text:style-name="P92"><text:span text:style-name="T294">A </text:span><text:span text:style-name="T52">linear </text:span><text:span text:style-name="T73">flowof</text:span><text:span text:style-name="T456"> </text:span><text:span text:style-name="T294">is code that is inserted linearly, as though you reached in to the original source code, extracted the portion you needed, and inserted it directly in the </text:span><text:span text:style-name="T2">flowof</text:span><text:span text:style-name="T294">. <text:s/>When program flow reaches the </text:span><text:span text:style-name="T2">flowof</text:span><text:span text:style-name="T294"> block, it will execute top-down the code that was extracted, and the debugger will enter into the </text:span><text:span text:style-name="T2">flowof</text:span><text:span text:style-name="T294"> block showing proram flow.</text:span></text:p>
      <text:p text:style-name="P93"><text:span text:style-name="T294">A </text:span><text:span text:style-name="T52">function </text:span><text:span text:style-name="T73">flowof</text:span><text:span text:style-name="T456"> is one that can receive parameters and send back return values. <text:s/>This makes them useful in that they still inherit the original context from which they're called, </text:span><text:span text:style-name="T492">but can process variably within based on a parameter rather than a fixed local variable.</text:span></text:p>
      <text:p text:style-name="P177"><text:span text:style-name="T492">// </text:span><text:span text:style-name="T493">flowof function example<text:line-break/><text:line-break/></text:span><text:span text:style-name="T494">function process<text:line-break/>| returns int r<text:line-break/>| params int a, int b<text:line-break/>{<text:line-break/> <text:s text:c="3"/></text:span><text:span text:style-name="T493">a = .</text:span><text:span text:style-name="T625">.</text:span><text:span text:style-name="T622">compute</text:span><text:span text:style-name="T493">(a * 5)</text:span><text:span text:style-name="T622">;</text:span><text:span text:style-name="T491"><text:line-break/> <text:s text:c="3"/></text:span><text:span text:style-name="T493">b = .</text:span><text:span text:style-name="T625">.</text:span><text:span text:style-name="T622">compute</text:span><text:span text:style-name="T493">(b * 3)</text:span><text:span text:style-name="T622">;<text:line-break/> <text:s text:c="3"/></text:span><text:span text:style-name="T493">r = .</text:span><text:span text:style-name="T625">.</text:span><text:span text:style-name="T622">total;</text:span><text:span text:style-name="T491"><text:line-break/></text:span><text:span text:style-name="T494">}<text:line-break/><text:line-break/><text:line-break/></text:span><text:span text:style-name="T621">flowof </text:span><text:span text:style-name="T491">process::</text:span><text:span text:style-name="T622">compute<text:line-break/>|returns int r<text:line-break/>|params int x</text:span><text:span text:style-name="T491"><text:line-break/>{<text:line-break/> <text:s text:c="3"/>// </text:span><text:span text:style-name="T493">Process the input in some way<text:line-break/> <text:s text:c="3"/>r = some_computation(x);</text:span><text:span text:style-name="T491"><text:line-break/>}<text:line-break/><text:line-break/><text:line-break/></text:span><text:span text:style-name="T621">flowof </text:span><text:span text:style-name="T491">process::</text:span><text:span text:style-name="T622">total<text:line-break/>|returns int r</text:span><text:span text:style-name="T491"><text:line-break/>{<text:line-break/> <text:s text:c="3"/>// </text:span><text:span text:style-name="T493">a and b are inherited<text:line-break/> <text:s text:c="3"/>r = a + b;</text:span><text:span text:style-name="T494"><text:line-break/></text:span><text:span text:style-name="T491">}</text:span></text:p>
      <text:p text:style-name="P94"><text:span text:style-name="T491">I</text:span><text:span text:style-name="T456">n this example, there are parameters involved with </text:span><text:span text:style-name="T96">flowofs</text:span><text:span text:style-name="T456"> </text:span><text:span text:style-name="T96">compute</text:span><text:span text:style-name="T456"> and </text:span><text:span text:style-name="T96">total</text:span><text:span text:style-name="T456">. <text:s/>The </text:span><text:span text:style-name="T96">compute</text:span><text:span text:style-name="T456"> </text:span><text:span text:style-name="T96">flowof</text:span><text:span text:style-name="T456"> receives an input parameter, and has a return a value. <text:s/></text:span><text:span text:style-name="T496">And the </text:span><text:span text:style-name="T114">total flowof</text:span><text:span text:style-name="T496"> does not receive any input parameters, but returns its own return parameter.</text:span></text:p>
      <text:p text:style-name="P217"><text:soft-page-break/><text:span text:style-name="T149">Note:</text:span><text:span text:style-name="T220"><text:tab/></text:span><text:span text:style-name="T271">T</text:span><text:span text:style-name="T220">he return</text:span><text:span text:style-name="T271">s</text:span><text:span text:style-name="T220"> parameter in </text:span><text:span text:style-name="T272">in both the compute and total flowofs are</text:span><text:span text:style-name="T220"> called </text:span><text:span text:style-name="T149">r</text:span><text:span text:style-name="T220">. <text:s/>This </text:span><text:span text:style-name="T272">local flowof </text:span><text:span text:style-name="T271">definition </text:span><text:span text:style-name="T220">overrides the scope of the return</text:span><text:span text:style-name="T272">s</text:span><text:span text:style-name="T220"> parameter in the process() function, </text:span><text:span text:style-name="T272">and demonstrates how flowof variables are scoped</text:span><text:span text:style-name="T220">.</text:span></text:p>
      <text:p text:style-name="P95"><text:span text:style-name="T456">The concept of the </text:span><text:span text:style-name="T96">flowof</text:span><text:span text:style-name="T456"> may seem very similar to that of a function or adhoc. <text:s/>However, they differ in that </text:span><text:span text:style-name="T96">flowofs</text:span><text:span text:style-name="T456"> are defined outside of the function</text:span></text:p>
      <text:h text:style-name="P258" text:outline-level="1"><text:bookmark-start text:name="__RefHeading__4313_889146227"/>Flow Blocks<text:bookmark-end text:name="__RefHeading__4313_889146227"/></text:h>
      <text:p text:style-name="P29">CAlive<text:span text:style-name="T294"> introduces a new type of </text:span><text:span text:style-name="T368">flow control </text:span><text:span text:style-name="T294">block, </text:span><text:span text:style-name="T368">one</text:span><text:span text:style-name="T294"> which is </text:span><text:span text:style-name="T416">closely </text:span><text:span text:style-name="T294">related to the </text:span>flowof,<text:span text:style-name="T368"> called </text:span><text:span text:style-name="T759">flow.</text:span><text:span text:style-name="T368"> </text:span><text:span text:style-name="T416">The </text:span><text:span text:style-name="T776">flow</text:span><text:span text:style-name="T416"> block is actually a more comprehensive </text:span><text:span text:style-name="T776">flowof</text:span><text:span text:style-name="T416"> form, </text:span><text:span text:style-name="T368">allow</text:span><text:span text:style-name="T416">ing</text:span><text:span text:style-name="T368"> </text:span><text:span text:style-name="T369">for </text:span><text:span text:style-name="T378">both </text:span><text:span text:style-name="T165">function flow control blocks</text:span><text:span text:style-name="T508">, and </text:span><text:span text:style-name="T165">linear flow control blocks</text:span><text:span text:style-name="T378"> </text:span><text:span text:style-name="T369">to be </text:span><text:span text:style-name="T378">created</text:span><text:span text:style-name="T369"> within.</text:span></text:p>
      <text:p text:style-name="P41"><text:span text:style-name="T369">T</text:span><text:span text:style-name="T294">he general format of the </text:span>flow<text:span text:style-name="T294"> block is </text:span><text:span text:style-name="T411">as follows:</text:span></text:p>
      <text:p text:style-name="Quotations"><text:span text:style-name="T173">Note:</text:span><text:span text:style-name="T777"> <text:s/>Flow block names are optional, but convey relative context to operations.</text:span></text:p>
      <text:p text:style-name="P186"><text:span text:style-name="T629">f</text:span><text:span text:style-name="T597">low </text:span><text:span text:style-name="T52">[name</text:span><text:span text:style-name="T84">1</text:span><text:span text:style-name="T52">]</text:span><text:span text:style-name="T294"><text:line-break/>{<text:line-break/> <text:s text:c="3"/>// Local variable declarations are legal<text:line-break/><text:line-break/> <text:s text:c="3"/>// </text:span><text:span text:style-name="T408">Nested flow blocks are legal<text:line-break/> <text:s text:c="3"/></text:span><text:span text:style-name="T628">flow </text:span><text:span text:style-name="T85">[name2]</text:span><text:span text:style-name="T408"><text:line-break/> <text:s text:c="3"/>{<text:line-break/> <text:s text:c="7"/>// Nested flow { } block code goes here<text:line-break/> <text:s text:c="7"/></text:span><text:span text:style-name="T630">flowout</text:span><text:span text:style-name="T409">; <text:s text:c="7"/>// Flows out of this flow<text:line-break/> <text:s text:c="7"/></text:span><text:span text:style-name="T630">flowout name1</text:span><text:span text:style-name="T409">; <text:s/>// Flows out of the parent flow</text:span><text:span text:style-name="T408"><text:line-break/> <text:s text:c="3"/>}</text:span><text:span text:style-name="T294"><text:line-break/><text:line-break/> <text:s text:c="3"/>// Normal flow control block goes here<text:line-break/> <text:s text:c="3"/></text:span><text:span text:style-name="T597">flowin;</text:span><text:span text:style-name="T294"> <text:s text:c="2"/>// Restarts the flow { } block from the top<text:line-break/> <text:s text:c="3"/></text:span><text:span text:style-name="T597">flowout;</text:span><text:span text:style-name="T294"> <text:s/>// Exits the flow { } block<text:line-break/><text:line-break/> <text:s text:c="3"/>// When flow reaches the end, it naturally flows out<text:line-break/><text:line-break/>} </text:span><text:span text:style-name="T597">always before</text:span><text:span text:style-name="T294"> {<text:line-break/> <text:s text:c="3"/>// Code runs before the flow { } block is entered<text:line-break/><text:line-break/>} </text:span><text:span text:style-name="T597">always after</text:span><text:span text:style-name="T294"> {<text:line-break/> <text:s text:c="3"/>// Code runs as the flow { } block is exited<text:line-break/><text:line-break/>} </text:span><text:span text:style-name="T597">flowof name</text:span><text:span text:style-name="T294"> {<text:line-break/> <text:s text:c="3"/>// A flowof substitution by name<text:line-break/><text:line-break/>// </text:span><text:span text:style-name="T408">Supports C-style declarations:</text:span><text:span text:style-name="T294"><text:line-break/>} </text:span><text:span text:style-name="T597">return_</text:span><text:span text:style-name="T633">type</text:span><text:span text:style-name="T597"> name(input_parameters)</text:span><text:span text:style-name="T294"> {<text:line-break/> <text:s text:c="3"/>// An encapsulated function specific to this flow<text:line-break/><text:line-break/>// </text:span><text:span text:style-name="T408">Supports Calive-style declarations:</text:span><text:span text:style-name="T294"><text:line-break/>} </text:span><text:span text:style-name="T628">flowof </text:span><text:span text:style-name="T597">name<text:line-break/></text:span><text:span text:style-name="T456"> <text:s/></text:span><text:span text:style-name="T628">| returns </text:span><text:span text:style-name="T597">return_type<text:line-break/></text:span><text:span text:style-name="T456"> <text:s/></text:span><text:span text:style-name="T628">| params </text:span><text:span text:style-name="T597">input_parameters<text:line-break/></text:span><text:span text:style-name="T294">{<text:line-break/> <text:s text:c="3"/>// An encapsulated function specific to this flow<text:line-break/></text:span><text:soft-page-break/><text:span text:style-name="T294"><text:line-break/>} </text:span><text:span text:style-name="T597">inquiry [name]</text:span><text:span text:style-name="T294"> {<text:line-break/> <text:s text:c="3"/>// Handles any inquirys which arise<text:line-break/> <text:s text:c="3"/></text:span><text:span text:style-name="T632">return</text:span><text:span text:style-name="T631">;</text:span><text:span text:style-name="T413"> <text:s text:c="6"/>// </text:span><text:span text:style-name="T414">Returns </text:span><text:span text:style-name="T413">to the next line after the line </text:span><text:span text:style-name="T414">which</text:span><text:span text:style-name="T413"><text:line-break/> <text:s text:c="17"/>// caused the inquiry.<text:line-break/><text:line-break/> <text:s text:c="3"/></text:span><text:span text:style-name="T631">retry;</text:span><text:span text:style-name="T413"> <text:s text:c="7"/>// Return to the line which caused the inquiry<text:line-break/> <text:s text:c="17"/>// and retry it.<text:line-break/><text:line-break/> <text:s text:c="3"/></text:span><text:span text:style-name="T633">flowout;</text:span><text:span text:style-name="T534"> <text:s text:c="5"/>// Flows out of the flow { } block</text:span><text:span text:style-name="T294"><text:line-break/>}</text:span></text:p>
      <text:p text:style-name="P31"><text:span text:style-name="T409">The </text:span><text:span text:style-name="T775">flow</text:span><text:span text:style-name="T409"> block names can be overloaded. <text:s/>Nested </text:span><text:span text:style-name="T775">flow { }</text:span><text:span text:style-name="T409"> blocks are allowed:</text:span></text:p>
      <text:p text:style-name="P217"><text:span text:style-name="T193">Note:</text:span><text:span text:style-name="T824"><text:tab/>Unmatched { and } flow { } blocks can be created. <text:s/>In such a case use {{ and }} for the start and end.</text:span></text:p>
      <text:p text:style-name="P187"><text:span text:style-name="T410">f</text:span><text:span text:style-name="T294">low<text:line-break/>{<text:line-break/> <text:s text:c="3"/>if_cond;<text:line-break/> <text:s text:c="3"/>else_cond;<text:line-break/><text:line-break/>} flowof if_cond </text:span><text:span text:style-name="T657">{{</text:span><text:span text:style-name="T456"><text:line-break/></text:span><text:span text:style-name="T294"> <text:s text:c="3"/>if (cond)<text:line-break/> <text:s text:c="3"/>{<text:line-break/> <text:s text:c="7"/>// Code for the if condition<text:line-break/><text:line-break/></text:span><text:span text:style-name="T657">}}</text:span><text:span text:style-name="T294"> flowof else_cond </text:span><text:span text:style-name="T657">{{</text:span><text:span text:style-name="T294"><text:line-break/> <text:s text:c="3"/>} else {<text:line-break/> <text:s text:c="7"/>// else code goes here<text:line-break/> <text:s text:c="3"/>}<text:line-break/></text:span><text:span text:style-name="T657">}}</text:span></text:p>
      <text:p text:style-name="P61">In this example, the if_cond <text:span text:style-name="T2">flowof</text:span> has only the “if (cond) {“ portion of the code block. <text:s/>That is unmatched within the if_cond <text:span text:style-name="T2">flowof</text:span>. <text:s/>Likewise, the else_cond has the “} else { … }” block which is unmatched within the else_cond <text:span text:style-name="T2">flowof</text:span>. <text:s/>These are legal thru use of the {{ and }} for the block markers.</text:p>
      <text:p text:style-name="P30"><text:span text:style-name="T412">For a practical example, c</text:span><text:span text:style-name="T294">onsider the previous example as it would be applied using </text:span>flow<text:span text:style-name="T294"> blocks instead of </text:span>flowofs<text:span text:style-name="T294">:</text:span></text:p>
      <text:p text:style-name="P180"><text:span text:style-name="T492">//////////<text:line-break/>// </text:span><text:span text:style-name="T493">flow </text:span><text:span text:style-name="T497">block </text:span><text:span text:style-name="T493">example </text:span><text:span text:style-name="T497">using </text:span><text:span text:style-name="T498">a </text:span><text:span text:style-name="T497">standard </text:span><text:span text:style-name="T623">C-</text:span><text:span text:style-name="T624">like</text:span><text:span text:style-name="T623"> syntax</text:span><text:span text:style-name="T497"><text:line-break/>//////</text:span><text:span text:style-name="T493"><text:line-break/> <text:s text:c="3"/></text:span><text:span text:style-name="T494">function process<text:line-break/></text:span><text:span text:style-name="T493"> <text:s text:c="3"/></text:span><text:span text:style-name="T494">| returns int r<text:line-break/></text:span><text:span text:style-name="T493"> <text:s text:c="3"/></text:span><text:span text:style-name="T494">| params int a, int b<text:line-break/></text:span><text:span text:style-name="T493"> <text:s text:c="3"/></text:span><text:span text:style-name="T494">{<text:line-break/></text:span><text:span text:style-name="T493"> <text:s text:c="3"/></text:span><text:span text:style-name="T494"><text:s text:c="4"/></text:span><text:span text:style-name="T497">flow<text:line-break/></text:span><text:span text:style-name="T493"> <text:s text:c="3"/></text:span><text:span text:style-name="T497"><text:s text:c="4"/>{<text:line-break/></text:span><text:span text:style-name="T493"> <text:s text:c="3"/></text:span><text:span text:style-name="T497"><text:s text:c="8"/>a = </text:span><text:span text:style-name="T623">compute</text:span><text:span text:style-name="T497">(a * 5);<text:line-break/></text:span><text:span text:style-name="T493"> <text:s text:c="3"/></text:span><text:span text:style-name="T497"><text:s text:c="8"/>b = </text:span><text:span text:style-name="T623">compute</text:span><text:span text:style-name="T497">(b * 3);<text:line-break/></text:span><text:span text:style-name="T493"> <text:s text:c="3"/></text:span><text:span text:style-name="T497"><text:s text:c="8"/>r = </text:span><text:span text:style-name="T623">total</text:span><text:span text:style-name="T497">;<text:line-break/><text:line-break/></text:span><text:span text:style-name="T493"> <text:s text:c="3"/></text:span><text:span text:style-name="T497"><text:s text:c="4"/>} int </text:span><text:span text:style-name="T623">compute</text:span><text:span text:style-name="T497">(int x) {<text:line-break/></text:span><text:soft-page-break/><text:span text:style-name="T493"> <text:s text:c="3"/></text:span><text:span text:style-name="T497"><text:s text:c="4"/></text:span><text:span text:style-name="T491"><text:s text:c="4"/>// </text:span><text:span text:style-name="T493">Process the input in some way<text:line-break/> <text:s text:c="11"/></text:span><text:span text:style-name="T497">return(</text:span><text:span text:style-name="T493">some_computation(x)</text:span><text:span text:style-name="T497">)</text:span><text:span text:style-name="T493">;<text:line-break/><text:line-break/> <text:s text:c="7"/></text:span><text:span text:style-name="T497">} int </text:span><text:span text:style-name="T623">total</text:span><text:span text:style-name="T497">() {<text:line-break/></text:span><text:span text:style-name="T493"> <text:s text:c="3"/></text:span><text:span text:style-name="T497"><text:s text:c="4"/></text:span><text:span text:style-name="T491"><text:s text:c="4"/>// </text:span><text:span text:style-name="T493">a and b are inherited<text:line-break/> <text:s text:c="11"/></text:span><text:span text:style-name="T499">return(</text:span><text:span text:style-name="T493">a + b</text:span><text:span text:style-name="T499">)</text:span><text:span text:style-name="T493">;</text:span><text:span text:style-name="T494"><text:line-break/></text:span><text:span text:style-name="T493"> <text:s text:c="3"/></text:span><text:span text:style-name="T497"><text:s text:c="4"/>}</text:span><text:span text:style-name="T491"><text:line-break/></text:span><text:span text:style-name="T493"> <text:s text:c="3"/></text:span><text:span text:style-name="T494">}<text:line-break/><text:line-break/><text:line-break/>//////////<text:line-break/>// </text:span><text:span text:style-name="T498">flow block example using CAlive syntax<text:line-break/>//////<text:line-break/></text:span><text:span text:style-name="T493"> <text:s text:c="3"/></text:span><text:span text:style-name="T494">function process<text:line-break/></text:span><text:span text:style-name="T493"> <text:s text:c="3"/></text:span><text:span text:style-name="T494">| returns int r<text:line-break/></text:span><text:span text:style-name="T493"> <text:s text:c="3"/></text:span><text:span text:style-name="T494">| params int a, int b<text:line-break/></text:span><text:span text:style-name="T493"> <text:s text:c="3"/></text:span><text:span text:style-name="T494">{<text:line-break/></text:span><text:span text:style-name="T493"> <text:s text:c="3"/></text:span><text:span text:style-name="T494"><text:s text:c="4"/></text:span><text:span text:style-name="T497">flow<text:line-break/></text:span><text:span text:style-name="T493"> <text:s text:c="3"/></text:span><text:span text:style-name="T497"><text:s text:c="4"/>{<text:line-break/></text:span><text:span text:style-name="T493"> <text:s text:c="3"/></text:span><text:span text:style-name="T497"><text:s text:c="8"/>a = </text:span><text:span text:style-name="T623">compute</text:span><text:span text:style-name="T497">(a * 5);<text:line-break/></text:span><text:span text:style-name="T493"> <text:s text:c="3"/></text:span><text:span text:style-name="T497"><text:s text:c="8"/>b = </text:span><text:span text:style-name="T623">compute</text:span><text:span text:style-name="T497">(b * 3);<text:line-break/></text:span><text:span text:style-name="T493"> <text:s text:c="3"/></text:span><text:span text:style-name="T497"><text:s text:c="8"/>r = </text:span><text:span text:style-name="T623">total</text:span><text:span text:style-name="T497">;<text:line-break/><text:line-break/></text:span><text:span text:style-name="T493"> <text:s text:c="3"/></text:span><text:span text:style-name="T497"><text:s text:c="4"/>}<text:line-break/><text:line-break/> <text:s text:c="7"/></text:span><text:span text:style-name="T502">flowof</text:span><text:span text:style-name="T497"> </text:span><text:span text:style-name="T623">compute</text:span><text:span text:style-name="T497"><text:line-break/> <text:s/></text:span><text:span text:style-name="T493"><text:s text:c="2"/></text:span><text:span text:style-name="T497"><text:s text:c="4"/></text:span><text:span text:style-name="T498">|returns int r<text:line-break/></text:span><text:span text:style-name="T493"> <text:s text:c="3"/></text:span><text:span text:style-name="T498"><text:s text:c="4"/>|params int x</text:span><text:span text:style-name="T497"><text:line-break/></text:span><text:span text:style-name="T493"> <text:s text:c="3"/></text:span><text:span text:style-name="T497"><text:s text:c="4"/>{<text:line-break/></text:span><text:span text:style-name="T493"> <text:s text:c="3"/></text:span><text:span text:style-name="T497"><text:s text:c="4"/></text:span><text:span text:style-name="T491"><text:s text:c="4"/>// </text:span><text:span text:style-name="T493">Process the input in some way<text:line-break/> <text:s text:c="11"/></text:span><text:span text:style-name="T499">r = </text:span><text:span text:style-name="T493">some_computation(x);<text:line-break/><text:line-break/> <text:s text:c="7"/></text:span><text:span text:style-name="T497">}<text:line-break/><text:line-break/> <text:s text:c="7"/></text:span><text:span text:style-name="T502">flowof</text:span><text:span text:style-name="T497"> </text:span><text:span text:style-name="T623">total</text:span><text:span text:style-name="T497"><text:line-break/></text:span><text:span text:style-name="T493"> <text:s text:c="3"/></text:span><text:span text:style-name="T497"><text:s text:c="4"/></text:span><text:span text:style-name="T498">|returns int r<text:line-break/></text:span><text:span text:style-name="T493"> <text:s text:c="3"/></text:span><text:span text:style-name="T498"><text:s text:c="4"/></text:span><text:span text:style-name="T497">{<text:line-break/></text:span><text:span text:style-name="T493"> <text:s text:c="3"/></text:span><text:span text:style-name="T497"><text:s text:c="4"/></text:span><text:span text:style-name="T491"><text:s text:c="4"/>// </text:span><text:span text:style-name="T493">a and b are inherited<text:line-break/> <text:s text:c="11"/>r = a + b;</text:span><text:span text:style-name="T494"><text:line-break/></text:span><text:span text:style-name="T493"> <text:s text:c="3"/></text:span><text:span text:style-name="T497"><text:s text:c="4"/>}</text:span><text:span text:style-name="T491"><text:line-break/></text:span><text:span text:style-name="T493"> <text:s text:c="3"/></text:span><text:span text:style-name="T494">}</text:span></text:p>
      <text:p text:style-name="P96"><text:span text:style-name="T494">I</text:span><text:span text:style-name="T456">n these examples, the </text:span><text:span text:style-name="T96">flow</text:span><text:span text:style-name="T456"> block </text:span><text:span text:style-name="T500">itself </text:span><text:span text:style-name="T456">encapsulates the logic </text:span><text:span text:style-name="T500">required to make it work </text:span><text:span text:style-name="T501">making the leading </text:span><text:span text:style-name="T115">auto-resolves</text:span><text:span text:style-name="T501"> no longer required, while also breaking </text:span><text:span text:style-name="T500">out the source code into manageable portions.</text:span></text:p>
      <text:p text:style-name="P96"><text:span text:style-name="T501">The </text:span><text:span text:style-name="T115">flowof</text:span><text:span text:style-name="T501"> blocks </text:span><text:span text:style-name="T500">provide a self-documenting framework which would explain the algorithm more clearly in human words, while allowing the GUI editor the ability to re-assemble the source code into a top-down form without </text:span><text:span text:style-name="T119">flowof</text:span><text:span text:style-name="T500"> blocks should it need to be inspected directly for logic.</text:span></text:p>
      <text:p text:style-name="P97"><text:span text:style-name="T500">N</text:span><text:span text:style-name="T456">ote also that standard </text:span><text:span text:style-name="T52">linear </text:span><text:span text:style-name="T72">flow </text:span><text:span text:style-name="T52">blocks</text:span><text:span text:style-name="T456"> can also be created </text:span><text:span text:style-name="T507">to extract source code, documenting the extraction, without changing logic or flow</text:span><text:span text:style-name="T456">:</text:span></text:p>
      <text:p text:style-name="P176"><text:span text:style-name="T456">function process<text:line-break/>| returns int r<text:line-break/>| params int a, int b<text:line-break/>{<text:line-break/> <text:s text:c="3"/></text:span><text:span text:style-name="T502">flow<text:line-break/> <text:s text:c="3"/>{</text:span><text:span text:style-name="T456"><text:line-break/> <text:s text:c="7"/>if (a &gt;= 0)<text:line-break/> <text:s text:c="7"/>{<text:line-break/></text:span><text:soft-page-break/><text:span text:style-name="T456"> <text:s text:c="11"/></text:span><text:span text:style-name="T491">low_risk; <text:s text:c="4"/></text:span><text:span text:style-name="T456">// </text:span><text:span text:style-name="T491">0..5 low-risk<text:line-break/></text:span><text:span text:style-name="T456"> <text:s text:c="3"/></text:span><text:span text:style-name="T491"><text:s text:c="8"/>medium_risk; <text:s/>// 6..10 medium risk<text:line-break/></text:span><text:span text:style-name="T456"> <text:s text:c="3"/></text:span><text:span text:style-name="T491"><text:s text:c="8"/>high_risk; <text:s text:c="3"/>// 11+ high risk</text:span><text:span text:style-name="T456"><text:line-break/><text:line-break/> <text:s text:c="7"/>} else {<text:line-break/> <text:s text:c="11"/>// a is negative<text:line-break/> <text:s text:c="11"/>// Report error<text:line-break/> <text:s text:c="7"/>}<text:line-break/><text:line-break/> <text:s text:c="3"/></text:span><text:span text:style-name="T503">}</text:span><text:span text:style-name="T502"> flow</text:span><text:span text:style-name="T503">of low_risk </text:span><text:span text:style-name="T626">{{</text:span><text:span text:style-name="T503"><text:line-break/></text:span><text:span text:style-name="T456"> <text:s text:c="7"/>if (a &lt;= 5)<text:line-break/> <text:s text:c="7"/>{<text:line-break/> <text:s text:c="11"/>// a is 0..5<text:line-break/> <text:s text:c="11"/>// </text:span><text:span text:style-name="T495">Code goes here<text:line-break/></text:span><text:span text:style-name="T456"><text:line-break/></text:span><text:span text:style-name="T503"> <text:s text:c="3"/></text:span><text:span text:style-name="T626">}}</text:span><text:span text:style-name="T503"> flowof medium_risk </text:span><text:span text:style-name="T626">{{</text:span><text:span text:style-name="T503"><text:line-break/></text:span><text:span text:style-name="T456"> <text:s text:c="7"/>} else if (a &lt;= 10) {<text:line-break/> <text:s text:c="11"/>// a is 6..10<text:line-break/> <text:s text:c="11"/>// </text:span><text:span text:style-name="T495">Code goes here<text:line-break/></text:span><text:span text:style-name="T456"><text:line-break/></text:span><text:span text:style-name="T503"> <text:s text:c="3"/></text:span><text:span text:style-name="T626">}}</text:span><text:span text:style-name="T503"> flowof high_risk </text:span><text:span text:style-name="T626">{{</text:span><text:span text:style-name="T503"><text:line-break/></text:span><text:span text:style-name="T456"> <text:s text:c="7"/>} else {<text:line-break/> <text:s text:c="11"/>// a &gt; 10<text:line-break/> <text:s text:c="11"/>// </text:span><text:span text:style-name="T495">Code goes here</text:span><text:span text:style-name="T456"><text:line-break/> <text:s text:c="7"/>}<text:line-break/></text:span><text:span text:style-name="T503"> <text:s text:c="3"/></text:span><text:span text:style-name="T626">}}</text:span><text:span text:style-name="T456"><text:line-break/>}</text:span></text:p>
      <text:p text:style-name="P98"><text:span text:style-name="T504">Note that in this case the </text:span><text:span text:style-name="T116">auto-resolves</text:span><text:span text:style-name="T594"> are not required. <text:s/>However, because there are blocks of code which contain unmated { and } combinations, the use of the double left-brace {{ and double right-brace }} are required.</text:span></text:p>
      <text:p text:style-name="P99"><text:span text:style-name="T594">A</text:span><text:span text:style-name="T593">nd again, using the GUI editor features, these </text:span><text:span text:style-name="T145">flowof</text:span><text:span text:style-name="T593"> blocks can be rendered to be inline, making the original source code flow much easier to visualize and edit in traditional programming logic, but for long-term maintenance and understanding, they afford a much simpler way to truly get a feel for what's going on within the algorithm, before approaching the underlying mechanics involved.</text:span></text:p>
      <text:h text:style-name="P271" text:outline-level="1"><text:bookmark-start text:name="__RefHeading__6484_1459851776"/>Side Coding<text:bookmark-end text:name="__RefHeading__6484_1459851776"/></text:h>
      <text:p text:style-name="P32">CAlive<text:span text:style-name="T294"> will introduce a new mechanism for augmenting source code beyond basic program instructions. <text:s/>It allows additional pieces of information to be tagged onto each line using the </text:span><text:span text:style-name="T814">\|code|/</text:span><text:span text:style-name="T294"> cask. <text:s/>The word “code” is replaced with a unique identifier for the tag, which will appear as a horizontal pane in the source code window.</text:span></text:p>
      <text:p text:style-name="P62">Two standard forms of <text:span text:style-name="T818">\|code|/</text:span> casks are defined:</text:p>
      <text:p text:style-name="P230"><text:span text:style-name="T814">\|c|/</text:span><text:tab/>– Comment<text:line-break/><text:span text:style-name="T814">\|sc|/</text:span><text:tab/>– Source code</text:p>
      <text:p text:style-name="P63"><text:soft-page-break/>Additional user-defined types are possible, such as <text:span text:style-name="T818">\|review notes|/</text:span>, <text:span text:style-name="T818">\|bug number|/</text:span>, or any other named type.</text:p>
      <text:p text:style-name="P33"><text:span text:style-name="T294">If </text:span>CAlive<text:span text:style-name="T294"> sees that a source code line begins with a </text:span><text:span text:style-name="T814">\|code|/</text:span><text:span text:style-name="T294"> cask, it will convey all of the \|code|/ cask identifiers through the compilation process, but will only process source code between </text:span><text:span text:style-name="T814">\|sc|/</text:span><text:span text:style-name="T294"> (if any) up to any other </text:span><text:span text:style-name="T814">\|code|/</text:span><text:span text:style-name="T294"> casks which appear on the line. <text:s/>This allows an unlimited number of </text:span><text:span text:style-name="T814">\|code|/</text:span><text:span text:style-name="T294"> casks to be introduced per line, yet without affecting the actual source code. <text:s/>And from withing the GUI editor the individual panes will be available for display and editing, with new panes being able to be added at any time.</text:span></text:p>
      <text:p text:style-name="P64">Consider this snippet of source code in a <text:span text:style-name="T52">myprog.ca</text:span> file:</text:p>
      <text:p text:style-name="Preformatted_20_Text"><text:span text:style-name="T818">\|c|/</text:span>Load file<text:span text:style-name="T818">\|sc|/</text:span>numread = read_file(fh, length, &amp;ptr);<text:span text:style-name="T818">\|review|/</text:span>ptr init?<text:line-break/>if (numread != length)<text:line-break/>{<text:line-break/><text:span text:style-name="T818">\|sc|/</text:span> <text:s text:c="3"/>printf("Error reading %d\n", length);<text:span text:style-name="T818">\|review|/</text:span><text:span text:style-name="T778">no return?</text:span><text:line-break/>}<text:line-break/><text:line-break/><text:span text:style-name="T818">\|c|/</text:span>Lowercase<text:span text:style-name="T818">\|sc|/</text:span>for (i = 0; i &lt; length; i++)<text:line-break/> <text:s text:c="3"/>lowercase(&amp;ptr[i]);</text:p>
      <text:p text:style-name="P105"><text:span text:style-name="T780">When viewed through the GUI editor, the </text:span>source code yield<text:span text:style-name="T779">s</text:span> three panes or columns, <text:span text:style-name="T779">which are identified by their names</text:span>:</text:p>
      <text:p text:style-name="P226"><text:span text:style-name="T820">\|</text:span><text:span text:style-name="T818">c</text:span><text:span text:style-name="T820">|/</text:span><text:tab/><text:tab/>-- Comments</text:p>
      <text:p text:style-name="P226"><text:span text:style-name="T820">\|</text:span><text:span text:style-name="T818">sc</text:span><text:span text:style-name="T820">|/</text:span><text:tab/><text:tab/>-- Source Code</text:p>
      <text:p text:style-name="P220"><text:span text:style-name="T820">\|</text:span><text:span text:style-name="T818">review</text:span><text:span text:style-name="T820">|/</text:span><text:tab/>-- Review</text:p>
      <text:p text:style-name="Quotations"><text:span text:style-name="T174">Note:</text:span><text:span text:style-name="T780"><text:tab/></text:span>On source code lines that did not begin with a <text:span text:style-name="T456">\|code|/</text:span> cask, <text:span text:style-name="T780">traditional </text:span>source code was assumed. <text:s/><text:span text:style-name="T780">This provides </text:span>backward compatibility <text:span text:style-name="T780">for </text:span>legacy source code files which do not include <text:span text:style-name="T780">any </text:span><text:span text:style-name="T2">Side Codin</text:span><text:span text:style-name="T36">g markup.</text:span></text:p>
      <text:p text:style-name="P106">The end result of the above source file is a display which looks like this:</text:p>
      <text:p text:style-name="P188"><text:s text:c="4"/>Comments <text:s text:c="17"/><text:span text:style-name="T149">Source Code</text:span> <text:s text:c="19"/>Review<text:line-break/>+------------+---------------------------------------------+------------+<text:line-break/>| Load file <text:s/>| <text:s/><text:span text:style-name="T149">numread = read_file(fh, length, &amp;ptr);</text:span> <text:s text:c="4"/>| ptr init? <text:s/>|<text:line-break/>| <text:s text:c="11"/>| <text:s/><text:span text:style-name="T149">if (numread != length)</text:span> <text:s text:c="20"/>| <text:s text:c="11"/>|<text:line-break/>| <text:s text:c="11"/>| <text:s/><text:span text:style-name="T149">{</text:span> <text:s text:c="41"/>| <text:s text:c="11"/>|<text:line-break/>| <text:s text:c="11"/>| <text:s text:c="5"/><text:span text:style-name="T149">printf("Error reading %d\n", length);</text:span> <text:s/>| no return? |<text:line-break/>| <text:s text:c="11"/>| <text:s/><text:span text:style-name="T149">}</text:span> <text:s text:c="41"/>| <text:s text:c="11"/>|<text:line-break/>| <text:s text:c="11"/>| <text:s text:c="44"/>| <text:s text:c="11"/>|<text:line-break/>| Lowercase <text:s/>| <text:s/><text:span text:style-name="T149">for (i = 0; i &lt; length; i++)</text:span> <text:s text:c="14"/>| <text:s text:c="11"/>|<text:line-break/>| <text:s text:c="11"/>| <text:s text:c="5"/><text:span text:style-name="T149">lowercase(&amp;ptr[i]);</text:span> <text:s text:c="19"/>| <text:s text:c="11"/>|<text:line-break/>+------------+---------------------------------------------+------------+ </text:p>
      <text:p text:style-name="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DejaVu Serif" fo:font-family="'DejaVu Serif'" style:font-style-name="Book" style:font-family-generic="roman" style:font-pitch="variable" fo:font-size="12pt"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DejaVu Serif1" fo:font-family="'DejaVu Serif'" style:font-style-name="Bold"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fo:background-color="transparent" style:vertical-align="middle">
        <style:background-image/>
      </style:paragraph-properties>
      <style:text-properties style:font-name="DejaVu Serif" fo:font-family="'DejaVu Serif'" style:font-style-name="Book" style:font-family-generic="roman" style:font-pitch="variable" fo:font-size="8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master-page-name="">
      <style:paragraph-properties fo:margin-top="0.25in" fo:margin-bottom="0.0598in" loext:contextual-spacing="false" fo:text-align="start" style:justify-single-word="false" style:page-number="auto" fo:background-color="#0066cc" fo:padding-left="0.1in" fo:padding-right="0.1in" fo:padding-top="0.05in" fo:padding-bottom="0.05in" fo:border="0.06pt solid #0000cc" style:shadow="none">
        <style:background-image/>
      </style:paragraph-properties>
      <style:text-properties fo:font-variant="normal" fo:text-transform="none" fo:color="#ffffff" style:font-name="FreeMono" fo:font-family="FreeMono" style:font-style-name="Bold Oblique" style:font-family-generic="modern" style:font-pitch="fixed" fo:font-size="14pt" fo:font-style="normal" fo:text-shadow="1pt 1pt"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paragraph-properties fo:margin-top="0.25in" fo:margin-bottom="0.0598in" loext:contextual-spacing="false" fo:background-color="#cfe7f5" fo:padding-left="0.1in" fo:padding-right="0.1in" fo:padding-top="0.05in" fo:padding-bottom="0.05in" fo:border="0.06pt solid #6666ff" style:shadow="none">
        <style:background-image/>
      </style:paragraph-properties>
      <style:text-properties fo:color="#000000" fo:font-size="12pt" fo:font-style="italic" fo:font-weight="bold"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paragraph-properties fo:margin-top="0.1299in" fo:margin-bottom="0.0598in" loext:contextual-spacing="false" fo:line-height="100%" fo:text-align="start" style:justify-single-word="false" fo:background-color="#cfe7f5" fo:padding-left="0.1in" fo:padding-right="0.1in" fo:padding-top="0.05in" fo:padding-bottom="0.05in" fo:border="0.06pt solid #6666ff" style:shadow="none">
        <style:background-image/>
      </style:paragraph-properties>
      <style:text-properties fo:font-size="11pt" fo:font-style="italic" fo:font-weight="bold" style:font-size-asian="12pt" style:font-style-asian="normal" style:font-size-complex="12pt" style:font-style-complex="normal"/>
    </style:style>
    <style:style style:name="Header" style:family="paragraph" style:parent-style-name="Standard" style:class="extra">
      <style:paragraph-properties fo:background-color="#eeeeee" fo:padding="0.1in" fo:border="0.06pt solid #dddddd" style:shadow="none">
        <style:tab-stops>
          <style:tab-stop style:position="3.25in" style:type="center"/>
          <style:tab-stop style:position="6.5in" style:type="right"/>
        </style:tab-stops>
        <style:background-image/>
      </style:paragraph-properties>
    </style:style>
    <style:style style:name="Footer" style:family="paragraph" style:parent-style-name="Standard" style:class="extra">
      <style:paragraph-properties fo:background-color="#ccffff" fo:padding="0.0201in" fo:border="0.06pt solid #dddddd" style:shadow="none">
        <style:tab-stops>
          <style:tab-stop style:position="3.25in" style:type="center"/>
          <style:tab-stop style:position="6.5in" style:type="right"/>
        </style:tab-stops>
        <style:background-image/>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master-page-name="">
      <style:paragraph-properties fo:margin-top="0in" fo:margin-bottom="0.5in" loext:contextual-spacing="false" fo:text-align="center" style:justify-single-word="false" style:page-number="auto" fo:background-color="transparent">
        <style:background-image/>
      </style:paragraph-properties>
      <style:text-properties fo:color="#000000" style:font-name="DejaVu Serif1" fo:font-family="'DejaVu Serif'" style:font-style-name="Bold" style:font-family-generic="roman" style:font-pitch="variable" fo:font-size="14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style:font-name="DejaVu Serif" fo:font-family="'DejaVu Serif'" style:font-style-name="Book" style:font-family-generic="roman" style:font-pitch="variable" fo:font-size="14pt" fo:font-weight="normal" style:font-size-asian="18pt" style:font-weight-asian="bold" style:font-size-complex="18pt"/>
    </style:style>
    <style:style style:name="Copyright" style:family="paragraph" style:parent-style-name="Standard">
      <style:paragraph-properties fo:text-align="center" style:justify-single-word="false"/>
      <style:text-properties style:font-name="DejaVu Serif" fo:font-family="'DejaVu Serif'" style:font-style-name="Book" style:font-family-generic="roman" style:font-pitch="variable" fo:font-size="10pt" style:font-size-asian="10pt" style:font-size-complex="10pt"/>
    </style:style>
    <style:style style:name="Chapter_20_Number" style:display-name="Chapter Number" style:family="paragraph" style:parent-style-name="Standard" style:next-style-name="Chapter_20_Title" style:master-page-name="">
      <style:paragraph-properties fo:margin-left="0.25in" fo:margin-right="0.25in" fo:margin-top="0in" fo:margin-bottom="0in" loext:contextual-spacing="false" fo:text-align="center" style:justify-single-word="false" fo:text-indent="0in" style:auto-text-indent="false" style:page-number="auto" fo:background-color="#ccffcc" fo:padding="0.2in" fo:border="0.06pt solid #99ff66" style:shadow="none">
        <style:background-image/>
      </style:paragraph-properties>
      <style:text-properties fo:font-variant="small-caps" style:font-name="DejaVu Serif2" fo:font-family="'DejaVu Serif'" style:font-style-name="Bold Italic" style:font-family-generic="roman" style:font-pitch="variable" fo:font-size="18pt" fo:font-style="italic" style:text-underline-style="none"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master-page-name="">
      <style:paragraph-properties fo:margin-left="0.25in" fo:margin-right="0.25in" fo:margin-top="0in" fo:margin-bottom="0.5in" loext:contextual-spacing="false" fo:text-align="center" style:justify-single-word="false" fo:text-indent="0in" style:auto-text-indent="false" style:page-number="auto" fo:background-color="#00ccff" fo:padding="0.2in" fo:border="0.06pt solid #6666ff" style:shadow="none">
        <style:background-image/>
      </style:paragraph-properties>
      <style:text-properties style:font-name="DejaVu Serif Condensed" fo:font-family="'DejaVu Serif Condensed'" style:font-style-name="Condensed Bold" style:font-family-generic="roman" style:font-pitch="variable" fo:font-size="18pt"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master-page-name="">
      <style:paragraph-properties style:page-number="auto" fo:background-color="#99ccff" style:shadow="none">
        <style:tab-stops/>
        <style:background-image/>
      </style:paragraph-properties>
      <style:text-properties style:font-name="DejaVu Serif2" fo:font-family="'DejaVu Serif'" style:font-style-name="Bold Italic" style:font-family-generic="roman" style:font-pitch="variable" fo:font-size="11pt" fo:font-style="italic" fo:font-weight="bold" style:letter-kerning="true"/>
    </style:style>
    <style:style style:name="Contents_20_2" style:display-name="Contents 2" style:family="paragraph" style:parent-style-name="Standard" style:next-style-name="Standard" style:class="index">
      <style:paragraph-properties fo:margin-left="0.1665in" fo:margin-right="0in" fo:text-indent="0in" style:auto-text-indent="false" fo:background-color="#99ccff">
        <style:background-image/>
      </style:paragraph-properties>
      <style:text-properties style:font-name="DejaVu Serif3" fo:font-family="'DejaVu Serif'" style:font-style-name="Italic" style:font-family-generic="roman" style:font-pitch="variable" fo:font-size="10pt" fo:font-style="italic"/>
    </style:style>
    <style:style style:name="Contents_20_3" style:display-name="Contents 3" style:family="paragraph" style:parent-style-name="Standard" style:next-style-name="Standard" style:class="index">
      <style:paragraph-properties fo:margin-left="0.3335in" fo:margin-right="0in" fo:text-indent="0in" style:auto-text-indent="false" fo:background-color="#99ccff">
        <style:background-image/>
      </style:paragraph-properties>
      <style:text-properties style:font-name="DejaVu Serif3" fo:font-family="'DejaVu Serif'" style:font-style-name="Italic" style:font-family-generic="roman" style:font-pitch="variable" fo:font-size="9pt" fo:font-style="italic"/>
    </style:style>
    <style:style style:name="Contents_20_4" style:display-name="Contents 4" style:family="paragraph" style:parent-style-name="Standard" style:next-style-name="Standard" style:class="index">
      <style:paragraph-properties fo:margin-left="0.5in" fo:margin-right="0in" fo:text-indent="0in" style:auto-text-indent="false" fo:background-color="#99ccff">
        <style:background-image/>
      </style:paragraph-properties>
      <style:text-properties style:font-name="DejaVu Serif3" fo:font-family="'DejaVu Serif'" style:font-style-name="Italic" style:font-family-generic="roman" style:font-pitch="variable" fo:font-size="8pt" fo:font-style="italic"/>
    </style:style>
    <style:style style:name="Header_20_-_20_Odd" style:display-name="Header - Odd" style:family="paragraph" style:parent-style-name="Header">
      <style:paragraph-properties fo:margin-top="0in" fo:margin-bottom="0.25in" loext:contextual-spacing="false" fo:text-align="end" style:justify-single-word="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style:paragraph-properties fo:margin-left="1in" fo:margin-right="0.5in" fo:margin-top="0in" fo:margin-bottom="0.1965in" loext:contextual-spacing="false" fo:text-align="justify" style:justify-single-word="false" fo:text-indent="-0.5in" style:auto-text-indent="false" style:page-number="auto" fo:background-color="#ffffcc" fo:padding="0.1in" fo:border="0.06pt solid #ffff00" style:shadow="none">
        <style:tab-stops/>
        <style:background-image/>
      </style:paragraph-properties>
      <style:text-properties fo:font-variant="normal" fo:text-transform="none" fo:color="#663300" style:font-name="DejaVu Serif" fo:font-family="'DejaVu Serif'" style:font-style-name="Book" style:font-family-generic="roman" style:font-pitch="variable" fo:font-size="8pt" fo:font-style="italic" style:text-overline-style="none" style:text-overline-color="font-color"/>
    </style:style>
    <style:style style:name="Preformatted_20_Text" style:display-name="Preformatted Text" style:family="paragraph" style:parent-style-name="Standard" style:class="html" style:master-page-name="">
      <style:paragraph-properties fo:margin-left="0.5in" fo:margin-right="0.5in" fo:margin-top="0in" fo:margin-bottom="0.1902in" loext:contextual-spacing="false" fo:text-indent="0in" style:auto-text-indent="false" style:page-number="auto" fo:background-color="#eeeeee" fo:padding="0.15in" fo:border="0.06pt solid #b2b2b2" style:shadow="none">
        <style:background-image/>
      </style:paragraph-properties>
      <style:text-properties style:font-name="FreeMono1" fo:font-family="FreeMono" style:font-style-name="Regular"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pyright_20_Italics" style:display-name="Copyright Italics" style:family="paragraph" style:parent-style-name="Copyright" style:class="text">
      <style:text-properties style:font-name="DejaVu Serif3" fo:font-family="'DejaVu Serif'" style:font-style-name="Italic" style:font-family-generic="roman" style:font-pitch="variable" fo:font-style="italic"/>
    </style:style>
    <style:style style:name="Table_20_Contents" style:display-name="Table Contents" style:family="paragraph" style:parent-style-name="Standard" style:class="extra">
      <style:paragraph-properties text:number-lines="false" text:line-number="0"/>
      <style:text-properties style:font-name="DejaVu Serif" fo:font-family="'DejaVu Serif'" style:font-style-name="Book" style:font-family-generic="roman"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ntitled1" style:family="paragraph" style:parent-style-name="Preformatted_20_Text" style:class="text">
      <style:paragraph-properties fo:padding="0.15in" fo:border="0.06pt solid #dddddd"/>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MP2" style:family="paragraph" style:parent-style-name="Footer">
      <style:paragraph-properties fo:text-align="start" style:justify-single-word="false"/>
      <style:text-properties officeooo:paragraph-rsid="0138e402"/>
    </style:style>
    <style:style style:name="MP3" style:family="paragraph" style:parent-style-name="Header_20_-_20_Odd">
      <style:text-properties officeooo:rsid="001ff881" officeooo:paragraph-rsid="001ff881"/>
    </style:style>
    <style:style style:name="MP4" style:family="paragraph" style:parent-style-name="Header_20_-_20_Even">
      <style:text-properties officeooo:rsid="0021de84" officeooo:paragraph-rsid="0021de84"/>
    </style:style>
    <style:style style:name="MP5" style:family="paragraph" style:parent-style-name="Footer">
      <style:paragraph-properties fo:text-align="end" style:justify-single-word="false"/>
    </style:style>
    <style:style style:name="MP6" style:family="paragraph" style:parent-style-name="Header_20_-_20_Odd">
      <style:text-properties officeooo:rsid="004a653c" officeooo:paragraph-rsid="004a653c"/>
    </style:style>
    <style:style style:name="MP7"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1" style:print-orientation="portrait" fo:margin-top="0.5in" fo:margin-bottom="0.5in" fo:margin-left="0.75in" fo:margin-right="0.75in" fo:background-color="transparent"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fo:border="0.06pt solid #dddddd" fo:padding="0.0201in" style:shadow="none" fo:background-color="#eeeeee" style:dynamic-spacing="true">
          <style:background-image/>
        </style:header-footer-properties>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page-number text:select-page="current">3</text:page-number></text:p>
      </style:footer>
      <style:footer-left>
        <text:p text:style-name="MP2"><text:page-number text:select-page="current">2</text:page-number></text:p>
      </style:footer-left>
    </style:master-page>
    <style:master-page style:name="Convert_20_1" style:display-name="Convert 1" style:page-layout-name="Mpm2">
      <style:header>
        <text:p text:style-name="MP3">rdc – [R]apid [D]evelopment [C]ompiler</text:p>
      </style:header>
      <style:header-left>
        <text:p text:style-name="MP4">Liberty Software Foundation</text:p>
      </style:header-left>
      <style:footer>
        <text:p text:style-name="MP5"><text:page-number text:select-page="current">55</text:page-number></text:p>
      </style:footer>
      <style:footer-left>
        <text:p text:style-name="MP2"><text:page-number text:select-page="current">54</text:page-number></text:p>
      </style:footer-left>
    </style:master-page>
    <style:master-page style:name="Convert_20_2" style:display-name="Convert 2" style:page-layout-name="Mpm3">
      <style:header>
        <text:p text:style-name="MP6">rdc – [R]apid [D]evelopment [C]ompiler</text:p>
      </style:header>
      <style:header-left>
        <text:p text:style-name="MP7">Liberty Software Foundation</text:p>
      </style:header-left>
      <style:footer>
        <text:p text:style-name="MP5"><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5-11-06T14:04:27.624194310</dc:date>
    <meta:editing-cycles>790</meta:editing-cycles>
    <meta:editing-duration>P2172DT13H9M43S</meta:editing-duration>
    <meta:generator>LibreOffice/4.3.3.2$Linux_X86_64 LibreOffice_project/430m0$Build-2</meta:generator>
    <meta:document-statistic meta:table-count="0" meta:image-count="0" meta:object-count="0" meta:page-count="54" meta:paragraph-count="451" meta:word-count="11937" meta:character-count="75370" meta:non-whitespace-character-count="59156"/>
  </office:meta>
</office:document-meta>
</file>